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31mm"/>
    </style:style>
    <style:style style:name="co2" style:family="table-column">
      <style:table-column-properties fo:break-before="auto" style:column-width="19.81mm"/>
    </style:style>
    <style:style style:name="co3" style:family="table-column">
      <style:table-column-properties fo:break-before="auto" style:column-width="26.81mm"/>
    </style:style>
    <style:style style:name="co4" style:family="table-column">
      <style:table-column-properties fo:break-before="auto" style:column-width="53.36mm"/>
    </style:style>
    <style:style style:name="co5" style:family="table-column">
      <style:table-column-properties fo:break-before="auto" style:column-width="27.25mm"/>
    </style:style>
    <style:style style:name="co6" style:family="table-column">
      <style:table-column-properties fo:break-before="auto" style:column-width="26.18mm"/>
    </style:style>
    <style:style style:name="co7" style:family="table-column">
      <style:table-column-properties fo:break-before="auto" style:column-width="26.39mm"/>
    </style:style>
    <style:style style:name="co8" style:family="table-column">
      <style:table-column-properties fo:break-before="auto" style:column-width="63.32mm"/>
    </style:style>
    <style:style style:name="co9" style:family="table-column">
      <style:table-column-properties fo:break-before="auto" style:column-width="17.48mm"/>
    </style:style>
    <style:style style:name="co10" style:family="table-column">
      <style:table-column-properties fo:break-before="auto" style:column-width="24.48mm"/>
    </style:style>
    <style:style style:name="co11" style:family="table-column">
      <style:table-column-properties fo:break-before="auto" style:column-width="32.33mm"/>
    </style:style>
    <style:style style:name="co12" style:family="table-column">
      <style:table-column-properties fo:break-before="auto" style:column-width="33.39mm"/>
    </style:style>
    <style:style style:name="co13" style:family="table-column">
      <style:table-column-properties fo:break-before="auto" style:column-width="20.88mm"/>
    </style:style>
    <style:style style:name="co14" style:family="table-column">
      <style:table-column-properties fo:break-before="auto" style:column-width="27.46mm"/>
    </style:style>
    <style:style style:name="co15" style:family="table-column">
      <style:table-column-properties fo:break-before="auto" style:column-width="99.99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lien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008" table:default-cell-style-name="ce1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date naissanc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tel portable</text:p>
          </table:table-cell>
          <table:table-cell office:value-type="string" calcext:value-type="string">
            <text:p><text:s/>tel fixe</text:p>
          </table:table-cell>
          <table:table-cell office:value-type="string" calcext:value-type="string">
            <text:p>taux de remis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adresse1</text:p>
          </table:table-cell>
          <table:table-cell office:value-type="string" calcext:value-type="string">
            <text:p>adresse2</text:p>
          </table:table-cell>
          <table:table-cell office:value-type="string" calcext:value-type="string">
            <text:p>raisonSo</text:p>
          </table:table-cell>
          <table:table-cell office:value-type="string" calcext:value-type="string">
            <text:p>SIRET</text:p>
          </table:table-cell>
          <table:table-cell office:value-type="string" calcext:value-type="string">
            <text:p>nomC societe</text:p>
          </table:table-cell>
          <table:table-cell office:value-type="string" calcext:value-type="string">
            <text:p>id client civ</text:p>
          </table:table-cell>
          <table:table-cell office:value-type="string" calcext:value-type="string">
            <text:p>id client ville c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ros </text:p>
          </table:table-cell>
          <table:table-cell office:value-type="string" calcext:value-type="string">
            <text:p>Maéva </text:p>
          </table:table-cell>
          <table:table-cell table:style-name="ce2" office:value-type="string" calcext:value-type="string">
            <text:p>1958-02-05</text:p>
          </table:table-cell>
          <table:table-cell office:value-type="string" calcext:value-type="string">
            <text:p>maevagros@gmail.com </text:p>
          </table:table-cell>
          <table:table-cell office:value-type="string" calcext:value-type="string">
            <text:p>06 78 75 08 87 </text:p>
          </table:table-cell>
          <table:table-cell office:value-type="string" calcext:value-type="string">
            <text:p>01 61 66 25 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3 Rue Cadet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9843" calcext:value-type="float">
            <text:p>29843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];&quot;', '&quot;;[.B2];&quot;', '&quot;;[.C2];&quot;', '&quot;;[.D2];&quot;', '&quot;;[.E2];&quot;', &quot;;[.G2];&quot;, '&quot;;[.H2];&quot;', '&quot;;[.I2];&quot;', '&quot;;[.J2];&quot;', '&quot;;[.K2];&quot;', '&quot;;[.L2];&quot;', '&quot;;[.M2];&quot;', &quot;;[.N2];&quot;, &quot;;[.O2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Gros ', 'Maéva ', '1958-02-05', 'maevagros@gmail.com ', '06 78 75 08 87 ', null, '13 Rue Cadet ', 'null', 'null', 'null', 'null', 'null', 1, 29843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Gros ', 'Maéva ', '1958-02-05', 'maevagros@gmail.com ', '06 78 75 08 87 ', null, '13 Rue Cadet ', 'null', 'null', 'null', 'null', 'null', 1, 29843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rtins </text:p>
          </table:table-cell>
          <table:table-cell office:value-type="string" calcext:value-type="string">
            <text:p>Anaël </text:p>
          </table:table-cell>
          <table:table-cell table:style-name="ce2" office:value-type="string" calcext:value-type="string">
            <text:p>1975-03-19</text:p>
          </table:table-cell>
          <table:table-cell office:value-type="string" calcext:value-type="string">
            <text:p>anaelmartins@gmail.com </text:p>
          </table:table-cell>
          <table:table-cell office:value-type="string" calcext:value-type="string">
            <text:p>06 43 18 45 01 </text:p>
          </table:table-cell>
          <table:table-cell office:value-type="string" calcext:value-type="string">
            <text:p>04 32 45 69 31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63 Villa Belliard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7024" calcext:value-type="float">
            <text:p>7024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3];&quot;', '&quot;;[.B3];&quot;', '&quot;;[.C3];&quot;', '&quot;;[.D3];&quot;', '&quot;;[.E3];&quot;', &quot;;[.G3];&quot;, '&quot;;[.H3];&quot;', '&quot;;[.I3];&quot;', '&quot;;[.J3];&quot;', '&quot;;[.K3];&quot;', '&quot;;[.L3];&quot;', '&quot;;[.M3];&quot;', &quot;;[.N3];&quot;, &quot;;[.O3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Martins ', 'Anaël ', '1975-03-19', 'anaelmartins@gmail.com ', '06 43 18 45 01 ', 1.17, '63 Villa Belliard ', 'null', 'null', 'null', 'null', 'null', 2, 7024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Martins ', 'Anaël ', '1975-03-19', 'anaelmartins@gmail.com ', '06 43 18 45 01 ', 1.17, '63 Villa Belliard ', 'null', 'null', 'null', 'null', 'null', 2, 7024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emaire </text:p>
          </table:table-cell>
          <table:table-cell office:value-type="string" calcext:value-type="string">
            <text:p>Gabin </text:p>
          </table:table-cell>
          <table:table-cell table:style-name="ce2" office:value-type="string" calcext:value-type="string">
            <text:p>1951-04-04</text:p>
          </table:table-cell>
          <table:table-cell office:value-type="string" calcext:value-type="string">
            <text:p>gabinlemaire@gmail.com </text:p>
          </table:table-cell>
          <table:table-cell office:value-type="string" calcext:value-type="string">
            <text:p>06 24 66 90 73 </text:p>
          </table:table-cell>
          <table:table-cell office:value-type="string" calcext:value-type="string">
            <text:p>05 99 96 20 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7 Place Albert-Londres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34198" calcext:value-type="float">
            <text:p>34198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4];&quot;', '&quot;;[.B4];&quot;', '&quot;;[.C4];&quot;', '&quot;;[.D4];&quot;', '&quot;;[.E4];&quot;', &quot;;[.G4];&quot;, '&quot;;[.H4];&quot;', '&quot;;[.I4];&quot;', '&quot;;[.J4];&quot;', '&quot;;[.K4];&quot;', '&quot;;[.L4];&quot;', '&quot;;[.M4];&quot;', &quot;;[.N4];&quot;, &quot;;[.O4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Lemaire ', 'Gabin ', '1951-04-04', 'gabinlemaire@gmail.com ', '06 24 66 90 73 ', null, '247 Place Albert-Londres ', 'null', 'null', 'null', 'null', 'null', 1, 34198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Lemaire ', 'Gabin ', '1951-04-04', 'gabinlemaire@gmail.com ', '06 24 66 90 73 ', null, '247 Place Albert-Londres ', 'null', 'null', 'null', 'null', 'null', 1, 34198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rreau </text:p>
          </table:table-cell>
          <table:table-cell office:value-type="string" calcext:value-type="string">
            <text:p>Léonard </text:p>
          </table:table-cell>
          <table:table-cell table:style-name="ce2" office:value-type="string" calcext:value-type="string">
            <text:p>1980-10-29</text:p>
          </table:table-cell>
          <table:table-cell office:value-type="string" calcext:value-type="string">
            <text:p>leonardbarreau@gmail.com </text:p>
          </table:table-cell>
          <table:table-cell office:value-type="string" calcext:value-type="string">
            <text:p>06 20 60 25 46 </text:p>
          </table:table-cell>
          <table:table-cell office:value-type="string" calcext:value-type="string">
            <text:p>01 71 92 08 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62 Rue Alexandre-Cabanel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27123" calcext:value-type="float">
            <text:p>27123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5];&quot;', '&quot;;[.B5];&quot;', '&quot;;[.C5];&quot;', '&quot;;[.D5];&quot;', '&quot;;[.E5];&quot;', &quot;;[.G5];&quot;, '&quot;;[.H5];&quot;', '&quot;;[.I5];&quot;', '&quot;;[.J5];&quot;', '&quot;;[.K5];&quot;', '&quot;;[.L5];&quot;', '&quot;;[.M5];&quot;', &quot;;[.N5];&quot;, &quot;;[.O5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Barreau ', 'Léonard ', '1980-10-29', 'leonardbarreau@gmail.com ', '06 20 60 25 46 ', null, '262 Rue Alexandre-Cabanel ', 'null', 'null', 'null', 'null', 'null', 2, 27123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Barreau ', 'Léonard ', '1980-10-29', 'leonardbarreau@gmail.com ', '06 20 60 25 46 ', null, '262 Rue Alexandre-Cabanel ', 'null', 'null', 'null', 'null', 'null', 2, 27123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uchemin </text:p>
          </table:table-cell>
          <table:table-cell office:value-type="string" calcext:value-type="string">
            <text:p>Fanny </text:p>
          </table:table-cell>
          <table:table-cell table:style-name="ce2" office:value-type="string" calcext:value-type="string">
            <text:p>1980-12-15</text:p>
          </table:table-cell>
          <table:table-cell office:value-type="string" calcext:value-type="string">
            <text:p>fannyduchemin@gmail.com </text:p>
          </table:table-cell>
          <table:table-cell office:value-type="string" calcext:value-type="string">
            <text:p>06 58 70 20 49 </text:p>
          </table:table-cell>
          <table:table-cell office:value-type="string" calcext:value-type="string">
            <text:p>04 50 41 06 6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9 Rue Ernest-Psichari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9354" calcext:value-type="float">
            <text:p>19354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6];&quot;', '&quot;;[.B6];&quot;', '&quot;;[.C6];&quot;', '&quot;;[.D6];&quot;', '&quot;;[.E6];&quot;', &quot;;[.G6];&quot;, '&quot;;[.H6];&quot;', '&quot;;[.I6];&quot;', '&quot;;[.J6];&quot;', '&quot;;[.K6];&quot;', '&quot;;[.L6];&quot;', '&quot;;[.M6];&quot;', &quot;;[.N6];&quot;, &quot;;[.O6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Duchemin ', 'Fanny ', '1980-12-15', 'fannyduchemin@gmail.com ', '06 58 70 20 49 ', null, '89 Rue Ernest-Psichari ', 'null', 'null', 'null', 'null', 'null', 3, 19354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Duchemin ', 'Fanny ', '1980-12-15', 'fannyduchemin@gmail.com ', '06 58 70 20 49 ', null, '89 Rue Ernest-Psichari ', 'null', 'null', 'null', 'null', 'null', 3, 19354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egendre </text:p>
          </table:table-cell>
          <table:table-cell office:value-type="string" calcext:value-type="string">
            <text:p>Léon </text:p>
          </table:table-cell>
          <table:table-cell table:style-name="ce2" office:value-type="string" calcext:value-type="string">
            <text:p>1990-04-20</text:p>
          </table:table-cell>
          <table:table-cell office:value-type="string" calcext:value-type="string">
            <text:p>leonlegendre@gmail.com </text:p>
          </table:table-cell>
          <table:table-cell office:value-type="string" calcext:value-type="string">
            <text:p>06 86 86 05 95 </text:p>
          </table:table-cell>
          <table:table-cell office:value-type="string" calcext:value-type="string">
            <text:p>01 20 86 64 6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48 Avenue Caffieri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5176" calcext:value-type="float">
            <text:p>25176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7];&quot;', '&quot;;[.B7];&quot;', '&quot;;[.C7];&quot;', '&quot;;[.D7];&quot;', '&quot;;[.E7];&quot;', &quot;;[.G7];&quot;, '&quot;;[.H7];&quot;', '&quot;;[.I7];&quot;', '&quot;;[.J7];&quot;', '&quot;;[.K7];&quot;', '&quot;;[.L7];&quot;', '&quot;;[.M7];&quot;', &quot;;[.N7];&quot;, &quot;;[.O7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Legendre ', 'Léon ', '1990-04-20', 'leonlegendre@gmail.com ', '06 86 86 05 95 ', null, '148 Avenue Caffieri ', 'null', 'null', 'null', 'null', 'null', 1, 25176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Legendre ', 'Léon ', '1990-04-20', 'leonlegendre@gmail.com ', '06 86 86 05 95 ', null, '148 Avenue Caffieri ', 'null', 'null', 'null', 'null', 'null', 1, 25176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olland </text:p>
          </table:table-cell>
          <table:table-cell office:value-type="string" calcext:value-type="string">
            <text:p>Alexis </text:p>
          </table:table-cell>
          <table:table-cell table:style-name="ce2" office:value-type="string" calcext:value-type="string">
            <text:p>1960-04-07</text:p>
          </table:table-cell>
          <table:table-cell office:value-type="string" calcext:value-type="string">
            <text:p>alexisrolland@gmail.com </text:p>
          </table:table-cell>
          <table:table-cell office:value-type="string" calcext:value-type="string">
            <text:p>06 94 16 43 87 </text:p>
          </table:table-cell>
          <table:table-cell office:value-type="string" calcext:value-type="string">
            <text:p>01 65 43 20 6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98 Place de l''Abbé-Basset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913" calcext:value-type="float">
            <text:p>2913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8];&quot;', '&quot;;[.B8];&quot;', '&quot;;[.C8];&quot;', '&quot;;[.D8];&quot;', '&quot;;[.E8];&quot;', &quot;;[.G8];&quot;, '&quot;;[.H8];&quot;', '&quot;;[.I8];&quot;', '&quot;;[.J8];&quot;', '&quot;;[.K8];&quot;', '&quot;;[.L8];&quot;', '&quot;;[.M8];&quot;', &quot;;[.N8];&quot;, &quot;;[.O8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Rolland ', 'Alexis ', '1960-04-07', 'alexisrolland@gmail.com ', '06 94 16 43 87 ', null, '198 Place de l''Abbé-Basset ', 'null', 'null', 'null', 'null', 'null', 1, 2913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Rolland ', 'Alexis ', '1960-04-07', 'alexisrolland@gmail.com ', '06 94 16 43 87 ', null, '198 Place de l''Abbé-Basset ', 'null', 'null', 'null', 'null', 'null', 1, 2913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reton </text:p>
          </table:table-cell>
          <table:table-cell office:value-type="string" calcext:value-type="string">
            <text:p>Jasmine </text:p>
          </table:table-cell>
          <table:table-cell table:style-name="ce2" office:value-type="string" calcext:value-type="string">
            <text:p>1972-10-25</text:p>
          </table:table-cell>
          <table:table-cell office:value-type="string" calcext:value-type="string">
            <text:p>jasminebreton@gmail.com </text:p>
          </table:table-cell>
          <table:table-cell office:value-type="string" calcext:value-type="string">
            <text:p>06 16 64 90 22 </text:p>
          </table:table-cell>
          <table:table-cell office:value-type="string" calcext:value-type="string">
            <text:p>04 36 97 37 2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9 Villa d''Este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5910" calcext:value-type="float">
            <text:p>5910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9];&quot;', '&quot;;[.B9];&quot;', '&quot;;[.C9];&quot;', '&quot;;[.D9];&quot;', '&quot;;[.E9];&quot;', &quot;;[.G9];&quot;, '&quot;;[.H9];&quot;', '&quot;;[.I9];&quot;', '&quot;;[.J9];&quot;', '&quot;;[.K9];&quot;', '&quot;;[.L9];&quot;', '&quot;;[.M9];&quot;', &quot;;[.N9];&quot;, &quot;;[.O9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Breton ', 'Jasmine ', '1972-10-25', 'jasminebreton@gmail.com ', '06 16 64 90 22 ', null, '99 Villa d''Este ', 'null', 'null', 'null', 'null', 'null', 2, 5910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Breton ', 'Jasmine ', '1972-10-25', 'jasminebreton@gmail.com ', '06 16 64 90 22 ', null, '99 Villa d''Este ', 'null', 'null', 'null', 'null', 'null', 2, 5910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schamps </text:p>
          </table:table-cell>
          <table:table-cell office:value-type="string" calcext:value-type="string">
            <text:p>Léonard </text:p>
          </table:table-cell>
          <table:table-cell table:style-name="ce2" office:value-type="string" calcext:value-type="string">
            <text:p>1986-02-24</text:p>
          </table:table-cell>
          <table:table-cell office:value-type="string" calcext:value-type="string">
            <text:p>leonarddeschamps@gmail.com </text:p>
          </table:table-cell>
          <table:table-cell office:value-type="string" calcext:value-type="string">
            <text:p>06 81 47 04 18 </text:p>
          </table:table-cell>
          <table:table-cell office:value-type="string" calcext:value-type="string">
            <text:p>02 35 11 01 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7 Allée Gaston-Bachelard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3207" calcext:value-type="float">
            <text:p>3207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0];&quot;', '&quot;;[.B10];&quot;', '&quot;;[.C10];&quot;', '&quot;;[.D10];&quot;', '&quot;;[.E10];&quot;', &quot;;[.G10];&quot;, '&quot;;[.H10];&quot;', '&quot;;[.I10];&quot;', '&quot;;[.J10];&quot;', '&quot;;[.K10];&quot;', '&quot;;[.L10];&quot;', '&quot;;[.M10];&quot;', &quot;;[.N10];&quot;, &quot;;[.O10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Deschamps ', 'Léonard ', '1986-02-24', 'leonarddeschamps@gmail.com ', '06 81 47 04 18 ', null, '107 Allée Gaston-Bachelard ', 'null', 'null', 'null', 'null', 'null', 1, 3207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Deschamps ', 'Léonard ', '1986-02-24', 'leonarddeschamps@gmail.com ', '06 81 47 04 18 ', null, '107 Allée Gaston-Bachelard ', 'null', 'null', 'null', 'null', 'null', 1, 3207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riand </text:p>
          </table:table-cell>
          <table:table-cell office:value-type="string" calcext:value-type="string">
            <text:p>Romain </text:p>
          </table:table-cell>
          <table:table-cell table:style-name="ce2" office:value-type="string" calcext:value-type="string">
            <text:p>1959-09-28</text:p>
          </table:table-cell>
          <table:table-cell office:value-type="string" calcext:value-type="string">
            <text:p>romainbriand@gmail.com </text:p>
          </table:table-cell>
          <table:table-cell office:value-type="string" calcext:value-type="string">
            <text:p>06 75 36 50 21 </text:p>
          </table:table-cell>
          <table:table-cell office:value-type="string" calcext:value-type="string">
            <text:p>03 66 07 08 4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19 Boulevard Edgar-Quinet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5832" calcext:value-type="float">
            <text:p>15832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1];&quot;', '&quot;;[.B11];&quot;', '&quot;;[.C11];&quot;', '&quot;;[.D11];&quot;', '&quot;;[.E11];&quot;', &quot;;[.G11];&quot;, '&quot;;[.H11];&quot;', '&quot;;[.I11];&quot;', '&quot;;[.J11];&quot;', '&quot;;[.K11];&quot;', '&quot;;[.L11];&quot;', '&quot;;[.M11];&quot;', &quot;;[.N11];&quot;, &quot;;[.O11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Briand ', 'Romain ', '1959-09-28', 'romainbriand@gmail.com ', '06 75 36 50 21 ', null, '219 Boulevard Edgar-Quinet ', 'null', 'null', 'null', 'null', 'null', 3, 15832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Briand ', 'Romain ', '1959-09-28', 'romainbriand@gmail.com ', '06 75 36 50 21 ', null, '219 Boulevard Edgar-Quinet ', 'null', 'null', 'null', 'null', 'null', 3, 15832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rc </text:p>
          </table:table-cell>
          <table:table-cell office:value-type="string" calcext:value-type="string">
            <text:p>Gaspard </text:p>
          </table:table-cell>
          <table:table-cell table:style-name="ce2" office:value-type="string" calcext:value-type="string">
            <text:p>1964-04-26</text:p>
          </table:table-cell>
          <table:table-cell office:value-type="string" calcext:value-type="string">
            <text:p>gaspardmarc@hotmail.com </text:p>
          </table:table-cell>
          <table:table-cell office:value-type="string" calcext:value-type="string">
            <text:p>06 78 33 71 02 </text:p>
          </table:table-cell>
          <table:table-cell office:value-type="string" calcext:value-type="string">
            <text:p>03 52 00 66 2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82 Rue Dutot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2301" calcext:value-type="float">
            <text:p>12301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2];&quot;', '&quot;;[.B12];&quot;', '&quot;;[.C12];&quot;', '&quot;;[.D12];&quot;', '&quot;;[.E12];&quot;', &quot;;[.G12];&quot;, '&quot;;[.H12];&quot;', '&quot;;[.I12];&quot;', '&quot;;[.J12];&quot;', '&quot;;[.K12];&quot;', '&quot;;[.L12];&quot;', '&quot;;[.M12];&quot;', &quot;;[.N12];&quot;, &quot;;[.O12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Marc ', 'Gaspard ', '1964-04-26', 'gaspardmarc@hotmail.com ', '06 78 33 71 02 ', 1.2, '82 Rue Dutot ', 'null', 'null', 'null', 'null', 'null', 3, 12301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Marc ', 'Gaspard ', '1964-04-26', 'gaspardmarc@hotmail.com ', '06 78 33 71 02 ', 1.2, '82 Rue Dutot ', 'null', 'null', 'null', 'null', 'null', 3, 12301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Joly </text:p>
          </table:table-cell>
          <table:table-cell office:value-type="string" calcext:value-type="string">
            <text:p>Renaud </text:p>
          </table:table-cell>
          <table:table-cell table:style-name="ce2" office:value-type="string" calcext:value-type="string">
            <text:p>1951-11-22</text:p>
          </table:table-cell>
          <table:table-cell office:value-type="string" calcext:value-type="string">
            <text:p>renaudjoly@hotmail.com </text:p>
          </table:table-cell>
          <table:table-cell office:value-type="string" calcext:value-type="string">
            <text:p>06 32 18 41 58 </text:p>
          </table:table-cell>
          <table:table-cell office:value-type="string" calcext:value-type="string">
            <text:p>04 33 18 25 58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87 Villa Hersent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5923" calcext:value-type="float">
            <text:p>5923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3];&quot;', '&quot;;[.B13];&quot;', '&quot;;[.C13];&quot;', '&quot;;[.D13];&quot;', '&quot;;[.E13];&quot;', &quot;;[.G13];&quot;, '&quot;;[.H13];&quot;', '&quot;;[.I13];&quot;', '&quot;;[.J13];&quot;', '&quot;;[.K13];&quot;', '&quot;;[.L13];&quot;', '&quot;;[.M13];&quot;', &quot;;[.N13];&quot;, &quot;;[.O13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Joly ', 'Renaud ', '1951-11-22', 'renaudjoly@hotmail.com ', '06 32 18 41 58 ', 1.09, '187 Villa Hersent ', 'null', 'null', 'null', 'null', 'null', 2, 5923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Joly ', 'Renaud ', '1951-11-22', 'renaudjoly@hotmail.com ', '06 32 18 41 58 ', 1.09, '187 Villa Hersent ', 'null', 'null', 'null', 'null', 'null', 2, 5923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gnier </text:p>
          </table:table-cell>
          <table:table-cell office:value-type="string" calcext:value-type="string">
            <text:p>Alexandre </text:p>
          </table:table-cell>
          <table:table-cell table:style-name="ce2" office:value-type="string" calcext:value-type="string">
            <text:p>1988-11-18</text:p>
          </table:table-cell>
          <table:table-cell office:value-type="string" calcext:value-type="string">
            <text:p>alexandreregnier@hotmail.com </text:p>
          </table:table-cell>
          <table:table-cell office:value-type="string" calcext:value-type="string">
            <text:p>06 19 77 68 51 </text:p>
          </table:table-cell>
          <table:table-cell office:value-type="string" calcext:value-type="string">
            <text:p>03 13 48 19 4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75 Rue d''Oradour-Sur-Glane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6832" calcext:value-type="float">
            <text:p>6832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4];&quot;', '&quot;;[.B14];&quot;', '&quot;;[.C14];&quot;', '&quot;;[.D14];&quot;', '&quot;;[.E14];&quot;', &quot;;[.G14];&quot;, '&quot;;[.H14];&quot;', '&quot;;[.I14];&quot;', '&quot;;[.J14];&quot;', '&quot;;[.K14];&quot;', '&quot;;[.L14];&quot;', '&quot;;[.M14];&quot;', &quot;;[.N14];&quot;, &quot;;[.O14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Regnier ', 'Alexandre ', '1988-11-18', 'alexandreregnier@hotmail.com ', '06 19 77 68 51 ', null, '175 Rue d''Oradour-Sur-Glane ', 'null', 'null', 'null', 'null', 'null', 3, 6832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Regnier ', 'Alexandre ', '1988-11-18', 'alexandreregnier@hotmail.com ', '06 19 77 68 51 ', null, '175 Rue d''Oradour-Sur-Glane ', 'null', 'null', 'null', 'null', 'null', 3, 6832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Klein </text:p>
          </table:table-cell>
          <table:table-cell office:value-type="string" calcext:value-type="string">
            <text:p>Esteban </text:p>
          </table:table-cell>
          <table:table-cell table:style-name="ce2" office:value-type="string" calcext:value-type="string">
            <text:p>1964-03-15</text:p>
          </table:table-cell>
          <table:table-cell office:value-type="string" calcext:value-type="string">
            <text:p>estebanklein@hotmail.com </text:p>
          </table:table-cell>
          <table:table-cell office:value-type="string" calcext:value-type="string">
            <text:p>06 15 09 68 02 </text:p>
          </table:table-cell>
          <table:table-cell office:value-type="string" calcext:value-type="string">
            <text:p>03 97 10 83 3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8 Rue des Camélias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24939" calcext:value-type="float">
            <text:p>24939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5];&quot;', '&quot;;[.B15];&quot;', '&quot;;[.C15];&quot;', '&quot;;[.D15];&quot;', '&quot;;[.E15];&quot;', &quot;;[.G15];&quot;, '&quot;;[.H15];&quot;', '&quot;;[.I15];&quot;', '&quot;;[.J15];&quot;', '&quot;;[.K15];&quot;', '&quot;;[.L15];&quot;', '&quot;;[.M15];&quot;', &quot;;[.N15];&quot;, &quot;;[.O15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Klein ', 'Esteban ', '1964-03-15', 'estebanklein@hotmail.com ', '06 15 09 68 02 ', null, '18 Rue des Camélias ', 'null', 'null', 'null', 'null', 'null', 2, 24939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Klein ', 'Esteban ', '1964-03-15', 'estebanklein@hotmail.com ', '06 15 09 68 02 ', null, '18 Rue des Camélias ', 'null', 'null', 'null', 'null', 'null', 2, 24939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llain </text:p>
          </table:table-cell>
          <table:table-cell office:value-type="string" calcext:value-type="string">
            <text:p>Zoé </text:p>
          </table:table-cell>
          <table:table-cell table:style-name="ce2" office:value-type="string" calcext:value-type="string">
            <text:p>1965-12-01</text:p>
          </table:table-cell>
          <table:table-cell office:value-type="string" calcext:value-type="string">
            <text:p>zoeallain@hotmail.com </text:p>
          </table:table-cell>
          <table:table-cell office:value-type="string" calcext:value-type="string">
            <text:p>06 04 51 20 39 </text:p>
          </table:table-cell>
          <table:table-cell office:value-type="string" calcext:value-type="string">
            <text:p>01 62 76 85 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32 Rue Escoffier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6565" calcext:value-type="float">
            <text:p>6565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6];&quot;', '&quot;;[.B16];&quot;', '&quot;;[.C16];&quot;', '&quot;;[.D16];&quot;', '&quot;;[.E16];&quot;', &quot;;[.G16];&quot;, '&quot;;[.H16];&quot;', '&quot;;[.I16];&quot;', '&quot;;[.J16];&quot;', '&quot;;[.K16];&quot;', '&quot;;[.L16];&quot;', '&quot;;[.M16];&quot;', &quot;;[.N16];&quot;, &quot;;[.O16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Allain ', 'Zoé ', '1965-12-01', 'zoeallain@hotmail.com ', '06 04 51 20 39 ', null, '232 Rue Escoffier ', 'null', 'null', 'null', 'null', 'null', 1, 6565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Allain ', 'Zoé ', '1965-12-01', 'zoeallain@hotmail.com ', '06 04 51 20 39 ', null, '232 Rue Escoffier ', 'null', 'null', 'null', 'null', 'null', 1, 6565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naud </text:p>
          </table:table-cell>
          <table:table-cell office:value-type="string" calcext:value-type="string">
            <text:p>Thibault </text:p>
          </table:table-cell>
          <table:table-cell table:style-name="ce2" office:value-type="string" calcext:value-type="string">
            <text:p>1984-06-17</text:p>
          </table:table-cell>
          <table:table-cell office:value-type="string" calcext:value-type="string">
            <text:p>thibaultrenaud@hotmail.com </text:p>
          </table:table-cell>
          <table:table-cell office:value-type="string" calcext:value-type="string">
            <text:p>06 99 71 49 97 </text:p>
          </table:table-cell>
          <table:table-cell office:value-type="string" calcext:value-type="string">
            <text:p>02 86 54 95 4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44 Rue Franc-Nohain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9005" calcext:value-type="float">
            <text:p>29005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7];&quot;', '&quot;;[.B17];&quot;', '&quot;;[.C17];&quot;', '&quot;;[.D17];&quot;', '&quot;;[.E17];&quot;', &quot;;[.G17];&quot;, '&quot;;[.H17];&quot;', '&quot;;[.I17];&quot;', '&quot;;[.J17];&quot;', '&quot;;[.K17];&quot;', '&quot;;[.L17];&quot;', '&quot;;[.M17];&quot;', &quot;;[.N17];&quot;, &quot;;[.O17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Renaud ', 'Thibault ', '1984-06-17', 'thibaultrenaud@hotmail.com ', '06 99 71 49 97 ', null, '144 Rue Franc-Nohain ', 'null', 'null', 'null', 'null', 'null', 1, 29005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Renaud ', 'Thibault ', '1984-06-17', 'thibaultrenaud@hotmail.com ', '06 99 71 49 97 ', null, '144 Rue Franc-Nohain ', 'null', 'null', 'null', 'null', 'null', 1, 29005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udry </text:p>
          </table:table-cell>
          <table:table-cell office:value-type="string" calcext:value-type="string">
            <text:p>Malo </text:p>
          </table:table-cell>
          <table:table-cell table:style-name="ce2" office:value-type="string" calcext:value-type="string">
            <text:p>1968-11-17</text:p>
          </table:table-cell>
          <table:table-cell office:value-type="string" calcext:value-type="string">
            <text:p>malobaudry@hotmail.com </text:p>
          </table:table-cell>
          <table:table-cell office:value-type="string" calcext:value-type="string">
            <text:p>06 04 29 17 05 </text:p>
          </table:table-cell>
          <table:table-cell office:value-type="string" calcext:value-type="string">
            <text:p>01 21 86 15 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68 Villa George-Sand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28124" calcext:value-type="float">
            <text:p>28124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8];&quot;', '&quot;;[.B18];&quot;', '&quot;;[.C18];&quot;', '&quot;;[.D18];&quot;', '&quot;;[.E18];&quot;', &quot;;[.G18];&quot;, '&quot;;[.H18];&quot;', '&quot;;[.I18];&quot;', '&quot;;[.J18];&quot;', '&quot;;[.K18];&quot;', '&quot;;[.L18];&quot;', '&quot;;[.M18];&quot;', &quot;;[.N18];&quot;, &quot;;[.O18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Baudry ', 'Malo ', '1968-11-17', 'malobaudry@hotmail.com ', '06 04 29 17 05 ', null, '268 Villa George-Sand ', 'null', 'null', 'null', 'null', 'null', 3, 28124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Baudry ', 'Malo ', '1968-11-17', 'malobaudry@hotmail.com ', '06 04 29 17 05 ', null, '268 Villa George-Sand ', 'null', 'null', 'null', 'null', 'null', 3, 28124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tienne </text:p>
          </table:table-cell>
          <table:table-cell office:value-type="string" calcext:value-type="string">
            <text:p>Enzo </text:p>
          </table:table-cell>
          <table:table-cell table:style-name="ce2" office:value-type="string" calcext:value-type="string">
            <text:p>1993-09-24</text:p>
          </table:table-cell>
          <table:table-cell office:value-type="string" calcext:value-type="string">
            <text:p>enzoetienne@hotmail.com </text:p>
          </table:table-cell>
          <table:table-cell office:value-type="string" calcext:value-type="string">
            <text:p>06 18 20 03 39 </text:p>
          </table:table-cell>
          <table:table-cell office:value-type="string" calcext:value-type="string">
            <text:p>02 71 89 25 9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55 Rue François-Ier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1745" calcext:value-type="float">
            <text:p>21745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9];&quot;', '&quot;;[.B19];&quot;', '&quot;;[.C19];&quot;', '&quot;;[.D19];&quot;', '&quot;;[.E19];&quot;', &quot;;[.G19];&quot;, '&quot;;[.H19];&quot;', '&quot;;[.I19];&quot;', '&quot;;[.J19];&quot;', '&quot;;[.K19];&quot;', '&quot;;[.L19];&quot;', '&quot;;[.M19];&quot;', &quot;;[.N19];&quot;, &quot;;[.O19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Etienne ', 'Enzo ', '1993-09-24', 'enzoetienne@hotmail.com ', '06 18 20 03 39 ', null, '255 Rue François-Ier ', 'null', 'null', 'null', 'null', 'null', 1, 21745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Etienne ', 'Enzo ', '1993-09-24', 'enzoetienne@hotmail.com ', '06 18 20 03 39 ', null, '255 Rue François-Ier ', 'null', 'null', 'null', 'null', 'null', 1, 21745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uyon </text:p>
          </table:table-cell>
          <table:table-cell office:value-type="string" calcext:value-type="string">
            <text:p>Maïwenn </text:p>
          </table:table-cell>
          <table:table-cell table:style-name="ce2" office:value-type="string" calcext:value-type="string">
            <text:p>1952-12-13</text:p>
          </table:table-cell>
          <table:table-cell office:value-type="string" calcext:value-type="string">
            <text:p>maiwennguyon@hotmail.com </text:p>
          </table:table-cell>
          <table:table-cell office:value-type="string" calcext:value-type="string">
            <text:p>06 40 41 78 59 </text:p>
          </table:table-cell>
          <table:table-cell office:value-type="string" calcext:value-type="string">
            <text:p>03 06 74 14 9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73 Rue Durouchoux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33795" calcext:value-type="float">
            <text:p>33795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0];&quot;', '&quot;;[.B20];&quot;', '&quot;;[.C20];&quot;', '&quot;;[.D20];&quot;', '&quot;;[.E20];&quot;', &quot;;[.G20];&quot;, '&quot;;[.H20];&quot;', '&quot;;[.I20];&quot;', '&quot;;[.J20];&quot;', '&quot;;[.K20];&quot;', '&quot;;[.L20];&quot;', '&quot;;[.M20];&quot;', &quot;;[.N20];&quot;, &quot;;[.O20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Guyon ', 'Maïwenn ', '1952-12-13', 'maiwennguyon@hotmail.com ', '06 40 41 78 59 ', null, '173 Rue Durouchoux ', 'null', 'null', 'null', 'null', 'null', 3, 33795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Guyon ', 'Maïwenn ', '1952-12-13', 'maiwennguyon@hotmail.com ', '06 40 41 78 59 ', null, '173 Rue Durouchoux ', 'null', 'null', 'null', 'null', 'null', 3, 33795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ntoine </text:p>
          </table:table-cell>
          <table:table-cell office:value-type="string" calcext:value-type="string">
            <text:p>Maëlle </text:p>
          </table:table-cell>
          <table:table-cell table:style-name="ce2" office:value-type="string" calcext:value-type="string">
            <text:p>1955-01-29</text:p>
          </table:table-cell>
          <table:table-cell office:value-type="string" calcext:value-type="string">
            <text:p>maelleantoine@hotmail.com </text:p>
          </table:table-cell>
          <table:table-cell office:value-type="string" calcext:value-type="string">
            <text:p>06 82 09 13 12 </text:p>
          </table:table-cell>
          <table:table-cell office:value-type="string" calcext:value-type="string">
            <text:p>02 90 85 81 3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3 Rue des Capucines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9272" calcext:value-type="float">
            <text:p>29272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1];&quot;', '&quot;;[.B21];&quot;', '&quot;;[.C21];&quot;', '&quot;;[.D21];&quot;', '&quot;;[.E21];&quot;', &quot;;[.G21];&quot;, '&quot;;[.H21];&quot;', '&quot;;[.I21];&quot;', '&quot;;[.J21];&quot;', '&quot;;[.K21];&quot;', '&quot;;[.L21];&quot;', '&quot;;[.M21];&quot;', &quot;;[.N21];&quot;, &quot;;[.O21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Antoine ', 'Maëlle ', '1955-01-29', 'maelleantoine@hotmail.com ', '06 82 09 13 12 ', null, '43 Rue des Capucines ', 'null', 'null', 'null', 'null', 'null', 1, 29272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Antoine ', 'Maëlle ', '1955-01-29', 'maelleantoine@hotmail.com ', '06 82 09 13 12 ', null, '43 Rue des Capucines ', 'null', 'null', 'null', 'null', 'null', 1, 29272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igot </text:p>
          </table:table-cell>
          <table:table-cell office:value-type="string" calcext:value-type="string">
            <text:p>Émile </text:p>
          </table:table-cell>
          <table:table-cell table:style-name="ce2" office:value-type="string" calcext:value-type="string">
            <text:p>1994-11-27</text:p>
          </table:table-cell>
          <table:table-cell office:value-type="string" calcext:value-type="string">
            <text:p>emilebigot@hotmail.com </text:p>
          </table:table-cell>
          <table:table-cell office:value-type="string" calcext:value-type="string">
            <text:p>06 60 02 49 18 </text:p>
          </table:table-cell>
          <table:table-cell office:value-type="string" calcext:value-type="string">
            <text:p>05 05 66 97 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5 Square Albert-Bartholomé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9698" calcext:value-type="float">
            <text:p>19698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2];&quot;', '&quot;;[.B22];&quot;', '&quot;;[.C22];&quot;', '&quot;;[.D22];&quot;', '&quot;;[.E22];&quot;', &quot;;[.G22];&quot;, '&quot;;[.H22];&quot;', '&quot;;[.I22];&quot;', '&quot;;[.J22];&quot;', '&quot;;[.K22];&quot;', '&quot;;[.L22];&quot;', '&quot;;[.M22];&quot;', &quot;;[.N22];&quot;, &quot;;[.O22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Bigot ', 'Émile ', '1994-11-27', 'emilebigot@hotmail.com ', '06 60 02 49 18 ', null, '65 Square Albert-Bartholomé ', 'null', 'null', 'null', 'null', 'null', 1, 19698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Bigot ', 'Émile ', '1994-11-27', 'emilebigot@hotmail.com ', '06 60 02 49 18 ', null, '65 Square Albert-Bartholomé ', 'null', 'null', 'null', 'null', 'null', 1, 19698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lerc </text:p>
          </table:table-cell>
          <table:table-cell office:value-type="string" calcext:value-type="string">
            <text:p>Tatiana </text:p>
          </table:table-cell>
          <table:table-cell table:style-name="ce2" office:value-type="string" calcext:value-type="string">
            <text:p>1992-10-26</text:p>
          </table:table-cell>
          <table:table-cell office:value-type="string" calcext:value-type="string">
            <text:p>tatianaclerc@hotmail.com </text:p>
          </table:table-cell>
          <table:table-cell office:value-type="string" calcext:value-type="string">
            <text:p>06 26 23 44 75 </text:p>
          </table:table-cell>
          <table:table-cell office:value-type="string" calcext:value-type="string">
            <text:p>01 13 01 65 4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57 Place du Général-Gouraud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5889" calcext:value-type="float">
            <text:p>15889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3];&quot;', '&quot;;[.B23];&quot;', '&quot;;[.C23];&quot;', '&quot;;[.D23];&quot;', '&quot;;[.E23];&quot;', &quot;;[.G23];&quot;, '&quot;;[.H23];&quot;', '&quot;;[.I23];&quot;', '&quot;;[.J23];&quot;', '&quot;;[.K23];&quot;', '&quot;;[.L23];&quot;', '&quot;;[.M23];&quot;', &quot;;[.N23];&quot;, &quot;;[.O23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Clerc ', 'Tatiana ', '1992-10-26', 'tatianaclerc@hotmail.com ', '06 26 23 44 75 ', null, '157 Place du Général-Gouraud ', 'null', 'null', 'null', 'null', 'null', 3, 15889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Clerc ', 'Tatiana ', '1992-10-26', 'tatianaclerc@hotmail.com ', '06 26 23 44 75 ', null, '157 Place du Général-Gouraud ', 'null', 'null', 'null', 'null', 'null', 3, 15889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usson </text:p>
          </table:table-cell>
          <table:table-cell office:value-type="string" calcext:value-type="string">
            <text:p>Maéva </text:p>
          </table:table-cell>
          <table:table-cell table:style-name="ce2" office:value-type="string" calcext:value-type="string">
            <text:p>1972-09-26</text:p>
          </table:table-cell>
          <table:table-cell office:value-type="string" calcext:value-type="string">
            <text:p>maevahusson@hotmail.com </text:p>
          </table:table-cell>
          <table:table-cell office:value-type="string" calcext:value-type="string">
            <text:p>06 42 61 44 09 </text:p>
          </table:table-cell>
          <table:table-cell office:value-type="string" calcext:value-type="string">
            <text:p>04 56 65 53 8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2 Place du Général-Cochet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3226" calcext:value-type="float">
            <text:p>3226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4];&quot;', '&quot;;[.B24];&quot;', '&quot;;[.C24];&quot;', '&quot;;[.D24];&quot;', '&quot;;[.E24];&quot;', &quot;;[.G24];&quot;, '&quot;;[.H24];&quot;', '&quot;;[.I24];&quot;', '&quot;;[.J24];&quot;', '&quot;;[.K24];&quot;', '&quot;;[.L24];&quot;', '&quot;;[.M24];&quot;', &quot;;[.N24];&quot;, &quot;;[.O24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Husson ', 'Maéva ', '1972-09-26', 'maevahusson@hotmail.com ', '06 42 61 44 09 ', 1.12, '32 Place du Général-Cochet ', 'null', 'null', 'null', 'null', 'null', 3, 3226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Husson ', 'Maéva ', '1972-09-26', 'maevahusson@hotmail.com ', '06 42 61 44 09 ', 1.12, '32 Place du Général-Cochet ', 'null', 'null', 'null', 'null', 'null', 3, 3226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urant </text:p>
          </table:table-cell>
          <table:table-cell office:value-type="string" calcext:value-type="string">
            <text:p>Gilbert </text:p>
          </table:table-cell>
          <table:table-cell table:style-name="ce2" office:value-type="string" calcext:value-type="string">
            <text:p>1996-03-10</text:p>
          </table:table-cell>
          <table:table-cell office:value-type="string" calcext:value-type="string">
            <text:p>gilbertdurant@hotmail.com </text:p>
          </table:table-cell>
          <table:table-cell office:value-type="string" calcext:value-type="string">
            <text:p>06 90 59 04 77 </text:p>
          </table:table-cell>
          <table:table-cell office:value-type="string" calcext:value-type="string">
            <text:p>03 42 37 05 4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 Rue Francis-Ponge 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inyx</text:p>
          </table:table-cell>
          <table:table-cell office:value-type="string" calcext:value-type="string">
            <text:p>465 563 240 7033</text:p>
          </table:table-cell>
          <table:table-cell office:value-type="string" calcext:value-type="string">
            <text:p>Rousseau Mattéo</text:p>
          </table:table-cell>
          <table:table-cell office:value-type="float" office:value="3" calcext:value-type="float">
            <text:p>3</text:p>
          </table:table-cell>
          <table:table-cell office:value-type="float" office:value="23581" calcext:value-type="float">
            <text:p>23581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5];&quot;', '&quot;;[.B25];&quot;', '&quot;;[.C25];&quot;', '&quot;;[.D25];&quot;', '&quot;;[.E25];&quot;', &quot;;[.G25];&quot;, '&quot;;[.H25];&quot;', '&quot;;[.I25];&quot;', '&quot;;[.J25];&quot;', '&quot;;[.K25];&quot;', '&quot;;[.L25];&quot;', '&quot;;[.M25];&quot;', &quot;;[.N25];&quot;, &quot;;[.O25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Durant ', 'Gilbert ', '1996-03-10', 'gilbertdurant@hotmail.com ', '06 90 59 04 77 ', null, '202 Rue Francis-Ponge ', 'null', 'null', 'Ainyx', '465 563 240 7033', 'Rousseau Mattéo', 3, 23581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Durant ', 'Gilbert ', '1996-03-10', 'gilbertdurant@hotmail.com ', '06 90 59 04 77 ', null, '202 Rue Francis-Ponge ', 'null', 'null', 'Ainyx', '465 563 240 7033', 'Rousseau Mattéo', 3, 23581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naud </text:p>
          </table:table-cell>
          <table:table-cell office:value-type="string" calcext:value-type="string">
            <text:p>Pauline </text:p>
          </table:table-cell>
          <table:table-cell table:style-name="ce2" office:value-type="string" calcext:value-type="string">
            <text:p>1960-07-12</text:p>
          </table:table-cell>
          <table:table-cell office:value-type="string" calcext:value-type="string">
            <text:p>paulinerenaud@hotmail.com </text:p>
          </table:table-cell>
          <table:table-cell office:value-type="string" calcext:value-type="string">
            <text:p>06 74 32 62 74 </text:p>
          </table:table-cell>
          <table:table-cell office:value-type="string" calcext:value-type="string">
            <text:p>05 71 28 52 8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33 Impasse Cesselin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5764" calcext:value-type="float">
            <text:p>5764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6];&quot;', '&quot;;[.B26];&quot;', '&quot;;[.C26];&quot;', '&quot;;[.D26];&quot;', '&quot;;[.E26];&quot;', &quot;;[.G26];&quot;, '&quot;;[.H26];&quot;', '&quot;;[.I26];&quot;', '&quot;;[.J26];&quot;', '&quot;;[.K26];&quot;', '&quot;;[.L26];&quot;', '&quot;;[.M26];&quot;', &quot;;[.N26];&quot;, &quot;;[.O26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Renaud ', 'Pauline ', '1960-07-12', 'paulinerenaud@hotmail.com ', '06 74 32 62 74 ', null, '133 Impasse Cesselin ', 'null', 'null', 'null', 'null', 'null', 3, 5764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Renaud ', 'Pauline ', '1960-07-12', 'paulinerenaud@hotmail.com ', '06 74 32 62 74 ', null, '133 Impasse Cesselin ', 'null', 'null', 'null', 'null', 'null', 3, 5764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umoulin </text:p>
          </table:table-cell>
          <table:table-cell office:value-type="string" calcext:value-type="string">
            <text:p>Chaïma </text:p>
          </table:table-cell>
          <table:table-cell table:style-name="ce2" office:value-type="string" calcext:value-type="string">
            <text:p>1996-01-02</text:p>
          </table:table-cell>
          <table:table-cell office:value-type="string" calcext:value-type="string">
            <text:p>chaimadumoulin@hotmail.com </text:p>
          </table:table-cell>
          <table:table-cell office:value-type="string" calcext:value-type="string">
            <text:p>06 58 79 36 04 </text:p>
          </table:table-cell>
          <table:table-cell office:value-type="string" calcext:value-type="string">
            <text:p>02 08 61 48 3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21 Rue Domat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1075" calcext:value-type="float">
            <text:p>21075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7];&quot;', '&quot;;[.B27];&quot;', '&quot;;[.C27];&quot;', '&quot;;[.D27];&quot;', '&quot;;[.E27];&quot;', &quot;;[.G27];&quot;, '&quot;;[.H27];&quot;', '&quot;;[.I27];&quot;', '&quot;;[.J27];&quot;', '&quot;;[.K27];&quot;', '&quot;;[.L27];&quot;', '&quot;;[.M27];&quot;', &quot;;[.N27];&quot;, &quot;;[.O27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Dumoulin ', 'Chaïma ', '1996-01-02', 'chaimadumoulin@hotmail.com ', '06 58 79 36 04 ', null, '121 Rue Domat ', 'null', 'null', 'null', 'null', 'null', 1, 21075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Dumoulin ', 'Chaïma ', '1996-01-02', 'chaimadumoulin@hotmail.com ', '06 58 79 36 04 ', null, '121 Rue Domat ', 'null', 'null', 'null', 'null', 'null', 1, 21075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ndrieu </text:p>
          </table:table-cell>
          <table:table-cell office:value-type="string" calcext:value-type="string">
            <text:p>Adrian </text:p>
          </table:table-cell>
          <table:table-cell table:style-name="ce2" office:value-type="string" calcext:value-type="string">
            <text:p>1997-06-13</text:p>
          </table:table-cell>
          <table:table-cell office:value-type="string" calcext:value-type="string">
            <text:p>adrianandrieu@hotmail.com </text:p>
          </table:table-cell>
          <table:table-cell office:value-type="string" calcext:value-type="string">
            <text:p>06 67 17 52 34 </text:p>
          </table:table-cell>
          <table:table-cell office:value-type="string" calcext:value-type="string">
            <text:p>05 54 10 40 2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0 Rue de Capri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31725" calcext:value-type="float">
            <text:p>31725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8];&quot;', '&quot;;[.B28];&quot;', '&quot;;[.C28];&quot;', '&quot;;[.D28];&quot;', '&quot;;[.E28];&quot;', &quot;;[.G28];&quot;, '&quot;;[.H28];&quot;', '&quot;;[.I28];&quot;', '&quot;;[.J28];&quot;', '&quot;;[.K28];&quot;', '&quot;;[.L28];&quot;', '&quot;;[.M28];&quot;', &quot;;[.N28];&quot;, &quot;;[.O28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Andrieu ', 'Adrian ', '1997-06-13', 'adrianandrieu@hotmail.com ', '06 67 17 52 34 ', null, '240 Rue de Capri ', 'null', 'null', 'null', 'null', 'null', 2, 31725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Andrieu ', 'Adrian ', '1997-06-13', 'adrianandrieu@hotmail.com ', '06 67 17 52 34 ', null, '240 Rue de Capri ', 'null', 'null', 'null', 'null', 'null', 2, 31725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onier </text:p>
          </table:table-cell>
          <table:table-cell office:value-type="string" calcext:value-type="string">
            <text:p>Marie </text:p>
          </table:table-cell>
          <table:table-cell table:style-name="ce2" office:value-type="string" calcext:value-type="string">
            <text:p>1989-09-27</text:p>
          </table:table-cell>
          <table:table-cell office:value-type="string" calcext:value-type="string">
            <text:p>mariemonier@hotmail.com </text:p>
          </table:table-cell>
          <table:table-cell office:value-type="string" calcext:value-type="string">
            <text:p>06 39 93 43 91 </text:p>
          </table:table-cell>
          <table:table-cell office:value-type="string" calcext:value-type="string">
            <text:p>01 03 67 62 5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31 Rue Darwin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30166" calcext:value-type="float">
            <text:p>30166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9];&quot;', '&quot;;[.B29];&quot;', '&quot;;[.C29];&quot;', '&quot;;[.D29];&quot;', '&quot;;[.E29];&quot;', &quot;;[.G29];&quot;, '&quot;;[.H29];&quot;', '&quot;;[.I29];&quot;', '&quot;;[.J29];&quot;', '&quot;;[.K29];&quot;', '&quot;;[.L29];&quot;', '&quot;;[.M29];&quot;', &quot;;[.N29];&quot;, &quot;;[.O29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Monier ', 'Marie ', '1989-09-27', 'mariemonier@hotmail.com ', '06 39 93 43 91 ', null, '131 Rue Darwin ', 'null', 'null', 'null', 'null', 'null', 1, 30166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Monier ', 'Marie ', '1989-09-27', 'mariemonier@hotmail.com ', '06 39 93 43 91 ', null, '131 Rue Darwin ', 'null', 'null', 'null', 'null', 'null', 1, 30166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uillet </text:p>
          </table:table-cell>
          <table:table-cell office:value-type="string" calcext:value-type="string">
            <text:p>Paul </text:p>
          </table:table-cell>
          <table:table-cell table:style-name="ce2" office:value-type="string" calcext:value-type="string">
            <text:p>1958-02-18</text:p>
          </table:table-cell>
          <table:table-cell office:value-type="string" calcext:value-type="string">
            <text:p>paulguillet@hotmail.com </text:p>
          </table:table-cell>
          <table:table-cell office:value-type="string" calcext:value-type="string">
            <text:p>06 56 52 36 84 </text:p>
          </table:table-cell>
          <table:table-cell office:value-type="string" calcext:value-type="string">
            <text:p>01 63 54 08 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9 Rue du Général-Appert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0519" calcext:value-type="float">
            <text:p>10519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30];&quot;', '&quot;;[.B30];&quot;', '&quot;;[.C30];&quot;', '&quot;;[.D30];&quot;', '&quot;;[.E30];&quot;', &quot;;[.G30];&quot;, '&quot;;[.H30];&quot;', '&quot;;[.I30];&quot;', '&quot;;[.J30];&quot;', '&quot;;[.K30];&quot;', '&quot;;[.L30];&quot;', '&quot;;[.M30];&quot;', &quot;;[.N30];&quot;, &quot;;[.O30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Guillet ', 'Paul ', '1958-02-18', 'paulguillet@hotmail.com ', '06 56 52 36 84 ', null, '29 Rue du Général-Appert ', 'null', 'null', 'null', 'null', 'null', 3, 10519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Guillet ', 'Paul ', '1958-02-18', 'paulguillet@hotmail.com ', '06 56 52 36 84 ', null, '29 Rue du Général-Appert ', 'null', 'null', 'null', 'null', 'null', 3, 10519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oche </text:p>
          </table:table-cell>
          <table:table-cell office:value-type="string" calcext:value-type="string">
            <text:p>Mehdi </text:p>
          </table:table-cell>
          <table:table-cell table:style-name="ce2" office:value-type="string" calcext:value-type="string">
            <text:p>1969-07-11</text:p>
          </table:table-cell>
          <table:table-cell office:value-type="string" calcext:value-type="string">
            <text:p>mehdiroche@hotmail.com </text:p>
          </table:table-cell>
          <table:table-cell office:value-type="string" calcext:value-type="string">
            <text:p>06 51 57 48 99 </text:p>
          </table:table-cell>
          <table:table-cell office:value-type="string" calcext:value-type="string">
            <text:p>05 08 58 51 4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6 Rue Frédéric-Brunet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2403" calcext:value-type="float">
            <text:p>22403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31];&quot;', '&quot;;[.B31];&quot;', '&quot;;[.C31];&quot;', '&quot;;[.D31];&quot;', '&quot;;[.E31];&quot;', &quot;;[.G31];&quot;, '&quot;;[.H31];&quot;', '&quot;;[.I31];&quot;', '&quot;;[.J31];&quot;', '&quot;;[.K31];&quot;', '&quot;;[.L31];&quot;', '&quot;;[.M31];&quot;', &quot;;[.N31];&quot;, &quot;;[.O31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Roche ', 'Mehdi ', '1969-07-11', 'mehdiroche@hotmail.com ', '06 51 57 48 99 ', null, '106 Rue Frédéric-Brunet ', 'null', 'null', 'null', 'null', 'null', 1, 22403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Roche ', 'Mehdi ', '1969-07-11', 'mehdiroche@hotmail.com ', '06 51 57 48 99 ', null, '106 Rue Frédéric-Brunet ', 'null', 'null', 'null', 'null', 'null', 1, 22403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erreira </text:p>
          </table:table-cell>
          <table:table-cell office:value-type="string" calcext:value-type="string">
            <text:p>Rémi </text:p>
          </table:table-cell>
          <table:table-cell table:style-name="ce2" office:value-type="string" calcext:value-type="string">
            <text:p>1953-12-22</text:p>
          </table:table-cell>
          <table:table-cell office:value-type="string" calcext:value-type="string">
            <text:p>remiferreira@hotmail.com </text:p>
          </table:table-cell>
          <table:table-cell office:value-type="string" calcext:value-type="string">
            <text:p>06 65 57 99 04 </text:p>
          </table:table-cell>
          <table:table-cell office:value-type="string" calcext:value-type="string">
            <text:p>02 47 31 99 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2 Villa de l''Ermitage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7554" calcext:value-type="float">
            <text:p>27554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32];&quot;', '&quot;;[.B32];&quot;', '&quot;;[.C32];&quot;', '&quot;;[.D32];&quot;', '&quot;;[.E32];&quot;', &quot;;[.G32];&quot;, '&quot;;[.H32];&quot;', '&quot;;[.I32];&quot;', '&quot;;[.J32];&quot;', '&quot;;[.K32];&quot;', '&quot;;[.L32];&quot;', '&quot;;[.M32];&quot;', &quot;;[.N32];&quot;, &quot;;[.O32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Ferreira ', 'Rémi ', '1953-12-22', 'remiferreira@hotmail.com ', '06 65 57 99 04 ', null, '62 Villa de l''Ermitage ', 'null', 'null', 'null', 'null', 'null', 1, 27554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Ferreira ', 'Rémi ', '1953-12-22', 'remiferreira@hotmail.com ', '06 65 57 99 04 ', null, '62 Villa de l''Ermitage ', 'null', 'null', 'null', 'null', 'null', 1, 27554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scher </text:p>
          </table:table-cell>
          <table:table-cell office:value-type="string" calcext:value-type="string">
            <text:p>Thomas </text:p>
          </table:table-cell>
          <table:table-cell table:style-name="ce2" office:value-type="string" calcext:value-type="string">
            <text:p>1967-03-13</text:p>
          </table:table-cell>
          <table:table-cell office:value-type="string" calcext:value-type="string">
            <text:p>thomasfischer@hotmail.com </text:p>
          </table:table-cell>
          <table:table-cell office:value-type="string" calcext:value-type="string">
            <text:p>06 16 02 81 10 </text:p>
          </table:table-cell>
          <table:table-cell office:value-type="string" calcext:value-type="string">
            <text:p>01 38 56 54 4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8 Rue Cardinet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4481" calcext:value-type="float">
            <text:p>24481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33];&quot;', '&quot;;[.B33];&quot;', '&quot;;[.C33];&quot;', '&quot;;[.D33];&quot;', '&quot;;[.E33];&quot;', &quot;;[.G33];&quot;, '&quot;;[.H33];&quot;', '&quot;;[.I33];&quot;', '&quot;;[.J33];&quot;', '&quot;;[.K33];&quot;', '&quot;;[.L33];&quot;', '&quot;;[.M33];&quot;', &quot;;[.N33];&quot;, &quot;;[.O33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Fischer ', 'Thomas ', '1967-03-13', 'thomasfischer@hotmail.com ', '06 16 02 81 10 ', null, '118 Rue Cardinet ', 'null', 'null', 'null', 'null', 'null', 1, 24481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Fischer ', 'Thomas ', '1967-03-13', 'thomasfischer@hotmail.com ', '06 16 02 81 10 ', null, '118 Rue Cardinet ', 'null', 'null', 'null', 'null', 'null', 1, 24481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econte </text:p>
          </table:table-cell>
          <table:table-cell office:value-type="string" calcext:value-type="string">
            <text:p>Élouan </text:p>
          </table:table-cell>
          <table:table-cell table:style-name="ce2" office:value-type="string" calcext:value-type="string">
            <text:p>1978-08-06</text:p>
          </table:table-cell>
          <table:table-cell office:value-type="string" calcext:value-type="string">
            <text:p>elouanleconte@hotmail.com </text:p>
          </table:table-cell>
          <table:table-cell office:value-type="string" calcext:value-type="string">
            <text:p>06 01 31 34 96 </text:p>
          </table:table-cell>
          <table:table-cell office:value-type="string" calcext:value-type="string">
            <text:p>02 75 49 59 31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199 Impasse Canart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20505" calcext:value-type="float">
            <text:p>20505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34];&quot;', '&quot;;[.B34];&quot;', '&quot;;[.C34];&quot;', '&quot;;[.D34];&quot;', '&quot;;[.E34];&quot;', &quot;;[.G34];&quot;, '&quot;;[.H34];&quot;', '&quot;;[.I34];&quot;', '&quot;;[.J34];&quot;', '&quot;;[.K34];&quot;', '&quot;;[.L34];&quot;', '&quot;;[.M34];&quot;', &quot;;[.N34];&quot;, &quot;;[.O34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Leconte ', 'Élouan ', '1978-08-06', 'elouanleconte@hotmail.com ', '06 01 31 34 96 ', 1.04, '199 Impasse Canart ', 'null', 'null', 'null', 'null', 'null', 3, 20505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Leconte ', 'Élouan ', '1978-08-06', 'elouanleconte@hotmail.com ', '06 01 31 34 96 ', 1.04, '199 Impasse Canart ', 'null', 'null', 'null', 'null', 'null', 3, 20505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esage </text:p>
          </table:table-cell>
          <table:table-cell office:value-type="string" calcext:value-type="string">
            <text:p>Robin </text:p>
          </table:table-cell>
          <table:table-cell table:style-name="ce2" office:value-type="string" calcext:value-type="string">
            <text:p>1986-06-24</text:p>
          </table:table-cell>
          <table:table-cell office:value-type="string" calcext:value-type="string">
            <text:p>robinlesage@hotmail.com </text:p>
          </table:table-cell>
          <table:table-cell office:value-type="string" calcext:value-type="string">
            <text:p>06 72 14 44 53 </text:p>
          </table:table-cell>
          <table:table-cell office:value-type="string" calcext:value-type="string">
            <text:p>01 29 46 71 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95 Rue de Fourcy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24231" calcext:value-type="float">
            <text:p>24231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35];&quot;', '&quot;;[.B35];&quot;', '&quot;;[.C35];&quot;', '&quot;;[.D35];&quot;', '&quot;;[.E35];&quot;', &quot;;[.G35];&quot;, '&quot;;[.H35];&quot;', '&quot;;[.I35];&quot;', '&quot;;[.J35];&quot;', '&quot;;[.K35];&quot;', '&quot;;[.L35];&quot;', '&quot;;[.M35];&quot;', &quot;;[.N35];&quot;, &quot;;[.O35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Lesage ', 'Robin ', '1986-06-24', 'robinlesage@hotmail.com ', '06 72 14 44 53 ', null, '195 Rue de Fourcy ', 'null', 'null', 'null', 'null', 'null', 3, 24231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Lesage ', 'Robin ', '1986-06-24', 'robinlesage@hotmail.com ', '06 72 14 44 53 ', null, '195 Rue de Fourcy ', 'null', 'null', 'null', 'null', 'null', 3, 24231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odrigues </text:p>
          </table:table-cell>
          <table:table-cell office:value-type="string" calcext:value-type="string">
            <text:p>Émilie </text:p>
          </table:table-cell>
          <table:table-cell table:style-name="ce2" office:value-type="string" calcext:value-type="string">
            <text:p>1969-03-09</text:p>
          </table:table-cell>
          <table:table-cell office:value-type="string" calcext:value-type="string">
            <text:p>emilierodrigues@hotmail.com </text:p>
          </table:table-cell>
          <table:table-cell office:value-type="string" calcext:value-type="string">
            <text:p>06 72 49 22 50 </text:p>
          </table:table-cell>
          <table:table-cell office:value-type="string" calcext:value-type="string">
            <text:p>01 17 11 49 8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78 Passage du Champ-Marie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24617" calcext:value-type="float">
            <text:p>24617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36];&quot;', '&quot;;[.B36];&quot;', '&quot;;[.C36];&quot;', '&quot;;[.D36];&quot;', '&quot;;[.E36];&quot;', &quot;;[.G36];&quot;, '&quot;;[.H36];&quot;', '&quot;;[.I36];&quot;', '&quot;;[.J36];&quot;', '&quot;;[.K36];&quot;', '&quot;;[.L36];&quot;', '&quot;;[.M36];&quot;', &quot;;[.N36];&quot;, &quot;;[.O36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Rodrigues ', 'Émilie ', '1969-03-09', 'emilierodrigues@hotmail.com ', '06 72 49 22 50 ', null, '278 Passage du Champ-Marie ', 'null', 'null', 'null', 'null', 'null', 3, 24617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Rodrigues ', 'Émilie ', '1969-03-09', 'emilierodrigues@hotmail.com ', '06 72 49 22 50 ', null, '278 Passage du Champ-Marie ', 'null', 'null', 'null', 'null', 'null', 3, 24617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ineau </text:p>
          </table:table-cell>
          <table:table-cell office:value-type="string" calcext:value-type="string">
            <text:p>Alexis </text:p>
          </table:table-cell>
          <table:table-cell table:style-name="ce2" office:value-type="string" calcext:value-type="string">
            <text:p>1987-09-17</text:p>
          </table:table-cell>
          <table:table-cell office:value-type="string" calcext:value-type="string">
            <text:p>alexispineau@hotmail.com </text:p>
          </table:table-cell>
          <table:table-cell office:value-type="string" calcext:value-type="string">
            <text:p>06 58 40 60 43 </text:p>
          </table:table-cell>
          <table:table-cell office:value-type="string" calcext:value-type="string">
            <text:p>02 08 85 05 6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8 Rue de Beaune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2021" calcext:value-type="float">
            <text:p>12021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37];&quot;', '&quot;;[.B37];&quot;', '&quot;;[.C37];&quot;', '&quot;;[.D37];&quot;', '&quot;;[.E37];&quot;', &quot;;[.G37];&quot;, '&quot;;[.H37];&quot;', '&quot;;[.I37];&quot;', '&quot;;[.J37];&quot;', '&quot;;[.K37];&quot;', '&quot;;[.L37];&quot;', '&quot;;[.M37];&quot;', &quot;;[.N37];&quot;, &quot;;[.O37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Pineau ', 'Alexis ', '1987-09-17', 'alexispineau@hotmail.com ', '06 58 40 60 43 ', null, '28 Rue de Beaune ', 'null', 'null', 'null', 'null', 'null', 2, 12021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Pineau ', 'Alexis ', '1987-09-17', 'alexispineau@hotmail.com ', '06 58 40 60 43 ', null, '28 Rue de Beaune ', 'null', 'null', 'null', 'null', 'null', 2, 12021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rnandez </text:p>
          </table:table-cell>
          <table:table-cell office:value-type="string" calcext:value-type="string">
            <text:p>Lucie </text:p>
          </table:table-cell>
          <table:table-cell table:style-name="ce2" office:value-type="string" calcext:value-type="string">
            <text:p>1977-04-03</text:p>
          </table:table-cell>
          <table:table-cell office:value-type="string" calcext:value-type="string">
            <text:p>luciehernandez@hotmail.com </text:p>
          </table:table-cell>
          <table:table-cell office:value-type="string" calcext:value-type="string">
            <text:p>06 37 56 30 94 </text:p>
          </table:table-cell>
          <table:table-cell office:value-type="string" calcext:value-type="string">
            <text:p>02 44 59 74 7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7 Rue Florian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5022" calcext:value-type="float">
            <text:p>15022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38];&quot;', '&quot;;[.B38];&quot;', '&quot;;[.C38];&quot;', '&quot;;[.D38];&quot;', '&quot;;[.E38];&quot;', &quot;;[.G38];&quot;, '&quot;;[.H38];&quot;', '&quot;;[.I38];&quot;', '&quot;;[.J38];&quot;', '&quot;;[.K38];&quot;', '&quot;;[.L38];&quot;', '&quot;;[.M38];&quot;', &quot;;[.N38];&quot;, &quot;;[.O38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Hernandez ', 'Lucie ', '1977-04-03', 'luciehernandez@hotmail.com ', '06 37 56 30 94 ', null, '57 Rue Florian ', 'null', 'null', 'null', 'null', 'null', 2, 15022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Hernandez ', 'Lucie ', '1977-04-03', 'luciehernandez@hotmail.com ', '06 37 56 30 94 ', null, '57 Rue Florian ', 'null', 'null', 'null', 'null', 'null', 2, 15022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ichard </text:p>
          </table:table-cell>
          <table:table-cell office:value-type="string" calcext:value-type="string">
            <text:p>Maïlé </text:p>
          </table:table-cell>
          <table:table-cell table:style-name="ce2" office:value-type="string" calcext:value-type="string">
            <text:p>1966-08-08</text:p>
          </table:table-cell>
          <table:table-cell office:value-type="string" calcext:value-type="string">
            <text:p>mailerichard@hotmail.com </text:p>
          </table:table-cell>
          <table:table-cell office:value-type="string" calcext:value-type="string">
            <text:p>06 45 95 98 84 </text:p>
          </table:table-cell>
          <table:table-cell office:value-type="string" calcext:value-type="string">
            <text:p>02 09 92 39 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5 Rue Émilio-Castelar 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evpulse</text:p>
          </table:table-cell>
          <table:table-cell office:value-type="string" calcext:value-type="string">
            <text:p>890 838 865 6374</text:p>
          </table:table-cell>
          <table:table-cell office:value-type="string" calcext:value-type="string">
            <text:p>Rousseau Mattéo</text:p>
          </table:table-cell>
          <table:table-cell office:value-type="float" office:value="1" calcext:value-type="float">
            <text:p>1</text:p>
          </table:table-cell>
          <table:table-cell office:value-type="float" office:value="10151" calcext:value-type="float">
            <text:p>10151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39];&quot;', '&quot;;[.B39];&quot;', '&quot;;[.C39];&quot;', '&quot;;[.D39];&quot;', '&quot;;[.E39];&quot;', &quot;;[.G39];&quot;, '&quot;;[.H39];&quot;', '&quot;;[.I39];&quot;', '&quot;;[.J39];&quot;', '&quot;;[.K39];&quot;', '&quot;;[.L39];&quot;', '&quot;;[.M39];&quot;', &quot;;[.N39];&quot;, &quot;;[.O39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Richard ', 'Maïlé ', '1966-08-08', 'mailerichard@hotmail.com ', '06 45 95 98 84 ', null, '45 Rue Émilio-Castelar ', 'null', 'null', 'Devpulse', '890 838 865 6374', 'Rousseau Mattéo', 1, 10151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Richard ', 'Maïlé ', '1966-08-08', 'mailerichard@hotmail.com ', '06 45 95 98 84 ', null, '45 Rue Émilio-Castelar ', 'null', 'null', 'Devpulse', '890 838 865 6374', 'Rousseau Mattéo', 1, 10151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ndrieux </text:p>
          </table:table-cell>
          <table:table-cell office:value-type="string" calcext:value-type="string">
            <text:p>Timothée </text:p>
          </table:table-cell>
          <table:table-cell table:style-name="ce2" office:value-type="string" calcext:value-type="string">
            <text:p>1956-12-06</text:p>
          </table:table-cell>
          <table:table-cell office:value-type="string" calcext:value-type="string">
            <text:p>timotheeandrieux@hotmail.com </text:p>
          </table:table-cell>
          <table:table-cell office:value-type="string" calcext:value-type="string">
            <text:p>06 31 13 58 57 </text:p>
          </table:table-cell>
          <table:table-cell office:value-type="string" calcext:value-type="string">
            <text:p>02 55 67 07 81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269 Rue Capron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6784" calcext:value-type="float">
            <text:p>6784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40];&quot;', '&quot;;[.B40];&quot;', '&quot;;[.C40];&quot;', '&quot;;[.D40];&quot;', '&quot;;[.E40];&quot;', &quot;;[.G40];&quot;, '&quot;;[.H40];&quot;', '&quot;;[.I40];&quot;', '&quot;;[.J40];&quot;', '&quot;;[.K40];&quot;', '&quot;;[.L40];&quot;', '&quot;;[.M40];&quot;', &quot;;[.N40];&quot;, &quot;;[.O40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Andrieux ', 'Timothée ', '1956-12-06', 'timotheeandrieux@hotmail.com ', '06 31 13 58 57 ', 1.01, '269 Rue Capron ', 'null', 'null', 'null', 'null', 'null', 1, 6784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Andrieux ', 'Timothée ', '1956-12-06', 'timotheeandrieux@hotmail.com ', '06 31 13 58 57 ', 1.01, '269 Rue Capron ', 'null', 'null', 'null', 'null', 'null', 1, 6784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pes </text:p>
          </table:table-cell>
          <table:table-cell office:value-type="string" calcext:value-type="string">
            <text:p>Ambre </text:p>
          </table:table-cell>
          <table:table-cell table:style-name="ce2" office:value-type="string" calcext:value-type="string">
            <text:p>1991-08-24</text:p>
          </table:table-cell>
          <table:table-cell office:value-type="string" calcext:value-type="string">
            <text:p>ambrelopes@wannadoo.fr </text:p>
          </table:table-cell>
          <table:table-cell office:value-type="string" calcext:value-type="string">
            <text:p>06 79 03 79 64 </text:p>
          </table:table-cell>
          <table:table-cell office:value-type="string" calcext:value-type="string">
            <text:p>03 82 53 13 42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226 Impasse de l''Église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3010" calcext:value-type="float">
            <text:p>13010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41];&quot;', '&quot;;[.B41];&quot;', '&quot;;[.C41];&quot;', '&quot;;[.D41];&quot;', '&quot;;[.E41];&quot;', &quot;;[.G41];&quot;, '&quot;;[.H41];&quot;', '&quot;;[.I41];&quot;', '&quot;;[.J41];&quot;', '&quot;;[.K41];&quot;', '&quot;;[.L41];&quot;', '&quot;;[.M41];&quot;', &quot;;[.N41];&quot;, &quot;;[.O41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Lopes ', 'Ambre ', '1991-08-24', 'ambrelopes@wannadoo.fr ', '06 79 03 79 64 ', 1.03, '226 Impasse de l''Église ', 'null', 'null', 'null', 'null', 'null', 3, 13010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Lopes ', 'Ambre ', '1991-08-24', 'ambrelopes@wannadoo.fr ', '06 79 03 79 64 ', 1.03, '226 Impasse de l''Église ', 'null', 'null', 'null', 'null', 'null', 3, 13010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erard </text:p>
          </table:table-cell>
          <table:table-cell office:value-type="string" calcext:value-type="string">
            <text:p>Léon </text:p>
          </table:table-cell>
          <table:table-cell table:style-name="ce2" office:value-type="string" calcext:value-type="string">
            <text:p>1989-04-11</text:p>
          </table:table-cell>
          <table:table-cell office:value-type="string" calcext:value-type="string">
            <text:p>leongerard@wannadoo.fr </text:p>
          </table:table-cell>
          <table:table-cell office:value-type="string" calcext:value-type="string">
            <text:p>06 13 67 07 27 </text:p>
          </table:table-cell>
          <table:table-cell office:value-type="string" calcext:value-type="string">
            <text:p>05 98 80 91 0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1 Allée de la 2ème Division Blindée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34310" calcext:value-type="float">
            <text:p>34310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42];&quot;', '&quot;;[.B42];&quot;', '&quot;;[.C42];&quot;', '&quot;;[.D42];&quot;', '&quot;;[.E42];&quot;', &quot;;[.G42];&quot;, '&quot;;[.H42];&quot;', '&quot;;[.I42];&quot;', '&quot;;[.J42];&quot;', '&quot;;[.K42];&quot;', '&quot;;[.L42];&quot;', '&quot;;[.M42];&quot;', &quot;;[.N42];&quot;, &quot;;[.O42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Gerard ', 'Léon ', '1989-04-11', 'leongerard@wannadoo.fr ', '06 13 67 07 27 ', null, '71 Allée de la 2ème Division Blindée ', 'null', 'null', 'null', 'null', 'null', 2, 34310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Gerard ', 'Léon ', '1989-04-11', 'leongerard@wannadoo.fr ', '06 13 67 07 27 ', null, '71 Allée de la 2ème Division Blindée ', 'null', 'null', 'null', 'null', 'null', 2, 34310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rent </text:p>
          </table:table-cell>
          <table:table-cell office:value-type="string" calcext:value-type="string">
            <text:p>Baptiste </text:p>
          </table:table-cell>
          <table:table-cell table:style-name="ce2" office:value-type="string" calcext:value-type="string">
            <text:p>1976-10-08</text:p>
          </table:table-cell>
          <table:table-cell office:value-type="string" calcext:value-type="string">
            <text:p>baptisteparent@wannadoo.fr </text:p>
          </table:table-cell>
          <table:table-cell office:value-type="string" calcext:value-type="string">
            <text:p>06 68 23 90 21 </text:p>
          </table:table-cell>
          <table:table-cell office:value-type="string" calcext:value-type="string">
            <text:p>03 67 03 62 6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70 Rue du Disque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6890" calcext:value-type="float">
            <text:p>6890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43];&quot;', '&quot;;[.B43];&quot;', '&quot;;[.C43];&quot;', '&quot;;[.D43];&quot;', '&quot;;[.E43];&quot;', &quot;;[.G43];&quot;, '&quot;;[.H43];&quot;', '&quot;;[.I43];&quot;', '&quot;;[.J43];&quot;', '&quot;;[.K43];&quot;', '&quot;;[.L43];&quot;', '&quot;;[.M43];&quot;', &quot;;[.N43];&quot;, &quot;;[.O43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Parent ', 'Baptiste ', '1976-10-08', 'baptisteparent@wannadoo.fr ', '06 68 23 90 21 ', null, '270 Rue du Disque ', 'null', 'null', 'null', 'null', 'null', 2, 6890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Parent ', 'Baptiste ', '1976-10-08', 'baptisteparent@wannadoo.fr ', '06 68 23 90 21 ', null, '270 Rue du Disque ', 'null', 'null', 'null', 'null', 'null', 2, 6890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illy </text:p>
          </table:table-cell>
          <table:table-cell office:value-type="string" calcext:value-type="string">
            <text:p>Mattéo </text:p>
          </table:table-cell>
          <table:table-cell table:style-name="ce2" office:value-type="string" calcext:value-type="string">
            <text:p>1950-02-01</text:p>
          </table:table-cell>
          <table:table-cell office:value-type="string" calcext:value-type="string">
            <text:p>matteobailly@wannadoo.fr </text:p>
          </table:table-cell>
          <table:table-cell office:value-type="string" calcext:value-type="string">
            <text:p>06 95 88 36 98 </text:p>
          </table:table-cell>
          <table:table-cell office:value-type="string" calcext:value-type="string">
            <text:p>03 62 85 53 3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1 Square Alboni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174" calcext:value-type="float">
            <text:p>13174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44];&quot;', '&quot;;[.B44];&quot;', '&quot;;[.C44];&quot;', '&quot;;[.D44];&quot;', '&quot;;[.E44];&quot;', &quot;;[.G44];&quot;, '&quot;;[.H44];&quot;', '&quot;;[.I44];&quot;', '&quot;;[.J44];&quot;', '&quot;;[.K44];&quot;', '&quot;;[.L44];&quot;', '&quot;;[.M44];&quot;', &quot;;[.N44];&quot;, &quot;;[.O44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Bailly ', 'Mattéo ', '1950-02-01', 'matteobailly@wannadoo.fr ', '06 95 88 36 98 ', null, '31 Square Alboni ', 'null', 'null', 'null', 'null', 'null', 1, 13174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Bailly ', 'Mattéo ', '1950-02-01', 'matteobailly@wannadoo.fr ', '06 95 88 36 98 ', null, '31 Square Alboni ', 'null', 'null', 'null', 'null', 'null', 1, 13174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omez </text:p>
          </table:table-cell>
          <table:table-cell office:value-type="string" calcext:value-type="string">
            <text:p>Emma </text:p>
          </table:table-cell>
          <table:table-cell table:style-name="ce2" office:value-type="string" calcext:value-type="string">
            <text:p>1967-12-25</text:p>
          </table:table-cell>
          <table:table-cell office:value-type="string" calcext:value-type="string">
            <text:p>emmagomez@wannadoo.fr </text:p>
          </table:table-cell>
          <table:table-cell office:value-type="string" calcext:value-type="string">
            <text:p>06 02 95 09 92 </text:p>
          </table:table-cell>
          <table:table-cell office:value-type="string" calcext:value-type="string">
            <text:p>04 90 83 36 7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7 Villa des Falaises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28887" calcext:value-type="float">
            <text:p>28887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45];&quot;', '&quot;;[.B45];&quot;', '&quot;;[.C45];&quot;', '&quot;;[.D45];&quot;', '&quot;;[.E45];&quot;', &quot;;[.G45];&quot;, '&quot;;[.H45];&quot;', '&quot;;[.I45];&quot;', '&quot;;[.J45];&quot;', '&quot;;[.K45];&quot;', '&quot;;[.L45];&quot;', '&quot;;[.M45];&quot;', &quot;;[.N45];&quot;, &quot;;[.O45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Gomez ', 'Emma ', '1967-12-25', 'emmagomez@wannadoo.fr ', '06 02 95 09 92 ', null, '17 Villa des Falaises ', 'null', 'null', 'null', 'null', 'null', 2, 28887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Gomez ', 'Emma ', '1967-12-25', 'emmagomez@wannadoo.fr ', '06 02 95 09 92 ', null, '17 Villa des Falaises ', 'null', 'null', 'null', 'null', 'null', 2, 28887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oussel </text:p>
          </table:table-cell>
          <table:table-cell office:value-type="string" calcext:value-type="string">
            <text:p>Quentin </text:p>
          </table:table-cell>
          <table:table-cell table:style-name="ce2" office:value-type="string" calcext:value-type="string">
            <text:p>1955-02-03</text:p>
          </table:table-cell>
          <table:table-cell office:value-type="string" calcext:value-type="string">
            <text:p>quentinroussel@wannadoo.fr </text:p>
          </table:table-cell>
          <table:table-cell office:value-type="string" calcext:value-type="string">
            <text:p>06 27 18 86 35 </text:p>
          </table:table-cell>
          <table:table-cell office:value-type="string" calcext:value-type="string">
            <text:p>01 68 29 17 99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127 Cité Héron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34638" calcext:value-type="float">
            <text:p>34638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46];&quot;', '&quot;;[.B46];&quot;', '&quot;;[.C46];&quot;', '&quot;;[.D46];&quot;', '&quot;;[.E46];&quot;', &quot;;[.G46];&quot;, '&quot;;[.H46];&quot;', '&quot;;[.I46];&quot;', '&quot;;[.J46];&quot;', '&quot;;[.K46];&quot;', '&quot;;[.L46];&quot;', '&quot;;[.M46];&quot;', &quot;;[.N46];&quot;, &quot;;[.O46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Roussel ', 'Quentin ', '1955-02-03', 'quentinroussel@wannadoo.fr ', '06 27 18 86 35 ', 1.03, '127 Cité Héron ', 'null', 'null', 'null', 'null', 'null', 2, 34638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Roussel ', 'Quentin ', '1955-02-03', 'quentinroussel@wannadoo.fr ', '06 27 18 86 35 ', 1.03, '127 Cité Héron ', 'null', 'null', 'null', 'null', 'null', 2, 34638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rmentier </text:p>
          </table:table-cell>
          <table:table-cell office:value-type="string" calcext:value-type="string">
            <text:p>Fanny </text:p>
          </table:table-cell>
          <table:table-cell table:style-name="ce2" office:value-type="string" calcext:value-type="string">
            <text:p>1966-01-28</text:p>
          </table:table-cell>
          <table:table-cell office:value-type="string" calcext:value-type="string">
            <text:p>fannyparmentier@wannadoo.fr </text:p>
          </table:table-cell>
          <table:table-cell office:value-type="string" calcext:value-type="string">
            <text:p>06 53 93 29 55 </text:p>
          </table:table-cell>
          <table:table-cell office:value-type="string" calcext:value-type="string">
            <text:p>02 29 47 12 6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1 Rue Achille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8475" calcext:value-type="float">
            <text:p>8475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47];&quot;', '&quot;;[.B47];&quot;', '&quot;;[.C47];&quot;', '&quot;;[.D47];&quot;', '&quot;;[.E47];&quot;', &quot;;[.G47];&quot;, '&quot;;[.H47];&quot;', '&quot;;[.I47];&quot;', '&quot;;[.J47];&quot;', '&quot;;[.K47];&quot;', '&quot;;[.L47];&quot;', '&quot;;[.M47];&quot;', &quot;;[.N47];&quot;, &quot;;[.O47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Parmentier ', 'Fanny ', '1966-01-28', 'fannyparmentier@wannadoo.fr ', '06 53 93 29 55 ', null, '91 Rue Achille ', 'null', 'null', 'null', 'null', 'null', 3, 8475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Parmentier ', 'Fanny ', '1966-01-28', 'fannyparmentier@wannadoo.fr ', '06 53 93 29 55 ', null, '91 Rue Achille ', 'null', 'null', 'null', 'null', 'null', 3, 8475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auvet </text:p>
          </table:table-cell>
          <table:table-cell office:value-type="string" calcext:value-type="string">
            <text:p>Maryam </text:p>
          </table:table-cell>
          <table:table-cell table:style-name="ce2" office:value-type="string" calcext:value-type="string">
            <text:p>1979-07-14</text:p>
          </table:table-cell>
          <table:table-cell office:value-type="string" calcext:value-type="string">
            <text:p>maryamchauvet@wannadoo.fr </text:p>
          </table:table-cell>
          <table:table-cell office:value-type="string" calcext:value-type="string">
            <text:p>06 47 54 76 60 </text:p>
          </table:table-cell>
          <table:table-cell office:value-type="string" calcext:value-type="string">
            <text:p>05 36 75 88 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 Rue Georges-de-Porto-Riche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6255" calcext:value-type="float">
            <text:p>6255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48];&quot;', '&quot;;[.B48];&quot;', '&quot;;[.C48];&quot;', '&quot;;[.D48];&quot;', '&quot;;[.E48];&quot;', &quot;;[.G48];&quot;, '&quot;;[.H48];&quot;', '&quot;;[.I48];&quot;', '&quot;;[.J48];&quot;', '&quot;;[.K48];&quot;', '&quot;;[.L48];&quot;', '&quot;;[.M48];&quot;', &quot;;[.N48];&quot;, &quot;;[.O48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Chauvet ', 'Maryam ', '1979-07-14', 'maryamchauvet@wannadoo.fr ', '06 47 54 76 60 ', null, '3 Rue Georges-de-Porto-Riche ', 'null', 'null', 'null', 'null', 'null', 3, 6255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Chauvet ', 'Maryam ', '1979-07-14', 'maryamchauvet@wannadoo.fr ', '06 47 54 76 60 ', null, '3 Rue Georges-de-Porto-Riche ', 'null', 'null', 'null', 'null', 'null', 3, 6255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renier </text:p>
          </table:table-cell>
          <table:table-cell office:value-type="string" calcext:value-type="string">
            <text:p>Lucie </text:p>
          </table:table-cell>
          <table:table-cell table:style-name="ce2" office:value-type="string" calcext:value-type="string">
            <text:p>1974-09-14</text:p>
          </table:table-cell>
          <table:table-cell office:value-type="string" calcext:value-type="string">
            <text:p>luciegrenier@wannadoo.fr </text:p>
          </table:table-cell>
          <table:table-cell office:value-type="string" calcext:value-type="string">
            <text:p>06 66 96 95 81 </text:p>
          </table:table-cell>
          <table:table-cell office:value-type="string" calcext:value-type="string">
            <text:p>05 13 23 16 9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38 Avenue Albert-Ier-de-Monaco 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Youspan</text:p>
          </table:table-cell>
          <table:table-cell office:value-type="string" calcext:value-type="string">
            <text:p>067 906 310 7271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8333" calcext:value-type="float">
            <text:p>8333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49];&quot;', '&quot;;[.B49];&quot;', '&quot;;[.C49];&quot;', '&quot;;[.D49];&quot;', '&quot;;[.E49];&quot;', &quot;;[.G49];&quot;, '&quot;;[.H49];&quot;', '&quot;;[.I49];&quot;', '&quot;;[.J49];&quot;', '&quot;;[.K49];&quot;', '&quot;;[.L49];&quot;', '&quot;;[.M49];&quot;', &quot;;[.N49];&quot;, &quot;;[.O49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Grenier ', 'Lucie ', '1974-09-14', 'luciegrenier@wannadoo.fr ', '06 66 96 95 81 ', null, '238 Avenue Albert-Ier-de-Monaco ', 'null', 'null', 'Youspan', '067 906 310 7271', 'null', 2, 8333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Grenier ', 'Lucie ', '1974-09-14', 'luciegrenier@wannadoo.fr ', '06 66 96 95 81 ', null, '238 Avenue Albert-Ier-de-Monaco ', 'null', 'null', 'Youspan', '067 906 310 7271', 'null', 2, 8333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oche </text:p>
          </table:table-cell>
          <table:table-cell office:value-type="string" calcext:value-type="string">
            <text:p>Clara </text:p>
          </table:table-cell>
          <table:table-cell table:style-name="ce2" office:value-type="string" calcext:value-type="string">
            <text:p>1982-11-15</text:p>
          </table:table-cell>
          <table:table-cell office:value-type="string" calcext:value-type="string">
            <text:p>clararoche@wannadoo.fr </text:p>
          </table:table-cell>
          <table:table-cell office:value-type="string" calcext:value-type="string">
            <text:p>06 13 40 64 21 </text:p>
          </table:table-cell>
          <table:table-cell office:value-type="string" calcext:value-type="string">
            <text:p>03 02 71 89 2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7 Impasse des Deux-Anges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418" calcext:value-type="float">
            <text:p>11418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50];&quot;', '&quot;;[.B50];&quot;', '&quot;;[.C50];&quot;', '&quot;;[.D50];&quot;', '&quot;;[.E50];&quot;', &quot;;[.G50];&quot;, '&quot;;[.H50];&quot;', '&quot;;[.I50];&quot;', '&quot;;[.J50];&quot;', '&quot;;[.K50];&quot;', '&quot;;[.L50];&quot;', '&quot;;[.M50];&quot;', &quot;;[.N50];&quot;, &quot;;[.O50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Roche ', 'Clara ', '1982-11-15', 'clararoche@wannadoo.fr ', '06 13 40 64 21 ', null, '87 Impasse des Deux-Anges ', 'null', 'null', 'null', 'null', 'null', 1, 11418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Roche ', 'Clara ', '1982-11-15', 'clararoche@wannadoo.fr ', '06 13 40 64 21 ', null, '87 Impasse des Deux-Anges ', 'null', 'null', 'null', 'null', 'null', 1, 11418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illard </text:p>
          </table:table-cell>
          <table:table-cell office:value-type="string" calcext:value-type="string">
            <text:p>Dylan </text:p>
          </table:table-cell>
          <table:table-cell table:style-name="ce2" office:value-type="string" calcext:value-type="string">
            <text:p>1954-03-29</text:p>
          </table:table-cell>
          <table:table-cell office:value-type="string" calcext:value-type="string">
            <text:p>dylanbillard@wannadoo.fr </text:p>
          </table:table-cell>
          <table:table-cell office:value-type="string" calcext:value-type="string">
            <text:p>06 66 01 90 01 </text:p>
          </table:table-cell>
          <table:table-cell office:value-type="string" calcext:value-type="string">
            <text:p>05 48 71 35 6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53 Rue du Docteur-Lancereaux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51];&quot;', '&quot;;[.B51];&quot;', '&quot;;[.C51];&quot;', '&quot;;[.D51];&quot;', '&quot;;[.E51];&quot;', &quot;;[.G51];&quot;, '&quot;;[.H51];&quot;', '&quot;;[.I51];&quot;', '&quot;;[.J51];&quot;', '&quot;;[.K51];&quot;', '&quot;;[.L51];&quot;', '&quot;;[.M51];&quot;', &quot;;[.N51];&quot;, &quot;;[.O51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Billard ', 'Dylan ', '1954-03-29', 'dylanbillard@wannadoo.fr ', '06 66 01 90 01 ', null, '253 Rue du Docteur-Lancereaux ', 'null', 'null', 'null', 'null', 'null', 1, 2008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Billard ', 'Dylan ', '1954-03-29', 'dylanbillard@wannadoo.fr ', '06 66 01 90 01 ', null, '253 Rue du Docteur-Lancereaux ', 'null', 'null', 'null', 'null', 'null', 1, 2008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lin </text:p>
          </table:table-cell>
          <table:table-cell office:value-type="string" calcext:value-type="string">
            <text:p>Rosalie </text:p>
          </table:table-cell>
          <table:table-cell table:style-name="ce2" office:value-type="string" calcext:value-type="string">
            <text:p>1983-06-20</text:p>
          </table:table-cell>
          <table:table-cell office:value-type="string" calcext:value-type="string">
            <text:p>rosaliecolin@aol.fr </text:p>
          </table:table-cell>
          <table:table-cell office:value-type="string" calcext:value-type="string">
            <text:p>06 18 23 62 26 </text:p>
          </table:table-cell>
          <table:table-cell office:value-type="string" calcext:value-type="string">
            <text:p>01 96 58 22 5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77 Rue Danville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5426" calcext:value-type="float">
            <text:p>5426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52];&quot;', '&quot;;[.B52];&quot;', '&quot;;[.C52];&quot;', '&quot;;[.D52];&quot;', '&quot;;[.E52];&quot;', &quot;;[.G52];&quot;, '&quot;;[.H52];&quot;', '&quot;;[.I52];&quot;', '&quot;;[.J52];&quot;', '&quot;;[.K52];&quot;', '&quot;;[.L52];&quot;', '&quot;;[.M52];&quot;', &quot;;[.N52];&quot;, &quot;;[.O52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Colin ', 'Rosalie ', '1983-06-20', 'rosaliecolin@aol.fr ', '06 18 23 62 26 ', null, '177 Rue Danville ', 'null', 'null', 'null', 'null', 'null', 1, 5426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Colin ', 'Rosalie ', '1983-06-20', 'rosaliecolin@aol.fr ', '06 18 23 62 26 ', null, '177 Rue Danville ', 'null', 'null', 'null', 'null', 'null', 1, 5426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runeau </text:p>
          </table:table-cell>
          <table:table-cell office:value-type="string" calcext:value-type="string">
            <text:p>Agathe </text:p>
          </table:table-cell>
          <table:table-cell table:style-name="ce2" office:value-type="string" calcext:value-type="string">
            <text:p>1979-03-19</text:p>
          </table:table-cell>
          <table:table-cell office:value-type="string" calcext:value-type="string">
            <text:p>agathebruneau@aol.fr </text:p>
          </table:table-cell>
          <table:table-cell office:value-type="string" calcext:value-type="string">
            <text:p>06 09 49 45 55 </text:p>
          </table:table-cell>
          <table:table-cell office:value-type="string" calcext:value-type="string">
            <text:p>05 35 35 72 6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 Rue du Champ-de-L''Alouette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34283" calcext:value-type="float">
            <text:p>34283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53];&quot;', '&quot;;[.B53];&quot;', '&quot;;[.C53];&quot;', '&quot;;[.D53];&quot;', '&quot;;[.E53];&quot;', &quot;;[.G53];&quot;, '&quot;;[.H53];&quot;', '&quot;;[.I53];&quot;', '&quot;;[.J53];&quot;', '&quot;;[.K53];&quot;', '&quot;;[.L53];&quot;', '&quot;;[.M53];&quot;', &quot;;[.N53];&quot;, &quot;;[.O53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Bruneau ', 'Agathe ', '1979-03-19', 'agathebruneau@aol.fr ', '06 09 49 45 55 ', null, '1 Rue du Champ-de-L''Alouette ', 'null', 'null', 'null', 'null', 'null', 2, 34283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Bruneau ', 'Agathe ', '1979-03-19', 'agathebruneau@aol.fr ', '06 09 49 45 55 ', null, '1 Rue du Champ-de-L''Alouette ', 'null', 'null', 'null', 'null', 'null', 2, 34283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nard </text:p>
          </table:table-cell>
          <table:table-cell office:value-type="string" calcext:value-type="string">
            <text:p>Martin </text:p>
          </table:table-cell>
          <table:table-cell table:style-name="ce2" office:value-type="string" calcext:value-type="string">
            <text:p>1972-09-01</text:p>
          </table:table-cell>
          <table:table-cell office:value-type="string" calcext:value-type="string">
            <text:p>martinrenard@aol.fr </text:p>
          </table:table-cell>
          <table:table-cell office:value-type="string" calcext:value-type="string">
            <text:p>06 68 46 45 20 </text:p>
          </table:table-cell>
          <table:table-cell office:value-type="string" calcext:value-type="string">
            <text:p>04 85 92 03 4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21 Rue Cannebière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31535" calcext:value-type="float">
            <text:p>31535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54];&quot;', '&quot;;[.B54];&quot;', '&quot;;[.C54];&quot;', '&quot;;[.D54];&quot;', '&quot;;[.E54];&quot;', &quot;;[.G54];&quot;, '&quot;;[.H54];&quot;', '&quot;;[.I54];&quot;', '&quot;;[.J54];&quot;', '&quot;;[.K54];&quot;', '&quot;;[.L54];&quot;', '&quot;;[.M54];&quot;', &quot;;[.N54];&quot;, &quot;;[.O54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Renard ', 'Martin ', '1972-09-01', 'martinrenard@aol.fr ', '06 68 46 45 20 ', null, '121 Rue Cannebière ', 'null', 'null', 'null', 'null', 'null', 2, 31535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Renard ', 'Martin ', '1972-09-01', 'martinrenard@aol.fr ', '06 68 46 45 20 ', null, '121 Rue Cannebière ', 'null', 'null', 'null', 'null', 'null', 2, 31535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uger </text:p>
          </table:table-cell>
          <table:table-cell office:value-type="string" calcext:value-type="string">
            <text:p>Inès </text:p>
          </table:table-cell>
          <table:table-cell table:style-name="ce2" office:value-type="string" calcext:value-type="string">
            <text:p>1986-08-26</text:p>
          </table:table-cell>
          <table:table-cell office:value-type="string" calcext:value-type="string">
            <text:p>inesauger@aol.fr </text:p>
          </table:table-cell>
          <table:table-cell office:value-type="string" calcext:value-type="string">
            <text:p>06 04 02 37 73 </text:p>
          </table:table-cell>
          <table:table-cell office:value-type="string" calcext:value-type="string">
            <text:p>01 32 14 50 5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10 Passage Dieu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6167" calcext:value-type="float">
            <text:p>16167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55];&quot;', '&quot;;[.B55];&quot;', '&quot;;[.C55];&quot;', '&quot;;[.D55];&quot;', '&quot;;[.E55];&quot;', &quot;;[.G55];&quot;, '&quot;;[.H55];&quot;', '&quot;;[.I55];&quot;', '&quot;;[.J55];&quot;', '&quot;;[.K55];&quot;', '&quot;;[.L55];&quot;', '&quot;;[.M55];&quot;', &quot;;[.N55];&quot;, &quot;;[.O55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Auger ', 'Inès ', '1986-08-26', 'inesauger@aol.fr ', '06 04 02 37 73 ', null, '210 Passage Dieu ', 'null', 'null', 'null', 'null', 'null', 3, 16167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Auger ', 'Inès ', '1986-08-26', 'inesauger@aol.fr ', '06 04 02 37 73 ', null, '210 Passage Dieu ', 'null', 'null', 'null', 'null', 'null', 3, 16167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upre </text:p>
          </table:table-cell>
          <table:table-cell office:value-type="string" calcext:value-type="string">
            <text:p>Roméo </text:p>
          </table:table-cell>
          <table:table-cell table:style-name="ce2" office:value-type="string" calcext:value-type="string">
            <text:p>1963-11-13</text:p>
          </table:table-cell>
          <table:table-cell office:value-type="string" calcext:value-type="string">
            <text:p>romeodupre@aol.fr </text:p>
          </table:table-cell>
          <table:table-cell office:value-type="string" calcext:value-type="string">
            <text:p>06 61 07 82 60 </text:p>
          </table:table-cell>
          <table:table-cell office:value-type="string" calcext:value-type="string">
            <text:p>04 59 02 91 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4 Place des Invalides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7110" calcext:value-type="float">
            <text:p>17110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56];&quot;', '&quot;;[.B56];&quot;', '&quot;;[.C56];&quot;', '&quot;;[.D56];&quot;', '&quot;;[.E56];&quot;', &quot;;[.G56];&quot;, '&quot;;[.H56];&quot;', '&quot;;[.I56];&quot;', '&quot;;[.J56];&quot;', '&quot;;[.K56];&quot;', '&quot;;[.L56];&quot;', '&quot;;[.M56];&quot;', &quot;;[.N56];&quot;, &quot;;[.O56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Dupre ', 'Roméo ', '1963-11-13', 'romeodupre@aol.fr ', '06 61 07 82 60 ', null, '104 Place des Invalides ', 'null', 'null', 'null', 'null', 'null', 3, 17110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Dupre ', 'Roméo ', '1963-11-13', 'romeodupre@aol.fr ', '06 61 07 82 60 ', null, '104 Place des Invalides ', 'null', 'null', 'null', 'null', 'null', 3, 17110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tienne </text:p>
          </table:table-cell>
          <table:table-cell office:value-type="string" calcext:value-type="string">
            <text:p>Guillaume </text:p>
          </table:table-cell>
          <table:table-cell table:style-name="ce2" office:value-type="string" calcext:value-type="string">
            <text:p>1987-09-10</text:p>
          </table:table-cell>
          <table:table-cell office:value-type="string" calcext:value-type="string">
            <text:p>guillaumeetienne@aol.fr </text:p>
          </table:table-cell>
          <table:table-cell office:value-type="string" calcext:value-type="string">
            <text:p>06 95 16 62 21 </text:p>
          </table:table-cell>
          <table:table-cell office:value-type="string" calcext:value-type="string">
            <text:p>01 08 92 47 8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19 Rue François-Ponsard 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uzzshare</text:p>
          </table:table-cell>
          <table:table-cell office:value-type="string" calcext:value-type="string">
            <text:p>371 691 789 3599</text:p>
          </table:table-cell>
          <table:table-cell office:value-type="string" calcext:value-type="string">
            <text:p>Caron Lana</text:p>
          </table:table-cell>
          <table:table-cell office:value-type="float" office:value="3" calcext:value-type="float">
            <text:p>3</text:p>
          </table:table-cell>
          <table:table-cell office:value-type="float" office:value="2509" calcext:value-type="float">
            <text:p>2509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57];&quot;', '&quot;;[.B57];&quot;', '&quot;;[.C57];&quot;', '&quot;;[.D57];&quot;', '&quot;;[.E57];&quot;', &quot;;[.G57];&quot;, '&quot;;[.H57];&quot;', '&quot;;[.I57];&quot;', '&quot;;[.J57];&quot;', '&quot;;[.K57];&quot;', '&quot;;[.L57];&quot;', '&quot;;[.M57];&quot;', &quot;;[.N57];&quot;, &quot;;[.O57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Etienne ', 'Guillaume ', '1987-09-10', 'guillaumeetienne@aol.fr ', '06 95 16 62 21 ', null, '219 Rue François-Ponsard ', 'null', 'null', 'Buzzshare', '371 691 789 3599', 'Caron Lana', 3, 2509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Etienne ', 'Guillaume ', '1987-09-10', 'guillaumeetienne@aol.fr ', '06 95 16 62 21 ', null, '219 Rue François-Ponsard ', 'null', 'null', 'Buzzshare', '371 691 789 3599', 'Caron Lana', 3, 2509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uichard </text:p>
          </table:table-cell>
          <table:table-cell office:value-type="string" calcext:value-type="string">
            <text:p>Alexandra </text:p>
          </table:table-cell>
          <table:table-cell table:style-name="ce2" office:value-type="string" calcext:value-type="string">
            <text:p>1977-06-06</text:p>
          </table:table-cell>
          <table:table-cell office:value-type="string" calcext:value-type="string">
            <text:p>alexandraguichard@aol.fr </text:p>
          </table:table-cell>
          <table:table-cell office:value-type="string" calcext:value-type="string">
            <text:p>06 80 17 23 07 </text:p>
          </table:table-cell>
          <table:table-cell office:value-type="string" calcext:value-type="string">
            <text:p>04 88 68 63 4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30 Cité Bauer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727" calcext:value-type="float">
            <text:p>727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58];&quot;', '&quot;;[.B58];&quot;', '&quot;;[.C58];&quot;', '&quot;;[.D58];&quot;', '&quot;;[.E58];&quot;', &quot;;[.G58];&quot;, '&quot;;[.H58];&quot;', '&quot;;[.I58];&quot;', '&quot;;[.J58];&quot;', '&quot;;[.K58];&quot;', '&quot;;[.L58];&quot;', '&quot;;[.M58];&quot;', &quot;;[.N58];&quot;, &quot;;[.O58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Guichard ', 'Alexandra ', '1977-06-06', 'alexandraguichard@aol.fr ', '06 80 17 23 07 ', null, '130 Cité Bauer ', 'null', 'null', 'null', 'null', 'null', 2, 727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Guichard ', 'Alexandra ', '1977-06-06', 'alexandraguichard@aol.fr ', '06 80 17 23 07 ', null, '130 Cité Bauer ', 'null', 'null', 'null', 'null', 'null', 2, 727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icard </text:p>
          </table:table-cell>
          <table:table-cell office:value-type="string" calcext:value-type="string">
            <text:p>Julia </text:p>
          </table:table-cell>
          <table:table-cell table:style-name="ce2" office:value-type="string" calcext:value-type="string">
            <text:p>1986-05-22</text:p>
          </table:table-cell>
          <table:table-cell office:value-type="string" calcext:value-type="string">
            <text:p>juliapicard@aol.fr </text:p>
          </table:table-cell>
          <table:table-cell office:value-type="string" calcext:value-type="string">
            <text:p>06 95 78 11 73 </text:p>
          </table:table-cell>
          <table:table-cell office:value-type="string" calcext:value-type="string">
            <text:p>01 90 03 36 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94 Square Albert-Bartholomé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8292" calcext:value-type="float">
            <text:p>28292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59];&quot;', '&quot;;[.B59];&quot;', '&quot;;[.C59];&quot;', '&quot;;[.D59];&quot;', '&quot;;[.E59];&quot;', &quot;;[.G59];&quot;, '&quot;;[.H59];&quot;', '&quot;;[.I59];&quot;', '&quot;;[.J59];&quot;', '&quot;;[.K59];&quot;', '&quot;;[.L59];&quot;', '&quot;;[.M59];&quot;', &quot;;[.N59];&quot;, &quot;;[.O59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Picard ', 'Julia ', '1986-05-22', 'juliapicard@aol.fr ', '06 95 78 11 73 ', null, '294 Square Albert-Bartholomé ', 'null', 'null', 'null', 'null', 'null', 1, 28292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Picard ', 'Julia ', '1986-05-22', 'juliapicard@aol.fr ', '06 95 78 11 73 ', null, '294 Square Albert-Bartholomé ', 'null', 'null', 'null', 'null', 'null', 1, 28292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ecocq </text:p>
          </table:table-cell>
          <table:table-cell office:value-type="string" calcext:value-type="string">
            <text:p>Emma </text:p>
          </table:table-cell>
          <table:table-cell table:style-name="ce2" office:value-type="string" calcext:value-type="string">
            <text:p>1998-11-08</text:p>
          </table:table-cell>
          <table:table-cell office:value-type="string" calcext:value-type="string">
            <text:p>emmalecocq@aol.fr </text:p>
          </table:table-cell>
          <table:table-cell office:value-type="string" calcext:value-type="string">
            <text:p>06 20 08 41 57 </text:p>
          </table:table-cell>
          <table:table-cell office:value-type="string" calcext:value-type="string">
            <text:p>01 73 59 04 7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1 Square Dunois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1499" calcext:value-type="float">
            <text:p>11499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60];&quot;', '&quot;;[.B60];&quot;', '&quot;;[.C60];&quot;', '&quot;;[.D60];&quot;', '&quot;;[.E60];&quot;', &quot;;[.G60];&quot;, '&quot;;[.H60];&quot;', '&quot;;[.I60];&quot;', '&quot;;[.J60];&quot;', '&quot;;[.K60];&quot;', '&quot;;[.L60];&quot;', '&quot;;[.M60];&quot;', &quot;;[.N60];&quot;, &quot;;[.O60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Lecocq ', 'Emma ', '1998-11-08', 'emmalecocq@aol.fr ', '06 20 08 41 57 ', null, '81 Square Dunois ', 'null', 'null', 'null', 'null', 'null', 2, 11499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Lecocq ', 'Emma ', '1998-11-08', 'emmalecocq@aol.fr ', '06 20 08 41 57 ', null, '81 Square Dunois ', 'null', 'null', 'null', 'null', 'null', 2, 11499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regoire </text:p>
          </table:table-cell>
          <table:table-cell office:value-type="string" calcext:value-type="string">
            <text:p>Jules </text:p>
          </table:table-cell>
          <table:table-cell table:style-name="ce2" office:value-type="string" calcext:value-type="string">
            <text:p>1982-04-08</text:p>
          </table:table-cell>
          <table:table-cell office:value-type="string" calcext:value-type="string">
            <text:p>julesgregoire@yahoo.fr </text:p>
          </table:table-cell>
          <table:table-cell office:value-type="string" calcext:value-type="string">
            <text:p>06 38 70 40 60 </text:p>
          </table:table-cell>
          <table:table-cell office:value-type="string" calcext:value-type="string">
            <text:p>02 64 11 66 79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44 Avenue Édouard-Vaillant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5626" calcext:value-type="float">
            <text:p>15626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61];&quot;', '&quot;;[.B61];&quot;', '&quot;;[.C61];&quot;', '&quot;;[.D61];&quot;', '&quot;;[.E61];&quot;', &quot;;[.G61];&quot;, '&quot;;[.H61];&quot;', '&quot;;[.I61];&quot;', '&quot;;[.J61];&quot;', '&quot;;[.K61];&quot;', '&quot;;[.L61];&quot;', '&quot;;[.M61];&quot;', &quot;;[.N61];&quot;, &quot;;[.O61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Gregoire ', 'Jules ', '1982-04-08', 'julesgregoire@yahoo.fr ', '06 38 70 40 60 ', 1.02, '144 Avenue Édouard-Vaillant ', 'null', 'null', 'null', 'null', 'null', 2, 15626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Gregoire ', 'Jules ', '1982-04-08', 'julesgregoire@yahoo.fr ', '06 38 70 40 60 ', 1.02, '144 Avenue Édouard-Vaillant ', 'null', 'null', 'null', 'null', 'null', 2, 15626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ulon </text:p>
          </table:table-cell>
          <table:table-cell office:value-type="string" calcext:value-type="string">
            <text:p>Lola </text:p>
          </table:table-cell>
          <table:table-cell table:style-name="ce2" office:value-type="string" calcext:value-type="string">
            <text:p>1990-08-05</text:p>
          </table:table-cell>
          <table:table-cell office:value-type="string" calcext:value-type="string">
            <text:p>lolacoulon@yahoo.fr </text:p>
          </table:table-cell>
          <table:table-cell office:value-type="string" calcext:value-type="string">
            <text:p>06 39 02 26 22 </text:p>
          </table:table-cell>
          <table:table-cell office:value-type="string" calcext:value-type="string">
            <text:p>05 78 09 69 6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56 Rue Henri-Desgrange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6258" calcext:value-type="float">
            <text:p>6258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62];&quot;', '&quot;;[.B62];&quot;', '&quot;;[.C62];&quot;', '&quot;;[.D62];&quot;', '&quot;;[.E62];&quot;', &quot;;[.G62];&quot;, '&quot;;[.H62];&quot;', '&quot;;[.I62];&quot;', '&quot;;[.J62];&quot;', '&quot;;[.K62];&quot;', '&quot;;[.L62];&quot;', '&quot;;[.M62];&quot;', &quot;;[.N62];&quot;, &quot;;[.O62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Coulon ', 'Lola ', '1990-08-05', 'lolacoulon@yahoo.fr ', '06 39 02 26 22 ', null, '156 Rue Henri-Desgrange ', 'null', 'null', 'null', 'null', 'null', 3, 6258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Coulon ', 'Lola ', '1990-08-05', 'lolacoulon@yahoo.fr ', '06 39 02 26 22 ', null, '156 Rue Henri-Desgrange ', 'null', 'null', 'null', 'null', 'null', 3, 6258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errand </text:p>
          </table:table-cell>
          <table:table-cell office:value-type="string" calcext:value-type="string">
            <text:p>Émilie </text:p>
          </table:table-cell>
          <table:table-cell table:style-name="ce2" office:value-type="string" calcext:value-type="string">
            <text:p>1966-05-05</text:p>
          </table:table-cell>
          <table:table-cell office:value-type="string" calcext:value-type="string">
            <text:p>emilieferrand@yahoo.fr </text:p>
          </table:table-cell>
          <table:table-cell office:value-type="string" calcext:value-type="string">
            <text:p>06 84 54 51 88 </text:p>
          </table:table-cell>
          <table:table-cell office:value-type="string" calcext:value-type="string">
            <text:p>05 46 34 65 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4 Rue Albert-Marquet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5094" calcext:value-type="float">
            <text:p>15094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63];&quot;', '&quot;;[.B63];&quot;', '&quot;;[.C63];&quot;', '&quot;;[.D63];&quot;', '&quot;;[.E63];&quot;', &quot;;[.G63];&quot;, '&quot;;[.H63];&quot;', '&quot;;[.I63];&quot;', '&quot;;[.J63];&quot;', '&quot;;[.K63];&quot;', '&quot;;[.L63];&quot;', '&quot;;[.M63];&quot;', &quot;;[.N63];&quot;, &quot;;[.O63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Ferrand ', 'Émilie ', '1966-05-05', 'emilieferrand@yahoo.fr ', '06 84 54 51 88 ', null, '114 Rue Albert-Marquet ', 'null', 'null', 'null', 'null', 'null', 3, 15094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Ferrand ', 'Émilie ', '1966-05-05', 'emilieferrand@yahoo.fr ', '06 84 54 51 88 ', null, '114 Rue Albert-Marquet ', 'null', 'null', 'null', 'null', 'null', 3, 15094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oux </text:p>
          </table:table-cell>
          <table:table-cell office:value-type="string" calcext:value-type="string">
            <text:p>Aaron </text:p>
          </table:table-cell>
          <table:table-cell table:style-name="ce2" office:value-type="string" calcext:value-type="string">
            <text:p>1957-12-13</text:p>
          </table:table-cell>
          <table:table-cell office:value-type="string" calcext:value-type="string">
            <text:p>aaronroux@yahoo.fr </text:p>
          </table:table-cell>
          <table:table-cell office:value-type="string" calcext:value-type="string">
            <text:p>06 73 52 66 33 </text:p>
          </table:table-cell>
          <table:table-cell office:value-type="string" calcext:value-type="string">
            <text:p>02 77 69 41 19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1 Place Jacques-Rouché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0093" calcext:value-type="float">
            <text:p>20093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64];&quot;', '&quot;;[.B64];&quot;', '&quot;;[.C64];&quot;', '&quot;;[.D64];&quot;', '&quot;;[.E64];&quot;', &quot;;[.G64];&quot;, '&quot;;[.H64];&quot;', '&quot;;[.I64];&quot;', '&quot;;[.J64];&quot;', '&quot;;[.K64];&quot;', '&quot;;[.L64];&quot;', '&quot;;[.M64];&quot;', &quot;;[.N64];&quot;, &quot;;[.O64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Roux ', 'Aaron ', '1957-12-13', 'aaronroux@yahoo.fr ', '06 73 52 66 33 ', 1.14, '61 Place Jacques-Rouché ', 'null', 'null', 'null', 'null', 'null', 1, 20093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Roux ', 'Aaron ', '1957-12-13', 'aaronroux@yahoo.fr ', '06 73 52 66 33 ', 1.14, '61 Place Jacques-Rouché ', 'null', 'null', 'null', 'null', 'null', 1, 20093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bre </text:p>
          </table:table-cell>
          <table:table-cell office:value-type="string" calcext:value-type="string">
            <text:p>Alexia </text:p>
          </table:table-cell>
          <table:table-cell table:style-name="ce2" office:value-type="string" calcext:value-type="string">
            <text:p>1985-10-19</text:p>
          </table:table-cell>
          <table:table-cell office:value-type="string" calcext:value-type="string">
            <text:p>alexiafabre@yahoo.fr </text:p>
          </table:table-cell>
          <table:table-cell office:value-type="string" calcext:value-type="string">
            <text:p>06 35 41 49 73 </text:p>
          </table:table-cell>
          <table:table-cell office:value-type="string" calcext:value-type="string">
            <text:p>05 77 17 61 9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0 Rue Baptiste-Renard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2994" calcext:value-type="float">
            <text:p>12994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65];&quot;', '&quot;;[.B65];&quot;', '&quot;;[.C65];&quot;', '&quot;;[.D65];&quot;', '&quot;;[.E65];&quot;', &quot;;[.G65];&quot;, '&quot;;[.H65];&quot;', '&quot;;[.I65];&quot;', '&quot;;[.J65];&quot;', '&quot;;[.K65];&quot;', '&quot;;[.L65];&quot;', '&quot;;[.M65];&quot;', &quot;;[.N65];&quot;, &quot;;[.O65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Fabre ', 'Alexia ', '1985-10-19', 'alexiafabre@yahoo.fr ', '06 35 41 49 73 ', null, '220 Rue Baptiste-Renard ', 'null', 'null', 'null', 'null', 'null', 3, 12994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Fabre ', 'Alexia ', '1985-10-19', 'alexiafabre@yahoo.fr ', '06 35 41 49 73 ', null, '220 Rue Baptiste-Renard ', 'null', 'null', 'null', 'null', 'null', 3, 12994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urdon </text:p>
          </table:table-cell>
          <table:table-cell office:value-type="string" calcext:value-type="string">
            <text:p>Clara </text:p>
          </table:table-cell>
          <table:table-cell table:style-name="ce2" office:value-type="string" calcext:value-type="string">
            <text:p>1974-10-13</text:p>
          </table:table-cell>
          <table:table-cell office:value-type="string" calcext:value-type="string">
            <text:p>clarabourdon@yahoo.fr </text:p>
          </table:table-cell>
          <table:table-cell office:value-type="string" calcext:value-type="string">
            <text:p>06 23 35 47 65 </text:p>
          </table:table-cell>
          <table:table-cell office:value-type="string" calcext:value-type="string">
            <text:p>05 26 24 36 7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2 Rue Guillaume-Tell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7282" calcext:value-type="float">
            <text:p>27282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66];&quot;', '&quot;;[.B66];&quot;', '&quot;;[.C66];&quot;', '&quot;;[.D66];&quot;', '&quot;;[.E66];&quot;', &quot;;[.G66];&quot;, '&quot;;[.H66];&quot;', '&quot;;[.I66];&quot;', '&quot;;[.J66];&quot;', '&quot;;[.K66];&quot;', '&quot;;[.L66];&quot;', '&quot;;[.M66];&quot;', &quot;;[.N66];&quot;, &quot;;[.O66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Bourdon ', 'Clara ', '1974-10-13', 'clarabourdon@yahoo.fr ', '06 23 35 47 65 ', null, '92 Rue Guillaume-Tell ', 'null', 'null', 'null', 'null', 'null', 1, 27282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Bourdon ', 'Clara ', '1974-10-13', 'clarabourdon@yahoo.fr ', '06 23 35 47 65 ', null, '92 Rue Guillaume-Tell ', 'null', 'null', 'null', 'null', 'null', 1, 27282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mbert </text:p>
          </table:table-cell>
          <table:table-cell office:value-type="string" calcext:value-type="string">
            <text:p>Élisa </text:p>
          </table:table-cell>
          <table:table-cell table:style-name="ce2" office:value-type="string" calcext:value-type="string">
            <text:p>1991-06-10</text:p>
          </table:table-cell>
          <table:table-cell office:value-type="string" calcext:value-type="string">
            <text:p>elisaimbert@yahoo.fr </text:p>
          </table:table-cell>
          <table:table-cell office:value-type="string" calcext:value-type="string">
            <text:p>06 97 76 66 91 </text:p>
          </table:table-cell>
          <table:table-cell office:value-type="string" calcext:value-type="string">
            <text:p>05 22 92 23 3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70 Rue Émile-Richard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23019" calcext:value-type="float">
            <text:p>23019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67];&quot;', '&quot;;[.B67];&quot;', '&quot;;[.C67];&quot;', '&quot;;[.D67];&quot;', '&quot;;[.E67];&quot;', &quot;;[.G67];&quot;, '&quot;;[.H67];&quot;', '&quot;;[.I67];&quot;', '&quot;;[.J67];&quot;', '&quot;;[.K67];&quot;', '&quot;;[.L67];&quot;', '&quot;;[.M67];&quot;', &quot;;[.N67];&quot;, &quot;;[.O67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Imbert ', 'Élisa ', '1991-06-10', 'elisaimbert@yahoo.fr ', '06 97 76 66 91 ', null, '170 Rue Émile-Richard ', 'null', 'null', 'null', 'null', 'null', 2, 23019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Imbert ', 'Élisa ', '1991-06-10', 'elisaimbert@yahoo.fr ', '06 97 76 66 91 ', null, '170 Rue Émile-Richard ', 'null', 'null', 'null', 'null', 'null', 2, 23019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eoffroy </text:p>
          </table:table-cell>
          <table:table-cell office:value-type="string" calcext:value-type="string">
            <text:p>Florian </text:p>
          </table:table-cell>
          <table:table-cell table:style-name="ce2" office:value-type="string" calcext:value-type="string">
            <text:p>1958-07-18</text:p>
          </table:table-cell>
          <table:table-cell office:value-type="string" calcext:value-type="string">
            <text:p>floriangeoffroy@yahoo.fr </text:p>
          </table:table-cell>
          <table:table-cell office:value-type="string" calcext:value-type="string">
            <text:p>06 03 77 05 74 </text:p>
          </table:table-cell>
          <table:table-cell office:value-type="string" calcext:value-type="string">
            <text:p>02 37 40 76 3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5 Villa de Beauséjour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8556" calcext:value-type="float">
            <text:p>28556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68];&quot;', '&quot;;[.B68];&quot;', '&quot;;[.C68];&quot;', '&quot;;[.D68];&quot;', '&quot;;[.E68];&quot;', &quot;;[.G68];&quot;, '&quot;;[.H68];&quot;', '&quot;;[.I68];&quot;', '&quot;;[.J68];&quot;', '&quot;;[.K68];&quot;', '&quot;;[.L68];&quot;', '&quot;;[.M68];&quot;', &quot;;[.N68];&quot;, &quot;;[.O68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Geoffroy ', 'Florian ', '1958-07-18', 'floriangeoffroy@yahoo.fr ', '06 03 77 05 74 ', null, '105 Villa de Beauséjour ', 'null', 'null', 'null', 'null', 'null', 1, 28556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Geoffroy ', 'Florian ', '1958-07-18', 'floriangeoffroy@yahoo.fr ', '06 03 77 05 74 ', null, '105 Villa de Beauséjour ', 'null', 'null', 'null', 'null', 'null', 1, 28556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ras </text:p>
          </table:table-cell>
          <table:table-cell office:value-type="string" calcext:value-type="string">
            <text:p>Émile </text:p>
          </table:table-cell>
          <table:table-cell table:style-name="ce2" office:value-type="string" calcext:value-type="string">
            <text:p>1978-01-10</text:p>
          </table:table-cell>
          <table:table-cell office:value-type="string" calcext:value-type="string">
            <text:p>emilegras@yahoo.fr </text:p>
          </table:table-cell>
          <table:table-cell office:value-type="string" calcext:value-type="string">
            <text:p>06 13 00 25 43 </text:p>
          </table:table-cell>
          <table:table-cell office:value-type="string" calcext:value-type="string">
            <text:p>05 82 38 55 7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2 Rue Goethe 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ajo</text:p>
          </table:table-cell>
          <table:table-cell office:value-type="string" calcext:value-type="string">
            <text:p>531 574 347 1781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69];&quot;', '&quot;;[.B69];&quot;', '&quot;;[.C69];&quot;', '&quot;;[.D69];&quot;', '&quot;;[.E69];&quot;', &quot;;[.G69];&quot;, '&quot;;[.H69];&quot;', '&quot;;[.I69];&quot;', '&quot;;[.J69];&quot;', '&quot;;[.K69];&quot;', '&quot;;[.L69];&quot;', '&quot;;[.M69];&quot;', &quot;;[.N69];&quot;, &quot;;[.O69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Gras ', 'Émile ', '1978-01-10', 'emilegras@yahoo.fr ', '06 13 00 25 43 ', null, '62 Rue Goethe ', 'null', 'null', 'Lajo', '531 574 347 1781', 'null', 2, 102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Gras ', 'Émile ', '1978-01-10', 'emilegras@yahoo.fr ', '06 13 00 25 43 ', null, '62 Rue Goethe ', 'null', 'null', 'Lajo', '531 574 347 1781', 'null', 2, 102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eonard </text:p>
          </table:table-cell>
          <table:table-cell office:value-type="string" calcext:value-type="string">
            <text:p>Anaël </text:p>
          </table:table-cell>
          <table:table-cell table:style-name="ce2" office:value-type="string" calcext:value-type="string">
            <text:p>1963-03-20</text:p>
          </table:table-cell>
          <table:table-cell office:value-type="string" calcext:value-type="string">
            <text:p>anaelleonard@yahoo.fr </text:p>
          </table:table-cell>
          <table:table-cell office:value-type="string" calcext:value-type="string">
            <text:p>06 93 64 68 50 </text:p>
          </table:table-cell>
          <table:table-cell office:value-type="string" calcext:value-type="string">
            <text:p>02 80 05 06 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6 Rue Gérard-Philipe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1158" calcext:value-type="float">
            <text:p>21158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70];&quot;', '&quot;;[.B70];&quot;', '&quot;;[.C70];&quot;', '&quot;;[.D70];&quot;', '&quot;;[.E70];&quot;', &quot;;[.G70];&quot;, '&quot;;[.H70];&quot;', '&quot;;[.I70];&quot;', '&quot;;[.J70];&quot;', '&quot;;[.K70];&quot;', '&quot;;[.L70];&quot;', '&quot;;[.M70];&quot;', &quot;;[.N70];&quot;, &quot;;[.O70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Leonard ', 'Anaël ', '1963-03-20', 'anaelleonard@yahoo.fr ', '06 93 64 68 50 ', null, '36 Rue Gérard-Philipe ', 'null', 'null', 'null', 'null', 'null', 1, 21158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Leonard ', 'Anaël ', '1963-03-20', 'anaelleonard@yahoo.fr ', '06 93 64 68 50 ', null, '36 Rue Gérard-Philipe ', 'null', 'null', 'null', 'null', 'null', 1, 21158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educ </text:p>
          </table:table-cell>
          <table:table-cell office:value-type="string" calcext:value-type="string">
            <text:p>Yasmine </text:p>
          </table:table-cell>
          <table:table-cell table:style-name="ce2" office:value-type="string" calcext:value-type="string">
            <text:p>1997-10-10</text:p>
          </table:table-cell>
          <table:table-cell office:value-type="string" calcext:value-type="string">
            <text:p>yasmineleduc@yahoo.fr </text:p>
          </table:table-cell>
          <table:table-cell office:value-type="string" calcext:value-type="string">
            <text:p>06 64 51 14 52 </text:p>
          </table:table-cell>
          <table:table-cell office:value-type="string" calcext:value-type="string">
            <text:p>04 97 10 43 83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299 Rue Descombes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4823" calcext:value-type="float">
            <text:p>14823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71];&quot;', '&quot;;[.B71];&quot;', '&quot;;[.C71];&quot;', '&quot;;[.D71];&quot;', '&quot;;[.E71];&quot;', &quot;;[.G71];&quot;, '&quot;;[.H71];&quot;', '&quot;;[.I71];&quot;', '&quot;;[.J71];&quot;', '&quot;;[.K71];&quot;', '&quot;;[.L71];&quot;', '&quot;;[.M71];&quot;', &quot;;[.N71];&quot;, &quot;;[.O71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Leduc ', 'Yasmine ', '1997-10-10', 'yasmineleduc@yahoo.fr ', '06 64 51 14 52 ', 1.15, '299 Rue Descombes ', 'null', 'null', 'null', 'null', 'null', 2, 14823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Leduc ', 'Yasmine ', '1997-10-10', 'yasmineleduc@yahoo.fr ', '06 64 51 14 52 ', 1.15, '299 Rue Descombes ', 'null', 'null', 'null', 'null', 'null', 2, 14823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mbert </text:p>
          </table:table-cell>
          <table:table-cell office:value-type="string" calcext:value-type="string">
            <text:p>Amine </text:p>
          </table:table-cell>
          <table:table-cell table:style-name="ce2" office:value-type="string" calcext:value-type="string">
            <text:p>1993-05-03</text:p>
          </table:table-cell>
          <table:table-cell office:value-type="string" calcext:value-type="string">
            <text:p>amineimbert@yahoo.fr </text:p>
          </table:table-cell>
          <table:table-cell office:value-type="string" calcext:value-type="string">
            <text:p>06 72 11 68 98 </text:p>
          </table:table-cell>
          <table:table-cell office:value-type="string" calcext:value-type="string">
            <text:p>05 42 95 11 3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90 Place de l''École-Militaire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7370" calcext:value-type="float">
            <text:p>27370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72];&quot;', '&quot;;[.B72];&quot;', '&quot;;[.C72];&quot;', '&quot;;[.D72];&quot;', '&quot;;[.E72];&quot;', &quot;;[.G72];&quot;, '&quot;;[.H72];&quot;', '&quot;;[.I72];&quot;', '&quot;;[.J72];&quot;', '&quot;;[.K72];&quot;', '&quot;;[.L72];&quot;', '&quot;;[.M72];&quot;', &quot;;[.N72];&quot;, &quot;;[.O72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Imbert ', 'Amine ', '1993-05-03', 'amineimbert@yahoo.fr ', '06 72 11 68 98 ', null, '190 Place de l''École-Militaire ', 'null', 'null', 'null', 'null', 'null', 1, 27370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Imbert ', 'Amine ', '1993-05-03', 'amineimbert@yahoo.fr ', '06 72 11 68 98 ', null, '190 Place de l''École-Militaire ', 'null', 'null', 'null', 'null', 'null', 1, 27370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icard </text:p>
          </table:table-cell>
          <table:table-cell office:value-type="string" calcext:value-type="string">
            <text:p>Mélissa </text:p>
          </table:table-cell>
          <table:table-cell table:style-name="ce2" office:value-type="string" calcext:value-type="string">
            <text:p>1953-06-01</text:p>
          </table:table-cell>
          <table:table-cell office:value-type="string" calcext:value-type="string">
            <text:p>melissapicard@yahoo.fr </text:p>
          </table:table-cell>
          <table:table-cell office:value-type="string" calcext:value-type="string">
            <text:p>06 90 84 03 75 </text:p>
          </table:table-cell>
          <table:table-cell office:value-type="string" calcext:value-type="string">
            <text:p>05 61 39 01 2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33 Impasse Fortin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6366" calcext:value-type="float">
            <text:p>6366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73];&quot;', '&quot;;[.B73];&quot;', '&quot;;[.C73];&quot;', '&quot;;[.D73];&quot;', '&quot;;[.E73];&quot;', &quot;;[.G73];&quot;, '&quot;;[.H73];&quot;', '&quot;;[.I73];&quot;', '&quot;;[.J73];&quot;', '&quot;;[.K73];&quot;', '&quot;;[.L73];&quot;', '&quot;;[.M73];&quot;', &quot;;[.N73];&quot;, &quot;;[.O73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Picard ', 'Mélissa ', '1953-06-01', 'melissapicard@yahoo.fr ', '06 90 84 03 75 ', null, '233 Impasse Fortin ', 'null', 'null', 'null', 'null', 'null', 2, 6366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Picard ', 'Mélissa ', '1953-06-01', 'melissapicard@yahoo.fr ', '06 90 84 03 75 ', null, '233 Impasse Fortin ', 'null', 'null', 'null', 'null', 'null', 2, 6366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revot </text:p>
          </table:table-cell>
          <table:table-cell office:value-type="string" calcext:value-type="string">
            <text:p>Maryam </text:p>
          </table:table-cell>
          <table:table-cell table:style-name="ce2" office:value-type="string" calcext:value-type="string">
            <text:p>1986-01-21</text:p>
          </table:table-cell>
          <table:table-cell office:value-type="string" calcext:value-type="string">
            <text:p>maryamprevot@yahoo.fr </text:p>
          </table:table-cell>
          <table:table-cell office:value-type="string" calcext:value-type="string">
            <text:p>06 40 64 33 71 </text:p>
          </table:table-cell>
          <table:table-cell office:value-type="string" calcext:value-type="string">
            <text:p>04 32 35 84 83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258 Rue Alexandre-Cabanel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9232" calcext:value-type="float">
            <text:p>19232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74];&quot;', '&quot;;[.B74];&quot;', '&quot;;[.C74];&quot;', '&quot;;[.D74];&quot;', '&quot;;[.E74];&quot;', &quot;;[.G74];&quot;, '&quot;;[.H74];&quot;', '&quot;;[.I74];&quot;', '&quot;;[.J74];&quot;', '&quot;;[.K74];&quot;', '&quot;;[.L74];&quot;', '&quot;;[.M74];&quot;', &quot;;[.N74];&quot;, &quot;;[.O74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Prevot ', 'Maryam ', '1986-01-21', 'maryamprevot@yahoo.fr ', '06 40 64 33 71 ', 1.18, '258 Rue Alexandre-Cabanel ', 'null', 'null', 'null', 'null', 'null', 3, 19232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Prevot ', 'Maryam ', '1986-01-21', 'maryamprevot@yahoo.fr ', '06 40 64 33 71 ', 1.18, '258 Rue Alexandre-Cabanel ', 'null', 'null', 'null', 'null', 'null', 3, 19232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s </text:p>
          </table:table-cell>
          <table:table-cell office:value-type="string" calcext:value-type="string">
            <text:p>Mohamed </text:p>
          </table:table-cell>
          <table:table-cell table:style-name="ce2" office:value-type="string" calcext:value-type="string">
            <text:p>1965-12-28</text:p>
          </table:table-cell>
          <table:table-cell office:value-type="string" calcext:value-type="string">
            <text:p>mohamedmas@yahoo.fr </text:p>
          </table:table-cell>
          <table:table-cell office:value-type="string" calcext:value-type="string">
            <text:p>06 28 30 77 25 </text:p>
          </table:table-cell>
          <table:table-cell office:value-type="string" calcext:value-type="string">
            <text:p>04 38 96 65 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36 Rue Eugène-Carrière 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loo</text:p>
          </table:table-cell>
          <table:table-cell office:value-type="string" calcext:value-type="string">
            <text:p>256 294 457 0365</text:p>
          </table:table-cell>
          <table:table-cell office:value-type="string" calcext:value-type="string">
            <text:p>Giraud Kimberley</text:p>
          </table:table-cell>
          <table:table-cell office:value-type="float" office:value="2" calcext:value-type="float">
            <text:p>2</text:p>
          </table:table-cell>
          <table:table-cell office:value-type="float" office:value="35894" calcext:value-type="float">
            <text:p>35894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75];&quot;', '&quot;;[.B75];&quot;', '&quot;;[.C75];&quot;', '&quot;;[.D75];&quot;', '&quot;;[.E75];&quot;', &quot;;[.G75];&quot;, '&quot;;[.H75];&quot;', '&quot;;[.I75];&quot;', '&quot;;[.J75];&quot;', '&quot;;[.K75];&quot;', '&quot;;[.L75];&quot;', '&quot;;[.M75];&quot;', &quot;;[.N75];&quot;, &quot;;[.O75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Mas ', 'Mohamed ', '1965-12-28', 'mohamedmas@yahoo.fr ', '06 28 30 77 25 ', null, '236 Rue Eugène-Carrière ', 'null', 'null', 'Oloo', '256 294 457 0365', 'Giraud Kimberley', 2, 35894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Mas ', 'Mohamed ', '1965-12-28', 'mohamedmas@yahoo.fr ', '06 28 30 77 25 ', null, '236 Rue Eugène-Carrière ', 'null', 'null', 'Oloo', '256 294 457 0365', 'Giraud Kimberley', 2, 35894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uignard </text:p>
          </table:table-cell>
          <table:table-cell office:value-type="string" calcext:value-type="string">
            <text:p>Erwan </text:p>
          </table:table-cell>
          <table:table-cell table:style-name="ce2" office:value-type="string" calcext:value-type="string">
            <text:p>1955-10-05</text:p>
          </table:table-cell>
          <table:table-cell office:value-type="string" calcext:value-type="string">
            <text:p>erwanguignard@yahoo.fr </text:p>
          </table:table-cell>
          <table:table-cell office:value-type="string" calcext:value-type="string">
            <text:p>06 63 58 84 81 </text:p>
          </table:table-cell>
          <table:table-cell office:value-type="string" calcext:value-type="string">
            <text:p>05 50 60 11 5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 Impasse de l''Église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4782" calcext:value-type="float">
            <text:p>4782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76];&quot;', '&quot;;[.B76];&quot;', '&quot;;[.C76];&quot;', '&quot;;[.D76];&quot;', '&quot;;[.E76];&quot;', &quot;;[.G76];&quot;, '&quot;;[.H76];&quot;', '&quot;;[.I76];&quot;', '&quot;;[.J76];&quot;', '&quot;;[.K76];&quot;', '&quot;;[.L76];&quot;', '&quot;;[.M76];&quot;', &quot;;[.N76];&quot;, &quot;;[.O76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Guignard ', 'Erwan ', '1955-10-05', 'erwanguignard@yahoo.fr ', '06 63 58 84 81 ', null, '202 Impasse de l''Église ', 'null', 'null', 'null', 'null', 'null', 2, 4782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Guignard ', 'Erwan ', '1955-10-05', 'erwanguignard@yahoo.fr ', '06 63 58 84 81 ', null, '202 Impasse de l''Église ', 'null', 'null', 'null', 'null', 'null', 2, 4782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lerc </text:p>
          </table:table-cell>
          <table:table-cell office:value-type="string" calcext:value-type="string">
            <text:p>Mathilde </text:p>
          </table:table-cell>
          <table:table-cell table:style-name="ce2" office:value-type="string" calcext:value-type="string">
            <text:p>1984-01-07</text:p>
          </table:table-cell>
          <table:table-cell office:value-type="string" calcext:value-type="string">
            <text:p>mathildeclerc@yahoo.fr </text:p>
          </table:table-cell>
          <table:table-cell office:value-type="string" calcext:value-type="string">
            <text:p>06 53 65 73 52 </text:p>
          </table:table-cell>
          <table:table-cell office:value-type="string" calcext:value-type="string">
            <text:p>04 52 31 22 29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29 Rue de l''Escaut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20487" calcext:value-type="float">
            <text:p>20487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77];&quot;', '&quot;;[.B77];&quot;', '&quot;;[.C77];&quot;', '&quot;;[.D77];&quot;', '&quot;;[.E77];&quot;', &quot;;[.G77];&quot;, '&quot;;[.H77];&quot;', '&quot;;[.I77];&quot;', '&quot;;[.J77];&quot;', '&quot;;[.K77];&quot;', '&quot;;[.L77];&quot;', '&quot;;[.M77];&quot;', &quot;;[.N77];&quot;, &quot;;[.O77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Clerc ', 'Mathilde ', '1984-01-07', 'mathildeclerc@yahoo.fr ', '06 53 65 73 52 ', 1.15, '29 Rue de l''Escaut ', 'null', 'null', 'null', 'null', 'null', 2, 20487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Clerc ', 'Mathilde ', '1984-01-07', 'mathildeclerc@yahoo.fr ', '06 53 65 73 52 ', 1.15, '29 Rue de l''Escaut ', 'null', 'null', 'null', 'null', 'null', 2, 20487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e corre </text:p>
          </table:table-cell>
          <table:table-cell office:value-type="string" calcext:value-type="string">
            <text:p>Paul </text:p>
          </table:table-cell>
          <table:table-cell table:style-name="ce2" office:value-type="string" calcext:value-type="string">
            <text:p>1954-03-05</text:p>
          </table:table-cell>
          <table:table-cell office:value-type="string" calcext:value-type="string">
            <text:p>paulle.corre@yahoo.fr </text:p>
          </table:table-cell>
          <table:table-cell office:value-type="string" calcext:value-type="string">
            <text:p>06 64 51 75 99 </text:p>
          </table:table-cell>
          <table:table-cell office:value-type="string" calcext:value-type="string">
            <text:p>04 62 73 10 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10 Passage des Épinettes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0048" calcext:value-type="float">
            <text:p>10048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78];&quot;', '&quot;;[.B78];&quot;', '&quot;;[.C78];&quot;', '&quot;;[.D78];&quot;', '&quot;;[.E78];&quot;', &quot;;[.G78];&quot;, '&quot;;[.H78];&quot;', '&quot;;[.I78];&quot;', '&quot;;[.J78];&quot;', '&quot;;[.K78];&quot;', '&quot;;[.L78];&quot;', '&quot;;[.M78];&quot;', &quot;;[.N78];&quot;, &quot;;[.O78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Le corre ', 'Paul ', '1954-03-05', 'paulle.corre@yahoo.fr ', '06 64 51 75 99 ', null, '210 Passage des Épinettes ', 'null', 'null', 'null', 'null', 'null', 3, 10048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Le corre ', 'Paul ', '1954-03-05', 'paulle.corre@yahoo.fr ', '06 64 51 75 99 ', null, '210 Passage des Épinettes ', 'null', 'null', 'null', 'null', 'null', 3, 10048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e roy </text:p>
          </table:table-cell>
          <table:table-cell office:value-type="string" calcext:value-type="string">
            <text:p>Quentin </text:p>
          </table:table-cell>
          <table:table-cell table:style-name="ce2" office:value-type="string" calcext:value-type="string">
            <text:p>1994-07-02</text:p>
          </table:table-cell>
          <table:table-cell office:value-type="string" calcext:value-type="string">
            <text:p>quentinle.roy@yahoo.fr </text:p>
          </table:table-cell>
          <table:table-cell office:value-type="string" calcext:value-type="string">
            <text:p>06 40 15 96 65 </text:p>
          </table:table-cell>
          <table:table-cell office:value-type="string" calcext:value-type="string">
            <text:p>05 58 22 80 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26 Rue Fragonard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2434" calcext:value-type="float">
            <text:p>12434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79];&quot;', '&quot;;[.B79];&quot;', '&quot;;[.C79];&quot;', '&quot;;[.D79];&quot;', '&quot;;[.E79];&quot;', &quot;;[.G79];&quot;, '&quot;;[.H79];&quot;', '&quot;;[.I79];&quot;', '&quot;;[.J79];&quot;', '&quot;;[.K79];&quot;', '&quot;;[.L79];&quot;', '&quot;;[.M79];&quot;', &quot;;[.N79];&quot;, &quot;;[.O79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Le roy ', 'Quentin ', '1994-07-02', 'quentinle.roy@yahoo.fr ', '06 40 15 96 65 ', null, '126 Rue Fragonard ', 'null', 'null', 'null', 'null', 'null', 2, 12434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Le roy ', 'Quentin ', '1994-07-02', 'quentinle.roy@yahoo.fr ', '06 40 15 96 65 ', null, '126 Rue Fragonard ', 'null', 'null', 'null', 'null', 'null', 2, 12434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unier </text:p>
          </table:table-cell>
          <table:table-cell office:value-type="string" calcext:value-type="string">
            <text:p>Amélie </text:p>
          </table:table-cell>
          <table:table-cell table:style-name="ce2" office:value-type="string" calcext:value-type="string">
            <text:p>1965-07-12</text:p>
          </table:table-cell>
          <table:table-cell office:value-type="string" calcext:value-type="string">
            <text:p>ameliemeunier@yahoo.fr </text:p>
          </table:table-cell>
          <table:table-cell office:value-type="string" calcext:value-type="string">
            <text:p>06 69 91 86 79 </text:p>
          </table:table-cell>
          <table:table-cell office:value-type="string" calcext:value-type="string">
            <text:p>01 45 24 98 6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99 Passage Depaquit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25742" calcext:value-type="float">
            <text:p>25742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80];&quot;', '&quot;;[.B80];&quot;', '&quot;;[.C80];&quot;', '&quot;;[.D80];&quot;', '&quot;;[.E80];&quot;', &quot;;[.G80];&quot;, '&quot;;[.H80];&quot;', '&quot;;[.I80];&quot;', '&quot;;[.J80];&quot;', '&quot;;[.K80];&quot;', '&quot;;[.L80];&quot;', '&quot;;[.M80];&quot;', &quot;;[.N80];&quot;, &quot;;[.O80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Meunier ', 'Amélie ', '1965-07-12', 'ameliemeunier@yahoo.fr ', '06 69 91 86 79 ', null, '199 Passage Depaquit ', 'null', 'null', 'null', 'null', 'null', 3, 25742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Meunier ', 'Amélie ', '1965-07-12', 'ameliemeunier@yahoo.fr ', '06 69 91 86 79 ', null, '199 Passage Depaquit ', 'null', 'null', 'null', 'null', 'null', 3, 25742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ournier </text:p>
          </table:table-cell>
          <table:table-cell office:value-type="string" calcext:value-type="string">
            <text:p>Lisa </text:p>
          </table:table-cell>
          <table:table-cell table:style-name="ce2" office:value-type="string" calcext:value-type="string">
            <text:p>1985-03-25</text:p>
          </table:table-cell>
          <table:table-cell office:value-type="string" calcext:value-type="string">
            <text:p>lisafournier@yahoo.fr </text:p>
          </table:table-cell>
          <table:table-cell office:value-type="string" calcext:value-type="string">
            <text:p>06 76 65 08 09 </text:p>
          </table:table-cell>
          <table:table-cell office:value-type="string" calcext:value-type="string">
            <text:p>02 70 26 45 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5 Rue du Général-Malleterre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26502" calcext:value-type="float">
            <text:p>26502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81];&quot;', '&quot;;[.B81];&quot;', '&quot;;[.C81];&quot;', '&quot;;[.D81];&quot;', '&quot;;[.E81];&quot;', &quot;;[.G81];&quot;, '&quot;;[.H81];&quot;', '&quot;;[.I81];&quot;', '&quot;;[.J81];&quot;', '&quot;;[.K81];&quot;', '&quot;;[.L81];&quot;', '&quot;;[.M81];&quot;', &quot;;[.N81];&quot;, &quot;;[.O81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Fournier ', 'Lisa ', '1985-03-25', 'lisafournier@yahoo.fr ', '06 76 65 08 09 ', null, '15 Rue du Général-Malleterre ', 'null', 'null', 'null', 'null', 'null', 2, 26502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Fournier ', 'Lisa ', '1985-03-25', 'lisafournier@yahoo.fr ', '06 76 65 08 09 ', null, '15 Rue du Général-Malleterre ', 'null', 'null', 'null', 'null', 'null', 2, 26502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urdon </text:p>
          </table:table-cell>
          <table:table-cell office:value-type="string" calcext:value-type="string">
            <text:p>Yohan </text:p>
          </table:table-cell>
          <table:table-cell table:style-name="ce2" office:value-type="string" calcext:value-type="string">
            <text:p>1973-04-28</text:p>
          </table:table-cell>
          <table:table-cell office:value-type="string" calcext:value-type="string">
            <text:p>yohanbourdon@yahoo.fr </text:p>
          </table:table-cell>
          <table:table-cell office:value-type="string" calcext:value-type="string">
            <text:p>06 24 74 28 15 </text:p>
          </table:table-cell>
          <table:table-cell office:value-type="string" calcext:value-type="string">
            <text:p>03 85 94 54 6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12 Rue de l''Harmonie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34390" calcext:value-type="float">
            <text:p>34390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82];&quot;', '&quot;;[.B82];&quot;', '&quot;;[.C82];&quot;', '&quot;;[.D82];&quot;', '&quot;;[.E82];&quot;', &quot;;[.G82];&quot;, '&quot;;[.H82];&quot;', '&quot;;[.I82];&quot;', '&quot;;[.J82];&quot;', '&quot;;[.K82];&quot;', '&quot;;[.L82];&quot;', '&quot;;[.M82];&quot;', &quot;;[.N82];&quot;, &quot;;[.O82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Bourdon ', 'Yohan ', '1973-04-28', 'yohanbourdon@yahoo.fr ', '06 24 74 28 15 ', null, '212 Rue de l''Harmonie ', 'null', 'null', 'null', 'null', 'null', 3, 34390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Bourdon ', 'Yohan ', '1973-04-28', 'yohanbourdon@yahoo.fr ', '06 24 74 28 15 ', null, '212 Rue de l''Harmonie ', 'null', 'null', 'null', 'null', 'null', 3, 34390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eblond </text:p>
          </table:table-cell>
          <table:table-cell office:value-type="string" calcext:value-type="string">
            <text:p>Amélie </text:p>
          </table:table-cell>
          <table:table-cell table:style-name="ce2" office:value-type="string" calcext:value-type="string">
            <text:p>1978-09-17</text:p>
          </table:table-cell>
          <table:table-cell office:value-type="string" calcext:value-type="string">
            <text:p>amelieleblond@yahoo.fr </text:p>
          </table:table-cell>
          <table:table-cell office:value-type="string" calcext:value-type="string">
            <text:p>06 97 84 54 92 </text:p>
          </table:table-cell>
          <table:table-cell office:value-type="string" calcext:value-type="string">
            <text:p>01 49 97 69 7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8 Rue Fernand-Raynaud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32563" calcext:value-type="float">
            <text:p>32563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83];&quot;', '&quot;;[.B83];&quot;', '&quot;;[.C83];&quot;', '&quot;;[.D83];&quot;', '&quot;;[.E83];&quot;', &quot;;[.G83];&quot;, '&quot;;[.H83];&quot;', '&quot;;[.I83];&quot;', '&quot;;[.J83];&quot;', '&quot;;[.K83];&quot;', '&quot;;[.L83];&quot;', '&quot;;[.M83];&quot;', &quot;;[.N83];&quot;, &quot;;[.O83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Leblond ', 'Amélie ', '1978-09-17', 'amelieleblond@yahoo.fr ', '06 97 84 54 92 ', null, '88 Rue Fernand-Raynaud ', 'null', 'null', 'null', 'null', 'null', 3, 32563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Leblond ', 'Amélie ', '1978-09-17', 'amelieleblond@yahoo.fr ', '06 97 84 54 92 ', null, '88 Rue Fernand-Raynaud ', 'null', 'null', 'null', 'null', 'null', 3, 32563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Klein </text:p>
          </table:table-cell>
          <table:table-cell office:value-type="string" calcext:value-type="string">
            <text:p>Amaury </text:p>
          </table:table-cell>
          <table:table-cell table:style-name="ce2" office:value-type="string" calcext:value-type="string">
            <text:p>1952-09-23</text:p>
          </table:table-cell>
          <table:table-cell office:value-type="string" calcext:value-type="string">
            <text:p>amauryklein@yahoo.fr </text:p>
          </table:table-cell>
          <table:table-cell office:value-type="string" calcext:value-type="string">
            <text:p>06 25 79 86 06 </text:p>
          </table:table-cell>
          <table:table-cell office:value-type="string" calcext:value-type="string">
            <text:p>01 93 03 37 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59 Rue de Fleurus 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tags</text:p>
          </table:table-cell>
          <table:table-cell office:value-type="string" calcext:value-type="string">
            <text:p>296 903 962 0686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7773" calcext:value-type="float">
            <text:p>17773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84];&quot;', '&quot;;[.B84];&quot;', '&quot;;[.C84];&quot;', '&quot;;[.D84];&quot;', '&quot;;[.E84];&quot;', &quot;;[.G84];&quot;, '&quot;;[.H84];&quot;', '&quot;;[.I84];&quot;', '&quot;;[.J84];&quot;', '&quot;;[.K84];&quot;', '&quot;;[.L84];&quot;', '&quot;;[.M84];&quot;', &quot;;[.N84];&quot;, &quot;;[.O84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Klein ', 'Amaury ', '1952-09-23', 'amauryklein@yahoo.fr ', '06 25 79 86 06 ', null, '259 Rue de Fleurus ', 'null', 'null', 'Ntags', '296 903 962 0686', 'null', 3, 17773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Klein ', 'Amaury ', '1952-09-23', 'amauryklein@yahoo.fr ', '06 25 79 86 06 ', null, '259 Rue de Fleurus ', 'null', 'null', 'Ntags', '296 903 962 0686', 'null', 3, 17773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laude </text:p>
          </table:table-cell>
          <table:table-cell office:value-type="string" calcext:value-type="string">
            <text:p>Léonie </text:p>
          </table:table-cell>
          <table:table-cell table:style-name="ce2" office:value-type="string" calcext:value-type="string">
            <text:p>1975-11-18</text:p>
          </table:table-cell>
          <table:table-cell office:value-type="string" calcext:value-type="string">
            <text:p>leonieclaude@yahoo.fr </text:p>
          </table:table-cell>
          <table:table-cell office:value-type="string" calcext:value-type="string">
            <text:p>06 21 00 86 04 </text:p>
          </table:table-cell>
          <table:table-cell office:value-type="string" calcext:value-type="string">
            <text:p>03 33 29 87 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5 Rue de la Banque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27575" calcext:value-type="float">
            <text:p>27575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85];&quot;', '&quot;;[.B85];&quot;', '&quot;;[.C85];&quot;', '&quot;;[.D85];&quot;', '&quot;;[.E85];&quot;', &quot;;[.G85];&quot;, '&quot;;[.H85];&quot;', '&quot;;[.I85];&quot;', '&quot;;[.J85];&quot;', '&quot;;[.K85];&quot;', '&quot;;[.L85];&quot;', '&quot;;[.M85];&quot;', &quot;;[.N85];&quot;, &quot;;[.O85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Claude ', 'Léonie ', '1975-11-18', 'leonieclaude@yahoo.fr ', '06 21 00 86 04 ', null, '85 Rue de la Banque ', 'null', 'null', 'null', 'null', 'null', 2, 27575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Claude ', 'Léonie ', '1975-11-18', 'leonieclaude@yahoo.fr ', '06 21 00 86 04 ', null, '85 Rue de la Banque ', 'null', 'null', 'null', 'null', 'null', 2, 27575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rthelemy </text:p>
          </table:table-cell>
          <table:table-cell office:value-type="string" calcext:value-type="string">
            <text:p>Lorenzo </text:p>
          </table:table-cell>
          <table:table-cell table:style-name="ce2" office:value-type="string" calcext:value-type="string">
            <text:p>1990-06-29</text:p>
          </table:table-cell>
          <table:table-cell office:value-type="string" calcext:value-type="string">
            <text:p>lorenzobarthelemy@yahoo.fr </text:p>
          </table:table-cell>
          <table:table-cell office:value-type="string" calcext:value-type="string">
            <text:p>06 03 13 37 79 </text:p>
          </table:table-cell>
          <table:table-cell office:value-type="string" calcext:value-type="string">
            <text:p>05 42 90 74 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7 Port de Grenelle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006" calcext:value-type="float">
            <text:p>16006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86];&quot;', '&quot;;[.B86];&quot;', '&quot;;[.C86];&quot;', '&quot;;[.D86];&quot;', '&quot;;[.E86];&quot;', &quot;;[.G86];&quot;, '&quot;;[.H86];&quot;', '&quot;;[.I86];&quot;', '&quot;;[.J86];&quot;', '&quot;;[.K86];&quot;', '&quot;;[.L86];&quot;', '&quot;;[.M86];&quot;', &quot;;[.N86];&quot;, &quot;;[.O86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Barthelemy ', 'Lorenzo ', '1990-06-29', 'lorenzobarthelemy@yahoo.fr ', '06 03 13 37 79 ', null, '117 Port de Grenelle ', 'null', 'null', 'null', 'null', 'null', 1, 16006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Barthelemy ', 'Lorenzo ', '1990-06-29', 'lorenzobarthelemy@yahoo.fr ', '06 03 13 37 79 ', null, '117 Port de Grenelle ', 'null', 'null', 'null', 'null', 'null', 1, 16006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lot </text:p>
          </table:table-cell>
          <table:table-cell office:value-type="string" calcext:value-type="string">
            <text:p>Sarah </text:p>
          </table:table-cell>
          <table:table-cell table:style-name="ce2" office:value-type="string" calcext:value-type="string">
            <text:p>1987-10-10</text:p>
          </table:table-cell>
          <table:table-cell office:value-type="string" calcext:value-type="string">
            <text:p>sarahblot@yahoo.fr </text:p>
          </table:table-cell>
          <table:table-cell office:value-type="string" calcext:value-type="string">
            <text:p>06 30 70 15 61 </text:p>
          </table:table-cell>
          <table:table-cell office:value-type="string" calcext:value-type="string">
            <text:p>03 56 56 47 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61 Rue du Général-Brunet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8061" calcext:value-type="float">
            <text:p>18061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87];&quot;', '&quot;;[.B87];&quot;', '&quot;;[.C87];&quot;', '&quot;;[.D87];&quot;', '&quot;;[.E87];&quot;', &quot;;[.G87];&quot;, '&quot;;[.H87];&quot;', '&quot;;[.I87];&quot;', '&quot;;[.J87];&quot;', '&quot;;[.K87];&quot;', '&quot;;[.L87];&quot;', '&quot;;[.M87];&quot;', &quot;;[.N87];&quot;, &quot;;[.O87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Blot ', 'Sarah ', '1987-10-10', 'sarahblot@yahoo.fr ', '06 30 70 15 61 ', null, '261 Rue du Général-Brunet ', 'null', 'null', 'null', 'null', 'null', 3, 18061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Blot ', 'Sarah ', '1987-10-10', 'sarahblot@yahoo.fr ', '06 30 70 15 61 ', null, '261 Rue du Général-Brunet ', 'null', 'null', 'null', 'null', 'null', 3, 18061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emoine </text:p>
          </table:table-cell>
          <table:table-cell office:value-type="string" calcext:value-type="string">
            <text:p>Carla </text:p>
          </table:table-cell>
          <table:table-cell table:style-name="ce2" office:value-type="string" calcext:value-type="string">
            <text:p>1991-03-05</text:p>
          </table:table-cell>
          <table:table-cell office:value-type="string" calcext:value-type="string">
            <text:p>carlalemoine@yahoo.fr </text:p>
          </table:table-cell>
          <table:table-cell office:value-type="string" calcext:value-type="string">
            <text:p>06 08 16 04 80 </text:p>
          </table:table-cell>
          <table:table-cell office:value-type="string" calcext:value-type="string">
            <text:p>03 56 49 14 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0 Rue de Belloy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2466" calcext:value-type="float">
            <text:p>12466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88];&quot;', '&quot;;[.B88];&quot;', '&quot;;[.C88];&quot;', '&quot;;[.D88];&quot;', '&quot;;[.E88];&quot;', &quot;;[.G88];&quot;, '&quot;;[.H88];&quot;', '&quot;;[.I88];&quot;', '&quot;;[.J88];&quot;', '&quot;;[.K88];&quot;', '&quot;;[.L88];&quot;', '&quot;;[.M88];&quot;', &quot;;[.N88];&quot;, &quot;;[.O88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Lemoine ', 'Carla ', '1991-03-05', 'carlalemoine@yahoo.fr ', '06 08 16 04 80 ', null, '50 Rue de Belloy ', 'null', 'null', 'null', 'null', 'null', 3, 12466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Lemoine ', 'Carla ', '1991-03-05', 'carlalemoine@yahoo.fr ', '06 08 16 04 80 ', null, '50 Rue de Belloy ', 'null', 'null', 'null', 'null', 'null', 3, 12466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aurent </text:p>
          </table:table-cell>
          <table:table-cell office:value-type="string" calcext:value-type="string">
            <text:p>Léonard </text:p>
          </table:table-cell>
          <table:table-cell table:style-name="ce2" office:value-type="string" calcext:value-type="string">
            <text:p>1950-06-21</text:p>
          </table:table-cell>
          <table:table-cell office:value-type="string" calcext:value-type="string">
            <text:p>leonardlaurent@yahoo.fr </text:p>
          </table:table-cell>
          <table:table-cell office:value-type="string" calcext:value-type="string">
            <text:p>06 14 00 86 08 </text:p>
          </table:table-cell>
          <table:table-cell office:value-type="string" calcext:value-type="string">
            <text:p>02 89 86 63 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 Rue Albert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9623" calcext:value-type="float">
            <text:p>9623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89];&quot;', '&quot;;[.B89];&quot;', '&quot;;[.C89];&quot;', '&quot;;[.D89];&quot;', '&quot;;[.E89];&quot;', &quot;;[.G89];&quot;, '&quot;;[.H89];&quot;', '&quot;;[.I89];&quot;', '&quot;;[.J89];&quot;', '&quot;;[.K89];&quot;', '&quot;;[.L89];&quot;', '&quot;;[.M89];&quot;', &quot;;[.N89];&quot;, &quot;;[.O89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Laurent ', 'Léonard ', '1950-06-21', 'leonardlaurent@yahoo.fr ', '06 14 00 86 08 ', null, '11 Rue Albert ', 'null', 'null', 'null', 'null', 'null', 3, 9623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Laurent ', 'Léonard ', '1950-06-21', 'leonardlaurent@yahoo.fr ', '06 14 00 86 08 ', null, '11 Rue Albert ', 'null', 'null', 'null', 'null', 'null', 3, 9623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aborde </text:p>
          </table:table-cell>
          <table:table-cell office:value-type="string" calcext:value-type="string">
            <text:p>Anaël </text:p>
          </table:table-cell>
          <table:table-cell table:style-name="ce2" office:value-type="string" calcext:value-type="string">
            <text:p>1987-12-09</text:p>
          </table:table-cell>
          <table:table-cell office:value-type="string" calcext:value-type="string">
            <text:p>anaellaborde@yahoo.fr </text:p>
          </table:table-cell>
          <table:table-cell office:value-type="string" calcext:value-type="string">
            <text:p>06 23 42 40 99 </text:p>
          </table:table-cell>
          <table:table-cell office:value-type="string" calcext:value-type="string">
            <text:p>01 81 12 93 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 Villa Gabriel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35373" calcext:value-type="float">
            <text:p>35373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90];&quot;', '&quot;;[.B90];&quot;', '&quot;;[.C90];&quot;', '&quot;;[.D90];&quot;', '&quot;;[.E90];&quot;', &quot;;[.G90];&quot;, '&quot;;[.H90];&quot;', '&quot;;[.I90];&quot;', '&quot;;[.J90];&quot;', '&quot;;[.K90];&quot;', '&quot;;[.L90];&quot;', '&quot;;[.M90];&quot;', &quot;;[.N90];&quot;, &quot;;[.O90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Laborde ', 'Anaël ', '1987-12-09', 'anaellaborde@yahoo.fr ', '06 23 42 40 99 ', null, '5 Villa Gabriel ', 'null', 'null', 'null', 'null', 'null', 2, 35373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Laborde ', 'Anaël ', '1987-12-09', 'anaellaborde@yahoo.fr ', '06 23 42 40 99 ', null, '5 Villa Gabriel ', 'null', 'null', 'null', 'null', 'null', 2, 35373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ubert </text:p>
          </table:table-cell>
          <table:table-cell office:value-type="string" calcext:value-type="string">
            <text:p>Maxence </text:p>
          </table:table-cell>
          <table:table-cell table:style-name="ce2" office:value-type="string" calcext:value-type="string">
            <text:p>1959-07-08</text:p>
          </table:table-cell>
          <table:table-cell office:value-type="string" calcext:value-type="string">
            <text:p>maxencehubert@yahoo.fr </text:p>
          </table:table-cell>
          <table:table-cell office:value-type="string" calcext:value-type="string">
            <text:p>06 34 48 79 84 </text:p>
          </table:table-cell>
          <table:table-cell office:value-type="string" calcext:value-type="string">
            <text:p>03 98 09 73 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9 Rue Godot-de-Mauroy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32661" calcext:value-type="float">
            <text:p>32661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91];&quot;', '&quot;;[.B91];&quot;', '&quot;;[.C91];&quot;', '&quot;;[.D91];&quot;', '&quot;;[.E91];&quot;', &quot;;[.G91];&quot;, '&quot;;[.H91];&quot;', '&quot;;[.I91];&quot;', '&quot;;[.J91];&quot;', '&quot;;[.K91];&quot;', '&quot;;[.L91];&quot;', '&quot;;[.M91];&quot;', &quot;;[.N91];&quot;, &quot;;[.O91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Hubert ', 'Maxence ', '1959-07-08', 'maxencehubert@yahoo.fr ', '06 34 48 79 84 ', null, '39 Rue Godot-de-Mauroy ', 'null', 'null', 'null', 'null', 'null', 2, 32661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Hubert ', 'Maxence ', '1959-07-08', 'maxencehubert@yahoo.fr ', '06 34 48 79 84 ', null, '39 Rue Godot-de-Mauroy ', 'null', 'null', 'null', 'null', 'null', 2, 32661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oucet </text:p>
          </table:table-cell>
          <table:table-cell office:value-type="string" calcext:value-type="string">
            <text:p>Éléna </text:p>
          </table:table-cell>
          <table:table-cell table:style-name="ce2" office:value-type="string" calcext:value-type="string">
            <text:p>1976-05-15</text:p>
          </table:table-cell>
          <table:table-cell office:value-type="string" calcext:value-type="string">
            <text:p>elenadoucet@yahoo.fr </text:p>
          </table:table-cell>
          <table:table-cell office:value-type="string" calcext:value-type="string">
            <text:p>06 54 04 16 90 </text:p>
          </table:table-cell>
          <table:table-cell office:value-type="string" calcext:value-type="string">
            <text:p>05 78 78 10 7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7 Rue Gozlin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27532" calcext:value-type="float">
            <text:p>27532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92];&quot;', '&quot;;[.B92];&quot;', '&quot;;[.C92];&quot;', '&quot;;[.D92];&quot;', '&quot;;[.E92];&quot;', &quot;;[.G92];&quot;, '&quot;;[.H92];&quot;', '&quot;;[.I92];&quot;', '&quot;;[.J92];&quot;', '&quot;;[.K92];&quot;', '&quot;;[.L92];&quot;', '&quot;;[.M92];&quot;', &quot;;[.N92];&quot;, &quot;;[.O92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Doucet ', 'Éléna ', '1976-05-15', 'elenadoucet@yahoo.fr ', '06 54 04 16 90 ', null, '77 Rue Gozlin ', 'null', 'null', 'null', 'null', 'null', 2, 27532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Doucet ', 'Éléna ', '1976-05-15', 'elenadoucet@yahoo.fr ', '06 54 04 16 90 ', null, '77 Rue Gozlin ', 'null', 'null', 'null', 'null', 'null', 2, 27532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revot </text:p>
          </table:table-cell>
          <table:table-cell office:value-type="string" calcext:value-type="string">
            <text:p>Éloïse </text:p>
          </table:table-cell>
          <table:table-cell table:style-name="ce2" office:value-type="string" calcext:value-type="string">
            <text:p>1994-01-08</text:p>
          </table:table-cell>
          <table:table-cell office:value-type="string" calcext:value-type="string">
            <text:p>eloiseprevot@yahoo.fr </text:p>
          </table:table-cell>
          <table:table-cell office:value-type="string" calcext:value-type="string">
            <text:p>06 57 31 05 02 </text:p>
          </table:table-cell>
          <table:table-cell office:value-type="string" calcext:value-type="string">
            <text:p>05 03 38 20 64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4 Rue des Gravilliers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792" calcext:value-type="float">
            <text:p>792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93];&quot;', '&quot;;[.B93];&quot;', '&quot;;[.C93];&quot;', '&quot;;[.D93];&quot;', '&quot;;[.E93];&quot;', &quot;;[.G93];&quot;, '&quot;;[.H93];&quot;', '&quot;;[.I93];&quot;', '&quot;;[.J93];&quot;', '&quot;;[.K93];&quot;', '&quot;;[.L93];&quot;', '&quot;;[.M93];&quot;', &quot;;[.N93];&quot;, &quot;;[.O93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Prevot ', 'Éloïse ', '1994-01-08', 'eloiseprevot@yahoo.fr ', '06 57 31 05 02 ', 1.16, '124 Rue des Gravilliers ', 'null', 'null', 'null', 'null', 'null', 2, 792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Prevot ', 'Éloïse ', '1994-01-08', 'eloiseprevot@yahoo.fr ', '06 57 31 05 02 ', 1.16, '124 Rue des Gravilliers ', 'null', 'null', 'null', 'null', 'null', 2, 792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acoste </text:p>
          </table:table-cell>
          <table:table-cell office:value-type="string" calcext:value-type="string">
            <text:p>Pierre </text:p>
          </table:table-cell>
          <table:table-cell table:style-name="ce2" office:value-type="string" calcext:value-type="string">
            <text:p>1988-01-01</text:p>
          </table:table-cell>
          <table:table-cell office:value-type="string" calcext:value-type="string">
            <text:p>pierrelacoste@yahoo.fr </text:p>
          </table:table-cell>
          <table:table-cell office:value-type="string" calcext:value-type="string">
            <text:p>06 27 60 83 43 </text:p>
          </table:table-cell>
          <table:table-cell office:value-type="string" calcext:value-type="string">
            <text:p>05 93 11 68 4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 Boulevard de la Chapelle 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agopia</text:p>
          </table:table-cell>
          <table:table-cell office:value-type="string" calcext:value-type="string">
            <text:p>622 372 257 8721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25433" calcext:value-type="float">
            <text:p>25433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94];&quot;', '&quot;;[.B94];&quot;', '&quot;;[.C94];&quot;', '&quot;;[.D94];&quot;', '&quot;;[.E94];&quot;', &quot;;[.G94];&quot;, '&quot;;[.H94];&quot;', '&quot;;[.I94];&quot;', '&quot;;[.J94];&quot;', '&quot;;[.K94];&quot;', '&quot;;[.L94];&quot;', '&quot;;[.M94];&quot;', &quot;;[.N94];&quot;, &quot;;[.O94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Lacoste ', 'Pierre ', '1988-01-01', 'pierrelacoste@yahoo.fr ', '06 27 60 83 43 ', null, '2 Boulevard de la Chapelle ', 'null', 'null', 'Tagopia', '622 372 257 8721', 'null', 3, 25433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Lacoste ', 'Pierre ', '1988-01-01', 'pierrelacoste@yahoo.fr ', '06 27 60 83 43 ', null, '2 Boulevard de la Chapelle ', 'null', 'null', 'Tagopia', '622 372 257 8721', 'null', 3, 25433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pez </text:p>
          </table:table-cell>
          <table:table-cell office:value-type="string" calcext:value-type="string">
            <text:p>Rémi </text:p>
          </table:table-cell>
          <table:table-cell table:style-name="ce2" office:value-type="string" calcext:value-type="string">
            <text:p>1959-04-25</text:p>
          </table:table-cell>
          <table:table-cell office:value-type="string" calcext:value-type="string">
            <text:p>remilopez@yahoo.fr </text:p>
          </table:table-cell>
          <table:table-cell office:value-type="string" calcext:value-type="string">
            <text:p>06 02 38 83 82 </text:p>
          </table:table-cell>
          <table:table-cell office:value-type="string" calcext:value-type="string">
            <text:p>03 77 78 37 4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10 Cité Dupont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2295" calcext:value-type="float">
            <text:p>2295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95];&quot;', '&quot;;[.B95];&quot;', '&quot;;[.C95];&quot;', '&quot;;[.D95];&quot;', '&quot;;[.E95];&quot;', &quot;;[.G95];&quot;, '&quot;;[.H95];&quot;', '&quot;;[.I95];&quot;', '&quot;;[.J95];&quot;', '&quot;;[.K95];&quot;', '&quot;;[.L95];&quot;', '&quot;;[.M95];&quot;', &quot;;[.N95];&quot;, &quot;;[.O95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Lopez ', 'Rémi ', '1959-04-25', 'remilopez@yahoo.fr ', '06 02 38 83 82 ', null, '210 Cité Dupont ', 'null', 'null', 'null', 'null', 'null', 2, 2295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Lopez ', 'Rémi ', '1959-04-25', 'remilopez@yahoo.fr ', '06 02 38 83 82 ', null, '210 Cité Dupont ', 'null', 'null', 'null', 'null', 'null', 2, 2295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ichon </text:p>
          </table:table-cell>
          <table:table-cell office:value-type="string" calcext:value-type="string">
            <text:p>Maelys </text:p>
          </table:table-cell>
          <table:table-cell table:style-name="ce2" office:value-type="string" calcext:value-type="string">
            <text:p>1975-09-05</text:p>
          </table:table-cell>
          <table:table-cell office:value-type="string" calcext:value-type="string">
            <text:p>maelyspichon@yahoo.fr </text:p>
          </table:table-cell>
          <table:table-cell office:value-type="string" calcext:value-type="string">
            <text:p>06 19 81 51 49 </text:p>
          </table:table-cell>
          <table:table-cell office:value-type="string" calcext:value-type="string">
            <text:p>02 91 33 69 7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3 Rue Jacquier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278" calcext:value-type="float">
            <text:p>1278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96];&quot;', '&quot;;[.B96];&quot;', '&quot;;[.C96];&quot;', '&quot;;[.D96];&quot;', '&quot;;[.E96];&quot;', &quot;;[.G96];&quot;, '&quot;;[.H96];&quot;', '&quot;;[.I96];&quot;', '&quot;;[.J96];&quot;', '&quot;;[.K96];&quot;', '&quot;;[.L96];&quot;', '&quot;;[.M96];&quot;', &quot;;[.N96];&quot;, &quot;;[.O96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Pichon ', 'Maelys ', '1975-09-05', 'maelyspichon@yahoo.fr ', '06 19 81 51 49 ', null, '203 Rue Jacquier ', 'null', 'null', 'null', 'null', 'null', 3, 1278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Pichon ', 'Maelys ', '1975-09-05', 'maelyspichon@yahoo.fr ', '06 19 81 51 49 ', null, '203 Rue Jacquier ', 'null', 'null', 'null', 'null', 'null', 3, 1278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ambert </text:p>
          </table:table-cell>
          <table:table-cell office:value-type="string" calcext:value-type="string">
            <text:p>Léane </text:p>
          </table:table-cell>
          <table:table-cell table:style-name="ce2" office:value-type="string" calcext:value-type="string">
            <text:p>1950-03-25</text:p>
          </table:table-cell>
          <table:table-cell office:value-type="string" calcext:value-type="string">
            <text:p>leanelambert@yahoo.fr </text:p>
          </table:table-cell>
          <table:table-cell office:value-type="string" calcext:value-type="string">
            <text:p>06 38 08 53 26 </text:p>
          </table:table-cell>
          <table:table-cell office:value-type="string" calcext:value-type="string">
            <text:p>02 23 47 80 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8 Port de Grenelle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6331" calcext:value-type="float">
            <text:p>6331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97];&quot;', '&quot;;[.B97];&quot;', '&quot;;[.C97];&quot;', '&quot;;[.D97];&quot;', '&quot;;[.E97];&quot;', &quot;;[.G97];&quot;, '&quot;;[.H97];&quot;', '&quot;;[.I97];&quot;', '&quot;;[.J97];&quot;', '&quot;;[.K97];&quot;', '&quot;;[.L97];&quot;', '&quot;;[.M97];&quot;', &quot;;[.N97];&quot;, &quot;;[.O97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Lambert ', 'Léane ', '1950-03-25', 'leanelambert@yahoo.fr ', '06 38 08 53 26 ', null, '38 Port de Grenelle ', 'null', 'null', 'null', 'null', 'null', 1, 6331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Lambert ', 'Léane ', '1950-03-25', 'leanelambert@yahoo.fr ', '06 38 08 53 26 ', null, '38 Port de Grenelle ', 'null', 'null', 'null', 'null', 'null', 1, 6331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laun </text:p>
          </table:table-cell>
          <table:table-cell office:value-type="string" calcext:value-type="string">
            <text:p>Maryam </text:p>
          </table:table-cell>
          <table:table-cell table:style-name="ce2" office:value-type="string" calcext:value-type="string">
            <text:p>1974-04-12</text:p>
          </table:table-cell>
          <table:table-cell office:value-type="string" calcext:value-type="string">
            <text:p>maryamsalaun@yahoo.fr </text:p>
          </table:table-cell>
          <table:table-cell office:value-type="string" calcext:value-type="string">
            <text:p>06 61 18 30 64 </text:p>
          </table:table-cell>
          <table:table-cell office:value-type="string" calcext:value-type="string">
            <text:p>04 38 01 87 4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6 Boulevard Beaumarchais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013" calcext:value-type="float">
            <text:p>9013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98];&quot;', '&quot;;[.B98];&quot;', '&quot;;[.C98];&quot;', '&quot;;[.D98];&quot;', '&quot;;[.E98];&quot;', &quot;;[.G98];&quot;, '&quot;;[.H98];&quot;', '&quot;;[.I98];&quot;', '&quot;;[.J98];&quot;', '&quot;;[.K98];&quot;', '&quot;;[.L98];&quot;', '&quot;;[.M98];&quot;', &quot;;[.N98];&quot;, &quot;;[.O98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Salaun ', 'Maryam ', '1974-04-12', 'maryamsalaun@yahoo.fr ', '06 61 18 30 64 ', null, '246 Boulevard Beaumarchais ', 'null', 'null', 'null', 'null', 'null', 1, 9013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Salaun ', 'Maryam ', '1974-04-12', 'maryamsalaun@yahoo.fr ', '06 61 18 30 64 ', null, '246 Boulevard Beaumarchais ', 'null', 'null', 'null', 'null', 'null', 1, 9013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illard </text:p>
          </table:table-cell>
          <table:table-cell office:value-type="string" calcext:value-type="string">
            <text:p>Alexandra </text:p>
          </table:table-cell>
          <table:table-cell table:style-name="ce2" office:value-type="string" calcext:value-type="string">
            <text:p>1992-12-21</text:p>
          </table:table-cell>
          <table:table-cell office:value-type="string" calcext:value-type="string">
            <text:p>alexandrabillard@yahoo.fr </text:p>
          </table:table-cell>
          <table:table-cell office:value-type="string" calcext:value-type="string">
            <text:p>06 68 57 17 96 </text:p>
          </table:table-cell>
          <table:table-cell office:value-type="string" calcext:value-type="string">
            <text:p>01 93 50 07 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13 Impasse de l''Église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28477" calcext:value-type="float">
            <text:p>28477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99];&quot;', '&quot;;[.B99];&quot;', '&quot;;[.C99];&quot;', '&quot;;[.D99];&quot;', '&quot;;[.E99];&quot;', &quot;;[.G99];&quot;, '&quot;;[.H99];&quot;', '&quot;;[.I99];&quot;', '&quot;;[.J99];&quot;', '&quot;;[.K99];&quot;', '&quot;;[.L99];&quot;', '&quot;;[.M99];&quot;', &quot;;[.N99];&quot;, &quot;;[.O99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Billard ', 'Alexandra ', '1992-12-21', 'alexandrabillard@yahoo.fr ', '06 68 57 17 96 ', null, '213 Impasse de l''Église ', 'null', 'null', 'null', 'null', 'null', 2, 28477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Billard ', 'Alexandra ', '1992-12-21', 'alexandrabillard@yahoo.fr ', '06 68 57 17 96 ', null, '213 Impasse de l''Église ', 'null', 'null', 'null', 'null', 'null', 2, 28477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amus </text:p>
          </table:table-cell>
          <table:table-cell office:value-type="string" calcext:value-type="string">
            <text:p>Jasmine </text:p>
          </table:table-cell>
          <table:table-cell table:style-name="ce2" office:value-type="string" calcext:value-type="string">
            <text:p>1979-04-14</text:p>
          </table:table-cell>
          <table:table-cell office:value-type="string" calcext:value-type="string">
            <text:p>jasminecamus@yahoo.fr </text:p>
          </table:table-cell>
          <table:table-cell office:value-type="string" calcext:value-type="string">
            <text:p>06 45 18 11 00 </text:p>
          </table:table-cell>
          <table:table-cell office:value-type="string" calcext:value-type="string">
            <text:p>01 08 05 84 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73 Rue Gerbert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23961" calcext:value-type="float">
            <text:p>23961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00];&quot;', '&quot;;[.B100];&quot;', '&quot;;[.C100];&quot;', '&quot;;[.D100];&quot;', '&quot;;[.E100];&quot;', &quot;;[.G100];&quot;, '&quot;;[.H100];&quot;', '&quot;;[.I100];&quot;', '&quot;;[.J100];&quot;', '&quot;;[.K100];&quot;', '&quot;;[.L100];&quot;', '&quot;;[.M100];&quot;', &quot;;[.N100];&quot;, &quot;;[.O100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Camus ', 'Jasmine ', '1979-04-14', 'jasminecamus@yahoo.fr ', '06 45 18 11 00 ', null, '273 Rue Gerbert ', 'null', 'null', 'null', 'null', 'null', 2, 23961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Camus ', 'Jasmine ', '1979-04-14', 'jasminecamus@yahoo.fr ', '06 45 18 11 00 ', null, '273 Rue Gerbert ', 'null', 'null', 'null', 'null', 'null', 2, 23961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avid </text:p>
          </table:table-cell>
          <table:table-cell office:value-type="string" calcext:value-type="string">
            <text:p>Agathe </text:p>
          </table:table-cell>
          <table:table-cell table:style-name="ce2" office:value-type="string" calcext:value-type="string">
            <text:p>1961-09-21</text:p>
          </table:table-cell>
          <table:table-cell office:value-type="string" calcext:value-type="string">
            <text:p>agathedavid@yahoo.fr </text:p>
          </table:table-cell>
          <table:table-cell office:value-type="string" calcext:value-type="string">
            <text:p>06 10 26 49 68 </text:p>
          </table:table-cell>
          <table:table-cell office:value-type="string" calcext:value-type="string">
            <text:p>01 51 80 34 2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5 Rue Balard 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abox</text:p>
          </table:table-cell>
          <table:table-cell office:value-type="string" calcext:value-type="string">
            <text:p>622 372 257 8721</text:p>
          </table:table-cell>
          <table:table-cell office:value-type="string" calcext:value-type="string">
            <text:p>Andre Zoé</text:p>
          </table:table-cell>
          <table:table-cell office:value-type="float" office:value="3" calcext:value-type="float">
            <text:p>3</text:p>
          </table:table-cell>
          <table:table-cell office:value-type="float" office:value="20976" calcext:value-type="float">
            <text:p>20976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01];&quot;', '&quot;;[.B101];&quot;', '&quot;;[.C101];&quot;', '&quot;;[.D101];&quot;', '&quot;;[.E101];&quot;', &quot;;[.G101];&quot;, '&quot;;[.H101];&quot;', '&quot;;[.I101];&quot;', '&quot;;[.J101];&quot;', '&quot;;[.K101];&quot;', '&quot;;[.L101];&quot;', '&quot;;[.M101];&quot;', &quot;;[.N101];&quot;, &quot;;[.O101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David ', 'Agathe ', '1961-09-21', 'agathedavid@yahoo.fr ', '06 10 26 49 68 ', null, '35 Rue Balard ', 'null', 'null', 'Eabox', '622 372 257 8721', 'Andre Zoé', 3, 20976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David ', 'Agathe ', '1961-09-21', 'agathedavid@yahoo.fr ', '06 10 26 49 68 ', null, '35 Rue Balard ', 'null', 'null', 'Eabox', '622 372 257 8721', 'Andre Zoé', 3, 20976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illain </text:p>
          </table:table-cell>
          <table:table-cell office:value-type="string" calcext:value-type="string">
            <text:p>Émile </text:p>
          </table:table-cell>
          <table:table-cell table:style-name="ce2" office:value-type="string" calcext:value-type="string">
            <text:p>1956-06-09</text:p>
          </table:table-cell>
          <table:table-cell office:value-type="string" calcext:value-type="string">
            <text:p>emilevillain@yahoo.fr </text:p>
          </table:table-cell>
          <table:table-cell office:value-type="string" calcext:value-type="string">
            <text:p>06 50 21 26 17 </text:p>
          </table:table-cell>
          <table:table-cell office:value-type="string" calcext:value-type="string">
            <text:p>02 02 19 10 3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8 Rue Éblé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29235" calcext:value-type="float">
            <text:p>29235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02];&quot;', '&quot;;[.B102];&quot;', '&quot;;[.C102];&quot;', '&quot;;[.D102];&quot;', '&quot;;[.E102];&quot;', &quot;;[.G102];&quot;, '&quot;;[.H102];&quot;', '&quot;;[.I102];&quot;', '&quot;;[.J102];&quot;', '&quot;;[.K102];&quot;', '&quot;;[.L102];&quot;', '&quot;;[.M102];&quot;', &quot;;[.N102];&quot;, &quot;;[.O102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Villain ', 'Émile ', '1956-06-09', 'emilevillain@yahoo.fr ', '06 50 21 26 17 ', null, '248 Rue Éblé ', 'null', 'null', 'null', 'null', 'null', 2, 29235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Villain ', 'Émile ', '1956-06-09', 'emilevillain@yahoo.fr ', '06 50 21 26 17 ', null, '248 Rue Éblé ', 'null', 'null', 'null', 'null', 'null', 2, 29235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londeau </text:p>
          </table:table-cell>
          <table:table-cell office:value-type="string" calcext:value-type="string">
            <text:p>Anaëlle </text:p>
          </table:table-cell>
          <table:table-cell table:style-name="ce2" office:value-type="string" calcext:value-type="string">
            <text:p>1998-08-04</text:p>
          </table:table-cell>
          <table:table-cell office:value-type="string" calcext:value-type="string">
            <text:p>anaelleblondeau@yahoo.fr </text:p>
          </table:table-cell>
          <table:table-cell office:value-type="string" calcext:value-type="string">
            <text:p>06 66 41 77 71 </text:p>
          </table:table-cell>
          <table:table-cell office:value-type="string" calcext:value-type="string">
            <text:p>02 19 66 31 5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8 Rue Dupetit-Thouars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33430" calcext:value-type="float">
            <text:p>33430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03];&quot;', '&quot;;[.B103];&quot;', '&quot;;[.C103];&quot;', '&quot;;[.D103];&quot;', '&quot;;[.E103];&quot;', &quot;;[.G103];&quot;, '&quot;;[.H103];&quot;', '&quot;;[.I103];&quot;', '&quot;;[.J103];&quot;', '&quot;;[.K103];&quot;', '&quot;;[.L103];&quot;', '&quot;;[.M103];&quot;', &quot;;[.N103];&quot;, &quot;;[.O103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Blondeau ', 'Anaëlle ', '1998-08-04', 'anaelleblondeau@yahoo.fr ', '06 66 41 77 71 ', null, '208 Rue Dupetit-Thouars ', 'null', 'null', 'null', 'null', 'null', 2, 33430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Blondeau ', 'Anaëlle ', '1998-08-04', 'anaelleblondeau@yahoo.fr ', '06 66 41 77 71 ', null, '208 Rue Dupetit-Thouars ', 'null', 'null', 'null', 'null', 'null', 2, 33430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acombe </text:p>
          </table:table-cell>
          <table:table-cell office:value-type="string" calcext:value-type="string">
            <text:p>Jérémy </text:p>
          </table:table-cell>
          <table:table-cell table:style-name="ce2" office:value-type="string" calcext:value-type="string">
            <text:p>1962-02-27</text:p>
          </table:table-cell>
          <table:table-cell office:value-type="string" calcext:value-type="string">
            <text:p>jeremylacombe@free.fr </text:p>
          </table:table-cell>
          <table:table-cell office:value-type="string" calcext:value-type="string">
            <text:p>06 57 03 36 86 </text:p>
          </table:table-cell>
          <table:table-cell office:value-type="string" calcext:value-type="string">
            <text:p>05 78 47 10 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58 Passage Hennel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3380" calcext:value-type="float">
            <text:p>3380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04];&quot;', '&quot;;[.B104];&quot;', '&quot;;[.C104];&quot;', '&quot;;[.D104];&quot;', '&quot;;[.E104];&quot;', &quot;;[.G104];&quot;, '&quot;;[.H104];&quot;', '&quot;;[.I104];&quot;', '&quot;;[.J104];&quot;', '&quot;;[.K104];&quot;', '&quot;;[.L104];&quot;', '&quot;;[.M104];&quot;', &quot;;[.N104];&quot;, &quot;;[.O104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Lacombe ', 'Jérémy ', '1962-02-27', 'jeremylacombe@free.fr ', '06 57 03 36 86 ', null, '258 Passage Hennel ', 'null', 'null', 'null', 'null', 'null', 1, 3380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Lacombe ', 'Jérémy ', '1962-02-27', 'jeremylacombe@free.fr ', '06 57 03 36 86 ', null, '258 Passage Hennel ', 'null', 'null', 'null', 'null', 'null', 1, 3380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illard </text:p>
          </table:table-cell>
          <table:table-cell office:value-type="string" calcext:value-type="string">
            <text:p>Evan </text:p>
          </table:table-cell>
          <table:table-cell table:style-name="ce2" office:value-type="string" calcext:value-type="string">
            <text:p>1965-06-09</text:p>
          </table:table-cell>
          <table:table-cell office:value-type="string" calcext:value-type="string">
            <text:p>evanbillard@free.fr </text:p>
          </table:table-cell>
          <table:table-cell office:value-type="string" calcext:value-type="string">
            <text:p>06 81 28 66 79 </text:p>
          </table:table-cell>
          <table:table-cell office:value-type="string" calcext:value-type="string">
            <text:p>03 48 63 83 9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5 Avenue du Docteur-Lannelongue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5940" calcext:value-type="float">
            <text:p>5940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05];&quot;', '&quot;;[.B105];&quot;', '&quot;;[.C105];&quot;', '&quot;;[.D105];&quot;', '&quot;;[.E105];&quot;', &quot;;[.G105];&quot;, '&quot;;[.H105];&quot;', '&quot;;[.I105];&quot;', '&quot;;[.J105];&quot;', '&quot;;[.K105];&quot;', '&quot;;[.L105];&quot;', '&quot;;[.M105];&quot;', &quot;;[.N105];&quot;, &quot;;[.O105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Billard ', 'Evan ', '1965-06-09', 'evanbillard@free.fr ', '06 81 28 66 79 ', null, '245 Avenue du Docteur-Lannelongue ', 'null', 'null', 'null', 'null', 'null', 3, 5940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Billard ', 'Evan ', '1965-06-09', 'evanbillard@free.fr ', '06 81 28 66 79 ', null, '245 Avenue du Docteur-Lannelongue ', 'null', 'null', 'null', 'null', 'null', 3, 5940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onnet </text:p>
          </table:table-cell>
          <table:table-cell office:value-type="string" calcext:value-type="string">
            <text:p>Marwane </text:p>
          </table:table-cell>
          <table:table-cell table:style-name="ce2" office:value-type="string" calcext:value-type="string">
            <text:p>1969-09-24</text:p>
          </table:table-cell>
          <table:table-cell office:value-type="string" calcext:value-type="string">
            <text:p>marwanemonnet@free.fr </text:p>
          </table:table-cell>
          <table:table-cell office:value-type="string" calcext:value-type="string">
            <text:p>06 31 69 60 89 </text:p>
          </table:table-cell>
          <table:table-cell office:value-type="string" calcext:value-type="string">
            <text:p>03 69 83 07 5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3 Boulevard Delessert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6642" calcext:value-type="float">
            <text:p>6642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06];&quot;', '&quot;;[.B106];&quot;', '&quot;;[.C106];&quot;', '&quot;;[.D106];&quot;', '&quot;;[.E106];&quot;', &quot;;[.G106];&quot;, '&quot;;[.H106];&quot;', '&quot;;[.I106];&quot;', '&quot;;[.J106];&quot;', '&quot;;[.K106];&quot;', '&quot;;[.L106];&quot;', '&quot;;[.M106];&quot;', &quot;;[.N106];&quot;, &quot;;[.O106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Monnet ', 'Marwane ', '1969-09-24', 'marwanemonnet@free.fr ', '06 31 69 60 89 ', 1.1, '3 Boulevard Delessert ', 'null', 'null', 'null', 'null', 'null', 3, 6642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Monnet ', 'Marwane ', '1969-09-24', 'marwanemonnet@free.fr ', '06 31 69 60 89 ', 1.1, '3 Boulevard Delessert ', 'null', 'null', 'null', 'null', 'null', 3, 6642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ujardin </text:p>
          </table:table-cell>
          <table:table-cell office:value-type="string" calcext:value-type="string">
            <text:p>Yohan </text:p>
          </table:table-cell>
          <table:table-cell table:style-name="ce2" office:value-type="string" calcext:value-type="string">
            <text:p>1971-05-15</text:p>
          </table:table-cell>
          <table:table-cell office:value-type="string" calcext:value-type="string">
            <text:p>yohandujardin@free.fr </text:p>
          </table:table-cell>
          <table:table-cell office:value-type="string" calcext:value-type="string">
            <text:p>06 71 32 21 87 </text:p>
          </table:table-cell>
          <table:table-cell office:value-type="string" calcext:value-type="string">
            <text:p>01 25 58 83 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9 Cité Dubourg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07];&quot;', '&quot;;[.B107];&quot;', '&quot;;[.C107];&quot;', '&quot;;[.D107];&quot;', '&quot;;[.E107];&quot;', &quot;;[.G107];&quot;, '&quot;;[.H107];&quot;', '&quot;;[.I107];&quot;', '&quot;;[.J107];&quot;', '&quot;;[.K107];&quot;', '&quot;;[.L107];&quot;', '&quot;;[.M107];&quot;', &quot;;[.N107];&quot;, &quot;;[.O107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Dujardin ', 'Yohan ', '1971-05-15', 'yohandujardin@free.fr ', '06 71 32 21 87 ', null, '109 Cité Dubourg ', 'null', 'null', 'null', 'null', 'null', 1, 14999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Dujardin ', 'Yohan ', '1971-05-15', 'yohandujardin@free.fr ', '06 71 32 21 87 ', null, '109 Cité Dubourg ', 'null', 'null', 'null', 'null', 'null', 1, 14999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arrier </text:p>
          </table:table-cell>
          <table:table-cell office:value-type="string" calcext:value-type="string">
            <text:p>Nicolas </text:p>
          </table:table-cell>
          <table:table-cell table:style-name="ce2" office:value-type="string" calcext:value-type="string">
            <text:p>1962-05-17</text:p>
          </table:table-cell>
          <table:table-cell office:value-type="string" calcext:value-type="string">
            <text:p>nicolascharrier@free.fr </text:p>
          </table:table-cell>
          <table:table-cell office:value-type="string" calcext:value-type="string">
            <text:p>06 64 66 16 29 </text:p>
          </table:table-cell>
          <table:table-cell office:value-type="string" calcext:value-type="string">
            <text:p>05 57 86 47 2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76 Avenue Frochot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782" calcext:value-type="float">
            <text:p>11782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08];&quot;', '&quot;;[.B108];&quot;', '&quot;;[.C108];&quot;', '&quot;;[.D108];&quot;', '&quot;;[.E108];&quot;', &quot;;[.G108];&quot;, '&quot;;[.H108];&quot;', '&quot;;[.I108];&quot;', '&quot;;[.J108];&quot;', '&quot;;[.K108];&quot;', '&quot;;[.L108];&quot;', '&quot;;[.M108];&quot;', &quot;;[.N108];&quot;, &quot;;[.O108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Charrier ', 'Nicolas ', '1962-05-17', 'nicolascharrier@free.fr ', '06 64 66 16 29 ', null, '176 Avenue Frochot ', 'null', 'null', 'null', 'null', 'null', 1, 11782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Charrier ', 'Nicolas ', '1962-05-17', 'nicolascharrier@free.fr ', '06 64 66 16 29 ', null, '176 Avenue Frochot ', 'null', 'null', 'null', 'null', 'null', 1, 11782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orel </text:p>
          </table:table-cell>
          <table:table-cell office:value-type="string" calcext:value-type="string">
            <text:p>Lilian </text:p>
          </table:table-cell>
          <table:table-cell table:style-name="ce2" office:value-type="string" calcext:value-type="string">
            <text:p>1975-09-30</text:p>
          </table:table-cell>
          <table:table-cell office:value-type="string" calcext:value-type="string">
            <text:p>lilianmorel@free.fr </text:p>
          </table:table-cell>
          <table:table-cell office:value-type="string" calcext:value-type="string">
            <text:p>06 26 47 63 81 </text:p>
          </table:table-cell>
          <table:table-cell office:value-type="string" calcext:value-type="string">
            <text:p>01 12 88 10 7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97 Passerelle Debilly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3797" calcext:value-type="float">
            <text:p>3797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09];&quot;', '&quot;;[.B109];&quot;', '&quot;;[.C109];&quot;', '&quot;;[.D109];&quot;', '&quot;;[.E109];&quot;', &quot;;[.G109];&quot;, '&quot;;[.H109];&quot;', '&quot;;[.I109];&quot;', '&quot;;[.J109];&quot;', '&quot;;[.K109];&quot;', '&quot;;[.L109];&quot;', '&quot;;[.M109];&quot;', &quot;;[.N109];&quot;, &quot;;[.O109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Morel ', 'Lilian ', '1975-09-30', 'lilianmorel@free.fr ', '06 26 47 63 81 ', null, '197 Passerelle Debilly ', 'null', 'null', 'null', 'null', 'null', 3, 3797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Morel ', 'Lilian ', '1975-09-30', 'lilianmorel@free.fr ', '06 26 47 63 81 ', null, '197 Passerelle Debilly ', 'null', 'null', 'null', 'null', 'null', 3, 3797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avarro </text:p>
          </table:table-cell>
          <table:table-cell office:value-type="string" calcext:value-type="string">
            <text:p>Katell </text:p>
          </table:table-cell>
          <table:table-cell table:style-name="ce2" office:value-type="string" calcext:value-type="string">
            <text:p>1991-08-26</text:p>
          </table:table-cell>
          <table:table-cell office:value-type="string" calcext:value-type="string">
            <text:p>katellnavarro@free.fr </text:p>
          </table:table-cell>
          <table:table-cell office:value-type="string" calcext:value-type="string">
            <text:p>06 14 41 83 94 </text:p>
          </table:table-cell>
          <table:table-cell office:value-type="string" calcext:value-type="string">
            <text:p>04 43 85 53 3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0 Rue Desprez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5940" calcext:value-type="float">
            <text:p>5940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10];&quot;', '&quot;;[.B110];&quot;', '&quot;;[.C110];&quot;', '&quot;;[.D110];&quot;', '&quot;;[.E110];&quot;', &quot;;[.G110];&quot;, '&quot;;[.H110];&quot;', '&quot;;[.I110];&quot;', '&quot;;[.J110];&quot;', '&quot;;[.K110];&quot;', '&quot;;[.L110];&quot;', '&quot;;[.M110];&quot;', &quot;;[.N110];&quot;, &quot;;[.O110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Navarro ', 'Katell ', '1991-08-26', 'katellnavarro@free.fr ', '06 14 41 83 94 ', null, '70 Rue Desprez ', 'null', 'null', 'null', 'null', 'null', 1, 5940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Navarro ', 'Katell ', '1991-08-26', 'katellnavarro@free.fr ', '06 14 41 83 94 ', null, '70 Rue Desprez ', 'null', 'null', 'null', 'null', 'null', 1, 5940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din </text:p>
          </table:table-cell>
          <table:table-cell office:value-type="string" calcext:value-type="string">
            <text:p>Chaïma </text:p>
          </table:table-cell>
          <table:table-cell table:style-name="ce2" office:value-type="string" calcext:value-type="string">
            <text:p>1991-09-17</text:p>
          </table:table-cell>
          <table:table-cell office:value-type="string" calcext:value-type="string">
            <text:p>chaimabodin@free.fr </text:p>
          </table:table-cell>
          <table:table-cell office:value-type="string" calcext:value-type="string">
            <text:p>06 40 24 97 95 </text:p>
          </table:table-cell>
          <table:table-cell office:value-type="string" calcext:value-type="string">
            <text:p>01 15 00 48 8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3 Place du Cardinal-Amette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35662" calcext:value-type="float">
            <text:p>35662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11];&quot;', '&quot;;[.B111];&quot;', '&quot;;[.C111];&quot;', '&quot;;[.D111];&quot;', '&quot;;[.E111];&quot;', &quot;;[.G111];&quot;, '&quot;;[.H111];&quot;', '&quot;;[.I111];&quot;', '&quot;;[.J111];&quot;', '&quot;;[.K111];&quot;', '&quot;;[.L111];&quot;', '&quot;;[.M111];&quot;', &quot;;[.N111];&quot;, &quot;;[.O111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Bodin ', 'Chaïma ', '1991-09-17', 'chaimabodin@free.fr ', '06 40 24 97 95 ', null, '93 Place du Cardinal-Amette ', 'null', 'null', 'null', 'null', 'null', 2, 35662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Bodin ', 'Chaïma ', '1991-09-17', 'chaimabodin@free.fr ', '06 40 24 97 95 ', null, '93 Place du Cardinal-Amette ', 'null', 'null', 'null', 'null', 'null', 2, 35662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riand </text:p>
          </table:table-cell>
          <table:table-cell office:value-type="string" calcext:value-type="string">
            <text:p>Clara </text:p>
          </table:table-cell>
          <table:table-cell table:style-name="ce2" office:value-type="string" calcext:value-type="string">
            <text:p>1976-07-18</text:p>
          </table:table-cell>
          <table:table-cell office:value-type="string" calcext:value-type="string">
            <text:p>clarabriand@free.fr </text:p>
          </table:table-cell>
          <table:table-cell office:value-type="string" calcext:value-type="string">
            <text:p>06 10 65 04 78 </text:p>
          </table:table-cell>
          <table:table-cell office:value-type="string" calcext:value-type="string">
            <text:p>02 16 46 17 8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3 Rue Eugène-Varlin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8344" calcext:value-type="float">
            <text:p>8344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12];&quot;', '&quot;;[.B112];&quot;', '&quot;;[.C112];&quot;', '&quot;;[.D112];&quot;', '&quot;;[.E112];&quot;', &quot;;[.G112];&quot;, '&quot;;[.H112];&quot;', '&quot;;[.I112];&quot;', '&quot;;[.J112];&quot;', '&quot;;[.K112];&quot;', '&quot;;[.L112];&quot;', '&quot;;[.M112];&quot;', &quot;;[.N112];&quot;, &quot;;[.O112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Briand ', 'Clara ', '1976-07-18', 'clarabriand@free.fr ', '06 10 65 04 78 ', null, '63 Rue Eugène-Varlin ', 'null', 'null', 'null', 'null', 'null', 2, 8344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Briand ', 'Clara ', '1976-07-18', 'clarabriand@free.fr ', '06 10 65 04 78 ', null, '63 Rue Eugène-Varlin ', 'null', 'null', 'null', 'null', 'null', 2, 8344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chaud </text:p>
          </table:table-cell>
          <table:table-cell office:value-type="string" calcext:value-type="string">
            <text:p>Adrien </text:p>
          </table:table-cell>
          <table:table-cell table:style-name="ce2" office:value-type="string" calcext:value-type="string">
            <text:p>1992-10-19</text:p>
          </table:table-cell>
          <table:table-cell office:value-type="string" calcext:value-type="string">
            <text:p>adrienmichaud@free.fr </text:p>
          </table:table-cell>
          <table:table-cell office:value-type="string" calcext:value-type="string">
            <text:p>06 93 56 94 71 </text:p>
          </table:table-cell>
          <table:table-cell office:value-type="string" calcext:value-type="string">
            <text:p>04 37 45 73 7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89 Rue Giffard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9897" calcext:value-type="float">
            <text:p>19897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13];&quot;', '&quot;;[.B113];&quot;', '&quot;;[.C113];&quot;', '&quot;;[.D113];&quot;', '&quot;;[.E113];&quot;', &quot;;[.G113];&quot;, '&quot;;[.H113];&quot;', '&quot;;[.I113];&quot;', '&quot;;[.J113];&quot;', '&quot;;[.K113];&quot;', '&quot;;[.L113];&quot;', '&quot;;[.M113];&quot;', &quot;;[.N113];&quot;, &quot;;[.O113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Michaud ', 'Adrien ', '1992-10-19', 'adrienmichaud@free.fr ', '06 93 56 94 71 ', null, '189 Rue Giffard ', 'null', 'null', 'null', 'null', 'null', 1, 19897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Michaud ', 'Adrien ', '1992-10-19', 'adrienmichaud@free.fr ', '06 93 56 94 71 ', null, '189 Rue Giffard ', 'null', 'null', 'null', 'null', 'null', 1, 19897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ichon </text:p>
          </table:table-cell>
          <table:table-cell office:value-type="string" calcext:value-type="string">
            <text:p>Nina </text:p>
          </table:table-cell>
          <table:table-cell table:style-name="ce2" office:value-type="string" calcext:value-type="string">
            <text:p>1998-08-05</text:p>
          </table:table-cell>
          <table:table-cell office:value-type="string" calcext:value-type="string">
            <text:p>ninapichon@free.fr </text:p>
          </table:table-cell>
          <table:table-cell office:value-type="string" calcext:value-type="string">
            <text:p>06 42 54 44 29 </text:p>
          </table:table-cell>
          <table:table-cell office:value-type="string" calcext:value-type="string">
            <text:p>02 69 18 38 5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1 Square Georges-Contenot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32069" calcext:value-type="float">
            <text:p>32069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14];&quot;', '&quot;;[.B114];&quot;', '&quot;;[.C114];&quot;', '&quot;;[.D114];&quot;', '&quot;;[.E114];&quot;', &quot;;[.G114];&quot;, '&quot;;[.H114];&quot;', '&quot;;[.I114];&quot;', '&quot;;[.J114];&quot;', '&quot;;[.K114];&quot;', '&quot;;[.L114];&quot;', '&quot;;[.M114];&quot;', &quot;;[.N114];&quot;, &quot;;[.O114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Pichon ', 'Nina ', '1998-08-05', 'ninapichon@free.fr ', '06 42 54 44 29 ', null, '71 Square Georges-Contenot ', 'null', 'null', 'null', 'null', 'null', 2, 32069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Pichon ', 'Nina ', '1998-08-05', 'ninapichon@free.fr ', '06 42 54 44 29 ', null, '71 Square Georges-Contenot ', 'null', 'null', 'null', 'null', 'null', 2, 32069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launay </text:p>
          </table:table-cell>
          <table:table-cell office:value-type="string" calcext:value-type="string">
            <text:p>Fabrice </text:p>
          </table:table-cell>
          <table:table-cell table:style-name="ce2" office:value-type="string" calcext:value-type="string">
            <text:p>1988-03-13</text:p>
          </table:table-cell>
          <table:table-cell office:value-type="string" calcext:value-type="string">
            <text:p>fabricedelaunay@free.fr </text:p>
          </table:table-cell>
          <table:table-cell office:value-type="string" calcext:value-type="string">
            <text:p>06 92 16 05 42 </text:p>
          </table:table-cell>
          <table:table-cell office:value-type="string" calcext:value-type="string">
            <text:p>04 51 29 58 2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0 Rue Eugène-Delacroix 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igaclub</text:p>
          </table:table-cell>
          <table:table-cell office:value-type="string" calcext:value-type="string">
            <text:p>076 310 150 2162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26587" calcext:value-type="float">
            <text:p>26587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15];&quot;', '&quot;;[.B115];&quot;', '&quot;;[.C115];&quot;', '&quot;;[.D115];&quot;', '&quot;;[.E115];&quot;', &quot;;[.G115];&quot;, '&quot;;[.H115];&quot;', '&quot;;[.I115];&quot;', '&quot;;[.J115];&quot;', '&quot;;[.K115];&quot;', '&quot;;[.L115];&quot;', '&quot;;[.M115];&quot;', &quot;;[.N115];&quot;, &quot;;[.O115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Delaunay ', 'Fabrice ', '1988-03-13', 'fabricedelaunay@free.fr ', '06 92 16 05 42 ', null, '90 Rue Eugène-Delacroix ', 'null', 'null', 'Gigaclub', '076 310 150 2162', 'null', 3, 26587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Delaunay ', 'Fabrice ', '1988-03-13', 'fabricedelaunay@free.fr ', '06 92 16 05 42 ', null, '90 Rue Eugène-Delacroix ', 'null', 'null', 'Gigaclub', '076 310 150 2162', 'null', 3, 26587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uchard </text:p>
          </table:table-cell>
          <table:table-cell office:value-type="string" calcext:value-type="string">
            <text:p>Jérémy </text:p>
          </table:table-cell>
          <table:table-cell table:style-name="ce2" office:value-type="string" calcext:value-type="string">
            <text:p>1989-01-14</text:p>
          </table:table-cell>
          <table:table-cell office:value-type="string" calcext:value-type="string">
            <text:p>jeremybouchard@free.fr </text:p>
          </table:table-cell>
          <table:table-cell office:value-type="string" calcext:value-type="string">
            <text:p>06 98 25 11 73 </text:p>
          </table:table-cell>
          <table:table-cell office:value-type="string" calcext:value-type="string">
            <text:p>01 47 54 75 75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260 Cour du Cantal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21380" calcext:value-type="float">
            <text:p>21380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16];&quot;', '&quot;;[.B116];&quot;', '&quot;;[.C116];&quot;', '&quot;;[.D116];&quot;', '&quot;;[.E116];&quot;', &quot;;[.G116];&quot;, '&quot;;[.H116];&quot;', '&quot;;[.I116];&quot;', '&quot;;[.J116];&quot;', '&quot;;[.K116];&quot;', '&quot;;[.L116];&quot;', '&quot;;[.M116];&quot;', &quot;;[.N116];&quot;, &quot;;[.O116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Bouchard ', 'Jérémy ', '1989-01-14', 'jeremybouchard@free.fr ', '06 98 25 11 73 ', 1.16, '260 Cour du Cantal ', 'null', 'null', 'null', 'null', 'null', 2, 21380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Bouchard ', 'Jérémy ', '1989-01-14', 'jeremybouchard@free.fr ', '06 98 25 11 73 ', 1.16, '260 Cour du Cantal ', 'null', 'null', 'null', 'null', 'null', 2, 21380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naud </text:p>
          </table:table-cell>
          <table:table-cell office:value-type="string" calcext:value-type="string">
            <text:p>Clara </text:p>
          </table:table-cell>
          <table:table-cell table:style-name="ce2" office:value-type="string" calcext:value-type="string">
            <text:p>1970-01-21</text:p>
          </table:table-cell>
          <table:table-cell office:value-type="string" calcext:value-type="string">
            <text:p>clararenaud@free.fr </text:p>
          </table:table-cell>
          <table:table-cell office:value-type="string" calcext:value-type="string">
            <text:p>06 92 83 34 90 </text:p>
          </table:table-cell>
          <table:table-cell office:value-type="string" calcext:value-type="string">
            <text:p>04 11 83 62 5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53 Avenue du Général-Sarrail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34812" calcext:value-type="float">
            <text:p>34812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17];&quot;', '&quot;;[.B117];&quot;', '&quot;;[.C117];&quot;', '&quot;;[.D117];&quot;', '&quot;;[.E117];&quot;', &quot;;[.G117];&quot;, '&quot;;[.H117];&quot;', '&quot;;[.I117];&quot;', '&quot;;[.J117];&quot;', '&quot;;[.K117];&quot;', '&quot;;[.L117];&quot;', '&quot;;[.M117];&quot;', &quot;;[.N117];&quot;, &quot;;[.O117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Renaud ', 'Clara ', '1970-01-21', 'clararenaud@free.fr ', '06 92 83 34 90 ', null, '253 Avenue du Général-Sarrail ', 'null', 'null', 'null', 'null', 'null', 3, 34812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Renaud ', 'Clara ', '1970-01-21', 'clararenaud@free.fr ', '06 92 83 34 90 ', null, '253 Avenue du Général-Sarrail ', 'null', 'null', 'null', 'null', 'null', 3, 34812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arpentier </text:p>
          </table:table-cell>
          <table:table-cell office:value-type="string" calcext:value-type="string">
            <text:p>Romane </text:p>
          </table:table-cell>
          <table:table-cell table:style-name="ce2" office:value-type="string" calcext:value-type="string">
            <text:p>1981-08-25</text:p>
          </table:table-cell>
          <table:table-cell office:value-type="string" calcext:value-type="string">
            <text:p>romanecarpentier@free.fr </text:p>
          </table:table-cell>
          <table:table-cell office:value-type="string" calcext:value-type="string">
            <text:p>06 38 44 41 97 </text:p>
          </table:table-cell>
          <table:table-cell office:value-type="string" calcext:value-type="string">
            <text:p>02 38 92 46 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70 Rue Émile-Faguet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617" calcext:value-type="float">
            <text:p>617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18];&quot;', '&quot;;[.B118];&quot;', '&quot;;[.C118];&quot;', '&quot;;[.D118];&quot;', '&quot;;[.E118];&quot;', &quot;;[.G118];&quot;, '&quot;;[.H118];&quot;', '&quot;;[.I118];&quot;', '&quot;;[.J118];&quot;', '&quot;;[.K118];&quot;', '&quot;;[.L118];&quot;', '&quot;;[.M118];&quot;', &quot;;[.N118];&quot;, &quot;;[.O118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Carpentier ', 'Romane ', '1981-08-25', 'romanecarpentier@free.fr ', '06 38 44 41 97 ', null, '170 Rue Émile-Faguet ', 'null', 'null', 'null', 'null', 'null', 2, 617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Carpentier ', 'Romane ', '1981-08-25', 'romanecarpentier@free.fr ', '06 38 44 41 97 ', null, '170 Rue Émile-Faguet ', 'null', 'null', 'null', 'null', 'null', 2, 617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renier </text:p>
          </table:table-cell>
          <table:table-cell office:value-type="string" calcext:value-type="string">
            <text:p>Romain </text:p>
          </table:table-cell>
          <table:table-cell table:style-name="ce2" office:value-type="string" calcext:value-type="string">
            <text:p>1996-12-22</text:p>
          </table:table-cell>
          <table:table-cell office:value-type="string" calcext:value-type="string">
            <text:p>romaingrenier@free.fr </text:p>
          </table:table-cell>
          <table:table-cell office:value-type="string" calcext:value-type="string">
            <text:p>06 40 49 11 11 </text:p>
          </table:table-cell>
          <table:table-cell office:value-type="string" calcext:value-type="string">
            <text:p>04 17 99 84 0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5 Boulevard Émile-Augier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33685" calcext:value-type="float">
            <text:p>33685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19];&quot;', '&quot;;[.B119];&quot;', '&quot;;[.C119];&quot;', '&quot;;[.D119];&quot;', '&quot;;[.E119];&quot;', &quot;;[.G119];&quot;, '&quot;;[.H119];&quot;', '&quot;;[.I119];&quot;', '&quot;;[.J119];&quot;', '&quot;;[.K119];&quot;', '&quot;;[.L119];&quot;', '&quot;;[.M119];&quot;', &quot;;[.N119];&quot;, &quot;;[.O119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Grenier ', 'Romain ', '1996-12-22', 'romaingrenier@free.fr ', '06 40 49 11 11 ', 1.14, '5 Boulevard Émile-Augier ', 'null', 'null', 'null', 'null', 'null', 2, 33685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Grenier ', 'Romain ', '1996-12-22', 'romaingrenier@free.fr ', '06 40 49 11 11 ', 1.14, '5 Boulevard Émile-Augier ', 'null', 'null', 'null', 'null', 'null', 2, 33685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nard </text:p>
          </table:table-cell>
          <table:table-cell office:value-type="string" calcext:value-type="string">
            <text:p>Manon </text:p>
          </table:table-cell>
          <table:table-cell table:style-name="ce2" office:value-type="string" calcext:value-type="string">
            <text:p>1956-06-29</text:p>
          </table:table-cell>
          <table:table-cell office:value-type="string" calcext:value-type="string">
            <text:p>manonmenard@free.fr </text:p>
          </table:table-cell>
          <table:table-cell office:value-type="string" calcext:value-type="string">
            <text:p>06 49 70 06 27 </text:p>
          </table:table-cell>
          <table:table-cell office:value-type="string" calcext:value-type="string">
            <text:p>02 89 82 23 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1 Place Franz-Liszt 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Zoombox</text:p>
          </table:table-cell>
          <table:table-cell office:value-type="string" calcext:value-type="string">
            <text:p>041 693 374 3745</text:p>
          </table:table-cell>
          <table:table-cell office:value-type="string" calcext:value-type="string">
            <text:p>Marques Clémence</text:p>
          </table:table-cell>
          <table:table-cell office:value-type="float" office:value="2" calcext:value-type="float">
            <text:p>2</text:p>
          </table:table-cell>
          <table:table-cell office:value-type="float" office:value="5891" calcext:value-type="float">
            <text:p>5891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20];&quot;', '&quot;;[.B120];&quot;', '&quot;;[.C120];&quot;', '&quot;;[.D120];&quot;', '&quot;;[.E120];&quot;', &quot;;[.G120];&quot;, '&quot;;[.H120];&quot;', '&quot;;[.I120];&quot;', '&quot;;[.J120];&quot;', '&quot;;[.K120];&quot;', '&quot;;[.L120];&quot;', '&quot;;[.M120];&quot;', &quot;;[.N120];&quot;, &quot;;[.O120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Menard ', 'Manon ', '1956-06-29', 'manonmenard@free.fr ', '06 49 70 06 27 ', null, '61 Place Franz-Liszt ', 'null', 'null', 'Zoombox', '041 693 374 3745', 'Marques Clémence', 2, 5891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Menard ', 'Manon ', '1956-06-29', 'manonmenard@free.fr ', '06 49 70 06 27 ', null, '61 Place Franz-Liszt ', 'null', 'null', 'Zoombox', '041 693 374 3745', 'Marques Clémence', 2, 5891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audin </text:p>
          </table:table-cell>
          <table:table-cell office:value-type="string" calcext:value-type="string">
            <text:p>Zacharis </text:p>
          </table:table-cell>
          <table:table-cell table:style-name="ce2" office:value-type="string" calcext:value-type="string">
            <text:p>1994-12-29</text:p>
          </table:table-cell>
          <table:table-cell office:value-type="string" calcext:value-type="string">
            <text:p>zacharisgaudin@free.fr </text:p>
          </table:table-cell>
          <table:table-cell office:value-type="string" calcext:value-type="string">
            <text:p>06 96 97 85 57 </text:p>
          </table:table-cell>
          <table:table-cell office:value-type="string" calcext:value-type="string">
            <text:p>04 84 20 78 9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26 Rue de la Glacière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24137" calcext:value-type="float">
            <text:p>24137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21];&quot;', '&quot;;[.B121];&quot;', '&quot;;[.C121];&quot;', '&quot;;[.D121];&quot;', '&quot;;[.E121];&quot;', &quot;;[.G121];&quot;, '&quot;;[.H121];&quot;', '&quot;;[.I121];&quot;', '&quot;;[.J121];&quot;', '&quot;;[.K121];&quot;', '&quot;;[.L121];&quot;', '&quot;;[.M121];&quot;', &quot;;[.N121];&quot;, &quot;;[.O121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Gaudin ', 'Zacharis ', '1994-12-29', 'zacharisgaudin@free.fr ', '06 96 97 85 57 ', null, '126 Rue de la Glacière ', 'null', 'null', 'null', 'null', 'null', 3, 24137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Gaudin ', 'Zacharis ', '1994-12-29', 'zacharisgaudin@free.fr ', '06 96 97 85 57 ', null, '126 Rue de la Glacière ', 'null', 'null', 'null', 'null', 'null', 3, 24137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icard </text:p>
          </table:table-cell>
          <table:table-cell office:value-type="string" calcext:value-type="string">
            <text:p>Yanis </text:p>
          </table:table-cell>
          <table:table-cell table:style-name="ce2" office:value-type="string" calcext:value-type="string">
            <text:p>1955-06-30</text:p>
          </table:table-cell>
          <table:table-cell office:value-type="string" calcext:value-type="string">
            <text:p>yanispicard@free.fr </text:p>
          </table:table-cell>
          <table:table-cell office:value-type="string" calcext:value-type="string">
            <text:p>06 81 03 95 56 </text:p>
          </table:table-cell>
          <table:table-cell office:value-type="string" calcext:value-type="string">
            <text:p>03 97 34 58 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7 Pont des Invalides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30410" calcext:value-type="float">
            <text:p>30410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22];&quot;', '&quot;;[.B122];&quot;', '&quot;;[.C122];&quot;', '&quot;;[.D122];&quot;', '&quot;;[.E122];&quot;', &quot;;[.G122];&quot;, '&quot;;[.H122];&quot;', '&quot;;[.I122];&quot;', '&quot;;[.J122];&quot;', '&quot;;[.K122];&quot;', '&quot;;[.L122];&quot;', '&quot;;[.M122];&quot;', &quot;;[.N122];&quot;, &quot;;[.O122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Picard ', 'Yanis ', '1955-06-30', 'yanispicard@free.fr ', '06 81 03 95 56 ', null, '47 Pont des Invalides ', 'null', 'null', 'null', 'null', 'null', 2, 30410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Picard ', 'Yanis ', '1955-06-30', 'yanispicard@free.fr ', '06 81 03 95 56 ', null, '47 Pont des Invalides ', 'null', 'null', 'null', 'null', 'null', 2, 30410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odrigues </text:p>
          </table:table-cell>
          <table:table-cell office:value-type="string" calcext:value-type="string">
            <text:p>Marwane </text:p>
          </table:table-cell>
          <table:table-cell table:style-name="ce2" office:value-type="string" calcext:value-type="string">
            <text:p>1964-06-26</text:p>
          </table:table-cell>
          <table:table-cell office:value-type="string" calcext:value-type="string">
            <text:p>marwanerodrigues@sfr.fr </text:p>
          </table:table-cell>
          <table:table-cell office:value-type="string" calcext:value-type="string">
            <text:p>06 38 62 10 71 </text:p>
          </table:table-cell>
          <table:table-cell office:value-type="string" calcext:value-type="string">
            <text:p>05 17 70 47 2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0 Passage de Gergovie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707" calcext:value-type="float">
            <text:p>1707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23];&quot;', '&quot;;[.B123];&quot;', '&quot;;[.C123];&quot;', '&quot;;[.D123];&quot;', '&quot;;[.E123];&quot;', &quot;;[.G123];&quot;, '&quot;;[.H123];&quot;', '&quot;;[.I123];&quot;', '&quot;;[.J123];&quot;', '&quot;;[.K123];&quot;', '&quot;;[.L123];&quot;', '&quot;;[.M123];&quot;', &quot;;[.N123];&quot;, &quot;;[.O123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Rodrigues ', 'Marwane ', '1964-06-26', 'marwanerodrigues@sfr.fr ', '06 38 62 10 71 ', null, '40 Passage de Gergovie ', 'null', 'null', 'null', 'null', 'null', 2, 1707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Rodrigues ', 'Marwane ', '1964-06-26', 'marwanerodrigues@sfr.fr ', '06 38 62 10 71 ', null, '40 Passage de Gergovie ', 'null', 'null', 'null', 'null', 'null', 2, 1707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rquet </text:p>
          </table:table-cell>
          <table:table-cell office:value-type="string" calcext:value-type="string">
            <text:p>Antonin </text:p>
          </table:table-cell>
          <table:table-cell table:style-name="ce2" office:value-type="string" calcext:value-type="string">
            <text:p>1965-01-24</text:p>
          </table:table-cell>
          <table:table-cell office:value-type="string" calcext:value-type="string">
            <text:p>antoninmarquet@sfr.fr </text:p>
          </table:table-cell>
          <table:table-cell office:value-type="string" calcext:value-type="string">
            <text:p>06 73 11 31 84 </text:p>
          </table:table-cell>
          <table:table-cell office:value-type="string" calcext:value-type="string">
            <text:p>04 87 14 23 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8 Place d''Israël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008" calcext:value-type="float">
            <text:p>1008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24];&quot;', '&quot;;[.B124];&quot;', '&quot;;[.C124];&quot;', '&quot;;[.D124];&quot;', '&quot;;[.E124];&quot;', &quot;;[.G124];&quot;, '&quot;;[.H124];&quot;', '&quot;;[.I124];&quot;', '&quot;;[.J124];&quot;', '&quot;;[.K124];&quot;', '&quot;;[.L124];&quot;', '&quot;;[.M124];&quot;', &quot;;[.N124];&quot;, &quot;;[.O124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Marquet ', 'Antonin ', '1965-01-24', 'antoninmarquet@sfr.fr ', '06 73 11 31 84 ', null, '248 Place d''Israël ', 'null', 'null', 'null', 'null', 'null', 2, 1008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Marquet ', 'Antonin ', '1965-01-24', 'antoninmarquet@sfr.fr ', '06 73 11 31 84 ', null, '248 Place d''Israël ', 'null', 'null', 'null', 'null', 'null', 2, 1008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onnier </text:p>
          </table:table-cell>
          <table:table-cell office:value-type="string" calcext:value-type="string">
            <text:p>Manon </text:p>
          </table:table-cell>
          <table:table-cell table:style-name="ce2" office:value-type="string" calcext:value-type="string">
            <text:p>1977-12-30</text:p>
          </table:table-cell>
          <table:table-cell office:value-type="string" calcext:value-type="string">
            <text:p>manonmonnier@sfr.fr </text:p>
          </table:table-cell>
          <table:table-cell office:value-type="string" calcext:value-type="string">
            <text:p>06 99 83 73 23 </text:p>
          </table:table-cell>
          <table:table-cell office:value-type="string" calcext:value-type="string">
            <text:p>04 27 92 25 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5 Rue Edgar-Poë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8971" calcext:value-type="float">
            <text:p>18971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25];&quot;', '&quot;;[.B125];&quot;', '&quot;;[.C125];&quot;', '&quot;;[.D125];&quot;', '&quot;;[.E125];&quot;', &quot;;[.G125];&quot;, '&quot;;[.H125];&quot;', '&quot;;[.I125];&quot;', '&quot;;[.J125];&quot;', '&quot;;[.K125];&quot;', '&quot;;[.L125];&quot;', '&quot;;[.M125];&quot;', &quot;;[.N125];&quot;, &quot;;[.O125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Monnier ', 'Manon ', '1977-12-30', 'manonmonnier@sfr.fr ', '06 99 83 73 23 ', null, '45 Rue Edgar-Poë ', 'null', 'null', 'null', 'null', 'null', 1, 18971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Monnier ', 'Manon ', '1977-12-30', 'manonmonnier@sfr.fr ', '06 99 83 73 23 ', null, '45 Rue Edgar-Poë ', 'null', 'null', 'null', 'null', 'null', 1, 18971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ndre </text:p>
          </table:table-cell>
          <table:table-cell office:value-type="string" calcext:value-type="string">
            <text:p>Alicia </text:p>
          </table:table-cell>
          <table:table-cell table:style-name="ce2" office:value-type="string" calcext:value-type="string">
            <text:p>1977-08-23</text:p>
          </table:table-cell>
          <table:table-cell office:value-type="string" calcext:value-type="string">
            <text:p>aliciaandre@sfr.fr </text:p>
          </table:table-cell>
          <table:table-cell office:value-type="string" calcext:value-type="string">
            <text:p>06 30 52 70 04 </text:p>
          </table:table-cell>
          <table:table-cell office:value-type="string" calcext:value-type="string">
            <text:p>05 15 71 36 36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108 Rue du Faubourg-Saint-Honoré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28750" calcext:value-type="float">
            <text:p>28750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26];&quot;', '&quot;;[.B126];&quot;', '&quot;;[.C126];&quot;', '&quot;;[.D126];&quot;', '&quot;;[.E126];&quot;', &quot;;[.G126];&quot;, '&quot;;[.H126];&quot;', '&quot;;[.I126];&quot;', '&quot;;[.J126];&quot;', '&quot;;[.K126];&quot;', '&quot;;[.L126];&quot;', '&quot;;[.M126];&quot;', &quot;;[.N126];&quot;, &quot;;[.O126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Andre ', 'Alicia ', '1977-08-23', 'aliciaandre@sfr.fr ', '06 30 52 70 04 ', 1.14, '108 Rue du Faubourg-Saint-Honoré ', 'null', 'null', 'null', 'null', 'null', 3, 28750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Andre ', 'Alicia ', '1977-08-23', 'aliciaandre@sfr.fr ', '06 30 52 70 04 ', 1.14, '108 Rue du Faubourg-Saint-Honoré ', 'null', 'null', 'null', 'null', 'null', 3, 28750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renier </text:p>
          </table:table-cell>
          <table:table-cell office:value-type="string" calcext:value-type="string">
            <text:p>Kevin </text:p>
          </table:table-cell>
          <table:table-cell table:style-name="ce2" office:value-type="string" calcext:value-type="string">
            <text:p>1986-12-27</text:p>
          </table:table-cell>
          <table:table-cell office:value-type="string" calcext:value-type="string">
            <text:p>kevingrenier@sfr.fr </text:p>
          </table:table-cell>
          <table:table-cell office:value-type="string" calcext:value-type="string">
            <text:p>06 85 23 19 81 </text:p>
          </table:table-cell>
          <table:table-cell office:value-type="string" calcext:value-type="string">
            <text:p>02 43 50 13 3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5 Place du Docteur-Navarre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28512" calcext:value-type="float">
            <text:p>28512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27];&quot;', '&quot;;[.B127];&quot;', '&quot;;[.C127];&quot;', '&quot;;[.D127];&quot;', '&quot;;[.E127];&quot;', &quot;;[.G127];&quot;, '&quot;;[.H127];&quot;', '&quot;;[.I127];&quot;', '&quot;;[.J127];&quot;', '&quot;;[.K127];&quot;', '&quot;;[.L127];&quot;', '&quot;;[.M127];&quot;', &quot;;[.N127];&quot;, &quot;;[.O127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Grenier ', 'Kevin ', '1986-12-27', 'kevingrenier@sfr.fr ', '06 85 23 19 81 ', null, '35 Place du Docteur-Navarre ', 'null', 'null', 'null', 'null', 'null', 2, 28512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Grenier ', 'Kevin ', '1986-12-27', 'kevingrenier@sfr.fr ', '06 85 23 19 81 ', null, '35 Place du Docteur-Navarre ', 'null', 'null', 'null', 'null', 'null', 2, 28512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ujardin </text:p>
          </table:table-cell>
          <table:table-cell office:value-type="string" calcext:value-type="string">
            <text:p>Eva </text:p>
          </table:table-cell>
          <table:table-cell table:style-name="ce2" office:value-type="string" calcext:value-type="string">
            <text:p>1970-04-30</text:p>
          </table:table-cell>
          <table:table-cell office:value-type="string" calcext:value-type="string">
            <text:p>evadujardin@sfr.fr </text:p>
          </table:table-cell>
          <table:table-cell office:value-type="string" calcext:value-type="string">
            <text:p>06 42 02 58 94 </text:p>
          </table:table-cell>
          <table:table-cell office:value-type="string" calcext:value-type="string">
            <text:p>02 50 33 94 5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89 Rue Durantin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7978" calcext:value-type="float">
            <text:p>17978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28];&quot;', '&quot;;[.B128];&quot;', '&quot;;[.C128];&quot;', '&quot;;[.D128];&quot;', '&quot;;[.E128];&quot;', &quot;;[.G128];&quot;, '&quot;;[.H128];&quot;', '&quot;;[.I128];&quot;', '&quot;;[.J128];&quot;', '&quot;;[.K128];&quot;', '&quot;;[.L128];&quot;', '&quot;;[.M128];&quot;', &quot;;[.N128];&quot;, &quot;;[.O128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Dujardin ', 'Eva ', '1970-04-30', 'evadujardin@sfr.fr ', '06 42 02 58 94 ', null, '189 Rue Durantin ', 'null', 'null', 'null', 'null', 'null', 1, 17978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Dujardin ', 'Eva ', '1970-04-30', 'evadujardin@sfr.fr ', '06 42 02 58 94 ', null, '189 Rue Durantin ', 'null', 'null', 'null', 'null', 'null', 1, 17978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imon </text:p>
          </table:table-cell>
          <table:table-cell office:value-type="string" calcext:value-type="string">
            <text:p>Léonie </text:p>
          </table:table-cell>
          <table:table-cell table:style-name="ce2" office:value-type="string" calcext:value-type="string">
            <text:p>1988-06-23</text:p>
          </table:table-cell>
          <table:table-cell office:value-type="string" calcext:value-type="string">
            <text:p>leoniesimon@sfr.fr </text:p>
          </table:table-cell>
          <table:table-cell office:value-type="string" calcext:value-type="string">
            <text:p>06 20 46 92 51 </text:p>
          </table:table-cell>
          <table:table-cell office:value-type="string" calcext:value-type="string">
            <text:p>05 93 13 82 6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98 Rue Fabre-d''Églantine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1811" calcext:value-type="float">
            <text:p>11811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29];&quot;', '&quot;;[.B129];&quot;', '&quot;;[.C129];&quot;', '&quot;;[.D129];&quot;', '&quot;;[.E129];&quot;', &quot;;[.G129];&quot;, '&quot;;[.H129];&quot;', '&quot;;[.I129];&quot;', '&quot;;[.J129];&quot;', '&quot;;[.K129];&quot;', '&quot;;[.L129];&quot;', '&quot;;[.M129];&quot;', &quot;;[.N129];&quot;, &quot;;[.O129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Simon ', 'Léonie ', '1988-06-23', 'leoniesimon@sfr.fr ', '06 20 46 92 51 ', null, '298 Rue Fabre-d''Églantine ', 'null', 'null', 'null', 'null', 'null', 2, 11811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Simon ', 'Léonie ', '1988-06-23', 'leoniesimon@sfr.fr ', '06 20 46 92 51 ', null, '298 Rue Fabre-d''Églantine ', 'null', 'null', 'null', 'null', 'null', 2, 11811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ottier </text:p>
          </table:table-cell>
          <table:table-cell office:value-type="string" calcext:value-type="string">
            <text:p>Hugo </text:p>
          </table:table-cell>
          <table:table-cell table:style-name="ce2" office:value-type="string" calcext:value-type="string">
            <text:p>1958-08-23</text:p>
          </table:table-cell>
          <table:table-cell office:value-type="string" calcext:value-type="string">
            <text:p>hugopottier@sfr.fr </text:p>
          </table:table-cell>
          <table:table-cell office:value-type="string" calcext:value-type="string">
            <text:p>06 33 89 78 26 </text:p>
          </table:table-cell>
          <table:table-cell office:value-type="string" calcext:value-type="string">
            <text:p>04 76 20 88 4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91 Rue Fabert 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zu</text:p>
          </table:table-cell>
          <table:table-cell office:value-type="string" calcext:value-type="string">
            <text:p>131 923 385 7563</text:p>
          </table:table-cell>
          <table:table-cell office:value-type="string" calcext:value-type="string">
            <text:p>Boucher Éloïse</text:p>
          </table:table-cell>
          <table:table-cell office:value-type="float" office:value="3" calcext:value-type="float">
            <text:p>3</text:p>
          </table:table-cell>
          <table:table-cell office:value-type="float" office:value="30735" calcext:value-type="float">
            <text:p>30735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30];&quot;', '&quot;;[.B130];&quot;', '&quot;;[.C130];&quot;', '&quot;;[.D130];&quot;', '&quot;;[.E130];&quot;', &quot;;[.G130];&quot;, '&quot;;[.H130];&quot;', '&quot;;[.I130];&quot;', '&quot;;[.J130];&quot;', '&quot;;[.K130];&quot;', '&quot;;[.L130];&quot;', '&quot;;[.M130];&quot;', &quot;;[.N130];&quot;, &quot;;[.O130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Pottier ', 'Hugo ', '1958-08-23', 'hugopottier@sfr.fr ', '06 33 89 78 26 ', null, '291 Rue Fabert ', 'null', 'null', 'Ozu', '131 923 385 7563', 'Boucher Éloïse', 3, 30735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Pottier ', 'Hugo ', '1958-08-23', 'hugopottier@sfr.fr ', '06 33 89 78 26 ', null, '291 Rue Fabert ', 'null', 'null', 'Ozu', '131 923 385 7563', 'Boucher Éloïse', 3, 30735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mbard </text:p>
          </table:table-cell>
          <table:table-cell office:value-type="string" calcext:value-type="string">
            <text:p>Marion </text:p>
          </table:table-cell>
          <table:table-cell table:style-name="ce2" office:value-type="string" calcext:value-type="string">
            <text:p>1988-03-30</text:p>
          </table:table-cell>
          <table:table-cell office:value-type="string" calcext:value-type="string">
            <text:p>marionlombard@sfr.fr </text:p>
          </table:table-cell>
          <table:table-cell office:value-type="string" calcext:value-type="string">
            <text:p>06 38 18 14 43 </text:p>
          </table:table-cell>
          <table:table-cell office:value-type="string" calcext:value-type="string">
            <text:p>02 61 12 37 6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25 Rue Darmesteter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21188" calcext:value-type="float">
            <text:p>21188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31];&quot;', '&quot;;[.B131];&quot;', '&quot;;[.C131];&quot;', '&quot;;[.D131];&quot;', '&quot;;[.E131];&quot;', &quot;;[.G131];&quot;, '&quot;;[.H131];&quot;', '&quot;;[.I131];&quot;', '&quot;;[.J131];&quot;', '&quot;;[.K131];&quot;', '&quot;;[.L131];&quot;', '&quot;;[.M131];&quot;', &quot;;[.N131];&quot;, &quot;;[.O131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Lombard ', 'Marion ', '1988-03-30', 'marionlombard@sfr.fr ', '06 38 18 14 43 ', null, '125 Rue Darmesteter ', 'null', 'null', 'null', 'null', 'null', 3, 21188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Lombard ', 'Marion ', '1988-03-30', 'marionlombard@sfr.fr ', '06 38 18 14 43 ', null, '125 Rue Darmesteter ', 'null', 'null', 'null', 'null', 'null', 3, 21188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rin </text:p>
          </table:table-cell>
          <table:table-cell office:value-type="string" calcext:value-type="string">
            <text:p>Hugo </text:p>
          </table:table-cell>
          <table:table-cell table:style-name="ce2" office:value-type="string" calcext:value-type="string">
            <text:p>1959-09-05</text:p>
          </table:table-cell>
          <table:table-cell office:value-type="string" calcext:value-type="string">
            <text:p>hugomarin@sfr.fr </text:p>
          </table:table-cell>
          <table:table-cell office:value-type="string" calcext:value-type="string">
            <text:p>06 83 21 54 29 </text:p>
          </table:table-cell>
          <table:table-cell office:value-type="string" calcext:value-type="string">
            <text:p>02 60 09 51 7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7 Rue des Grands-Champs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31899" calcext:value-type="float">
            <text:p>31899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32];&quot;', '&quot;;[.B132];&quot;', '&quot;;[.C132];&quot;', '&quot;;[.D132];&quot;', '&quot;;[.E132];&quot;', &quot;;[.G132];&quot;, '&quot;;[.H132];&quot;', '&quot;;[.I132];&quot;', '&quot;;[.J132];&quot;', '&quot;;[.K132];&quot;', '&quot;;[.L132];&quot;', '&quot;;[.M132];&quot;', &quot;;[.N132];&quot;, &quot;;[.O132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Marin ', 'Hugo ', '1959-09-05', 'hugomarin@sfr.fr ', '06 83 21 54 29 ', null, '247 Rue des Grands-Champs ', 'null', 'null', 'null', 'null', 'null', 3, 31899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Marin ', 'Hugo ', '1959-09-05', 'hugomarin@sfr.fr ', '06 83 21 54 29 ', null, '247 Rue des Grands-Champs ', 'null', 'null', 'null', 'null', 'null', 3, 31899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umont </text:p>
          </table:table-cell>
          <table:table-cell office:value-type="string" calcext:value-type="string">
            <text:p>Laura </text:p>
          </table:table-cell>
          <table:table-cell table:style-name="ce2" office:value-type="string" calcext:value-type="string">
            <text:p>1976-01-10</text:p>
          </table:table-cell>
          <table:table-cell office:value-type="string" calcext:value-type="string">
            <text:p>lauradumont@sfr.fr </text:p>
          </table:table-cell>
          <table:table-cell office:value-type="string" calcext:value-type="string">
            <text:p>06 54 12 73 71 </text:p>
          </table:table-cell>
          <table:table-cell office:value-type="string" calcext:value-type="string">
            <text:p>05 53 15 49 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6 Rue Hittorf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3336" calcext:value-type="float">
            <text:p>3336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33];&quot;', '&quot;;[.B133];&quot;', '&quot;;[.C133];&quot;', '&quot;;[.D133];&quot;', '&quot;;[.E133];&quot;', &quot;;[.G133];&quot;, '&quot;;[.H133];&quot;', '&quot;;[.I133];&quot;', '&quot;;[.J133];&quot;', '&quot;;[.K133];&quot;', '&quot;;[.L133];&quot;', '&quot;;[.M133];&quot;', &quot;;[.N133];&quot;, &quot;;[.O133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Dumont ', 'Laura ', '1976-01-10', 'lauradumont@sfr.fr ', '06 54 12 73 71 ', null, '36 Rue Hittorf ', 'null', 'null', 'null', 'null', 'null', 3, 3336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Dumont ', 'Laura ', '1976-01-10', 'lauradumont@sfr.fr ', '06 54 12 73 71 ', null, '36 Rue Hittorf ', 'null', 'null', 'null', 'null', 'null', 3, 3336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ranger </text:p>
          </table:table-cell>
          <table:table-cell office:value-type="string" calcext:value-type="string">
            <text:p>Mattéo </text:p>
          </table:table-cell>
          <table:table-cell table:style-name="ce2" office:value-type="string" calcext:value-type="string">
            <text:p>1992-10-10</text:p>
          </table:table-cell>
          <table:table-cell office:value-type="string" calcext:value-type="string">
            <text:p>matteogranger@sfr.fr </text:p>
          </table:table-cell>
          <table:table-cell office:value-type="string" calcext:value-type="string">
            <text:p>06 22 05 03 30 </text:p>
          </table:table-cell>
          <table:table-cell office:value-type="string" calcext:value-type="string">
            <text:p>05 19 29 42 9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65 Rue Guy-Patin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0523" calcext:value-type="float">
            <text:p>10523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34];&quot;', '&quot;;[.B134];&quot;', '&quot;;[.C134];&quot;', '&quot;;[.D134];&quot;', '&quot;;[.E134];&quot;', &quot;;[.G134];&quot;, '&quot;;[.H134];&quot;', '&quot;;[.I134];&quot;', '&quot;;[.J134];&quot;', '&quot;;[.K134];&quot;', '&quot;;[.L134];&quot;', '&quot;;[.M134];&quot;', &quot;;[.N134];&quot;, &quot;;[.O134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Granger ', 'Mattéo ', '1992-10-10', 'matteogranger@sfr.fr ', '06 22 05 03 30 ', null, '265 Rue Guy-Patin ', 'null', 'null', 'null', 'null', 'null', 2, 10523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Granger ', 'Mattéo ', '1992-10-10', 'matteogranger@sfr.fr ', '06 22 05 03 30 ', null, '265 Rue Guy-Patin ', 'null', 'null', 'null', 'null', 'null', 2, 10523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reton </text:p>
          </table:table-cell>
          <table:table-cell office:value-type="string" calcext:value-type="string">
            <text:p>Léo </text:p>
          </table:table-cell>
          <table:table-cell table:style-name="ce2" office:value-type="string" calcext:value-type="string">
            <text:p>1972-02-24</text:p>
          </table:table-cell>
          <table:table-cell office:value-type="string" calcext:value-type="string">
            <text:p>leobreton@sfr.fr </text:p>
          </table:table-cell>
          <table:table-cell office:value-type="string" calcext:value-type="string">
            <text:p>06 04 74 21 18 </text:p>
          </table:table-cell>
          <table:table-cell office:value-type="string" calcext:value-type="string">
            <text:p>05 81 06 02 5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9 Rue de l''Agent-Bailly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4915" calcext:value-type="float">
            <text:p>4915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35];&quot;', '&quot;;[.B135];&quot;', '&quot;;[.C135];&quot;', '&quot;;[.D135];&quot;', '&quot;;[.E135];&quot;', &quot;;[.G135];&quot;, '&quot;;[.H135];&quot;', '&quot;;[.I135];&quot;', '&quot;;[.J135];&quot;', '&quot;;[.K135];&quot;', '&quot;;[.L135];&quot;', '&quot;;[.M135];&quot;', &quot;;[.N135];&quot;, &quot;;[.O135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Breton ', 'Léo ', '1972-02-24', 'leobreton@sfr.fr ', '06 04 74 21 18 ', null, '109 Rue de l''Agent-Bailly ', 'null', 'null', 'null', 'null', 'null', 3, 4915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Breton ', 'Léo ', '1972-02-24', 'leobreton@sfr.fr ', '06 04 74 21 18 ', null, '109 Rue de l''Agent-Bailly ', 'null', 'null', 'null', 'null', 'null', 3, 4915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llivier </text:p>
          </table:table-cell>
          <table:table-cell office:value-type="string" calcext:value-type="string">
            <text:p>Mathis </text:p>
          </table:table-cell>
          <table:table-cell table:style-name="ce2" office:value-type="string" calcext:value-type="string">
            <text:p>1978-09-18</text:p>
          </table:table-cell>
          <table:table-cell office:value-type="string" calcext:value-type="string">
            <text:p>mathisollivier@sfr.fr </text:p>
          </table:table-cell>
          <table:table-cell office:value-type="string" calcext:value-type="string">
            <text:p>06 60 76 36 25 </text:p>
          </table:table-cell>
          <table:table-cell office:value-type="string" calcext:value-type="string">
            <text:p>02 89 09 38 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8 Villa d''Este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9654" calcext:value-type="float">
            <text:p>9654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36];&quot;', '&quot;;[.B136];&quot;', '&quot;;[.C136];&quot;', '&quot;;[.D136];&quot;', '&quot;;[.E136];&quot;', &quot;;[.G136];&quot;, '&quot;;[.H136];&quot;', '&quot;;[.I136];&quot;', '&quot;;[.J136];&quot;', '&quot;;[.K136];&quot;', '&quot;;[.L136];&quot;', '&quot;;[.M136];&quot;', &quot;;[.N136];&quot;, &quot;;[.O136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Ollivier ', 'Mathis ', '1978-09-18', 'mathisollivier@sfr.fr ', '06 60 76 36 25 ', null, '68 Villa d''Este ', 'null', 'null', 'null', 'null', 'null', 3, 9654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Ollivier ', 'Mathis ', '1978-09-18', 'mathisollivier@sfr.fr ', '06 60 76 36 25 ', null, '68 Villa d''Este ', 'null', 'null', 'null', 'null', 'null', 3, 9654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arpentier </text:p>
          </table:table-cell>
          <table:table-cell office:value-type="string" calcext:value-type="string">
            <text:p>Mélanie </text:p>
          </table:table-cell>
          <table:table-cell table:style-name="ce2" office:value-type="string" calcext:value-type="string">
            <text:p>1955-06-20</text:p>
          </table:table-cell>
          <table:table-cell office:value-type="string" calcext:value-type="string">
            <text:p>melaniecarpentier@msn.com </text:p>
          </table:table-cell>
          <table:table-cell office:value-type="string" calcext:value-type="string">
            <text:p>06 11 80 86 75 </text:p>
          </table:table-cell>
          <table:table-cell office:value-type="string" calcext:value-type="string">
            <text:p>04 43 42 28 6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6 Rue Baron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21858" calcext:value-type="float">
            <text:p>21858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37];&quot;', '&quot;;[.B137];&quot;', '&quot;;[.C137];&quot;', '&quot;;[.D137];&quot;', '&quot;;[.E137];&quot;', &quot;;[.G137];&quot;, '&quot;;[.H137];&quot;', '&quot;;[.I137];&quot;', '&quot;;[.J137];&quot;', '&quot;;[.K137];&quot;', '&quot;;[.L137];&quot;', '&quot;;[.M137];&quot;', &quot;;[.N137];&quot;, &quot;;[.O137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Carpentier ', 'Mélanie ', '1955-06-20', 'melaniecarpentier@msn.com ', '06 11 80 86 75 ', null, '46 Rue Baron ', 'null', 'null', 'null', 'null', 'null', 3, 21858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Carpentier ', 'Mélanie ', '1955-06-20', 'melaniecarpentier@msn.com ', '06 11 80 86 75 ', null, '46 Rue Baron ', 'null', 'null', 'null', 'null', 'null', 3, 21858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illet </text:p>
          </table:table-cell>
          <table:table-cell office:value-type="string" calcext:value-type="string">
            <text:p>Gabin </text:p>
          </table:table-cell>
          <table:table-cell table:style-name="ce2" office:value-type="string" calcext:value-type="string">
            <text:p>1957-10-10</text:p>
          </table:table-cell>
          <table:table-cell office:value-type="string" calcext:value-type="string">
            <text:p>gabinmaillet@msn.com </text:p>
          </table:table-cell>
          <table:table-cell office:value-type="string" calcext:value-type="string">
            <text:p>06 91 92 56 03 </text:p>
          </table:table-cell>
          <table:table-cell office:value-type="string" calcext:value-type="string">
            <text:p>04 79 42 26 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37 Rue Hector-Guimard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2230" calcext:value-type="float">
            <text:p>12230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38];&quot;', '&quot;;[.B138];&quot;', '&quot;;[.C138];&quot;', '&quot;;[.D138];&quot;', '&quot;;[.E138];&quot;', &quot;;[.G138];&quot;, '&quot;;[.H138];&quot;', '&quot;;[.I138];&quot;', '&quot;;[.J138];&quot;', '&quot;;[.K138];&quot;', '&quot;;[.L138];&quot;', '&quot;;[.M138];&quot;', &quot;;[.N138];&quot;, &quot;;[.O138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Maillet ', 'Gabin ', '1957-10-10', 'gabinmaillet@msn.com ', '06 91 92 56 03 ', null, '137 Rue Hector-Guimard ', 'null', 'null', 'null', 'null', 'null', 3, 12230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Maillet ', 'Gabin ', '1957-10-10', 'gabinmaillet@msn.com ', '06 91 92 56 03 ', null, '137 Rue Hector-Guimard ', 'null', 'null', 'null', 'null', 'null', 3, 12230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revost </text:p>
          </table:table-cell>
          <table:table-cell office:value-type="string" calcext:value-type="string">
            <text:p>Rose </text:p>
          </table:table-cell>
          <table:table-cell table:style-name="ce2" office:value-type="string" calcext:value-type="string">
            <text:p>1951-02-09</text:p>
          </table:table-cell>
          <table:table-cell office:value-type="string" calcext:value-type="string">
            <text:p>roseprevost@msn.com </text:p>
          </table:table-cell>
          <table:table-cell office:value-type="string" calcext:value-type="string">
            <text:p>06 98 97 12 21 </text:p>
          </table:table-cell>
          <table:table-cell office:value-type="string" calcext:value-type="string">
            <text:p>05 34 69 21 53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174 Rue Jacques-Cour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5937" calcext:value-type="float">
            <text:p>15937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39];&quot;', '&quot;;[.B139];&quot;', '&quot;;[.C139];&quot;', '&quot;;[.D139];&quot;', '&quot;;[.E139];&quot;', &quot;;[.G139];&quot;, '&quot;;[.H139];&quot;', '&quot;;[.I139];&quot;', '&quot;;[.J139];&quot;', '&quot;;[.K139];&quot;', '&quot;;[.L139];&quot;', '&quot;;[.M139];&quot;', &quot;;[.N139];&quot;, &quot;;[.O139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Prevost ', 'Rose ', '1951-02-09', 'roseprevost@msn.com ', '06 98 97 12 21 ', 1.18, '174 Rue Jacques-Cour ', 'null', 'null', 'null', 'null', 'null', 3, 15937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Prevost ', 'Rose ', '1951-02-09', 'roseprevost@msn.com ', '06 98 97 12 21 ', 1.18, '174 Rue Jacques-Cour ', 'null', 'null', 'null', 'null', 'null', 3, 15937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chel </text:p>
          </table:table-cell>
          <table:table-cell office:value-type="string" calcext:value-type="string">
            <text:p>Kimberley </text:p>
          </table:table-cell>
          <table:table-cell table:style-name="ce2" office:value-type="string" calcext:value-type="string">
            <text:p>1962-05-01</text:p>
          </table:table-cell>
          <table:table-cell office:value-type="string" calcext:value-type="string">
            <text:p>kimberleymichel@msn.com </text:p>
          </table:table-cell>
          <table:table-cell office:value-type="string" calcext:value-type="string">
            <text:p>06 50 52 11 99 </text:p>
          </table:table-cell>
          <table:table-cell office:value-type="string" calcext:value-type="string">
            <text:p>04 04 63 90 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5 Rue George-Eastman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7417" calcext:value-type="float">
            <text:p>7417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40];&quot;', '&quot;;[.B140];&quot;', '&quot;;[.C140];&quot;', '&quot;;[.D140];&quot;', '&quot;;[.E140];&quot;', &quot;;[.G140];&quot;, '&quot;;[.H140];&quot;', '&quot;;[.I140];&quot;', '&quot;;[.J140];&quot;', '&quot;;[.K140];&quot;', '&quot;;[.L140];&quot;', '&quot;;[.M140];&quot;', &quot;;[.N140];&quot;, &quot;;[.O140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Michel ', 'Kimberley ', '1962-05-01', 'kimberleymichel@msn.com ', '06 50 52 11 99 ', null, '65 Rue George-Eastman ', 'null', 'null', 'null', 'null', 'null', 3, 7417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Michel ', 'Kimberley ', '1962-05-01', 'kimberleymichel@msn.com ', '06 50 52 11 99 ', null, '65 Rue George-Eastman ', 'null', 'null', 'null', 'null', 'null', 3, 7417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uchard </text:p>
          </table:table-cell>
          <table:table-cell office:value-type="string" calcext:value-type="string">
            <text:p>Lucie </text:p>
          </table:table-cell>
          <table:table-cell table:style-name="ce2" office:value-type="string" calcext:value-type="string">
            <text:p>1993-05-07</text:p>
          </table:table-cell>
          <table:table-cell office:value-type="string" calcext:value-type="string">
            <text:p>luciebouchard@msn.com </text:p>
          </table:table-cell>
          <table:table-cell office:value-type="string" calcext:value-type="string">
            <text:p>06 62 61 14 90 </text:p>
          </table:table-cell>
          <table:table-cell office:value-type="string" calcext:value-type="string">
            <text:p>02 62 47 10 8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74 Rue Rouvet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23503" calcext:value-type="float">
            <text:p>23503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41];&quot;', '&quot;;[.B141];&quot;', '&quot;;[.C141];&quot;', '&quot;;[.D141];&quot;', '&quot;;[.E141];&quot;', &quot;;[.G141];&quot;, '&quot;;[.H141];&quot;', '&quot;;[.I141];&quot;', '&quot;;[.J141];&quot;', '&quot;;[.K141];&quot;', '&quot;;[.L141];&quot;', '&quot;;[.M141];&quot;', &quot;;[.N141];&quot;, &quot;;[.O141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Bouchard ', 'Lucie ', '1993-05-07', 'luciebouchard@msn.com ', '06 62 61 14 90 ', null, '274 Rue Rouvet ', 'null', 'null', 'null', 'null', 'null', 2, 23503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Bouchard ', 'Lucie ', '1993-05-07', 'luciebouchard@msn.com ', '06 62 61 14 90 ', null, '274 Rue Rouvet ', 'null', 'null', 'null', 'null', 'null', 2, 23503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vaux </text:p>
          </table:table-cell>
          <table:table-cell office:value-type="string" calcext:value-type="string">
            <text:p>Alexia </text:p>
          </table:table-cell>
          <table:table-cell table:style-name="ce2" office:value-type="string" calcext:value-type="string">
            <text:p>1986-08-07</text:p>
          </table:table-cell>
          <table:table-cell office:value-type="string" calcext:value-type="string">
            <text:p>alexiadevaux@msn.com </text:p>
          </table:table-cell>
          <table:table-cell office:value-type="string" calcext:value-type="string">
            <text:p>06 44 55 03 63 </text:p>
          </table:table-cell>
          <table:table-cell office:value-type="string" calcext:value-type="string">
            <text:p>01 17 38 46 5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54 Boulevard Exelmans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27657" calcext:value-type="float">
            <text:p>27657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42];&quot;', '&quot;;[.B142];&quot;', '&quot;;[.C142];&quot;', '&quot;;[.D142];&quot;', '&quot;;[.E142];&quot;', &quot;;[.G142];&quot;, '&quot;;[.H142];&quot;', '&quot;;[.I142];&quot;', '&quot;;[.J142];&quot;', '&quot;;[.K142];&quot;', '&quot;;[.L142];&quot;', '&quot;;[.M142];&quot;', &quot;;[.N142];&quot;, &quot;;[.O142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Devaux ', 'Alexia ', '1986-08-07', 'alexiadevaux@msn.com ', '06 44 55 03 63 ', null, '154 Boulevard Exelmans ', 'null', 'null', 'null', 'null', 'null', 3, 27657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Devaux ', 'Alexia ', '1986-08-07', 'alexiadevaux@msn.com ', '06 44 55 03 63 ', null, '154 Boulevard Exelmans ', 'null', 'null', 'null', 'null', 'null', 3, 27657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ce </text:p>
          </table:table-cell>
          <table:table-cell office:value-type="string" calcext:value-type="string">
            <text:p>Louna </text:p>
          </table:table-cell>
          <table:table-cell table:style-name="ce2" office:value-type="string" calcext:value-type="string">
            <text:p>1964-03-04</text:p>
          </table:table-cell>
          <table:table-cell office:value-type="string" calcext:value-type="string">
            <text:p>lounamace@msn.com </text:p>
          </table:table-cell>
          <table:table-cell office:value-type="string" calcext:value-type="string">
            <text:p>06 21 03 63 32 </text:p>
          </table:table-cell>
          <table:table-cell office:value-type="string" calcext:value-type="string">
            <text:p>01 70 45 35 6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8 Rue Ébelmen 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witternation</text:p>
          </table:table-cell>
          <table:table-cell office:value-type="string" calcext:value-type="string">
            <text:p>281 412 171 1258</text:p>
          </table:table-cell>
          <table:table-cell office:value-type="string" calcext:value-type="string">
            <text:p>Granier Florian</text:p>
          </table:table-cell>
          <table:table-cell office:value-type="float" office:value="1" calcext:value-type="float">
            <text:p>1</text:p>
          </table:table-cell>
          <table:table-cell office:value-type="float" office:value="11735" calcext:value-type="float">
            <text:p>11735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43];&quot;', '&quot;;[.B143];&quot;', '&quot;;[.C143];&quot;', '&quot;;[.D143];&quot;', '&quot;;[.E143];&quot;', &quot;;[.G143];&quot;, '&quot;;[.H143];&quot;', '&quot;;[.I143];&quot;', '&quot;;[.J143];&quot;', '&quot;;[.K143];&quot;', '&quot;;[.L143];&quot;', '&quot;;[.M143];&quot;', &quot;;[.N143];&quot;, &quot;;[.O143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Mace ', 'Louna ', '1964-03-04', 'lounamace@msn.com ', '06 21 03 63 32 ', null, '88 Rue Ébelmen ', 'null', 'null', 'Twitternation', '281 412 171 1258', 'Granier Florian', 1, 11735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Mace ', 'Louna ', '1964-03-04', 'lounamace@msn.com ', '06 21 03 63 32 ', null, '88 Rue Ébelmen ', 'null', 'null', 'Twitternation', '281 412 171 1258', 'Granier Florian', 1, 11735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rnandez </text:p>
          </table:table-cell>
          <table:table-cell office:value-type="string" calcext:value-type="string">
            <text:p>Éloïse </text:p>
          </table:table-cell>
          <table:table-cell table:style-name="ce2" office:value-type="string" calcext:value-type="string">
            <text:p>1966-09-17</text:p>
          </table:table-cell>
          <table:table-cell office:value-type="string" calcext:value-type="string">
            <text:p>eloisehernandez@msn.com </text:p>
          </table:table-cell>
          <table:table-cell office:value-type="string" calcext:value-type="string">
            <text:p>06 58 74 58 97 </text:p>
          </table:table-cell>
          <table:table-cell office:value-type="string" calcext:value-type="string">
            <text:p>01 52 91 01 4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1 Avenue du Belvédère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8653" calcext:value-type="float">
            <text:p>18653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44];&quot;', '&quot;;[.B144];&quot;', '&quot;;[.C144];&quot;', '&quot;;[.D144];&quot;', '&quot;;[.E144];&quot;', &quot;;[.G144];&quot;, '&quot;;[.H144];&quot;', '&quot;;[.I144];&quot;', '&quot;;[.J144];&quot;', '&quot;;[.K144];&quot;', '&quot;;[.L144];&quot;', '&quot;;[.M144];&quot;', &quot;;[.N144];&quot;, &quot;;[.O144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Hernandez ', 'Éloïse ', '1966-09-17', 'eloisehernandez@msn.com ', '06 58 74 58 97 ', null, '241 Avenue du Belvédère ', 'null', 'null', 'null', 'null', 'null', 1, 18653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Hernandez ', 'Éloïse ', '1966-09-17', 'eloisehernandez@msn.com ', '06 58 74 58 97 ', null, '241 Avenue du Belvédère ', 'null', 'null', 'null', 'null', 'null', 1, 18653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urdon </text:p>
          </table:table-cell>
          <table:table-cell office:value-type="string" calcext:value-type="string">
            <text:p>Evan </text:p>
          </table:table-cell>
          <table:table-cell table:style-name="ce2" office:value-type="string" calcext:value-type="string">
            <text:p>1963-09-08</text:p>
          </table:table-cell>
          <table:table-cell office:value-type="string" calcext:value-type="string">
            <text:p>evanbourdon@msn.com </text:p>
          </table:table-cell>
          <table:table-cell office:value-type="string" calcext:value-type="string">
            <text:p>06 92 37 60 18 </text:p>
          </table:table-cell>
          <table:table-cell office:value-type="string" calcext:value-type="string">
            <text:p>03 53 27 39 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80 Rue des Cendriers 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wiyo</text:p>
          </table:table-cell>
          <table:table-cell office:value-type="string" calcext:value-type="string">
            <text:p>567 172 670 4249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4380" calcext:value-type="float">
            <text:p>4380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45];&quot;', '&quot;;[.B145];&quot;', '&quot;;[.C145];&quot;', '&quot;;[.D145];&quot;', '&quot;;[.E145];&quot;', &quot;;[.G145];&quot;, '&quot;;[.H145];&quot;', '&quot;;[.I145];&quot;', '&quot;;[.J145];&quot;', '&quot;;[.K145];&quot;', '&quot;;[.L145];&quot;', '&quot;;[.M145];&quot;', &quot;;[.N145];&quot;, &quot;;[.O145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Bourdon ', 'Evan ', '1963-09-08', 'evanbourdon@msn.com ', '06 92 37 60 18 ', null, '280 Rue des Cendriers ', 'null', 'null', 'Twiyo', '567 172 670 4249', 'null', 3, 4380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Bourdon ', 'Evan ', '1963-09-08', 'evanbourdon@msn.com ', '06 92 37 60 18 ', null, '280 Rue des Cendriers ', 'null', 'null', 'Twiyo', '567 172 670 4249', 'null', 3, 4380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onzalez </text:p>
          </table:table-cell>
          <table:table-cell office:value-type="string" calcext:value-type="string">
            <text:p>Maryam </text:p>
          </table:table-cell>
          <table:table-cell table:style-name="ce2" office:value-type="string" calcext:value-type="string">
            <text:p>1962-11-02</text:p>
          </table:table-cell>
          <table:table-cell office:value-type="string" calcext:value-type="string">
            <text:p>maryamgonzalez@msn.com </text:p>
          </table:table-cell>
          <table:table-cell office:value-type="string" calcext:value-type="string">
            <text:p>06 21 17 62 99 </text:p>
          </table:table-cell>
          <table:table-cell office:value-type="string" calcext:value-type="string">
            <text:p>01 52 56 00 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55 Rue du Four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29015" calcext:value-type="float">
            <text:p>29015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46];&quot;', '&quot;;[.B146];&quot;', '&quot;;[.C146];&quot;', '&quot;;[.D146];&quot;', '&quot;;[.E146];&quot;', &quot;;[.G146];&quot;, '&quot;;[.H146];&quot;', '&quot;;[.I146];&quot;', '&quot;;[.J146];&quot;', '&quot;;[.K146];&quot;', '&quot;;[.L146];&quot;', '&quot;;[.M146];&quot;', &quot;;[.N146];&quot;, &quot;;[.O146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Gonzalez ', 'Maryam ', '1962-11-02', 'maryamgonzalez@msn.com ', '06 21 17 62 99 ', null, '155 Rue du Four ', 'null', 'null', 'null', 'null', 'null', 3, 29015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Gonzalez ', 'Maryam ', '1962-11-02', 'maryamgonzalez@msn.com ', '06 21 17 62 99 ', null, '155 Rue du Four ', 'null', 'null', 'null', 'null', 'null', 3, 29015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orres </text:p>
          </table:table-cell>
          <table:table-cell office:value-type="string" calcext:value-type="string">
            <text:p>Noémie </text:p>
          </table:table-cell>
          <table:table-cell table:style-name="ce2" office:value-type="string" calcext:value-type="string">
            <text:p>1951-04-27</text:p>
          </table:table-cell>
          <table:table-cell office:value-type="string" calcext:value-type="string">
            <text:p>noemietorres@msn.com </text:p>
          </table:table-cell>
          <table:table-cell office:value-type="string" calcext:value-type="string">
            <text:p>06 35 57 11 34 </text:p>
          </table:table-cell>
          <table:table-cell office:value-type="string" calcext:value-type="string">
            <text:p>04 40 09 81 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3 Rue de la Ferme-de-Savy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7252" calcext:value-type="float">
            <text:p>17252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47];&quot;', '&quot;;[.B147];&quot;', '&quot;;[.C147];&quot;', '&quot;;[.D147];&quot;', '&quot;;[.E147];&quot;', &quot;;[.G147];&quot;, '&quot;;[.H147];&quot;', '&quot;;[.I147];&quot;', '&quot;;[.J147];&quot;', '&quot;;[.K147];&quot;', '&quot;;[.L147];&quot;', '&quot;;[.M147];&quot;', &quot;;[.N147];&quot;, &quot;;[.O147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Torres ', 'Noémie ', '1951-04-27', 'noemietorres@msn.com ', '06 35 57 11 34 ', null, '163 Rue de la Ferme-de-Savy ', 'null', 'null', 'null', 'null', 'null', 2, 17252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Torres ', 'Noémie ', '1951-04-27', 'noemietorres@msn.com ', '06 35 57 11 34 ', null, '163 Rue de la Ferme-de-Savy ', 'null', 'null', 'null', 'null', 'null', 2, 17252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nhomme </text:p>
          </table:table-cell>
          <table:table-cell office:value-type="string" calcext:value-type="string">
            <text:p>Nathan </text:p>
          </table:table-cell>
          <table:table-cell table:style-name="ce2" office:value-type="string" calcext:value-type="string">
            <text:p>1958-02-24</text:p>
          </table:table-cell>
          <table:table-cell office:value-type="string" calcext:value-type="string">
            <text:p>nathanbonhomme@msn.com </text:p>
          </table:table-cell>
          <table:table-cell office:value-type="string" calcext:value-type="string">
            <text:p>06 25 47 57 14 </text:p>
          </table:table-cell>
          <table:table-cell office:value-type="string" calcext:value-type="string">
            <text:p>03 91 62 23 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4 Cité Beaurepaire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33132" calcext:value-type="float">
            <text:p>33132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48];&quot;', '&quot;;[.B148];&quot;', '&quot;;[.C148];&quot;', '&quot;;[.D148];&quot;', '&quot;;[.E148];&quot;', &quot;;[.G148];&quot;, '&quot;;[.H148];&quot;', '&quot;;[.I148];&quot;', '&quot;;[.J148];&quot;', '&quot;;[.K148];&quot;', '&quot;;[.L148];&quot;', '&quot;;[.M148];&quot;', &quot;;[.N148];&quot;, &quot;;[.O148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Bonhomme ', 'Nathan ', '1958-02-24', 'nathanbonhomme@msn.com ', '06 25 47 57 14 ', null, '224 Cité Beaurepaire ', 'null', 'null', 'null', 'null', 'null', 3, 33132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Bonhomme ', 'Nathan ', '1958-02-24', 'nathanbonhomme@msn.com ', '06 25 47 57 14 ', null, '224 Cité Beaurepaire ', 'null', 'null', 'null', 'null', 'null', 3, 33132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ay </text:p>
          </table:table-cell>
          <table:table-cell office:value-type="string" calcext:value-type="string">
            <text:p>Clotilde </text:p>
          </table:table-cell>
          <table:table-cell table:style-name="ce2" office:value-type="string" calcext:value-type="string">
            <text:p>1950-04-09</text:p>
          </table:table-cell>
          <table:table-cell office:value-type="string" calcext:value-type="string">
            <text:p>clotildegay@msn.com </text:p>
          </table:table-cell>
          <table:table-cell office:value-type="string" calcext:value-type="string">
            <text:p>06 01 36 39 79 </text:p>
          </table:table-cell>
          <table:table-cell office:value-type="string" calcext:value-type="string">
            <text:p>01 28 48 54 5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3 Rue de la Folie-Regnault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828" calcext:value-type="float">
            <text:p>15828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49];&quot;', '&quot;;[.B149];&quot;', '&quot;;[.C149];&quot;', '&quot;;[.D149];&quot;', '&quot;;[.E149];&quot;', &quot;;[.G149];&quot;, '&quot;;[.H149];&quot;', '&quot;;[.I149];&quot;', '&quot;;[.J149];&quot;', '&quot;;[.K149];&quot;', '&quot;;[.L149];&quot;', '&quot;;[.M149];&quot;', &quot;;[.N149];&quot;, &quot;;[.O149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Gay ', 'Clotilde ', '1950-04-09', 'clotildegay@msn.com ', '06 01 36 39 79 ', null, '113 Rue de la Folie-Regnault ', 'null', 'null', 'null', 'null', 'null', 1, 15828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Gay ', 'Clotilde ', '1950-04-09', 'clotildegay@msn.com ', '06 01 36 39 79 ', null, '113 Rue de la Folie-Regnault ', 'null', 'null', 'null', 'null', 'null', 1, 15828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ertin </text:p>
          </table:table-cell>
          <table:table-cell office:value-type="string" calcext:value-type="string">
            <text:p>Kimberley </text:p>
          </table:table-cell>
          <table:table-cell table:style-name="ce2" office:value-type="string" calcext:value-type="string">
            <text:p>1963-06-15</text:p>
          </table:table-cell>
          <table:table-cell office:value-type="string" calcext:value-type="string">
            <text:p>kimberleybertin@msn.com </text:p>
          </table:table-cell>
          <table:table-cell office:value-type="string" calcext:value-type="string">
            <text:p>06 61 55 71 27 </text:p>
          </table:table-cell>
          <table:table-cell office:value-type="string" calcext:value-type="string">
            <text:p>04 11 81 02 52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232 Rue Ganneron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6194" calcext:value-type="float">
            <text:p>26194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50];&quot;', '&quot;;[.B150];&quot;', '&quot;;[.C150];&quot;', '&quot;;[.D150];&quot;', '&quot;;[.E150];&quot;', &quot;;[.G150];&quot;, '&quot;;[.H150];&quot;', '&quot;;[.I150];&quot;', '&quot;;[.J150];&quot;', '&quot;;[.K150];&quot;', '&quot;;[.L150];&quot;', '&quot;;[.M150];&quot;', &quot;;[.N150];&quot;, &quot;;[.O150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Bertin ', 'Kimberley ', '1963-06-15', 'kimberleybertin@msn.com ', '06 61 55 71 27 ', 1.17, '232 Rue Ganneron ', 'null', 'null', 'null', 'null', 'null', 1, 26194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Bertin ', 'Kimberley ', '1963-06-15', 'kimberleybertin@msn.com ', '06 61 55 71 27 ', 1.17, '232 Rue Ganneron ', 'null', 'null', 'null', 'null', 'null', 1, 26194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Jung </text:p>
          </table:table-cell>
          <table:table-cell office:value-type="string" calcext:value-type="string">
            <text:p>Lilian </text:p>
          </table:table-cell>
          <table:table-cell table:style-name="ce2" office:value-type="string" calcext:value-type="string">
            <text:p>1971-06-13</text:p>
          </table:table-cell>
          <table:table-cell office:value-type="string" calcext:value-type="string">
            <text:p>lilianjung@msn.com </text:p>
          </table:table-cell>
          <table:table-cell office:value-type="string" calcext:value-type="string">
            <text:p>06 77 48 86 36 </text:p>
          </table:table-cell>
          <table:table-cell office:value-type="string" calcext:value-type="string">
            <text:p>02 30 37 10 8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00 Rue Édouard-Lockroy 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amia</text:p>
          </table:table-cell>
          <table:table-cell office:value-type="string" calcext:value-type="string">
            <text:p>315 445 421 8394</text:p>
          </table:table-cell>
          <table:table-cell office:value-type="string" calcext:value-type="string">
            <text:p>Dias Lily</text:p>
          </table:table-cell>
          <table:table-cell office:value-type="float" office:value="1" calcext:value-type="float">
            <text:p>1</text:p>
          </table:table-cell>
          <table:table-cell office:value-type="float" office:value="7740" calcext:value-type="float">
            <text:p>7740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51];&quot;', '&quot;;[.B151];&quot;', '&quot;;[.C151];&quot;', '&quot;;[.D151];&quot;', '&quot;;[.E151];&quot;', &quot;;[.G151];&quot;, '&quot;;[.H151];&quot;', '&quot;;[.I151];&quot;', '&quot;;[.J151];&quot;', '&quot;;[.K151];&quot;', '&quot;;[.L151];&quot;', '&quot;;[.M151];&quot;', &quot;;[.N151];&quot;, &quot;;[.O151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Jung ', 'Lilian ', '1971-06-13', 'lilianjung@msn.com ', '06 77 48 86 36 ', null, '300 Rue Édouard-Lockroy ', 'null', 'null', 'Eamia', '315 445 421 8394', 'Dias Lily', 1, 7740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Jung ', 'Lilian ', '1971-06-13', 'lilianjung@msn.com ', '06 77 48 86 36 ', null, '300 Rue Édouard-Lockroy ', 'null', 'null', 'Eamia', '315 445 421 8394', 'Dias Lily', 1, 7740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oirier </text:p>
          </table:table-cell>
          <table:table-cell office:value-type="string" calcext:value-type="string">
            <text:p>Mael </text:p>
          </table:table-cell>
          <table:table-cell table:style-name="ce2" office:value-type="string" calcext:value-type="string">
            <text:p>1968-09-15</text:p>
          </table:table-cell>
          <table:table-cell office:value-type="string" calcext:value-type="string">
            <text:p>maelpoirier@msn.com </text:p>
          </table:table-cell>
          <table:table-cell office:value-type="string" calcext:value-type="string">
            <text:p>06 22 59 94 32 </text:p>
          </table:table-cell>
          <table:table-cell office:value-type="string" calcext:value-type="string">
            <text:p>04 39 09 22 2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6 Avenue Gordon-Bennett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22803" calcext:value-type="float">
            <text:p>22803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52];&quot;', '&quot;;[.B152];&quot;', '&quot;;[.C152];&quot;', '&quot;;[.D152];&quot;', '&quot;;[.E152];&quot;', &quot;;[.G152];&quot;, '&quot;;[.H152];&quot;', '&quot;;[.I152];&quot;', '&quot;;[.J152];&quot;', '&quot;;[.K152];&quot;', '&quot;;[.L152];&quot;', '&quot;;[.M152];&quot;', &quot;;[.N152];&quot;, &quot;;[.O152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Poirier ', 'Mael ', '1968-09-15', 'maelpoirier@msn.com ', '06 22 59 94 32 ', null, '36 Avenue Gordon-Bennett ', 'null', 'null', 'null', 'null', 'null', 3, 22803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Poirier ', 'Mael ', '1968-09-15', 'maelpoirier@msn.com ', '06 22 59 94 32 ', null, '36 Avenue Gordon-Bennett ', 'null', 'null', 'null', 'null', 'null', 3, 22803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uchard </text:p>
          </table:table-cell>
          <table:table-cell office:value-type="string" calcext:value-type="string">
            <text:p>Éloïse </text:p>
          </table:table-cell>
          <table:table-cell table:style-name="ce2" office:value-type="string" calcext:value-type="string">
            <text:p>1978-02-03</text:p>
          </table:table-cell>
          <table:table-cell office:value-type="string" calcext:value-type="string">
            <text:p>eloisebouchard@msn.com </text:p>
          </table:table-cell>
          <table:table-cell office:value-type="string" calcext:value-type="string">
            <text:p>06 33 44 67 68 </text:p>
          </table:table-cell>
          <table:table-cell office:value-type="string" calcext:value-type="string">
            <text:p>01 55 27 54 2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6 Port Debilly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3113" calcext:value-type="float">
            <text:p>23113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53];&quot;', '&quot;;[.B153];&quot;', '&quot;;[.C153];&quot;', '&quot;;[.D153];&quot;', '&quot;;[.E153];&quot;', &quot;;[.G153];&quot;, '&quot;;[.H153];&quot;', '&quot;;[.I153];&quot;', '&quot;;[.J153];&quot;', '&quot;;[.K153];&quot;', '&quot;;[.L153];&quot;', '&quot;;[.M153];&quot;', &quot;;[.N153];&quot;, &quot;;[.O153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Bouchard ', 'Éloïse ', '1978-02-03', 'eloisebouchard@msn.com ', '06 33 44 67 68 ', null, '86 Port Debilly ', 'null', 'null', 'null', 'null', 'null', 1, 23113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Bouchard ', 'Éloïse ', '1978-02-03', 'eloisebouchard@msn.com ', '06 33 44 67 68 ', null, '86 Port Debilly ', 'null', 'null', 'null', 'null', 'null', 1, 23113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erard </text:p>
          </table:table-cell>
          <table:table-cell office:value-type="string" calcext:value-type="string">
            <text:p>Mathilde </text:p>
          </table:table-cell>
          <table:table-cell table:style-name="ce2" office:value-type="string" calcext:value-type="string">
            <text:p>1953-11-10</text:p>
          </table:table-cell>
          <table:table-cell office:value-type="string" calcext:value-type="string">
            <text:p>mathildegerard@laposte.fr </text:p>
          </table:table-cell>
          <table:table-cell office:value-type="string" calcext:value-type="string">
            <text:p>06 43 84 33 34 </text:p>
          </table:table-cell>
          <table:table-cell office:value-type="string" calcext:value-type="string">
            <text:p>04 76 81 59 5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8 Avenue Gustave-Eiffel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005" calcext:value-type="float">
            <text:p>1005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54];&quot;', '&quot;;[.B154];&quot;', '&quot;;[.C154];&quot;', '&quot;;[.D154];&quot;', '&quot;;[.E154];&quot;', &quot;;[.G154];&quot;, '&quot;;[.H154];&quot;', '&quot;;[.I154];&quot;', '&quot;;[.J154];&quot;', '&quot;;[.K154];&quot;', '&quot;;[.L154];&quot;', '&quot;;[.M154];&quot;', &quot;;[.N154];&quot;, &quot;;[.O154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Gerard ', 'Mathilde ', '1953-11-10', 'mathildegerard@laposte.fr ', '06 43 84 33 34 ', null, '48 Avenue Gustave-Eiffel ', 'null', 'null', 'null', 'null', 'null', 3, 1005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Gerard ', 'Mathilde ', '1953-11-10', 'mathildegerard@laposte.fr ', '06 43 84 33 34 ', null, '48 Avenue Gustave-Eiffel ', 'null', 'null', 'null', 'null', 'null', 3, 1005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oulin </text:p>
          </table:table-cell>
          <table:table-cell office:value-type="string" calcext:value-type="string">
            <text:p>Louis </text:p>
          </table:table-cell>
          <table:table-cell table:style-name="ce2" office:value-type="string" calcext:value-type="string">
            <text:p>1979-05-06</text:p>
          </table:table-cell>
          <table:table-cell office:value-type="string" calcext:value-type="string">
            <text:p>louismoulin@laposte.fr </text:p>
          </table:table-cell>
          <table:table-cell office:value-type="string" calcext:value-type="string">
            <text:p>06 65 76 85 95 </text:p>
          </table:table-cell>
          <table:table-cell office:value-type="string" calcext:value-type="string">
            <text:p>04 36 76 19 7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4 Rue de Harlay 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houghtblab</text:p>
          </table:table-cell>
          <table:table-cell office:value-type="string" calcext:value-type="string">
            <text:p>353 425 878 8110</text:p>
          </table:table-cell>
          <table:table-cell office:value-type="string" calcext:value-type="string">
            <text:p>Sabatier Antonin</text:p>
          </table:table-cell>
          <table:table-cell office:value-type="float" office:value="2" calcext:value-type="float">
            <text:p>2</text:p>
          </table:table-cell>
          <table:table-cell office:value-type="float" office:value="20631" calcext:value-type="float">
            <text:p>20631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55];&quot;', '&quot;;[.B155];&quot;', '&quot;;[.C155];&quot;', '&quot;;[.D155];&quot;', '&quot;;[.E155];&quot;', &quot;;[.G155];&quot;, '&quot;;[.H155];&quot;', '&quot;;[.I155];&quot;', '&quot;;[.J155];&quot;', '&quot;;[.K155];&quot;', '&quot;;[.L155];&quot;', '&quot;;[.M155];&quot;', &quot;;[.N155];&quot;, &quot;;[.O155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Moulin ', 'Louis ', '1979-05-06', 'louismoulin@laposte.fr ', '06 65 76 85 95 ', null, '14 Rue de Harlay ', 'null', 'null', 'Thoughtblab', '353 425 878 8110', 'Sabatier Antonin', 2, 20631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Moulin ', 'Louis ', '1979-05-06', 'louismoulin@laposte.fr ', '06 65 76 85 95 ', null, '14 Rue de Harlay ', 'null', 'null', 'Thoughtblab', '353 425 878 8110', 'Sabatier Antonin', 2, 20631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afon </text:p>
          </table:table-cell>
          <table:table-cell office:value-type="string" calcext:value-type="string">
            <text:p>Lucas </text:p>
          </table:table-cell>
          <table:table-cell table:style-name="ce2" office:value-type="string" calcext:value-type="string">
            <text:p>1986-02-16</text:p>
          </table:table-cell>
          <table:table-cell office:value-type="string" calcext:value-type="string">
            <text:p>lucaslafon@laposte.fr </text:p>
          </table:table-cell>
          <table:table-cell office:value-type="string" calcext:value-type="string">
            <text:p>06 00 82 43 78 </text:p>
          </table:table-cell>
          <table:table-cell office:value-type="string" calcext:value-type="string">
            <text:p>04 09 23 36 5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0 Rue de l''Encheval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116" calcext:value-type="float">
            <text:p>1116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56];&quot;', '&quot;;[.B156];&quot;', '&quot;;[.C156];&quot;', '&quot;;[.D156];&quot;', '&quot;;[.E156];&quot;', &quot;;[.G156];&quot;, '&quot;;[.H156];&quot;', '&quot;;[.I156];&quot;', '&quot;;[.J156];&quot;', '&quot;;[.K156];&quot;', '&quot;;[.L156];&quot;', '&quot;;[.M156];&quot;', &quot;;[.N156];&quot;, &quot;;[.O156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Lafon ', 'Lucas ', '1986-02-16', 'lucaslafon@laposte.fr ', '06 00 82 43 78 ', null, '80 Rue de l''Encheval ', 'null', 'null', 'null', 'null', 'null', 2, 1116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Lafon ', 'Lucas ', '1986-02-16', 'lucaslafon@laposte.fr ', '06 00 82 43 78 ', null, '80 Rue de l''Encheval ', 'null', 'null', 'null', 'null', 'null', 2, 1116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llet </text:p>
          </table:table-cell>
          <table:table-cell office:value-type="string" calcext:value-type="string">
            <text:p>Julie </text:p>
          </table:table-cell>
          <table:table-cell table:style-name="ce2" office:value-type="string" calcext:value-type="string">
            <text:p>1970-07-28</text:p>
          </table:table-cell>
          <table:table-cell office:value-type="string" calcext:value-type="string">
            <text:p>juliemallet@laposte.fr </text:p>
          </table:table-cell>
          <table:table-cell office:value-type="string" calcext:value-type="string">
            <text:p>06 47 86 91 38 </text:p>
          </table:table-cell>
          <table:table-cell office:value-type="string" calcext:value-type="string">
            <text:p>01 54 86 03 8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2 Avenue de l''Ermitage 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ordtune</text:p>
          </table:table-cell>
          <table:table-cell office:value-type="string" calcext:value-type="string">
            <text:p>041 693 374 3745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22045" calcext:value-type="float">
            <text:p>22045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57];&quot;', '&quot;;[.B157];&quot;', '&quot;;[.C157];&quot;', '&quot;;[.D157];&quot;', '&quot;;[.E157];&quot;', &quot;;[.G157];&quot;, '&quot;;[.H157];&quot;', '&quot;;[.I157];&quot;', '&quot;;[.J157];&quot;', '&quot;;[.K157];&quot;', '&quot;;[.L157];&quot;', '&quot;;[.M157];&quot;', &quot;;[.N157];&quot;, &quot;;[.O157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Mallet ', 'Julie ', '1970-07-28', 'juliemallet@laposte.fr ', '06 47 86 91 38 ', null, '222 Avenue de l''Ermitage ', 'null', 'null', 'Wordtune', '041 693 374 3745', 'null', 3, 22045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Mallet ', 'Julie ', '1970-07-28', 'juliemallet@laposte.fr ', '06 47 86 91 38 ', null, '222 Avenue de l''Ermitage ', 'null', 'null', 'Wordtune', '041 693 374 3745', 'null', 3, 22045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squier </text:p>
          </table:table-cell>
          <table:table-cell office:value-type="string" calcext:value-type="string">
            <text:p>Rémi </text:p>
          </table:table-cell>
          <table:table-cell table:style-name="ce2" office:value-type="string" calcext:value-type="string">
            <text:p>1986-01-24</text:p>
          </table:table-cell>
          <table:table-cell office:value-type="string" calcext:value-type="string">
            <text:p>remipasquier@laposte.fr </text:p>
          </table:table-cell>
          <table:table-cell office:value-type="string" calcext:value-type="string">
            <text:p>06 71 17 43 00 </text:p>
          </table:table-cell>
          <table:table-cell office:value-type="string" calcext:value-type="string">
            <text:p>04 05 36 74 67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225 Cour du Bel-Air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9102" calcext:value-type="float">
            <text:p>9102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58];&quot;', '&quot;;[.B158];&quot;', '&quot;;[.C158];&quot;', '&quot;;[.D158];&quot;', '&quot;;[.E158];&quot;', &quot;;[.G158];&quot;, '&quot;;[.H158];&quot;', '&quot;;[.I158];&quot;', '&quot;;[.J158];&quot;', '&quot;;[.K158];&quot;', '&quot;;[.L158];&quot;', '&quot;;[.M158];&quot;', &quot;;[.N158];&quot;, &quot;;[.O158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Pasquier ', 'Rémi ', '1986-01-24', 'remipasquier@laposte.fr ', '06 71 17 43 00 ', 1.18, '225 Cour du Bel-Air ', 'null', 'null', 'null', 'null', 'null', 2, 9102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Pasquier ', 'Rémi ', '1986-01-24', 'remipasquier@laposte.fr ', '06 71 17 43 00 ', 1.18, '225 Cour du Bel-Air ', 'null', 'null', 'null', 'null', 'null', 2, 9102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regoire </text:p>
          </table:table-cell>
          <table:table-cell office:value-type="string" calcext:value-type="string">
            <text:p>Kimberley </text:p>
          </table:table-cell>
          <table:table-cell table:style-name="ce2" office:value-type="string" calcext:value-type="string">
            <text:p>1972-04-28</text:p>
          </table:table-cell>
          <table:table-cell office:value-type="string" calcext:value-type="string">
            <text:p>kimberleygregoire@laposte.fr </text:p>
          </table:table-cell>
          <table:table-cell office:value-type="string" calcext:value-type="string">
            <text:p>06 50 90 73 16 </text:p>
          </table:table-cell>
          <table:table-cell office:value-type="string" calcext:value-type="string">
            <text:p>01 50 87 84 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8 Place Camille-Claudel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4889" calcext:value-type="float">
            <text:p>4889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59];&quot;', '&quot;;[.B159];&quot;', '&quot;;[.C159];&quot;', '&quot;;[.D159];&quot;', '&quot;;[.E159];&quot;', &quot;;[.G159];&quot;, '&quot;;[.H159];&quot;', '&quot;;[.I159];&quot;', '&quot;;[.J159];&quot;', '&quot;;[.K159];&quot;', '&quot;;[.L159];&quot;', '&quot;;[.M159];&quot;', &quot;;[.N159];&quot;, &quot;;[.O159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Gregoire ', 'Kimberley ', '1972-04-28', 'kimberleygregoire@laposte.fr ', '06 50 90 73 16 ', null, '108 Place Camille-Claudel ', 'null', 'null', 'null', 'null', 'null', 1, 4889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Gregoire ', 'Kimberley ', '1972-04-28', 'kimberleygregoire@laposte.fr ', '06 50 90 73 16 ', null, '108 Place Camille-Claudel ', 'null', 'null', 'null', 'null', 'null', 1, 4889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pez </text:p>
          </table:table-cell>
          <table:table-cell office:value-type="string" calcext:value-type="string">
            <text:p>Manon </text:p>
          </table:table-cell>
          <table:table-cell table:style-name="ce2" office:value-type="string" calcext:value-type="string">
            <text:p>1982-09-21</text:p>
          </table:table-cell>
          <table:table-cell office:value-type="string" calcext:value-type="string">
            <text:p>manonlopez@laposte.fr </text:p>
          </table:table-cell>
          <table:table-cell office:value-type="string" calcext:value-type="string">
            <text:p>06 72 69 36 71 </text:p>
          </table:table-cell>
          <table:table-cell office:value-type="string" calcext:value-type="string">
            <text:p>01 10 67 59 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8 Rue Férou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8381" calcext:value-type="float">
            <text:p>18381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60];&quot;', '&quot;;[.B160];&quot;', '&quot;;[.C160];&quot;', '&quot;;[.D160];&quot;', '&quot;;[.E160];&quot;', &quot;;[.G160];&quot;, '&quot;;[.H160];&quot;', '&quot;;[.I160];&quot;', '&quot;;[.J160];&quot;', '&quot;;[.K160];&quot;', '&quot;;[.L160];&quot;', '&quot;;[.M160];&quot;', &quot;;[.N160];&quot;, &quot;;[.O160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Lopez ', 'Manon ', '1982-09-21', 'manonlopez@laposte.fr ', '06 72 69 36 71 ', null, '48 Rue Férou ', 'null', 'null', 'null', 'null', 'null', 3, 18381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Lopez ', 'Manon ', '1982-09-21', 'manonlopez@laposte.fr ', '06 72 69 36 71 ', null, '48 Rue Férou ', 'null', 'null', 'null', 'null', 'null', 3, 18381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las </text:p>
          </table:table-cell>
          <table:table-cell office:value-type="string" calcext:value-type="string">
            <text:p>Alicia </text:p>
          </table:table-cell>
          <table:table-cell table:style-name="ce2" office:value-type="string" calcext:value-type="string">
            <text:p>1966-05-16</text:p>
          </table:table-cell>
          <table:table-cell office:value-type="string" calcext:value-type="string">
            <text:p>aliciacolas@laposte.fr </text:p>
          </table:table-cell>
          <table:table-cell office:value-type="string" calcext:value-type="string">
            <text:p>06 66 33 18 67 </text:p>
          </table:table-cell>
          <table:table-cell office:value-type="string" calcext:value-type="string">
            <text:p>02 70 10 82 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0 Rue François-Miron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9512" calcext:value-type="float">
            <text:p>29512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61];&quot;', '&quot;;[.B161];&quot;', '&quot;;[.C161];&quot;', '&quot;;[.D161];&quot;', '&quot;;[.E161];&quot;', &quot;;[.G161];&quot;, '&quot;;[.H161];&quot;', '&quot;;[.I161];&quot;', '&quot;;[.J161];&quot;', '&quot;;[.K161];&quot;', '&quot;;[.L161];&quot;', '&quot;;[.M161];&quot;', &quot;;[.N161];&quot;, &quot;;[.O161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Colas ', 'Alicia ', '1966-05-16', 'aliciacolas@laposte.fr ', '06 66 33 18 67 ', null, '100 Rue François-Miron ', 'null', 'null', 'null', 'null', 'null', 1, 29512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Colas ', 'Alicia ', '1966-05-16', 'aliciacolas@laposte.fr ', '06 66 33 18 67 ', null, '100 Rue François-Miron ', 'null', 'null', 'null', 'null', 'null', 1, 29512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atelain </text:p>
          </table:table-cell>
          <table:table-cell office:value-type="string" calcext:value-type="string">
            <text:p>Grégory </text:p>
          </table:table-cell>
          <table:table-cell table:style-name="ce2" office:value-type="string" calcext:value-type="string">
            <text:p>1969-06-24</text:p>
          </table:table-cell>
          <table:table-cell office:value-type="string" calcext:value-type="string">
            <text:p>gregorychatelain@laposte.fr </text:p>
          </table:table-cell>
          <table:table-cell office:value-type="string" calcext:value-type="string">
            <text:p>06 34 97 30 49 </text:p>
          </table:table-cell>
          <table:table-cell office:value-type="string" calcext:value-type="string">
            <text:p>01 03 37 03 6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4 Rue Carrière-Mainguet 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Kare</text:p>
          </table:table-cell>
          <table:table-cell office:value-type="string" calcext:value-type="string">
            <text:p>607 374 636 9575</text:p>
          </table:table-cell>
          <table:table-cell office:value-type="string" calcext:value-type="string">
            <text:p>Reynaud Margot</text:p>
          </table:table-cell>
          <table:table-cell office:value-type="float" office:value="3" calcext:value-type="float">
            <text:p>3</text:p>
          </table:table-cell>
          <table:table-cell office:value-type="float" office:value="35009" calcext:value-type="float">
            <text:p>35009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62];&quot;', '&quot;;[.B162];&quot;', '&quot;;[.C162];&quot;', '&quot;;[.D162];&quot;', '&quot;;[.E162];&quot;', &quot;;[.G162];&quot;, '&quot;;[.H162];&quot;', '&quot;;[.I162];&quot;', '&quot;;[.J162];&quot;', '&quot;;[.K162];&quot;', '&quot;;[.L162];&quot;', '&quot;;[.M162];&quot;', &quot;;[.N162];&quot;, &quot;;[.O162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Chatelain ', 'Grégory ', '1969-06-24', 'gregorychatelain@laposte.fr ', '06 34 97 30 49 ', null, '14 Rue Carrière-Mainguet ', 'null', 'null', 'Kare', '607 374 636 9575', 'Reynaud Margot', 3, 35009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Chatelain ', 'Grégory ', '1969-06-24', 'gregorychatelain@laposte.fr ', '06 34 97 30 49 ', null, '14 Rue Carrière-Mainguet ', 'null', 'null', 'Kare', '607 374 636 9575', 'Reynaud Margot', 3, 35009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gner </text:p>
          </table:table-cell>
          <table:table-cell office:value-type="string" calcext:value-type="string">
            <text:p>Kylian </text:p>
          </table:table-cell>
          <table:table-cell table:style-name="ce2" office:value-type="string" calcext:value-type="string">
            <text:p>1971-06-02</text:p>
          </table:table-cell>
          <table:table-cell office:value-type="string" calcext:value-type="string">
            <text:p>kylianwagner@laposte.fr </text:p>
          </table:table-cell>
          <table:table-cell office:value-type="string" calcext:value-type="string">
            <text:p>06 74 15 43 43 </text:p>
          </table:table-cell>
          <table:table-cell office:value-type="string" calcext:value-type="string">
            <text:p>01 55 15 79 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6 Cité Dubourg 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eembee</text:p>
          </table:table-cell>
          <table:table-cell office:value-type="string" calcext:value-type="string">
            <text:p>371 491 822 3998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3493" calcext:value-type="float">
            <text:p>23493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63];&quot;', '&quot;;[.B163];&quot;', '&quot;;[.C163];&quot;', '&quot;;[.D163];&quot;', '&quot;;[.E163];&quot;', &quot;;[.G163];&quot;, '&quot;;[.H163];&quot;', '&quot;;[.I163];&quot;', '&quot;;[.J163];&quot;', '&quot;;[.K163];&quot;', '&quot;;[.L163];&quot;', '&quot;;[.M163];&quot;', &quot;;[.N163];&quot;, &quot;;[.O163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Wagner ', 'Kylian ', '1971-06-02', 'kylianwagner@laposte.fr ', '06 74 15 43 43 ', null, '46 Cité Dubourg ', 'null', 'null', 'Meembee', '371 491 822 3998', 'null', 1, 23493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Wagner ', 'Kylian ', '1971-06-02', 'kylianwagner@laposte.fr ', '06 74 15 43 43 ', null, '46 Cité Dubourg ', 'null', 'null', 'Meembee', '371 491 822 3998', 'null', 1, 23493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nry </text:p>
          </table:table-cell>
          <table:table-cell office:value-type="string" calcext:value-type="string">
            <text:p>Benjamin </text:p>
          </table:table-cell>
          <table:table-cell table:style-name="ce2" office:value-type="string" calcext:value-type="string">
            <text:p>1960-07-15</text:p>
          </table:table-cell>
          <table:table-cell office:value-type="string" calcext:value-type="string">
            <text:p>benjaminhenry@laposte.fr </text:p>
          </table:table-cell>
          <table:table-cell office:value-type="string" calcext:value-type="string">
            <text:p>06 89 35 21 11 </text:p>
          </table:table-cell>
          <table:table-cell office:value-type="string" calcext:value-type="string">
            <text:p>04 80 80 78 8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82 Rue des Chantiers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9217" calcext:value-type="float">
            <text:p>19217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64];&quot;', '&quot;;[.B164];&quot;', '&quot;;[.C164];&quot;', '&quot;;[.D164];&quot;', '&quot;;[.E164];&quot;', &quot;;[.G164];&quot;, '&quot;;[.H164];&quot;', '&quot;;[.I164];&quot;', '&quot;;[.J164];&quot;', '&quot;;[.K164];&quot;', '&quot;;[.L164];&quot;', '&quot;;[.M164];&quot;', &quot;;[.N164];&quot;, &quot;;[.O164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Henry ', 'Benjamin ', '1960-07-15', 'benjaminhenry@laposte.fr ', '06 89 35 21 11 ', null, '282 Rue des Chantiers ', 'null', 'null', 'null', 'null', 'null', 3, 19217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Henry ', 'Benjamin ', '1960-07-15', 'benjaminhenry@laposte.fr ', '06 89 35 21 11 ', null, '282 Rue des Chantiers ', 'null', 'null', 'null', 'null', 'null', 3, 19217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ontaine </text:p>
          </table:table-cell>
          <table:table-cell office:value-type="string" calcext:value-type="string">
            <text:p>Aaron </text:p>
          </table:table-cell>
          <table:table-cell table:style-name="ce2" office:value-type="string" calcext:value-type="string">
            <text:p>1984-11-21</text:p>
          </table:table-cell>
          <table:table-cell office:value-type="string" calcext:value-type="string">
            <text:p>aaronfontaine@laposte.fr </text:p>
          </table:table-cell>
          <table:table-cell office:value-type="string" calcext:value-type="string">
            <text:p>06 96 75 19 44 </text:p>
          </table:table-cell>
          <table:table-cell office:value-type="string" calcext:value-type="string">
            <text:p>03 66 56 22 09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162 Square Beaujon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3571" calcext:value-type="float">
            <text:p>3571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65];&quot;', '&quot;;[.B165];&quot;', '&quot;;[.C165];&quot;', '&quot;;[.D165];&quot;', '&quot;;[.E165];&quot;', &quot;;[.G165];&quot;, '&quot;;[.H165];&quot;', '&quot;;[.I165];&quot;', '&quot;;[.J165];&quot;', '&quot;;[.K165];&quot;', '&quot;;[.L165];&quot;', '&quot;;[.M165];&quot;', &quot;;[.N165];&quot;, &quot;;[.O165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Fontaine ', 'Aaron ', '1984-11-21', 'aaronfontaine@laposte.fr ', '06 96 75 19 44 ', 1.14, '162 Square Beaujon ', 'null', 'null', 'null', 'null', 'null', 2, 3571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Fontaine ', 'Aaron ', '1984-11-21', 'aaronfontaine@laposte.fr ', '06 96 75 19 44 ', 1.14, '162 Square Beaujon ', 'null', 'null', 'null', 'null', 'null', 2, 3571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llet </text:p>
          </table:table-cell>
          <table:table-cell office:value-type="string" calcext:value-type="string">
            <text:p>Éléna </text:p>
          </table:table-cell>
          <table:table-cell table:style-name="ce2" office:value-type="string" calcext:value-type="string">
            <text:p>1950-08-29</text:p>
          </table:table-cell>
          <table:table-cell office:value-type="string" calcext:value-type="string">
            <text:p>elenamallet@laposte.fr </text:p>
          </table:table-cell>
          <table:table-cell office:value-type="string" calcext:value-type="string">
            <text:p>06 00 10 88 14 </text:p>
          </table:table-cell>
          <table:table-cell office:value-type="string" calcext:value-type="string">
            <text:p>03 00 27 18 2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7 Rue de Douai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33709" calcext:value-type="float">
            <text:p>33709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66];&quot;', '&quot;;[.B166];&quot;', '&quot;;[.C166];&quot;', '&quot;;[.D166];&quot;', '&quot;;[.E166];&quot;', &quot;;[.G166];&quot;, '&quot;;[.H166];&quot;', '&quot;;[.I166];&quot;', '&quot;;[.J166];&quot;', '&quot;;[.K166];&quot;', '&quot;;[.L166];&quot;', '&quot;;[.M166];&quot;', &quot;;[.N166];&quot;, &quot;;[.O166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Mallet ', 'Éléna ', '1950-08-29', 'elenamallet@laposte.fr ', '06 00 10 88 14 ', null, '47 Rue de Douai ', 'null', 'null', 'null', 'null', 'null', 1, 33709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Mallet ', 'Éléna ', '1950-08-29', 'elenamallet@laposte.fr ', '06 00 10 88 14 ', null, '47 Rue de Douai ', 'null', 'null', 'null', 'null', 'null', 1, 33709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oreau </text:p>
          </table:table-cell>
          <table:table-cell office:value-type="string" calcext:value-type="string">
            <text:p>Noë </text:p>
          </table:table-cell>
          <table:table-cell table:style-name="ce2" office:value-type="string" calcext:value-type="string">
            <text:p>1983-07-13</text:p>
          </table:table-cell>
          <table:table-cell office:value-type="string" calcext:value-type="string">
            <text:p>noemoreau@laposte.fr </text:p>
          </table:table-cell>
          <table:table-cell office:value-type="string" calcext:value-type="string">
            <text:p>06 43 09 68 51 </text:p>
          </table:table-cell>
          <table:table-cell office:value-type="string" calcext:value-type="string">
            <text:p>01 87 19 09 4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85 Place de l''Abbé-Jean-Lebeuf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351" calcext:value-type="float">
            <text:p>13351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67];&quot;', '&quot;;[.B167];&quot;', '&quot;;[.C167];&quot;', '&quot;;[.D167];&quot;', '&quot;;[.E167];&quot;', &quot;;[.G167];&quot;, '&quot;;[.H167];&quot;', '&quot;;[.I167];&quot;', '&quot;;[.J167];&quot;', '&quot;;[.K167];&quot;', '&quot;;[.L167];&quot;', '&quot;;[.M167];&quot;', &quot;;[.N167];&quot;, &quot;;[.O167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Moreau ', 'Noë ', '1983-07-13', 'noemoreau@laposte.fr ', '06 43 09 68 51 ', null, '285 Place de l''Abbé-Jean-Lebeuf ', 'null', 'null', 'null', 'null', 'null', 1, 13351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Moreau ', 'Noë ', '1983-07-13', 'noemoreau@laposte.fr ', '06 43 09 68 51 ', null, '285 Place de l''Abbé-Jean-Lebeuf ', 'null', 'null', 'null', 'null', 'null', 1, 13351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efevre </text:p>
          </table:table-cell>
          <table:table-cell office:value-type="string" calcext:value-type="string">
            <text:p>Léonard </text:p>
          </table:table-cell>
          <table:table-cell table:style-name="ce2" office:value-type="string" calcext:value-type="string">
            <text:p>1950-08-13</text:p>
          </table:table-cell>
          <table:table-cell office:value-type="string" calcext:value-type="string">
            <text:p>leonardlefevre@laposte.fr </text:p>
          </table:table-cell>
          <table:table-cell office:value-type="string" calcext:value-type="string">
            <text:p>06 23 25 11 59 </text:p>
          </table:table-cell>
          <table:table-cell office:value-type="string" calcext:value-type="string">
            <text:p>03 13 19 65 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9 Rue Jacques-Louvel-Tessier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6338" calcext:value-type="float">
            <text:p>6338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68];&quot;', '&quot;;[.B168];&quot;', '&quot;;[.C168];&quot;', '&quot;;[.D168];&quot;', '&quot;;[.E168];&quot;', &quot;;[.G168];&quot;, '&quot;;[.H168];&quot;', '&quot;;[.I168];&quot;', '&quot;;[.J168];&quot;', '&quot;;[.K168];&quot;', '&quot;;[.L168];&quot;', '&quot;;[.M168];&quot;', &quot;;[.N168];&quot;, &quot;;[.O168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Lefevre ', 'Léonard ', '1950-08-13', 'leonardlefevre@laposte.fr ', '06 23 25 11 59 ', null, '249 Rue Jacques-Louvel-Tessier ', 'null', 'null', 'null', 'null', 'null', 3, 6338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Lefevre ', 'Léonard ', '1950-08-13', 'leonardlefevre@laposte.fr ', '06 23 25 11 59 ', null, '249 Rue Jacques-Louvel-Tessier ', 'null', 'null', 'null', 'null', 'null', 3, 6338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naud </text:p>
          </table:table-cell>
          <table:table-cell office:value-type="string" calcext:value-type="string">
            <text:p>Julie </text:p>
          </table:table-cell>
          <table:table-cell table:style-name="ce2" office:value-type="string" calcext:value-type="string">
            <text:p>1980-09-02</text:p>
          </table:table-cell>
          <table:table-cell office:value-type="string" calcext:value-type="string">
            <text:p>juliearnaud@laposte.fr </text:p>
          </table:table-cell>
          <table:table-cell office:value-type="string" calcext:value-type="string">
            <text:p>06 20 01 41 19 </text:p>
          </table:table-cell>
          <table:table-cell office:value-type="string" calcext:value-type="string">
            <text:p>02 57 11 19 7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73 Avenue Denfert-Rochereau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33173" calcext:value-type="float">
            <text:p>33173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69];&quot;', '&quot;;[.B169];&quot;', '&quot;;[.C169];&quot;', '&quot;;[.D169];&quot;', '&quot;;[.E169];&quot;', &quot;;[.G169];&quot;, '&quot;;[.H169];&quot;', '&quot;;[.I169];&quot;', '&quot;;[.J169];&quot;', '&quot;;[.K169];&quot;', '&quot;;[.L169];&quot;', '&quot;;[.M169];&quot;', &quot;;[.N169];&quot;, &quot;;[.O169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Arnaud ', 'Julie ', '1980-09-02', 'juliearnaud@laposte.fr ', '06 20 01 41 19 ', 1.0, '273 Avenue Denfert-Rochereau ', 'null', 'null', 'null', 'null', 'null', 2, 33173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Arnaud ', 'Julie ', '1980-09-02', 'juliearnaud@laposte.fr ', '06 20 01 41 19 ', 1.0, '273 Avenue Denfert-Rochereau ', 'null', 'null', 'null', 'null', 'null', 2, 33173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scal </text:p>
          </table:table-cell>
          <table:table-cell office:value-type="string" calcext:value-type="string">
            <text:p>Elsa </text:p>
          </table:table-cell>
          <table:table-cell table:style-name="ce2" office:value-type="string" calcext:value-type="string">
            <text:p>1951-11-02</text:p>
          </table:table-cell>
          <table:table-cell office:value-type="string" calcext:value-type="string">
            <text:p>elsapascal@laposte.fr </text:p>
          </table:table-cell>
          <table:table-cell office:value-type="string" calcext:value-type="string">
            <text:p>06 59 76 94 75 </text:p>
          </table:table-cell>
          <table:table-cell office:value-type="string" calcext:value-type="string">
            <text:p>02 13 13 09 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5 Boulevard des Filles-du-Calvaire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908" calcext:value-type="float">
            <text:p>908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70];&quot;', '&quot;;[.B170];&quot;', '&quot;;[.C170];&quot;', '&quot;;[.D170];&quot;', '&quot;;[.E170];&quot;', &quot;;[.G170];&quot;, '&quot;;[.H170];&quot;', '&quot;;[.I170];&quot;', '&quot;;[.J170];&quot;', '&quot;;[.K170];&quot;', '&quot;;[.L170];&quot;', '&quot;;[.M170];&quot;', &quot;;[.N170];&quot;, &quot;;[.O170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Pascal ', 'Elsa ', '1951-11-02', 'elsapascal@laposte.fr ', '06 59 76 94 75 ', null, '165 Boulevard des Filles-du-Calvaire ', 'null', 'null', 'null', 'null', 'null', 2, 908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Pascal ', 'Elsa ', '1951-11-02', 'elsapascal@laposte.fr ', '06 59 76 94 75 ', null, '165 Boulevard des Filles-du-Calvaire ', 'null', 'null', 'null', 'null', 'null', 2, 908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rnandez </text:p>
          </table:table-cell>
          <table:table-cell office:value-type="string" calcext:value-type="string">
            <text:p>Marine </text:p>
          </table:table-cell>
          <table:table-cell table:style-name="ce2" office:value-type="string" calcext:value-type="string">
            <text:p>1981-07-11</text:p>
          </table:table-cell>
          <table:table-cell office:value-type="string" calcext:value-type="string">
            <text:p>marinehernandez@laposte.fr </text:p>
          </table:table-cell>
          <table:table-cell office:value-type="string" calcext:value-type="string">
            <text:p>06 99 00 64 05 </text:p>
          </table:table-cell>
          <table:table-cell office:value-type="string" calcext:value-type="string">
            <text:p>01 32 30 00 4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68 Rue Duméril 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oonder</text:p>
          </table:table-cell>
          <table:table-cell office:value-type="string" calcext:value-type="string">
            <text:p>362 786 567 1211</text:p>
          </table:table-cell>
          <table:table-cell office:value-type="string" calcext:value-type="string">
            <text:p>Leroy Lilou</text:p>
          </table:table-cell>
          <table:table-cell office:value-type="float" office:value="3" calcext:value-type="float">
            <text:p>3</text:p>
          </table:table-cell>
          <table:table-cell office:value-type="float" office:value="8708" calcext:value-type="float">
            <text:p>8708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71];&quot;', '&quot;;[.B171];&quot;', '&quot;;[.C171];&quot;', '&quot;;[.D171];&quot;', '&quot;;[.E171];&quot;', &quot;;[.G171];&quot;, '&quot;;[.H171];&quot;', '&quot;;[.I171];&quot;', '&quot;;[.J171];&quot;', '&quot;;[.K171];&quot;', '&quot;;[.L171];&quot;', '&quot;;[.M171];&quot;', &quot;;[.N171];&quot;, &quot;;[.O171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Hernandez ', 'Marine ', '1981-07-11', 'marinehernandez@laposte.fr ', '06 99 00 64 05 ', null, '268 Rue Duméril ', 'null', 'null', 'Voonder', '362 786 567 1211', 'Leroy Lilou', 3, 8708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Hernandez ', 'Marine ', '1981-07-11', 'marinehernandez@laposte.fr ', '06 99 00 64 05 ', null, '268 Rue Duméril ', 'null', 'null', 'Voonder', '362 786 567 1211', 'Leroy Lilou', 3, 8708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Klein </text:p>
          </table:table-cell>
          <table:table-cell office:value-type="string" calcext:value-type="string">
            <text:p>Justine </text:p>
          </table:table-cell>
          <table:table-cell table:style-name="ce2" office:value-type="string" calcext:value-type="string">
            <text:p>1953-08-01</text:p>
          </table:table-cell>
          <table:table-cell office:value-type="string" calcext:value-type="string">
            <text:p>justineklein@laposte.fr </text:p>
          </table:table-cell>
          <table:table-cell office:value-type="string" calcext:value-type="string">
            <text:p>06 21 55 91 18 </text:p>
          </table:table-cell>
          <table:table-cell office:value-type="string" calcext:value-type="string">
            <text:p>01 37 74 45 4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93 Place du Docteur-Yersin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33579" calcext:value-type="float">
            <text:p>33579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72];&quot;', '&quot;;[.B172];&quot;', '&quot;;[.C172];&quot;', '&quot;;[.D172];&quot;', '&quot;;[.E172];&quot;', &quot;;[.G172];&quot;, '&quot;;[.H172];&quot;', '&quot;;[.I172];&quot;', '&quot;;[.J172];&quot;', '&quot;;[.K172];&quot;', '&quot;;[.L172];&quot;', '&quot;;[.M172];&quot;', &quot;;[.N172];&quot;, &quot;;[.O172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Klein ', 'Justine ', '1953-08-01', 'justineklein@laposte.fr ', '06 21 55 91 18 ', null, '193 Place du Docteur-Yersin ', 'null', 'null', 'null', 'null', 'null', 3, 33579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Klein ', 'Justine ', '1953-08-01', 'justineklein@laposte.fr ', '06 21 55 91 18 ', null, '193 Place du Docteur-Yersin ', 'null', 'null', 'null', 'null', 'null', 3, 33579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mbard </text:p>
          </table:table-cell>
          <table:table-cell office:value-type="string" calcext:value-type="string">
            <text:p>Lutécia </text:p>
          </table:table-cell>
          <table:table-cell table:style-name="ce2" office:value-type="string" calcext:value-type="string">
            <text:p>1998-04-29</text:p>
          </table:table-cell>
          <table:table-cell office:value-type="string" calcext:value-type="string">
            <text:p>lutecialombard@laposte.fr </text:p>
          </table:table-cell>
          <table:table-cell office:value-type="string" calcext:value-type="string">
            <text:p>06 77 73 09 49 </text:p>
          </table:table-cell>
          <table:table-cell office:value-type="string" calcext:value-type="string">
            <text:p>05 74 25 07 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3 Rue de l''Abbé-Groult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4491" calcext:value-type="float">
            <text:p>4491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73];&quot;', '&quot;;[.B173];&quot;', '&quot;;[.C173];&quot;', '&quot;;[.D173];&quot;', '&quot;;[.E173];&quot;', &quot;;[.G173];&quot;, '&quot;;[.H173];&quot;', '&quot;;[.I173];&quot;', '&quot;;[.J173];&quot;', '&quot;;[.K173];&quot;', '&quot;;[.L173];&quot;', '&quot;;[.M173];&quot;', &quot;;[.N173];&quot;, &quot;;[.O173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Lombard ', 'Lutécia ', '1998-04-29', 'lutecialombard@laposte.fr ', '06 77 73 09 49 ', null, '43 Rue de l''Abbé-Groult ', 'null', 'null', 'null', 'null', 'null', 3, 4491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Lombard ', 'Lutécia ', '1998-04-29', 'lutecialombard@laposte.fr ', '06 77 73 09 49 ', null, '43 Rue de l''Abbé-Groult ', 'null', 'null', 'null', 'null', 'null', 3, 4491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oreno </text:p>
          </table:table-cell>
          <table:table-cell office:value-type="string" calcext:value-type="string">
            <text:p>Candice </text:p>
          </table:table-cell>
          <table:table-cell table:style-name="ce2" office:value-type="string" calcext:value-type="string">
            <text:p>1957-09-17</text:p>
          </table:table-cell>
          <table:table-cell office:value-type="string" calcext:value-type="string">
            <text:p>candicemoreno@laposte.fr </text:p>
          </table:table-cell>
          <table:table-cell office:value-type="string" calcext:value-type="string">
            <text:p>06 11 42 18 64 </text:p>
          </table:table-cell>
          <table:table-cell office:value-type="string" calcext:value-type="string">
            <text:p>02 68 73 76 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6 Rue Achille-Luchaire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2628" calcext:value-type="float">
            <text:p>2628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74];&quot;', '&quot;;[.B174];&quot;', '&quot;;[.C174];&quot;', '&quot;;[.D174];&quot;', '&quot;;[.E174];&quot;', &quot;;[.G174];&quot;, '&quot;;[.H174];&quot;', '&quot;;[.I174];&quot;', '&quot;;[.J174];&quot;', '&quot;;[.K174];&quot;', '&quot;;[.L174];&quot;', '&quot;;[.M174];&quot;', &quot;;[.N174];&quot;, &quot;;[.O174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Moreno ', 'Candice ', '1957-09-17', 'candicemoreno@laposte.fr ', '06 11 42 18 64 ', null, '226 Rue Achille-Luchaire ', 'null', 'null', 'null', 'null', 'null', 3, 2628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Moreno ', 'Candice ', '1957-09-17', 'candicemoreno@laposte.fr ', '06 11 42 18 64 ', null, '226 Rue Achille-Luchaire ', 'null', 'null', 'null', 'null', 'null', 3, 2628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esnard </text:p>
          </table:table-cell>
          <table:table-cell office:value-type="string" calcext:value-type="string">
            <text:p>Tristan </text:p>
          </table:table-cell>
          <table:table-cell table:style-name="ce2" office:value-type="string" calcext:value-type="string">
            <text:p>1954-11-03</text:p>
          </table:table-cell>
          <table:table-cell office:value-type="string" calcext:value-type="string">
            <text:p>tristanbesnard@laposte.fr </text:p>
          </table:table-cell>
          <table:table-cell office:value-type="string" calcext:value-type="string">
            <text:p>06 35 68 33 54 </text:p>
          </table:table-cell>
          <table:table-cell office:value-type="string" calcext:value-type="string">
            <text:p>03 85 63 06 4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83 Rue Guyton-de-Morveau 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hotospace</text:p>
          </table:table-cell>
          <table:table-cell office:value-type="string" calcext:value-type="string">
            <text:p>258 420 199 6994</text:p>
          </table:table-cell>
          <table:table-cell office:value-type="string" calcext:value-type="string">
            <text:p>Gilbert Marine</text:p>
          </table:table-cell>
          <table:table-cell office:value-type="float" office:value="2" calcext:value-type="float">
            <text:p>2</text:p>
          </table:table-cell>
          <table:table-cell office:value-type="float" office:value="12437" calcext:value-type="float">
            <text:p>12437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75];&quot;', '&quot;;[.B175];&quot;', '&quot;;[.C175];&quot;', '&quot;;[.D175];&quot;', '&quot;;[.E175];&quot;', &quot;;[.G175];&quot;, '&quot;;[.H175];&quot;', '&quot;;[.I175];&quot;', '&quot;;[.J175];&quot;', '&quot;;[.K175];&quot;', '&quot;;[.L175];&quot;', '&quot;;[.M175];&quot;', &quot;;[.N175];&quot;, &quot;;[.O175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Besnard ', 'Tristan ', '1954-11-03', 'tristanbesnard@laposte.fr ', '06 35 68 33 54 ', null, '183 Rue Guyton-de-Morveau ', 'null', 'null', 'Photospace', '258 420 199 6994', 'Gilbert Marine', 2, 12437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Besnard ', 'Tristan ', '1954-11-03', 'tristanbesnard@laposte.fr ', '06 35 68 33 54 ', null, '183 Rue Guyton-de-Morveau ', 'null', 'null', 'Photospace', '258 420 199 6994', 'Gilbert Marine', 2, 12437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oirier </text:p>
          </table:table-cell>
          <table:table-cell office:value-type="string" calcext:value-type="string">
            <text:p>Candice </text:p>
          </table:table-cell>
          <table:table-cell table:style-name="ce2" office:value-type="string" calcext:value-type="string">
            <text:p>1990-05-20</text:p>
          </table:table-cell>
          <table:table-cell office:value-type="string" calcext:value-type="string">
            <text:p>candicepoirier@laposte.fr </text:p>
          </table:table-cell>
          <table:table-cell office:value-type="string" calcext:value-type="string">
            <text:p>06 94 93 64 91 </text:p>
          </table:table-cell>
          <table:table-cell office:value-type="string" calcext:value-type="string">
            <text:p>01 20 33 89 85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247 Rue de Capri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7948" calcext:value-type="float">
            <text:p>17948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76];&quot;', '&quot;;[.B176];&quot;', '&quot;;[.C176];&quot;', '&quot;;[.D176];&quot;', '&quot;;[.E176];&quot;', &quot;;[.G176];&quot;, '&quot;;[.H176];&quot;', '&quot;;[.I176];&quot;', '&quot;;[.J176];&quot;', '&quot;;[.K176];&quot;', '&quot;;[.L176];&quot;', '&quot;;[.M176];&quot;', &quot;;[.N176];&quot;, &quot;;[.O176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Poirier ', 'Candice ', '1990-05-20', 'candicepoirier@laposte.fr ', '06 94 93 64 91 ', 1.15, '247 Rue de Capri ', 'null', 'null', 'null', 'null', 'null', 3, 17948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Poirier ', 'Candice ', '1990-05-20', 'candicepoirier@laposte.fr ', '06 94 93 64 91 ', 1.15, '247 Rue de Capri ', 'null', 'null', 'null', 'null', 'null', 3, 17948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illet </text:p>
          </table:table-cell>
          <table:table-cell office:value-type="string" calcext:value-type="string">
            <text:p>Yanis </text:p>
          </table:table-cell>
          <table:table-cell table:style-name="ce2" office:value-type="string" calcext:value-type="string">
            <text:p>1953-08-10</text:p>
          </table:table-cell>
          <table:table-cell office:value-type="string" calcext:value-type="string">
            <text:p>yanismaillet@laposte.fr </text:p>
          </table:table-cell>
          <table:table-cell office:value-type="string" calcext:value-type="string">
            <text:p>06 17 13 86 37 </text:p>
          </table:table-cell>
          <table:table-cell office:value-type="string" calcext:value-type="string">
            <text:p>05 51 63 28 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36 Passage Dubois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9034" calcext:value-type="float">
            <text:p>29034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77];&quot;', '&quot;;[.B177];&quot;', '&quot;;[.C177];&quot;', '&quot;;[.D177];&quot;', '&quot;;[.E177];&quot;', &quot;;[.G177];&quot;, '&quot;;[.H177];&quot;', '&quot;;[.I177];&quot;', '&quot;;[.J177];&quot;', '&quot;;[.K177];&quot;', '&quot;;[.L177];&quot;', '&quot;;[.M177];&quot;', &quot;;[.N177];&quot;, &quot;;[.O177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Maillet ', 'Yanis ', '1953-08-10', 'yanismaillet@laposte.fr ', '06 17 13 86 37 ', null, '136 Passage Dubois ', 'null', 'null', 'null', 'null', 'null', 1, 29034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Maillet ', 'Yanis ', '1953-08-10', 'yanismaillet@laposte.fr ', '06 17 13 86 37 ', null, '136 Passage Dubois ', 'null', 'null', 'null', 'null', 'null', 1, 29034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erry </text:p>
          </table:table-cell>
          <table:table-cell office:value-type="string" calcext:value-type="string">
            <text:p>Colin </text:p>
          </table:table-cell>
          <table:table-cell table:style-name="ce2" office:value-type="string" calcext:value-type="string">
            <text:p>1957-04-02</text:p>
          </table:table-cell>
          <table:table-cell office:value-type="string" calcext:value-type="string">
            <text:p>colinferry@laposte.fr </text:p>
          </table:table-cell>
          <table:table-cell office:value-type="string" calcext:value-type="string">
            <text:p>06 38 00 36 99 </text:p>
          </table:table-cell>
          <table:table-cell office:value-type="string" calcext:value-type="string">
            <text:p>04 73 84 30 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36 Quai d''Ivry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34068" calcext:value-type="float">
            <text:p>34068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78];&quot;', '&quot;;[.B178];&quot;', '&quot;;[.C178];&quot;', '&quot;;[.D178];&quot;', '&quot;;[.E178];&quot;', &quot;;[.G178];&quot;, '&quot;;[.H178];&quot;', '&quot;;[.I178];&quot;', '&quot;;[.J178];&quot;', '&quot;;[.K178];&quot;', '&quot;;[.L178];&quot;', '&quot;;[.M178];&quot;', &quot;;[.N178];&quot;, &quot;;[.O178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Ferry ', 'Colin ', '1957-04-02', 'colinferry@laposte.fr ', '06 38 00 36 99 ', null, '236 Quai d''Ivry ', 'null', 'null', 'null', 'null', 'null', 1, 34068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Ferry ', 'Colin ', '1957-04-02', 'colinferry@laposte.fr ', '06 38 00 36 99 ', null, '236 Quai d''Ivry ', 'null', 'null', 'null', 'null', 'null', 1, 34068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Jacques </text:p>
          </table:table-cell>
          <table:table-cell office:value-type="string" calcext:value-type="string">
            <text:p>Agathe </text:p>
          </table:table-cell>
          <table:table-cell table:style-name="ce2" office:value-type="string" calcext:value-type="string">
            <text:p>1985-05-25</text:p>
          </table:table-cell>
          <table:table-cell office:value-type="string" calcext:value-type="string">
            <text:p>agathejacques@laposte.fr </text:p>
          </table:table-cell>
          <table:table-cell office:value-type="string" calcext:value-type="string">
            <text:p>06 44 93 10 38 </text:p>
          </table:table-cell>
          <table:table-cell office:value-type="string" calcext:value-type="string">
            <text:p>04 09 06 82 6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95 Rue François-Coppée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9179" calcext:value-type="float">
            <text:p>9179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79];&quot;', '&quot;;[.B179];&quot;', '&quot;;[.C179];&quot;', '&quot;;[.D179];&quot;', '&quot;;[.E179];&quot;', &quot;;[.G179];&quot;, '&quot;;[.H179];&quot;', '&quot;;[.I179];&quot;', '&quot;;[.J179];&quot;', '&quot;;[.K179];&quot;', '&quot;;[.L179];&quot;', '&quot;;[.M179];&quot;', &quot;;[.N179];&quot;, &quot;;[.O179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Jacques ', 'Agathe ', '1985-05-25', 'agathejacques@laposte.fr ', '06 44 93 10 38 ', null, '195 Rue François-Coppée ', 'null', 'null', 'null', 'null', 'null', 3, 9179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Jacques ', 'Agathe ', '1985-05-25', 'agathejacques@laposte.fr ', '06 44 93 10 38 ', null, '195 Rue François-Coppée ', 'null', 'null', 'null', 'null', 'null', 3, 9179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lorme </text:p>
          </table:table-cell>
          <table:table-cell office:value-type="string" calcext:value-type="string">
            <text:p>Gaspard </text:p>
          </table:table-cell>
          <table:table-cell table:style-name="ce2" office:value-type="string" calcext:value-type="string">
            <text:p>1981-01-18</text:p>
          </table:table-cell>
          <table:table-cell office:value-type="string" calcext:value-type="string">
            <text:p>gasparddelorme@laposte.fr </text:p>
          </table:table-cell>
          <table:table-cell office:value-type="string" calcext:value-type="string">
            <text:p>06 02 69 58 73 </text:p>
          </table:table-cell>
          <table:table-cell office:value-type="string" calcext:value-type="string">
            <text:p>02 99 68 92 1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47 Passage Driancourt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30465" calcext:value-type="float">
            <text:p>30465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80];&quot;', '&quot;;[.B180];&quot;', '&quot;;[.C180];&quot;', '&quot;;[.D180];&quot;', '&quot;;[.E180];&quot;', &quot;;[.G180];&quot;, '&quot;;[.H180];&quot;', '&quot;;[.I180];&quot;', '&quot;;[.J180];&quot;', '&quot;;[.K180];&quot;', '&quot;;[.L180];&quot;', '&quot;;[.M180];&quot;', &quot;;[.N180];&quot;, &quot;;[.O180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Delorme ', 'Gaspard ', '1981-01-18', 'gasparddelorme@laposte.fr ', '06 02 69 58 73 ', null, '147 Passage Driancourt ', 'null', 'null', 'null', 'null', 'null', 2, 30465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Delorme ', 'Gaspard ', '1981-01-18', 'gasparddelorme@laposte.fr ', '06 02 69 58 73 ', null, '147 Passage Driancourt ', 'null', 'null', 'null', 'null', 'null', 2, 30465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enard </text:p>
          </table:table-cell>
          <table:table-cell office:value-type="string" calcext:value-type="string">
            <text:p>Ambre </text:p>
          </table:table-cell>
          <table:table-cell table:style-name="ce2" office:value-type="string" calcext:value-type="string">
            <text:p>1991-06-16</text:p>
          </table:table-cell>
          <table:table-cell office:value-type="string" calcext:value-type="string">
            <text:p>ambrebenard@teledisnet.be </text:p>
          </table:table-cell>
          <table:table-cell office:value-type="string" calcext:value-type="string">
            <text:p>06 44 92 09 89 </text:p>
          </table:table-cell>
          <table:table-cell office:value-type="string" calcext:value-type="string">
            <text:p>05 97 52 05 8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66 Impasse Canart 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abox</text:p>
          </table:table-cell>
          <table:table-cell office:value-type="string" calcext:value-type="string">
            <text:p>336 518 243 7612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32151" calcext:value-type="float">
            <text:p>32151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81];&quot;', '&quot;;[.B181];&quot;', '&quot;;[.C181];&quot;', '&quot;;[.D181];&quot;', '&quot;;[.E181];&quot;', &quot;;[.G181];&quot;, '&quot;;[.H181];&quot;', '&quot;;[.I181];&quot;', '&quot;;[.J181];&quot;', '&quot;;[.K181];&quot;', '&quot;;[.L181];&quot;', '&quot;;[.M181];&quot;', &quot;;[.N181];&quot;, &quot;;[.O181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Benard ', 'Ambre ', '1991-06-16', 'ambrebenard@teledisnet.be ', '06 44 92 09 89 ', null, '266 Impasse Canart ', 'null', 'null', 'Eabox', '336 518 243 7612', 'null', 2, 32151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Benard ', 'Ambre ', '1991-06-16', 'ambrebenard@teledisnet.be ', '06 44 92 09 89 ', null, '266 Impasse Canart ', 'null', 'null', 'Eabox', '336 518 243 7612', 'null', 2, 32151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batier </text:p>
          </table:table-cell>
          <table:table-cell office:value-type="string" calcext:value-type="string">
            <text:p>Maelys </text:p>
          </table:table-cell>
          <table:table-cell table:style-name="ce2" office:value-type="string" calcext:value-type="string">
            <text:p>1966-01-19</text:p>
          </table:table-cell>
          <table:table-cell office:value-type="string" calcext:value-type="string">
            <text:p>maelyssabatier@teledisnet.be </text:p>
          </table:table-cell>
          <table:table-cell office:value-type="string" calcext:value-type="string">
            <text:p>06 76 51 70 07 </text:p>
          </table:table-cell>
          <table:table-cell office:value-type="string" calcext:value-type="string">
            <text:p>04 71 41 13 7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8 Rue de Galliera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5874" calcext:value-type="float">
            <text:p>15874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82];&quot;', '&quot;;[.B182];&quot;', '&quot;;[.C182];&quot;', '&quot;;[.D182];&quot;', '&quot;;[.E182];&quot;', &quot;;[.G182];&quot;, '&quot;;[.H182];&quot;', '&quot;;[.I182];&quot;', '&quot;;[.J182];&quot;', '&quot;;[.K182];&quot;', '&quot;;[.L182];&quot;', '&quot;;[.M182];&quot;', &quot;;[.N182];&quot;, &quot;;[.O182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Sabatier ', 'Maelys ', '1966-01-19', 'maelyssabatier@teledisnet.be ', '06 76 51 70 07 ', null, '58 Rue de Galliera ', 'null', 'null', 'null', 'null', 'null', 2, 15874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Sabatier ', 'Maelys ', '1966-01-19', 'maelyssabatier@teledisnet.be ', '06 76 51 70 07 ', null, '58 Rue de Galliera ', 'null', 'null', 'null', 'null', 'null', 2, 15874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emaitre </text:p>
          </table:table-cell>
          <table:table-cell office:value-type="string" calcext:value-type="string">
            <text:p>Théo </text:p>
          </table:table-cell>
          <table:table-cell table:style-name="ce2" office:value-type="string" calcext:value-type="string">
            <text:p>1975-09-04</text:p>
          </table:table-cell>
          <table:table-cell office:value-type="string" calcext:value-type="string">
            <text:p>theolemaitre@teledisnet.be </text:p>
          </table:table-cell>
          <table:table-cell office:value-type="string" calcext:value-type="string">
            <text:p>06 84 41 65 24 </text:p>
          </table:table-cell>
          <table:table-cell office:value-type="string" calcext:value-type="string">
            <text:p>04 14 57 49 3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93 Passage Guilhem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28865" calcext:value-type="float">
            <text:p>28865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83];&quot;', '&quot;;[.B183];&quot;', '&quot;;[.C183];&quot;', '&quot;;[.D183];&quot;', '&quot;;[.E183];&quot;', &quot;;[.G183];&quot;, '&quot;;[.H183];&quot;', '&quot;;[.I183];&quot;', '&quot;;[.J183];&quot;', '&quot;;[.K183];&quot;', '&quot;;[.L183];&quot;', '&quot;;[.M183];&quot;', &quot;;[.N183];&quot;, &quot;;[.O183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Lemaitre ', 'Théo ', '1975-09-04', 'theolemaitre@teledisnet.be ', '06 84 41 65 24 ', null, '293 Passage Guilhem ', 'null', 'null', 'null', 'null', 'null', 2, 28865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Lemaitre ', 'Théo ', '1975-09-04', 'theolemaitre@teledisnet.be ', '06 84 41 65 24 ', null, '293 Passage Guilhem ', 'null', 'null', 'null', 'null', 'null', 2, 28865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ournier </text:p>
          </table:table-cell>
          <table:table-cell office:value-type="string" calcext:value-type="string">
            <text:p>Noë </text:p>
          </table:table-cell>
          <table:table-cell table:style-name="ce2" office:value-type="string" calcext:value-type="string">
            <text:p>1972-05-11</text:p>
          </table:table-cell>
          <table:table-cell office:value-type="string" calcext:value-type="string">
            <text:p>noefournier@teledisnet.be </text:p>
          </table:table-cell>
          <table:table-cell office:value-type="string" calcext:value-type="string">
            <text:p>06 57 11 98 30 </text:p>
          </table:table-cell>
          <table:table-cell office:value-type="string" calcext:value-type="string">
            <text:p>01 31 79 98 6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6 Rue Jacques-Mawas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0751" calcext:value-type="float">
            <text:p>20751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84];&quot;', '&quot;;[.B184];&quot;', '&quot;;[.C184];&quot;', '&quot;;[.D184];&quot;', '&quot;;[.E184];&quot;', &quot;;[.G184];&quot;, '&quot;;[.H184];&quot;', '&quot;;[.I184];&quot;', '&quot;;[.J184];&quot;', '&quot;;[.K184];&quot;', '&quot;;[.L184];&quot;', '&quot;;[.M184];&quot;', &quot;;[.N184];&quot;, &quot;;[.O184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Fournier ', 'Noë ', '1972-05-11', 'noefournier@teledisnet.be ', '06 57 11 98 30 ', null, '206 Rue Jacques-Mawas ', 'null', 'null', 'null', 'null', 'null', 1, 20751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Fournier ', 'Noë ', '1972-05-11', 'noefournier@teledisnet.be ', '06 57 11 98 30 ', null, '206 Rue Jacques-Mawas ', 'null', 'null', 'null', 'null', 'null', 1, 20751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ufour </text:p>
          </table:table-cell>
          <table:table-cell office:value-type="string" calcext:value-type="string">
            <text:p>Eva </text:p>
          </table:table-cell>
          <table:table-cell table:style-name="ce2" office:value-type="string" calcext:value-type="string">
            <text:p>1988-08-21</text:p>
          </table:table-cell>
          <table:table-cell office:value-type="string" calcext:value-type="string">
            <text:p>evadufour@cegetel.net </text:p>
          </table:table-cell>
          <table:table-cell office:value-type="string" calcext:value-type="string">
            <text:p>06 48 08 06 95 </text:p>
          </table:table-cell>
          <table:table-cell office:value-type="string" calcext:value-type="string">
            <text:p>03 60 82 61 3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71 Rue Halévy 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ealbridge</text:p>
          </table:table-cell>
          <table:table-cell office:value-type="string" calcext:value-type="string">
            <text:p>333 037 010 9111</text:p>
          </table:table-cell>
          <table:table-cell office:value-type="string" calcext:value-type="string">
            <text:p>Blin Julia</text:p>
          </table:table-cell>
          <table:table-cell office:value-type="float" office:value="1" calcext:value-type="float">
            <text:p>1</text:p>
          </table:table-cell>
          <table:table-cell office:value-type="float" office:value="33635" calcext:value-type="float">
            <text:p>33635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85];&quot;', '&quot;;[.B185];&quot;', '&quot;;[.C185];&quot;', '&quot;;[.D185];&quot;', '&quot;;[.E185];&quot;', &quot;;[.G185];&quot;, '&quot;;[.H185];&quot;', '&quot;;[.I185];&quot;', '&quot;;[.J185];&quot;', '&quot;;[.K185];&quot;', '&quot;;[.L185];&quot;', '&quot;;[.M185];&quot;', &quot;;[.N185];&quot;, &quot;;[.O185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Dufour ', 'Eva ', '1988-08-21', 'evadufour@cegetel.net ', '06 48 08 06 95 ', null, '171 Rue Halévy ', 'null', 'null', 'Realbridge', '333 037 010 9111', 'Blin Julia', 1, 33635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Dufour ', 'Eva ', '1988-08-21', 'evadufour@cegetel.net ', '06 48 08 06 95 ', null, '171 Rue Halévy ', 'null', 'null', 'Realbridge', '333 037 010 9111', 'Blin Julia', 1, 33635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lanchard </text:p>
          </table:table-cell>
          <table:table-cell office:value-type="string" calcext:value-type="string">
            <text:p>Arthur </text:p>
          </table:table-cell>
          <table:table-cell table:style-name="ce2" office:value-type="string" calcext:value-type="string">
            <text:p>1991-12-03</text:p>
          </table:table-cell>
          <table:table-cell office:value-type="string" calcext:value-type="string">
            <text:p>arthurblanchard@cegetel.net </text:p>
          </table:table-cell>
          <table:table-cell office:value-type="string" calcext:value-type="string">
            <text:p>06 85 38 18 18 </text:p>
          </table:table-cell>
          <table:table-cell office:value-type="string" calcext:value-type="string">
            <text:p>02 69 03 42 4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1 Rue des Iris 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aloo</text:p>
          </table:table-cell>
          <table:table-cell office:value-type="string" calcext:value-type="string">
            <text:p>744 481 402 4976</text:p>
          </table:table-cell>
          <table:table-cell office:value-type="string" calcext:value-type="string">
            <text:p>Duhamel Bruno</text:p>
          </table:table-cell>
          <table:table-cell office:value-type="float" office:value="3" calcext:value-type="float">
            <text:p>3</text:p>
          </table:table-cell>
          <table:table-cell office:value-type="float" office:value="717" calcext:value-type="float">
            <text:p>717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86];&quot;', '&quot;;[.B186];&quot;', '&quot;;[.C186];&quot;', '&quot;;[.D186];&quot;', '&quot;;[.E186];&quot;', &quot;;[.G186];&quot;, '&quot;;[.H186];&quot;', '&quot;;[.I186];&quot;', '&quot;;[.J186];&quot;', '&quot;;[.K186];&quot;', '&quot;;[.L186];&quot;', '&quot;;[.M186];&quot;', &quot;;[.N186];&quot;, &quot;;[.O186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Blanchard ', 'Arthur ', '1991-12-03', 'arthurblanchard@cegetel.net ', '06 85 38 18 18 ', null, '111 Rue des Iris ', 'null', 'null', 'Jaloo', '744 481 402 4976', 'Duhamel Bruno', 3, 717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Blanchard ', 'Arthur ', '1991-12-03', 'arthurblanchard@cegetel.net ', '06 85 38 18 18 ', null, '111 Rue des Iris ', 'null', 'null', 'Jaloo', '744 481 402 4976', 'Duhamel Bruno', 3, 717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naud </text:p>
          </table:table-cell>
          <table:table-cell office:value-type="string" calcext:value-type="string">
            <text:p>Victor </text:p>
          </table:table-cell>
          <table:table-cell table:style-name="ce2" office:value-type="string" calcext:value-type="string">
            <text:p>1959-08-20</text:p>
          </table:table-cell>
          <table:table-cell office:value-type="string" calcext:value-type="string">
            <text:p>victorrenaud@cegetel.net </text:p>
          </table:table-cell>
          <table:table-cell office:value-type="string" calcext:value-type="string">
            <text:p>06 89 15 87 42 </text:p>
          </table:table-cell>
          <table:table-cell office:value-type="string" calcext:value-type="string">
            <text:p>03 20 03 14 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55 Passage du Champ-à-Loup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629" calcext:value-type="float">
            <text:p>1629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87];&quot;', '&quot;;[.B187];&quot;', '&quot;;[.C187];&quot;', '&quot;;[.D187];&quot;', '&quot;;[.E187];&quot;', &quot;;[.G187];&quot;, '&quot;;[.H187];&quot;', '&quot;;[.I187];&quot;', '&quot;;[.J187];&quot;', '&quot;;[.K187];&quot;', '&quot;;[.L187];&quot;', '&quot;;[.M187];&quot;', &quot;;[.N187];&quot;, &quot;;[.O187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Renaud ', 'Victor ', '1959-08-20', 'victorrenaud@cegetel.net ', '06 89 15 87 42 ', null, '155 Passage du Champ-à-Loup ', 'null', 'null', 'null', 'null', 'null', 3, 1629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Renaud ', 'Victor ', '1959-08-20', 'victorrenaud@cegetel.net ', '06 89 15 87 42 ', null, '155 Passage du Champ-à-Loup ', 'null', 'null', 'null', 'null', 'null', 3, 1629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Jolivet </text:p>
          </table:table-cell>
          <table:table-cell office:value-type="string" calcext:value-type="string">
            <text:p>Esteban </text:p>
          </table:table-cell>
          <table:table-cell table:style-name="ce2" office:value-type="string" calcext:value-type="string">
            <text:p>1990-09-02</text:p>
          </table:table-cell>
          <table:table-cell office:value-type="string" calcext:value-type="string">
            <text:p>estebanjolivet@cegetel.net </text:p>
          </table:table-cell>
          <table:table-cell office:value-type="string" calcext:value-type="string">
            <text:p>06 83 92 59 83 </text:p>
          </table:table-cell>
          <table:table-cell office:value-type="string" calcext:value-type="string">
            <text:p>01 08 60 58 6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 Rue Édouard-Pailleron 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ba</text:p>
          </table:table-cell>
          <table:table-cell office:value-type="string" calcext:value-type="string">
            <text:p>828 710 384 3075</text:p>
          </table:table-cell>
          <table:table-cell office:value-type="string" calcext:value-type="string">
            <text:p>Valentin Candice</text:p>
          </table:table-cell>
          <table:table-cell office:value-type="float" office:value="3" calcext:value-type="float">
            <text:p>3</text:p>
          </table:table-cell>
          <table:table-cell office:value-type="float" office:value="3119" calcext:value-type="float">
            <text:p>3119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88];&quot;', '&quot;;[.B188];&quot;', '&quot;;[.C188];&quot;', '&quot;;[.D188];&quot;', '&quot;;[.E188];&quot;', &quot;;[.G188];&quot;, '&quot;;[.H188];&quot;', '&quot;;[.I188];&quot;', '&quot;;[.J188];&quot;', '&quot;;[.K188];&quot;', '&quot;;[.L188];&quot;', '&quot;;[.M188];&quot;', &quot;;[.N188];&quot;, &quot;;[.O188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Jolivet ', 'Esteban ', '1990-09-02', 'estebanjolivet@cegetel.net ', '06 83 92 59 83 ', null, '4 Rue Édouard-Pailleron ', 'null', 'null', 'Oba', '828 710 384 3075', 'Valentin Candice', 3, 3119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Jolivet ', 'Esteban ', '1990-09-02', 'estebanjolivet@cegetel.net ', '06 83 92 59 83 ', null, '4 Rue Édouard-Pailleron ', 'null', 'null', 'Oba', '828 710 384 3075', 'Valentin Candice', 3, 3119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e guen </text:p>
          </table:table-cell>
          <table:table-cell office:value-type="string" calcext:value-type="string">
            <text:p>Clément </text:p>
          </table:table-cell>
          <table:table-cell table:style-name="ce2" office:value-type="string" calcext:value-type="string">
            <text:p>1972-04-12</text:p>
          </table:table-cell>
          <table:table-cell office:value-type="string" calcext:value-type="string">
            <text:p>clementle.guen@cegetel.net </text:p>
          </table:table-cell>
          <table:table-cell office:value-type="string" calcext:value-type="string">
            <text:p>06 50 39 09 55 </text:p>
          </table:table-cell>
          <table:table-cell office:value-type="string" calcext:value-type="string">
            <text:p>01 22 55 94 05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37 Rue du Départ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3418" calcext:value-type="float">
            <text:p>13418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89];&quot;', '&quot;;[.B189];&quot;', '&quot;;[.C189];&quot;', '&quot;;[.D189];&quot;', '&quot;;[.E189];&quot;', &quot;;[.G189];&quot;, '&quot;;[.H189];&quot;', '&quot;;[.I189];&quot;', '&quot;;[.J189];&quot;', '&quot;;[.K189];&quot;', '&quot;;[.L189];&quot;', '&quot;;[.M189];&quot;', &quot;;[.N189];&quot;, &quot;;[.O189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Le guen ', 'Clément ', '1972-04-12', 'clementle.guen@cegetel.net ', '06 50 39 09 55 ', 1.09, '37 Rue du Départ ', 'null', 'null', 'null', 'null', 'null', 2, 13418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Le guen ', 'Clément ', '1972-04-12', 'clementle.guen@cegetel.net ', '06 50 39 09 55 ', 1.09, '37 Rue du Départ ', 'null', 'null', 'null', 'null', 'null', 2, 13418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lament </text:p>
          </table:table-cell>
          <table:table-cell office:value-type="string" calcext:value-type="string">
            <text:p>Françoise </text:p>
          </table:table-cell>
          <table:table-cell table:style-name="ce2" office:value-type="string" calcext:value-type="string">
            <text:p>1962-05-09</text:p>
          </table:table-cell>
          <table:table-cell office:value-type="string" calcext:value-type="string">
            <text:p>francoiseflament@cegetel.net </text:p>
          </table:table-cell>
          <table:table-cell office:value-type="string" calcext:value-type="string">
            <text:p>06 78 37 51 57 </text:p>
          </table:table-cell>
          <table:table-cell office:value-type="string" calcext:value-type="string">
            <text:p>05 77 31 34 7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52 Passage Dareau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28745" calcext:value-type="float">
            <text:p>28745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90];&quot;', '&quot;;[.B190];&quot;', '&quot;;[.C190];&quot;', '&quot;;[.D190];&quot;', '&quot;;[.E190];&quot;', &quot;;[.G190];&quot;, '&quot;;[.H190];&quot;', '&quot;;[.I190];&quot;', '&quot;;[.J190];&quot;', '&quot;;[.K190];&quot;', '&quot;;[.L190];&quot;', '&quot;;[.M190];&quot;', &quot;;[.N190];&quot;, &quot;;[.O190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Flament ', 'Françoise ', '1962-05-09', 'francoiseflament@cegetel.net ', '06 78 37 51 57 ', null, '252 Passage Dareau ', 'null', 'null', 'null', 'null', 'null', 3, 28745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Flament ', 'Françoise ', '1962-05-09', 'francoiseflament@cegetel.net ', '06 78 37 51 57 ', null, '252 Passage Dareau ', 'null', 'null', 'null', 'null', 'null', 3, 28745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egendre </text:p>
          </table:table-cell>
          <table:table-cell office:value-type="string" calcext:value-type="string">
            <text:p>Élise </text:p>
          </table:table-cell>
          <table:table-cell table:style-name="ce2" office:value-type="string" calcext:value-type="string">
            <text:p>1975-01-07</text:p>
          </table:table-cell>
          <table:table-cell office:value-type="string" calcext:value-type="string">
            <text:p>eliselegendre@cegetel.net </text:p>
          </table:table-cell>
          <table:table-cell office:value-type="string" calcext:value-type="string">
            <text:p>06 80 27 65 76 </text:p>
          </table:table-cell>
          <table:table-cell office:value-type="string" calcext:value-type="string">
            <text:p>01 10 46 01 9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99 Avenue Caffieri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5685" calcext:value-type="float">
            <text:p>15685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91];&quot;', '&quot;;[.B191];&quot;', '&quot;;[.C191];&quot;', '&quot;;[.D191];&quot;', '&quot;;[.E191];&quot;', &quot;;[.G191];&quot;, '&quot;;[.H191];&quot;', '&quot;;[.I191];&quot;', '&quot;;[.J191];&quot;', '&quot;;[.K191];&quot;', '&quot;;[.L191];&quot;', '&quot;;[.M191];&quot;', &quot;;[.N191];&quot;, &quot;;[.O191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Legendre ', 'Élise ', '1975-01-07', 'eliselegendre@cegetel.net ', '06 80 27 65 76 ', null, '299 Avenue Caffieri ', 'null', 'null', 'null', 'null', 'null', 2, 15685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Legendre ', 'Élise ', '1975-01-07', 'eliselegendre@cegetel.net ', '06 80 27 65 76 ', null, '299 Avenue Caffieri ', 'null', 'null', 'null', 'null', 'null', 2, 15685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ris </text:p>
          </table:table-cell>
          <table:table-cell office:value-type="string" calcext:value-type="string">
            <text:p>Katell </text:p>
          </table:table-cell>
          <table:table-cell table:style-name="ce2" office:value-type="string" calcext:value-type="string">
            <text:p>1977-09-16</text:p>
          </table:table-cell>
          <table:table-cell office:value-type="string" calcext:value-type="string">
            <text:p>katellparis@cegetel.net </text:p>
          </table:table-cell>
          <table:table-cell office:value-type="string" calcext:value-type="string">
            <text:p>06 46 78 25 09 </text:p>
          </table:table-cell>
          <table:table-cell office:value-type="string" calcext:value-type="string">
            <text:p>05 70 20 63 7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74 Villa Castel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3442" calcext:value-type="float">
            <text:p>13442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92];&quot;', '&quot;;[.B192];&quot;', '&quot;;[.C192];&quot;', '&quot;;[.D192];&quot;', '&quot;;[.E192];&quot;', &quot;;[.G192];&quot;, '&quot;;[.H192];&quot;', '&quot;;[.I192];&quot;', '&quot;;[.J192];&quot;', '&quot;;[.K192];&quot;', '&quot;;[.L192];&quot;', '&quot;;[.M192];&quot;', &quot;;[.N192];&quot;, &quot;;[.O192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Paris ', 'Katell ', '1977-09-16', 'katellparis@cegetel.net ', '06 46 78 25 09 ', null, '274 Villa Castel ', 'null', 'null', 'null', 'null', 'null', 3, 13442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Paris ', 'Katell ', '1977-09-16', 'katellparis@cegetel.net ', '06 46 78 25 09 ', null, '274 Villa Castel ', 'null', 'null', 'null', 'null', 'null', 3, 13442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arre </text:p>
          </table:table-cell>
          <table:table-cell office:value-type="string" calcext:value-type="string">
            <text:p>Solene </text:p>
          </table:table-cell>
          <table:table-cell table:style-name="ce2" office:value-type="string" calcext:value-type="string">
            <text:p>1962-11-01</text:p>
          </table:table-cell>
          <table:table-cell office:value-type="string" calcext:value-type="string">
            <text:p>solenecarre@cegetel.net </text:p>
          </table:table-cell>
          <table:table-cell office:value-type="string" calcext:value-type="string">
            <text:p>06 90 89 27 52 </text:p>
          </table:table-cell>
          <table:table-cell office:value-type="string" calcext:value-type="string">
            <text:p>05 82 89 10 3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00 Rue Firmin-Gillot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5293" calcext:value-type="float">
            <text:p>5293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93];&quot;', '&quot;;[.B193];&quot;', '&quot;;[.C193];&quot;', '&quot;;[.D193];&quot;', '&quot;;[.E193];&quot;', &quot;;[.G193];&quot;, '&quot;;[.H193];&quot;', '&quot;;[.I193];&quot;', '&quot;;[.J193];&quot;', '&quot;;[.K193];&quot;', '&quot;;[.L193];&quot;', '&quot;;[.M193];&quot;', &quot;;[.N193];&quot;, &quot;;[.O193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Carre ', 'Solene ', '1962-11-01', 'solenecarre@cegetel.net ', '06 90 89 27 52 ', null, '300 Rue Firmin-Gillot ', 'null', 'null', 'null', 'null', 'null', 2, 5293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Carre ', 'Solene ', '1962-11-01', 'solenecarre@cegetel.net ', '06 90 89 27 52 ', null, '300 Rue Firmin-Gillot ', 'null', 'null', 'null', 'null', 'null', 2, 5293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otier </text:p>
          </table:table-cell>
          <table:table-cell office:value-type="string" calcext:value-type="string">
            <text:p>Robin </text:p>
          </table:table-cell>
          <table:table-cell table:style-name="ce2" office:value-type="string" calcext:value-type="string">
            <text:p>1998-09-25</text:p>
          </table:table-cell>
          <table:table-cell office:value-type="string" calcext:value-type="string">
            <text:p>robinpotier@cegetel.net </text:p>
          </table:table-cell>
          <table:table-cell office:value-type="string" calcext:value-type="string">
            <text:p>06 37 47 26 65 </text:p>
          </table:table-cell>
          <table:table-cell office:value-type="string" calcext:value-type="string">
            <text:p>01 64 21 14 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4 Rue de Guébriant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27278" calcext:value-type="float">
            <text:p>27278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94];&quot;', '&quot;;[.B194];&quot;', '&quot;;[.C194];&quot;', '&quot;;[.D194];&quot;', '&quot;;[.E194];&quot;', &quot;;[.G194];&quot;, '&quot;;[.H194];&quot;', '&quot;;[.I194];&quot;', '&quot;;[.J194];&quot;', '&quot;;[.K194];&quot;', '&quot;;[.L194];&quot;', '&quot;;[.M194];&quot;', &quot;;[.N194];&quot;, &quot;;[.O194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Potier ', 'Robin ', '1998-09-25', 'robinpotier@cegetel.net ', '06 37 47 26 65 ', null, '64 Rue de Guébriant ', 'null', 'null', 'null', 'null', 'null', 2, 27278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Potier ', 'Robin ', '1998-09-25', 'robinpotier@cegetel.net ', '06 37 47 26 65 ', null, '64 Rue de Guébriant ', 'null', 'null', 'null', 'null', 'null', 2, 27278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amus </text:p>
          </table:table-cell>
          <table:table-cell office:value-type="string" calcext:value-type="string">
            <text:p>Paul </text:p>
          </table:table-cell>
          <table:table-cell table:style-name="ce2" office:value-type="string" calcext:value-type="string">
            <text:p>1975-01-11</text:p>
          </table:table-cell>
          <table:table-cell office:value-type="string" calcext:value-type="string">
            <text:p>paulcamus@cegetel.net </text:p>
          </table:table-cell>
          <table:table-cell office:value-type="string" calcext:value-type="string">
            <text:p>06 89 19 39 19 </text:p>
          </table:table-cell>
          <table:table-cell office:value-type="string" calcext:value-type="string">
            <text:p>05 76 72 75 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58 Rue de Dunkerque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28290" calcext:value-type="float">
            <text:p>28290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95];&quot;', '&quot;;[.B195];&quot;', '&quot;;[.C195];&quot;', '&quot;;[.D195];&quot;', '&quot;;[.E195];&quot;', &quot;;[.G195];&quot;, '&quot;;[.H195];&quot;', '&quot;;[.I195];&quot;', '&quot;;[.J195];&quot;', '&quot;;[.K195];&quot;', '&quot;;[.L195];&quot;', '&quot;;[.M195];&quot;', &quot;;[.N195];&quot;, &quot;;[.O195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Camus ', 'Paul ', '1975-01-11', 'paulcamus@cegetel.net ', '06 89 19 39 19 ', null, '258 Rue de Dunkerque ', 'null', 'null', 'null', 'null', 'null', 3, 28290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Camus ', 'Paul ', '1975-01-11', 'paulcamus@cegetel.net ', '06 89 19 39 19 ', null, '258 Rue de Dunkerque ', 'null', 'null', 'null', 'null', 'null', 3, 28290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ournier </text:p>
          </table:table-cell>
          <table:table-cell office:value-type="string" calcext:value-type="string">
            <text:p>Célia </text:p>
          </table:table-cell>
          <table:table-cell table:style-name="ce2" office:value-type="string" calcext:value-type="string">
            <text:p>1993-04-05</text:p>
          </table:table-cell>
          <table:table-cell office:value-type="string" calcext:value-type="string">
            <text:p>celiafournier@cegetel.net </text:p>
          </table:table-cell>
          <table:table-cell office:value-type="string" calcext:value-type="string">
            <text:p>06 62 89 95 32 </text:p>
          </table:table-cell>
          <table:table-cell office:value-type="string" calcext:value-type="string">
            <text:p>04 49 61 63 7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4 Impasse des Deux-Anges 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yworks</text:p>
          </table:table-cell>
          <table:table-cell office:value-type="string" calcext:value-type="string">
            <text:p>863 025 707 03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4022" calcext:value-type="float">
            <text:p>24022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96];&quot;', '&quot;;[.B196];&quot;', '&quot;;[.C196];&quot;', '&quot;;[.D196];&quot;', '&quot;;[.E196];&quot;', &quot;;[.G196];&quot;, '&quot;;[.H196];&quot;', '&quot;;[.I196];&quot;', '&quot;;[.J196];&quot;', '&quot;;[.K196];&quot;', '&quot;;[.L196];&quot;', '&quot;;[.M196];&quot;', &quot;;[.N196];&quot;, &quot;;[.O196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Fournier ', 'Célia ', '1993-04-05', 'celiafournier@cegetel.net ', '06 62 89 95 32 ', null, '84 Impasse des Deux-Anges ', 'null', 'null', 'Myworks', '863 025 707 0367', 'null', 1, 24022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Fournier ', 'Célia ', '1993-04-05', 'celiafournier@cegetel.net ', '06 62 89 95 32 ', null, '84 Impasse des Deux-Anges ', 'null', 'null', 'Myworks', '863 025 707 0367', 'null', 1, 24022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nnin </text:p>
          </table:table-cell>
          <table:table-cell office:value-type="string" calcext:value-type="string">
            <text:p>Cloé </text:p>
          </table:table-cell>
          <table:table-cell table:style-name="ce2" office:value-type="string" calcext:value-type="string">
            <text:p>1986-05-19</text:p>
          </table:table-cell>
          <table:table-cell office:value-type="string" calcext:value-type="string">
            <text:p>cloebonnin@cegetel.net </text:p>
          </table:table-cell>
          <table:table-cell office:value-type="string" calcext:value-type="string">
            <text:p>06 94 20 05 96 </text:p>
          </table:table-cell>
          <table:table-cell office:value-type="string" calcext:value-type="string">
            <text:p>04 04 89 67 4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87 Rue Bassompierre 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oonte</text:p>
          </table:table-cell>
          <table:table-cell office:value-type="string" calcext:value-type="string">
            <text:p>671 898 473 7076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33877" calcext:value-type="float">
            <text:p>33877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97];&quot;', '&quot;;[.B197];&quot;', '&quot;;[.C197];&quot;', '&quot;;[.D197];&quot;', '&quot;;[.E197];&quot;', &quot;;[.G197];&quot;, '&quot;;[.H197];&quot;', '&quot;;[.I197];&quot;', '&quot;;[.J197];&quot;', '&quot;;[.K197];&quot;', '&quot;;[.L197];&quot;', '&quot;;[.M197];&quot;', &quot;;[.N197];&quot;, &quot;;[.O197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Bonnin ', 'Cloé ', '1986-05-19', 'cloebonnin@cegetel.net ', '06 94 20 05 96 ', null, '287 Rue Bassompierre ', 'null', 'null', 'Voonte', '671 898 473 7076', 'null', 1, 33877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Bonnin ', 'Cloé ', '1986-05-19', 'cloebonnin@cegetel.net ', '06 94 20 05 96 ', null, '287 Rue Bassompierre ', 'null', 'null', 'Voonte', '671 898 473 7076', 'null', 1, 33877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enoist </text:p>
          </table:table-cell>
          <table:table-cell office:value-type="string" calcext:value-type="string">
            <text:p>Carla </text:p>
          </table:table-cell>
          <table:table-cell table:style-name="ce2" office:value-type="string" calcext:value-type="string">
            <text:p>1950-10-18</text:p>
          </table:table-cell>
          <table:table-cell office:value-type="string" calcext:value-type="string">
            <text:p>carlabenoist@cegetel.net </text:p>
          </table:table-cell>
          <table:table-cell office:value-type="string" calcext:value-type="string">
            <text:p>06 78 64 22 12 </text:p>
          </table:table-cell>
          <table:table-cell office:value-type="string" calcext:value-type="string">
            <text:p>01 42 27 55 6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72 Rue de Dijon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4673" calcext:value-type="float">
            <text:p>14673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98];&quot;', '&quot;;[.B198];&quot;', '&quot;;[.C198];&quot;', '&quot;;[.D198];&quot;', '&quot;;[.E198];&quot;', &quot;;[.G198];&quot;, '&quot;;[.H198];&quot;', '&quot;;[.I198];&quot;', '&quot;;[.J198];&quot;', '&quot;;[.K198];&quot;', '&quot;;[.L198];&quot;', '&quot;;[.M198];&quot;', &quot;;[.N198];&quot;, &quot;;[.O198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Benoist ', 'Carla ', '1950-10-18', 'carlabenoist@cegetel.net ', '06 78 64 22 12 ', null, '272 Rue de Dijon ', 'null', 'null', 'null', 'null', 'null', 3, 14673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Benoist ', 'Carla ', '1950-10-18', 'carlabenoist@cegetel.net ', '06 78 64 22 12 ', null, '272 Rue de Dijon ', 'null', 'null', 'null', 'null', 'null', 3, 14673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runel </text:p>
          </table:table-cell>
          <table:table-cell office:value-type="string" calcext:value-type="string">
            <text:p>Fanny </text:p>
          </table:table-cell>
          <table:table-cell table:style-name="ce2" office:value-type="string" calcext:value-type="string">
            <text:p>1970-04-03</text:p>
          </table:table-cell>
          <table:table-cell office:value-type="string" calcext:value-type="string">
            <text:p>fannybrunel@cegetel.net </text:p>
          </table:table-cell>
          <table:table-cell office:value-type="string" calcext:value-type="string">
            <text:p>06 77 95 35 67 </text:p>
          </table:table-cell>
          <table:table-cell office:value-type="string" calcext:value-type="string">
            <text:p>04 19 00 10 3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4 Rue Erik-Satie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3332" calcext:value-type="float">
            <text:p>13332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199];&quot;', '&quot;;[.B199];&quot;', '&quot;;[.C199];&quot;', '&quot;;[.D199];&quot;', '&quot;;[.E199];&quot;', &quot;;[.G199];&quot;, '&quot;;[.H199];&quot;', '&quot;;[.I199];&quot;', '&quot;;[.J199];&quot;', '&quot;;[.K199];&quot;', '&quot;;[.L199];&quot;', '&quot;;[.M199];&quot;', &quot;;[.N199];&quot;, &quot;;[.O199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Brunel ', 'Fanny ', '1970-04-03', 'fannybrunel@cegetel.net ', '06 77 95 35 67 ', null, '64 Rue Erik-Satie ', 'null', 'null', 'null', 'null', 'null', 2, 13332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Brunel ', 'Fanny ', '1970-04-03', 'fannybrunel@cegetel.net ', '06 77 95 35 67 ', null, '64 Rue Erik-Satie ', 'null', 'null', 'null', 'null', 'null', 2, 13332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riand </text:p>
          </table:table-cell>
          <table:table-cell office:value-type="string" calcext:value-type="string">
            <text:p>Félix </text:p>
          </table:table-cell>
          <table:table-cell table:style-name="ce2" office:value-type="string" calcext:value-type="string">
            <text:p>1956-12-25</text:p>
          </table:table-cell>
          <table:table-cell office:value-type="string" calcext:value-type="string">
            <text:p>felixbriand@cegetel.net </text:p>
          </table:table-cell>
          <table:table-cell office:value-type="string" calcext:value-type="string">
            <text:p>06 11 44 38 62 </text:p>
          </table:table-cell>
          <table:table-cell office:value-type="string" calcext:value-type="string">
            <text:p>05 38 54 29 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 Passage Dubois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8695" calcext:value-type="float">
            <text:p>8695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00];&quot;', '&quot;;[.B200];&quot;', '&quot;;[.C200];&quot;', '&quot;;[.D200];&quot;', '&quot;;[.E200];&quot;', &quot;;[.G200];&quot;, '&quot;;[.H200];&quot;', '&quot;;[.I200];&quot;', '&quot;;[.J200];&quot;', '&quot;;[.K200];&quot;', '&quot;;[.L200];&quot;', '&quot;;[.M200];&quot;', &quot;;[.N200];&quot;, &quot;;[.O200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Briand ', 'Félix ', '1956-12-25', 'felixbriand@cegetel.net ', '06 11 44 38 62 ', null, '4 Passage Dubois ', 'null', 'null', 'null', 'null', 'null', 3, 8695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Briand ', 'Félix ', '1956-12-25', 'felixbriand@cegetel.net ', '06 11 44 38 62 ', null, '4 Passage Dubois ', 'null', 'null', 'null', 'null', 'null', 3, 8695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lbert </text:p>
          </table:table-cell>
          <table:table-cell office:value-type="string" calcext:value-type="string">
            <text:p>Thibault </text:p>
          </table:table-cell>
          <table:table-cell table:style-name="ce2" office:value-type="string" calcext:value-type="string">
            <text:p>1977-04-10</text:p>
          </table:table-cell>
          <table:table-cell office:value-type="string" calcext:value-type="string">
            <text:p>thibaultalbert@orange.fr </text:p>
          </table:table-cell>
          <table:table-cell office:value-type="string" calcext:value-type="string">
            <text:p>06 76 31 29 30 </text:p>
          </table:table-cell>
          <table:table-cell office:value-type="string" calcext:value-type="string">
            <text:p>03 66 11 71 4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8 Rue des Dardanelles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6316" calcext:value-type="float">
            <text:p>16316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01];&quot;', '&quot;;[.B201];&quot;', '&quot;;[.C201];&quot;', '&quot;;[.D201];&quot;', '&quot;;[.E201];&quot;', &quot;;[.G201];&quot;, '&quot;;[.H201];&quot;', '&quot;;[.I201];&quot;', '&quot;;[.J201];&quot;', '&quot;;[.K201];&quot;', '&quot;;[.L201];&quot;', '&quot;;[.M201];&quot;', &quot;;[.N201];&quot;, &quot;;[.O201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Albert ', 'Thibault ', '1977-04-10', 'thibaultalbert@orange.fr ', '06 76 31 29 30 ', null, '168 Rue des Dardanelles ', 'null', 'null', 'null', 'null', 'null', 3, 16316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Albert ', 'Thibault ', '1977-04-10', 'thibaultalbert@orange.fr ', '06 76 31 29 30 ', null, '168 Rue des Dardanelles ', 'null', 'null', 'null', 'null', 'null', 3, 16316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arrier </text:p>
          </table:table-cell>
          <table:table-cell office:value-type="string" calcext:value-type="string">
            <text:p>Eva </text:p>
          </table:table-cell>
          <table:table-cell table:style-name="ce2" office:value-type="string" calcext:value-type="string">
            <text:p>1991-04-04</text:p>
          </table:table-cell>
          <table:table-cell office:value-type="string" calcext:value-type="string">
            <text:p>evacharrier@orange.fr </text:p>
          </table:table-cell>
          <table:table-cell office:value-type="string" calcext:value-type="string">
            <text:p>06 69 70 87 70 </text:p>
          </table:table-cell>
          <table:table-cell office:value-type="string" calcext:value-type="string">
            <text:p>03 47 21 75 2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62 Rue Émile-Richard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3406" calcext:value-type="float">
            <text:p>3406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02];&quot;', '&quot;;[.B202];&quot;', '&quot;;[.C202];&quot;', '&quot;;[.D202];&quot;', '&quot;;[.E202];&quot;', &quot;;[.G202];&quot;, '&quot;;[.H202];&quot;', '&quot;;[.I202];&quot;', '&quot;;[.J202];&quot;', '&quot;;[.K202];&quot;', '&quot;;[.L202];&quot;', '&quot;;[.M202];&quot;', &quot;;[.N202];&quot;, &quot;;[.O202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Charrier ', 'Eva ', '1991-04-04', 'evacharrier@orange.fr ', '06 69 70 87 70 ', null, '262 Rue Émile-Richard ', 'null', 'null', 'null', 'null', 'null', 2, 3406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Charrier ', 'Eva ', '1991-04-04', 'evacharrier@orange.fr ', '06 69 70 87 70 ', null, '262 Rue Émile-Richard ', 'null', 'null', 'null', 'null', 'null', 2, 3406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taille </text:p>
          </table:table-cell>
          <table:table-cell office:value-type="string" calcext:value-type="string">
            <text:p>Timéo </text:p>
          </table:table-cell>
          <table:table-cell table:style-name="ce2" office:value-type="string" calcext:value-type="string">
            <text:p>1951-07-15</text:p>
          </table:table-cell>
          <table:table-cell office:value-type="string" calcext:value-type="string">
            <text:p>timeobataille@orange.fr </text:p>
          </table:table-cell>
          <table:table-cell office:value-type="string" calcext:value-type="string">
            <text:p>06 61 14 10 20 </text:p>
          </table:table-cell>
          <table:table-cell office:value-type="string" calcext:value-type="string">
            <text:p>04 93 14 37 6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98 Avenue Émile-et-Armand-Massar 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rainlounge</text:p>
          </table:table-cell>
          <table:table-cell office:value-type="string" calcext:value-type="string">
            <text:p>734 754 265 3851</text:p>
          </table:table-cell>
          <table:table-cell office:value-type="string" calcext:value-type="string">
            <text:p>Castel Robin</text:p>
          </table:table-cell>
          <table:table-cell office:value-type="float" office:value="2" calcext:value-type="float">
            <text:p>2</text:p>
          </table:table-cell>
          <table:table-cell office:value-type="float" office:value="21212" calcext:value-type="float">
            <text:p>21212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03];&quot;', '&quot;;[.B203];&quot;', '&quot;;[.C203];&quot;', '&quot;;[.D203];&quot;', '&quot;;[.E203];&quot;', &quot;;[.G203];&quot;, '&quot;;[.H203];&quot;', '&quot;;[.I203];&quot;', '&quot;;[.J203];&quot;', '&quot;;[.K203];&quot;', '&quot;;[.L203];&quot;', '&quot;;[.M203];&quot;', &quot;;[.N203];&quot;, &quot;;[.O203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Bataille ', 'Timéo ', '1951-07-15', 'timeobataille@orange.fr ', '06 61 14 10 20 ', null, '198 Avenue Émile-et-Armand-Massar ', 'null', 'null', 'Brainlounge', '734 754 265 3851', 'Castel Robin', 2, 21212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Bataille ', 'Timéo ', '1951-07-15', 'timeobataille@orange.fr ', '06 61 14 10 20 ', null, '198 Avenue Émile-et-Armand-Massar ', 'null', 'null', 'Brainlounge', '734 754 265 3851', 'Castel Robin', 2, 21212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Jung </text:p>
          </table:table-cell>
          <table:table-cell office:value-type="string" calcext:value-type="string">
            <text:p>Adrian </text:p>
          </table:table-cell>
          <table:table-cell table:style-name="ce2" office:value-type="string" calcext:value-type="string">
            <text:p>1997-01-02</text:p>
          </table:table-cell>
          <table:table-cell office:value-type="string" calcext:value-type="string">
            <text:p>adrianjung@orange.fr </text:p>
          </table:table-cell>
          <table:table-cell office:value-type="string" calcext:value-type="string">
            <text:p>06 85 99 01 16 </text:p>
          </table:table-cell>
          <table:table-cell office:value-type="string" calcext:value-type="string">
            <text:p>04 00 15 03 8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5 Rue Émile-Levassor 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nyx</text:p>
          </table:table-cell>
          <table:table-cell office:value-type="string" calcext:value-type="string">
            <text:p>844 716 508 7535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32575" calcext:value-type="float">
            <text:p>32575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04];&quot;', '&quot;;[.B204];&quot;', '&quot;;[.C204];&quot;', '&quot;;[.D204];&quot;', '&quot;;[.E204];&quot;', &quot;;[.G204];&quot;, '&quot;;[.H204];&quot;', '&quot;;[.I204];&quot;', '&quot;;[.J204];&quot;', '&quot;;[.K204];&quot;', '&quot;;[.L204];&quot;', '&quot;;[.M204];&quot;', &quot;;[.N204];&quot;, &quot;;[.O204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Jung ', 'Adrian ', '1997-01-02', 'adrianjung@orange.fr ', '06 85 99 01 16 ', null, '55 Rue Émile-Levassor ', 'null', 'null', 'Minyx', '844 716 508 7535', 'null', 2, 32575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Jung ', 'Adrian ', '1997-01-02', 'adrianjung@orange.fr ', '06 85 99 01 16 ', null, '55 Rue Émile-Levassor ', 'null', 'null', 'Minyx', '844 716 508 7535', 'null', 2, 32575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oux </text:p>
          </table:table-cell>
          <table:table-cell office:value-type="string" calcext:value-type="string">
            <text:p>Alexandra </text:p>
          </table:table-cell>
          <table:table-cell table:style-name="ce2" office:value-type="string" calcext:value-type="string">
            <text:p>1991-01-19</text:p>
          </table:table-cell>
          <table:table-cell office:value-type="string" calcext:value-type="string">
            <text:p>alexandraroux@orange.fr </text:p>
          </table:table-cell>
          <table:table-cell office:value-type="string" calcext:value-type="string">
            <text:p>06 13 99 20 67 </text:p>
          </table:table-cell>
          <table:table-cell office:value-type="string" calcext:value-type="string">
            <text:p>02 98 66 27 7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00 Rue Geoffroy-Marie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33866" calcext:value-type="float">
            <text:p>33866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05];&quot;', '&quot;;[.B205];&quot;', '&quot;;[.C205];&quot;', '&quot;;[.D205];&quot;', '&quot;;[.E205];&quot;', &quot;;[.G205];&quot;, '&quot;;[.H205];&quot;', '&quot;;[.I205];&quot;', '&quot;;[.J205];&quot;', '&quot;;[.K205];&quot;', '&quot;;[.L205];&quot;', '&quot;;[.M205];&quot;', &quot;;[.N205];&quot;, &quot;;[.O205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Roux ', 'Alexandra ', '1991-01-19', 'alexandraroux@orange.fr ', '06 13 99 20 67 ', null, '300 Rue Geoffroy-Marie ', 'null', 'null', 'null', 'null', 'null', 1, 33866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Roux ', 'Alexandra ', '1991-01-19', 'alexandraroux@orange.fr ', '06 13 99 20 67 ', null, '300 Rue Geoffroy-Marie ', 'null', 'null', 'null', 'null', 'null', 1, 33866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eclercq </text:p>
          </table:table-cell>
          <table:table-cell office:value-type="string" calcext:value-type="string">
            <text:p>Gaspard </text:p>
          </table:table-cell>
          <table:table-cell table:style-name="ce2" office:value-type="string" calcext:value-type="string">
            <text:p>1951-12-22</text:p>
          </table:table-cell>
          <table:table-cell office:value-type="string" calcext:value-type="string">
            <text:p>gaspardleclercq@orange.fr </text:p>
          </table:table-cell>
          <table:table-cell office:value-type="string" calcext:value-type="string">
            <text:p>06 13 08 50 01 </text:p>
          </table:table-cell>
          <table:table-cell office:value-type="string" calcext:value-type="string">
            <text:p>03 50 68 89 7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33 Avenue Gambetta 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Youbridge</text:p>
          </table:table-cell>
          <table:table-cell office:value-type="string" calcext:value-type="string">
            <text:p>050 598 620 1704</text:p>
          </table:table-cell>
          <table:table-cell office:value-type="string" calcext:value-type="string">
            <text:p>Dubreuil Lola</text:p>
          </table:table-cell>
          <table:table-cell office:value-type="float" office:value="1" calcext:value-type="float">
            <text:p>1</text:p>
          </table:table-cell>
          <table:table-cell office:value-type="float" office:value="21769" calcext:value-type="float">
            <text:p>21769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06];&quot;', '&quot;;[.B206];&quot;', '&quot;;[.C206];&quot;', '&quot;;[.D206];&quot;', '&quot;;[.E206];&quot;', &quot;;[.G206];&quot;, '&quot;;[.H206];&quot;', '&quot;;[.I206];&quot;', '&quot;;[.J206];&quot;', '&quot;;[.K206];&quot;', '&quot;;[.L206];&quot;', '&quot;;[.M206];&quot;', &quot;;[.N206];&quot;, &quot;;[.O206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Leclercq ', 'Gaspard ', '1951-12-22', 'gaspardleclercq@orange.fr ', '06 13 08 50 01 ', null, '233 Avenue Gambetta ', 'null', 'null', 'Youbridge', '050 598 620 1704', 'Dubreuil Lola', 1, 21769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Leclercq ', 'Gaspard ', '1951-12-22', 'gaspardleclercq@orange.fr ', '06 13 08 50 01 ', null, '233 Avenue Gambetta ', 'null', 'null', 'Youbridge', '050 598 620 1704', 'Dubreuil Lola', 1, 21769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guin </text:p>
          </table:table-cell>
          <table:table-cell office:value-type="string" calcext:value-type="string">
            <text:p>Maxime </text:p>
          </table:table-cell>
          <table:table-cell table:style-name="ce2" office:value-type="string" calcext:value-type="string">
            <text:p>1972-05-28</text:p>
          </table:table-cell>
          <table:table-cell office:value-type="string" calcext:value-type="string">
            <text:p>maximeseguin@orange.fr </text:p>
          </table:table-cell>
          <table:table-cell office:value-type="string" calcext:value-type="string">
            <text:p>06 92 75 99 26 </text:p>
          </table:table-cell>
          <table:table-cell office:value-type="string" calcext:value-type="string">
            <text:p>04 73 37 34 5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95 Avenue du Docteur-Lannelongue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086" calcext:value-type="float">
            <text:p>13086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07];&quot;', '&quot;;[.B207];&quot;', '&quot;;[.C207];&quot;', '&quot;;[.D207];&quot;', '&quot;;[.E207];&quot;', &quot;;[.G207];&quot;, '&quot;;[.H207];&quot;', '&quot;;[.I207];&quot;', '&quot;;[.J207];&quot;', '&quot;;[.K207];&quot;', '&quot;;[.L207];&quot;', '&quot;;[.M207];&quot;', &quot;;[.N207];&quot;, &quot;;[.O207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Seguin ', 'Maxime ', '1972-05-28', 'maximeseguin@orange.fr ', '06 92 75 99 26 ', null, '295 Avenue du Docteur-Lannelongue ', 'null', 'null', 'null', 'null', 'null', 1, 13086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Seguin ', 'Maxime ', '1972-05-28', 'maximeseguin@orange.fr ', '06 92 75 99 26 ', null, '295 Avenue du Docteur-Lannelongue ', 'null', 'null', 'null', 'null', 'null', 1, 13086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mbert </text:p>
          </table:table-cell>
          <table:table-cell office:value-type="string" calcext:value-type="string">
            <text:p>Colin </text:p>
          </table:table-cell>
          <table:table-cell table:style-name="ce2" office:value-type="string" calcext:value-type="string">
            <text:p>1975-10-22</text:p>
          </table:table-cell>
          <table:table-cell office:value-type="string" calcext:value-type="string">
            <text:p>colinimbert@orange.fr </text:p>
          </table:table-cell>
          <table:table-cell office:value-type="string" calcext:value-type="string">
            <text:p>06 04 18 87 84 </text:p>
          </table:table-cell>
          <table:table-cell office:value-type="string" calcext:value-type="string">
            <text:p>04 95 88 55 6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1 Rue du Docteur-Heulin 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abtype</text:p>
          </table:table-cell>
          <table:table-cell office:value-type="string" calcext:value-type="string">
            <text:p>301 326 472 7069</text:p>
          </table:table-cell>
          <table:table-cell office:value-type="string" calcext:value-type="string">
            <text:p>Marc Nicolas</text:p>
          </table:table-cell>
          <table:table-cell office:value-type="float" office:value="1" calcext:value-type="float">
            <text:p>1</text:p>
          </table:table-cell>
          <table:table-cell office:value-type="float" office:value="33370" calcext:value-type="float">
            <text:p>33370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08];&quot;', '&quot;;[.B208];&quot;', '&quot;;[.C208];&quot;', '&quot;;[.D208];&quot;', '&quot;;[.E208];&quot;', &quot;;[.G208];&quot;, '&quot;;[.H208];&quot;', '&quot;;[.I208];&quot;', '&quot;;[.J208];&quot;', '&quot;;[.K208];&quot;', '&quot;;[.L208];&quot;', '&quot;;[.M208];&quot;', &quot;;[.N208];&quot;, &quot;;[.O208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Imbert ', 'Colin ', '1975-10-22', 'colinimbert@orange.fr ', '06 04 18 87 84 ', null, '21 Rue du Docteur-Heulin ', 'null', 'null', 'Gabtype', '301 326 472 7069', 'Marc Nicolas', 1, 33370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Imbert ', 'Colin ', '1975-10-22', 'colinimbert@orange.fr ', '06 04 18 87 84 ', null, '21 Rue du Docteur-Heulin ', 'null', 'null', 'Gabtype', '301 326 472 7069', 'Marc Nicolas', 1, 33370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laude </text:p>
          </table:table-cell>
          <table:table-cell office:value-type="string" calcext:value-type="string">
            <text:p>Clotilde </text:p>
          </table:table-cell>
          <table:table-cell table:style-name="ce2" office:value-type="string" calcext:value-type="string">
            <text:p>1997-02-24</text:p>
          </table:table-cell>
          <table:table-cell office:value-type="string" calcext:value-type="string">
            <text:p>clotildeclaude@orange.fr </text:p>
          </table:table-cell>
          <table:table-cell office:value-type="string" calcext:value-type="string">
            <text:p>06 12 45 15 99 </text:p>
          </table:table-cell>
          <table:table-cell office:value-type="string" calcext:value-type="string">
            <text:p>04 83 83 30 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1 Rue Francis-Picabia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32602" calcext:value-type="float">
            <text:p>32602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09];&quot;', '&quot;;[.B209];&quot;', '&quot;;[.C209];&quot;', '&quot;;[.D209];&quot;', '&quot;;[.E209];&quot;', &quot;;[.G209];&quot;, '&quot;;[.H209];&quot;', '&quot;;[.I209];&quot;', '&quot;;[.J209];&quot;', '&quot;;[.K209];&quot;', '&quot;;[.L209];&quot;', '&quot;;[.M209];&quot;', &quot;;[.N209];&quot;, &quot;;[.O209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Claude ', 'Clotilde ', '1997-02-24', 'clotildeclaude@orange.fr ', '06 12 45 15 99 ', null, '101 Rue Francis-Picabia ', 'null', 'null', 'null', 'null', 'null', 2, 32602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Claude ', 'Clotilde ', '1997-02-24', 'clotildeclaude@orange.fr ', '06 12 45 15 99 ', null, '101 Rue Francis-Picabia ', 'null', 'null', 'null', 'null', 'null', 2, 32602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vaux </text:p>
          </table:table-cell>
          <table:table-cell office:value-type="string" calcext:value-type="string">
            <text:p>Lola </text:p>
          </table:table-cell>
          <table:table-cell table:style-name="ce2" office:value-type="string" calcext:value-type="string">
            <text:p>1987-09-26</text:p>
          </table:table-cell>
          <table:table-cell office:value-type="string" calcext:value-type="string">
            <text:p>loladevaux@orange.fr </text:p>
          </table:table-cell>
          <table:table-cell office:value-type="string" calcext:value-type="string">
            <text:p>06 65 65 48 45 </text:p>
          </table:table-cell>
          <table:table-cell office:value-type="string" calcext:value-type="string">
            <text:p>02 93 61 68 8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 Rue de la Fontaine-du-But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3715" calcext:value-type="float">
            <text:p>3715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10];&quot;', '&quot;;[.B210];&quot;', '&quot;;[.C210];&quot;', '&quot;;[.D210];&quot;', '&quot;;[.E210];&quot;', &quot;;[.G210];&quot;, '&quot;;[.H210];&quot;', '&quot;;[.I210];&quot;', '&quot;;[.J210];&quot;', '&quot;;[.K210];&quot;', '&quot;;[.L210];&quot;', '&quot;;[.M210];&quot;', &quot;;[.N210];&quot;, &quot;;[.O210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Devaux ', 'Lola ', '1987-09-26', 'loladevaux@orange.fr ', '06 65 65 48 45 ', null, '76 Rue de la Fontaine-du-But ', 'null', 'null', 'null', 'null', 'null', 3, 3715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Devaux ', 'Lola ', '1987-09-26', 'loladevaux@orange.fr ', '06 65 65 48 45 ', null, '76 Rue de la Fontaine-du-But ', 'null', 'null', 'null', 'null', 'null', 3, 3715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Jacques </text:p>
          </table:table-cell>
          <table:table-cell office:value-type="string" calcext:value-type="string">
            <text:p>Diego </text:p>
          </table:table-cell>
          <table:table-cell table:style-name="ce2" office:value-type="string" calcext:value-type="string">
            <text:p>1964-11-25</text:p>
          </table:table-cell>
          <table:table-cell office:value-type="string" calcext:value-type="string">
            <text:p>diegojacques@orange.fr </text:p>
          </table:table-cell>
          <table:table-cell office:value-type="string" calcext:value-type="string">
            <text:p>06 01 47 60 49 </text:p>
          </table:table-cell>
          <table:table-cell office:value-type="string" calcext:value-type="string">
            <text:p>03 91 73 78 55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102 Place Émile-Landrin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6567" calcext:value-type="float">
            <text:p>16567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11];&quot;', '&quot;;[.B211];&quot;', '&quot;;[.C211];&quot;', '&quot;;[.D211];&quot;', '&quot;;[.E211];&quot;', &quot;;[.G211];&quot;, '&quot;;[.H211];&quot;', '&quot;;[.I211];&quot;', '&quot;;[.J211];&quot;', '&quot;;[.K211];&quot;', '&quot;;[.L211];&quot;', '&quot;;[.M211];&quot;', &quot;;[.N211];&quot;, &quot;;[.O211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Jacques ', 'Diego ', '1964-11-25', 'diegojacques@orange.fr ', '06 01 47 60 49 ', 1.19, '102 Place Émile-Landrin ', 'null', 'null', 'null', 'null', 'null', 2, 16567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Jacques ', 'Diego ', '1964-11-25', 'diegojacques@orange.fr ', '06 01 47 60 49 ', 1.19, '102 Place Émile-Landrin ', 'null', 'null', 'null', 'null', 'null', 2, 16567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auvet </text:p>
          </table:table-cell>
          <table:table-cell office:value-type="string" calcext:value-type="string">
            <text:p>Jérémy </text:p>
          </table:table-cell>
          <table:table-cell table:style-name="ce2" office:value-type="string" calcext:value-type="string">
            <text:p>1981-04-30</text:p>
          </table:table-cell>
          <table:table-cell office:value-type="string" calcext:value-type="string">
            <text:p>jeremychauvet@orange.fr </text:p>
          </table:table-cell>
          <table:table-cell office:value-type="string" calcext:value-type="string">
            <text:p>06 46 25 13 10 </text:p>
          </table:table-cell>
          <table:table-cell office:value-type="string" calcext:value-type="string">
            <text:p>02 20 01 33 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97 Rue Gerbier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33456" calcext:value-type="float">
            <text:p>33456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12];&quot;', '&quot;;[.B212];&quot;', '&quot;;[.C212];&quot;', '&quot;;[.D212];&quot;', '&quot;;[.E212];&quot;', &quot;;[.G212];&quot;, '&quot;;[.H212];&quot;', '&quot;;[.I212];&quot;', '&quot;;[.J212];&quot;', '&quot;;[.K212];&quot;', '&quot;;[.L212];&quot;', '&quot;;[.M212];&quot;', &quot;;[.N212];&quot;, &quot;;[.O212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Chauvet ', 'Jérémy ', '1981-04-30', 'jeremychauvet@orange.fr ', '06 46 25 13 10 ', null, '197 Rue Gerbier ', 'null', 'null', 'null', 'null', 'null', 1, 33456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Chauvet ', 'Jérémy ', '1981-04-30', 'jeremychauvet@orange.fr ', '06 46 25 13 10 ', null, '197 Rue Gerbier ', 'null', 'null', 'null', 'null', 'null', 1, 33456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ste </text:p>
          </table:table-cell>
          <table:table-cell office:value-type="string" calcext:value-type="string">
            <text:p>Clara </text:p>
          </table:table-cell>
          <table:table-cell table:style-name="ce2" office:value-type="string" calcext:value-type="string">
            <text:p>1995-05-13</text:p>
          </table:table-cell>
          <table:table-cell office:value-type="string" calcext:value-type="string">
            <text:p>claracoste@orange.fr </text:p>
          </table:table-cell>
          <table:table-cell office:value-type="string" calcext:value-type="string">
            <text:p>06 31 92 33 66 </text:p>
          </table:table-cell>
          <table:table-cell office:value-type="string" calcext:value-type="string">
            <text:p>03 85 46 66 51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142 Galerie Feydeau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0466" calcext:value-type="float">
            <text:p>10466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13];&quot;', '&quot;;[.B213];&quot;', '&quot;;[.C213];&quot;', '&quot;;[.D213];&quot;', '&quot;;[.E213];&quot;', &quot;;[.G213];&quot;, '&quot;;[.H213];&quot;', '&quot;;[.I213];&quot;', '&quot;;[.J213];&quot;', '&quot;;[.K213];&quot;', '&quot;;[.L213];&quot;', '&quot;;[.M213];&quot;', &quot;;[.N213];&quot;, &quot;;[.O213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Coste ', 'Clara ', '1995-05-13', 'claracoste@orange.fr ', '06 31 92 33 66 ', 1.04, '142 Galerie Feydeau ', 'null', 'null', 'null', 'null', 'null', 3, 10466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Coste ', 'Clara ', '1995-05-13', 'claracoste@orange.fr ', '06 31 92 33 66 ', 1.04, '142 Galerie Feydeau ', 'null', 'null', 'null', 'null', 'null', 3, 10466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nis </text:p>
          </table:table-cell>
          <table:table-cell office:value-type="string" calcext:value-type="string">
            <text:p>Valentin </text:p>
          </table:table-cell>
          <table:table-cell table:style-name="ce2" office:value-type="string" calcext:value-type="string">
            <text:p>1996-09-28</text:p>
          </table:table-cell>
          <table:table-cell office:value-type="string" calcext:value-type="string">
            <text:p>valentindenis@orange.fr </text:p>
          </table:table-cell>
          <table:table-cell office:value-type="string" calcext:value-type="string">
            <text:p>06 52 72 52 75 </text:p>
          </table:table-cell>
          <table:table-cell office:value-type="string" calcext:value-type="string">
            <text:p>02 01 39 52 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 Rue Evette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9786" calcext:value-type="float">
            <text:p>29786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14];&quot;', '&quot;;[.B214];&quot;', '&quot;;[.C214];&quot;', '&quot;;[.D214];&quot;', '&quot;;[.E214];&quot;', &quot;;[.G214];&quot;, '&quot;;[.H214];&quot;', '&quot;;[.I214];&quot;', '&quot;;[.J214];&quot;', '&quot;;[.K214];&quot;', '&quot;;[.L214];&quot;', '&quot;;[.M214];&quot;', &quot;;[.N214];&quot;, &quot;;[.O214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Denis ', 'Valentin ', '1996-09-28', 'valentindenis@orange.fr ', '06 52 72 52 75 ', null, '2 Rue Evette ', 'null', 'null', 'null', 'null', 'null', 1, 29786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Denis ', 'Valentin ', '1996-09-28', 'valentindenis@orange.fr ', '06 52 72 52 75 ', null, '2 Rue Evette ', 'null', 'null', 'null', 'null', 'null', 1, 29786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rtineau </text:p>
          </table:table-cell>
          <table:table-cell office:value-type="string" calcext:value-type="string">
            <text:p>Manon </text:p>
          </table:table-cell>
          <table:table-cell table:style-name="ce2" office:value-type="string" calcext:value-type="string">
            <text:p>1975-11-14</text:p>
          </table:table-cell>
          <table:table-cell office:value-type="string" calcext:value-type="string">
            <text:p>manonmartineau@orange.fr </text:p>
          </table:table-cell>
          <table:table-cell office:value-type="string" calcext:value-type="string">
            <text:p>06 01 47 09 89 </text:p>
          </table:table-cell>
          <table:table-cell office:value-type="string" calcext:value-type="string">
            <text:p>04 40 38 08 2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3 Quai d''Issy-les-Moulineaux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0251" calcext:value-type="float">
            <text:p>10251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15];&quot;', '&quot;;[.B215];&quot;', '&quot;;[.C215];&quot;', '&quot;;[.D215];&quot;', '&quot;;[.E215];&quot;', &quot;;[.G215];&quot;, '&quot;;[.H215];&quot;', '&quot;;[.I215];&quot;', '&quot;;[.J215];&quot;', '&quot;;[.K215];&quot;', '&quot;;[.L215];&quot;', '&quot;;[.M215];&quot;', &quot;;[.N215];&quot;, &quot;;[.O215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Martineau ', 'Manon ', '1975-11-14', 'manonmartineau@orange.fr ', '06 01 47 09 89 ', null, '43 Quai d''Issy-les-Moulineaux ', 'null', 'null', 'null', 'null', 'null', 3, 10251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Martineau ', 'Manon ', '1975-11-14', 'manonmartineau@orange.fr ', '06 01 47 09 89 ', null, '43 Quai d''Issy-les-Moulineaux ', 'null', 'null', 'null', 'null', 'null', 3, 10251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illain </text:p>
          </table:table-cell>
          <table:table-cell office:value-type="string" calcext:value-type="string">
            <text:p>Louis </text:p>
          </table:table-cell>
          <table:table-cell table:style-name="ce2" office:value-type="string" calcext:value-type="string">
            <text:p>1954-07-22</text:p>
          </table:table-cell>
          <table:table-cell office:value-type="string" calcext:value-type="string">
            <text:p>louisvillain@orange.fr </text:p>
          </table:table-cell>
          <table:table-cell office:value-type="string" calcext:value-type="string">
            <text:p>06 07 01 29 04 </text:p>
          </table:table-cell>
          <table:table-cell office:value-type="string" calcext:value-type="string">
            <text:p>05 72 86 61 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9 Allée des Eiders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0585" calcext:value-type="float">
            <text:p>10585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16];&quot;', '&quot;;[.B216];&quot;', '&quot;;[.C216];&quot;', '&quot;;[.D216];&quot;', '&quot;;[.E216];&quot;', &quot;;[.G216];&quot;, '&quot;;[.H216];&quot;', '&quot;;[.I216];&quot;', '&quot;;[.J216];&quot;', '&quot;;[.K216];&quot;', '&quot;;[.L216];&quot;', '&quot;;[.M216];&quot;', &quot;;[.N216];&quot;, &quot;;[.O216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Villain ', 'Louis ', '1954-07-22', 'louisvillain@orange.fr ', '06 07 01 29 04 ', null, '69 Allée des Eiders ', 'null', 'null', 'null', 'null', 'null', 3, 10585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Villain ', 'Louis ', '1954-07-22', 'louisvillain@orange.fr ', '06 07 01 29 04 ', null, '69 Allée des Eiders ', 'null', 'null', 'null', 'null', 'null', 3, 10585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eleu </text:p>
          </table:table-cell>
          <table:table-cell office:value-type="string" calcext:value-type="string">
            <text:p>Erwan </text:p>
          </table:table-cell>
          <table:table-cell table:style-name="ce2" office:value-type="string" calcext:value-type="string">
            <text:p>1980-12-19</text:p>
          </table:table-cell>
          <table:table-cell office:value-type="string" calcext:value-type="string">
            <text:p>erwanleleu@orange.fr </text:p>
          </table:table-cell>
          <table:table-cell office:value-type="string" calcext:value-type="string">
            <text:p>06 75 74 27 42 </text:p>
          </table:table-cell>
          <table:table-cell office:value-type="string" calcext:value-type="string">
            <text:p>04 70 05 99 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5 Rue du Dôme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34725" calcext:value-type="float">
            <text:p>34725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17];&quot;', '&quot;;[.B217];&quot;', '&quot;;[.C217];&quot;', '&quot;;[.D217];&quot;', '&quot;;[.E217];&quot;', &quot;;[.G217];&quot;, '&quot;;[.H217];&quot;', '&quot;;[.I217];&quot;', '&quot;;[.J217];&quot;', '&quot;;[.K217];&quot;', '&quot;;[.L217];&quot;', '&quot;;[.M217];&quot;', &quot;;[.N217];&quot;, &quot;;[.O217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Leleu ', 'Erwan ', '1980-12-19', 'erwanleleu@orange.fr ', '06 75 74 27 42 ', null, '75 Rue du Dôme ', 'null', 'null', 'null', 'null', 'null', 1, 34725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Leleu ', 'Erwan ', '1980-12-19', 'erwanleleu@orange.fr ', '06 75 74 27 42 ', null, '75 Rue du Dôme ', 'null', 'null', 'null', 'null', 'null', 1, 34725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pez </text:p>
          </table:table-cell>
          <table:table-cell office:value-type="string" calcext:value-type="string">
            <text:p>Maxence </text:p>
          </table:table-cell>
          <table:table-cell table:style-name="ce2" office:value-type="string" calcext:value-type="string">
            <text:p>1951-07-02</text:p>
          </table:table-cell>
          <table:table-cell office:value-type="string" calcext:value-type="string">
            <text:p>maxencelopez@orange.fr </text:p>
          </table:table-cell>
          <table:table-cell office:value-type="string" calcext:value-type="string">
            <text:p>06 78 09 43 99 </text:p>
          </table:table-cell>
          <table:table-cell office:value-type="string" calcext:value-type="string">
            <text:p>02 52 97 57 8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50 Rue d''Alésia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423" calcext:value-type="float">
            <text:p>12423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18];&quot;', '&quot;;[.B218];&quot;', '&quot;;[.C218];&quot;', '&quot;;[.D218];&quot;', '&quot;;[.E218];&quot;', &quot;;[.G218];&quot;, '&quot;;[.H218];&quot;', '&quot;;[.I218];&quot;', '&quot;;[.J218];&quot;', '&quot;;[.K218];&quot;', '&quot;;[.L218];&quot;', '&quot;;[.M218];&quot;', &quot;;[.N218];&quot;, &quot;;[.O218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Lopez ', 'Maxence ', '1951-07-02', 'maxencelopez@orange.fr ', '06 78 09 43 99 ', null, '150 Rue d''Alésia ', 'null', 'null', 'null', 'null', 'null', 1, 12423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Lopez ', 'Maxence ', '1951-07-02', 'maxencelopez@orange.fr ', '06 78 09 43 99 ', null, '150 Rue d''Alésia ', 'null', 'null', 'null', 'null', 'null', 1, 12423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uquet </text:p>
          </table:table-cell>
          <table:table-cell office:value-type="string" calcext:value-type="string">
            <text:p>Gabriel </text:p>
          </table:table-cell>
          <table:table-cell table:style-name="ce2" office:value-type="string" calcext:value-type="string">
            <text:p>1965-03-11</text:p>
          </table:table-cell>
          <table:table-cell office:value-type="string" calcext:value-type="string">
            <text:p>gabrielbouquet@orange.fr </text:p>
          </table:table-cell>
          <table:table-cell office:value-type="string" calcext:value-type="string">
            <text:p>06 79 76 67 70 </text:p>
          </table:table-cell>
          <table:table-cell office:value-type="string" calcext:value-type="string">
            <text:p>05 84 96 00 3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84 Place de la Bataille-de-Stalingrad 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ydo</text:p>
          </table:table-cell>
          <table:table-cell office:value-type="string" calcext:value-type="string">
            <text:p>114 582 569 6996</text:p>
          </table:table-cell>
          <table:table-cell office:value-type="string" calcext:value-type="string">
            <text:p>Fernandes Pierre</text:p>
          </table:table-cell>
          <table:table-cell office:value-type="float" office:value="3" calcext:value-type="float">
            <text:p>3</text:p>
          </table:table-cell>
          <table:table-cell office:value-type="float" office:value="35632" calcext:value-type="float">
            <text:p>35632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19];&quot;', '&quot;;[.B219];&quot;', '&quot;;[.C219];&quot;', '&quot;;[.D219];&quot;', '&quot;;[.E219];&quot;', &quot;;[.G219];&quot;, '&quot;;[.H219];&quot;', '&quot;;[.I219];&quot;', '&quot;;[.J219];&quot;', '&quot;;[.K219];&quot;', '&quot;;[.L219];&quot;', '&quot;;[.M219];&quot;', &quot;;[.N219];&quot;, &quot;;[.O219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Bouquet ', 'Gabriel ', '1965-03-11', 'gabrielbouquet@orange.fr ', '06 79 76 67 70 ', null, '184 Place de la Bataille-de-Stalingrad ', 'null', 'null', 'Mydo', '114 582 569 6996', 'Fernandes Pierre', 3, 35632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Bouquet ', 'Gabriel ', '1965-03-11', 'gabrielbouquet@orange.fr ', '06 79 76 67 70 ', null, '184 Place de la Bataille-de-Stalingrad ', 'null', 'null', 'Mydo', '114 582 569 6996', 'Fernandes Pierre', 3, 35632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Joly </text:p>
          </table:table-cell>
          <table:table-cell office:value-type="string" calcext:value-type="string">
            <text:p>Alexandre </text:p>
          </table:table-cell>
          <table:table-cell table:style-name="ce2" office:value-type="string" calcext:value-type="string">
            <text:p>1994-11-03</text:p>
          </table:table-cell>
          <table:table-cell office:value-type="string" calcext:value-type="string">
            <text:p>alexandrejoly@orange.fr </text:p>
          </table:table-cell>
          <table:table-cell office:value-type="string" calcext:value-type="string">
            <text:p>06 75 55 75 25 </text:p>
          </table:table-cell>
          <table:table-cell office:value-type="string" calcext:value-type="string">
            <text:p>02 57 09 01 47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251 Rue Casimir-Périer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41" calcext:value-type="float">
            <text:p>1041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20];&quot;', '&quot;;[.B220];&quot;', '&quot;;[.C220];&quot;', '&quot;;[.D220];&quot;', '&quot;;[.E220];&quot;', &quot;;[.G220];&quot;, '&quot;;[.H220];&quot;', '&quot;;[.I220];&quot;', '&quot;;[.J220];&quot;', '&quot;;[.K220];&quot;', '&quot;;[.L220];&quot;', '&quot;;[.M220];&quot;', &quot;;[.N220];&quot;, &quot;;[.O220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Joly ', 'Alexandre ', '1994-11-03', 'alexandrejoly@orange.fr ', '06 75 55 75 25 ', 1.09, '251 Rue Casimir-Périer ', 'null', 'null', 'null', 'null', 'null', 1, 1041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Joly ', 'Alexandre ', '1994-11-03', 'alexandrejoly@orange.fr ', '06 75 55 75 25 ', 1.09, '251 Rue Casimir-Périer ', 'null', 'null', 'null', 'null', 'null', 1, 1041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ejeune </text:p>
          </table:table-cell>
          <table:table-cell office:value-type="string" calcext:value-type="string">
            <text:p>Manon </text:p>
          </table:table-cell>
          <table:table-cell table:style-name="ce2" office:value-type="string" calcext:value-type="string">
            <text:p>1994-07-18</text:p>
          </table:table-cell>
          <table:table-cell office:value-type="string" calcext:value-type="string">
            <text:p>manonlejeune@orange.fr </text:p>
          </table:table-cell>
          <table:table-cell office:value-type="string" calcext:value-type="string">
            <text:p>06 79 45 88 61 </text:p>
          </table:table-cell>
          <table:table-cell office:value-type="string" calcext:value-type="string">
            <text:p>02 62 77 87 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42 Place Henry-de-Montherlant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23453" calcext:value-type="float">
            <text:p>23453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21];&quot;', '&quot;;[.B221];&quot;', '&quot;;[.C221];&quot;', '&quot;;[.D221];&quot;', '&quot;;[.E221];&quot;', &quot;;[.G221];&quot;, '&quot;;[.H221];&quot;', '&quot;;[.I221];&quot;', '&quot;;[.J221];&quot;', '&quot;;[.K221];&quot;', '&quot;;[.L221];&quot;', '&quot;;[.M221];&quot;', &quot;;[.N221];&quot;, &quot;;[.O221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Lejeune ', 'Manon ', '1994-07-18', 'manonlejeune@orange.fr ', '06 79 45 88 61 ', null, '142 Place Henry-de-Montherlant ', 'null', 'null', 'null', 'null', 'null', 3, 23453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Lejeune ', 'Manon ', '1994-07-18', 'manonlejeune@orange.fr ', '06 79 45 88 61 ', null, '142 Place Henry-de-Montherlant ', 'null', 'null', 'null', 'null', 'null', 3, 23453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ubois </text:p>
          </table:table-cell>
          <table:table-cell office:value-type="string" calcext:value-type="string">
            <text:p>Tatiana </text:p>
          </table:table-cell>
          <table:table-cell table:style-name="ce2" office:value-type="string" calcext:value-type="string">
            <text:p>1973-03-04</text:p>
          </table:table-cell>
          <table:table-cell office:value-type="string" calcext:value-type="string">
            <text:p>tatianadubois@orange.fr </text:p>
          </table:table-cell>
          <table:table-cell office:value-type="string" calcext:value-type="string">
            <text:p>06 46 40 43 87 </text:p>
          </table:table-cell>
          <table:table-cell office:value-type="string" calcext:value-type="string">
            <text:p>04 23 52 73 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0 Avenue du Général-Messimy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403" calcext:value-type="float">
            <text:p>1403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22];&quot;', '&quot;;[.B222];&quot;', '&quot;;[.C222];&quot;', '&quot;;[.D222];&quot;', '&quot;;[.E222];&quot;', &quot;;[.G222];&quot;, '&quot;;[.H222];&quot;', '&quot;;[.I222];&quot;', '&quot;;[.J222];&quot;', '&quot;;[.K222];&quot;', '&quot;;[.L222];&quot;', '&quot;;[.M222];&quot;', &quot;;[.N222];&quot;, &quot;;[.O222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Dubois ', 'Tatiana ', '1973-03-04', 'tatianadubois@orange.fr ', '06 46 40 43 87 ', null, '30 Avenue du Général-Messimy ', 'null', 'null', 'null', 'null', 'null', 3, 1403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Dubois ', 'Tatiana ', '1973-03-04', 'tatianadubois@orange.fr ', '06 46 40 43 87 ', null, '30 Avenue du Général-Messimy ', 'null', 'null', 'null', 'null', 'null', 3, 1403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eclerc </text:p>
          </table:table-cell>
          <table:table-cell office:value-type="string" calcext:value-type="string">
            <text:p>Martin </text:p>
          </table:table-cell>
          <table:table-cell table:style-name="ce2" office:value-type="string" calcext:value-type="string">
            <text:p>1972-07-07</text:p>
          </table:table-cell>
          <table:table-cell office:value-type="string" calcext:value-type="string">
            <text:p>martinleclerc@orange.fr </text:p>
          </table:table-cell>
          <table:table-cell office:value-type="string" calcext:value-type="string">
            <text:p>06 47 85 54 57 </text:p>
          </table:table-cell>
          <table:table-cell office:value-type="string" calcext:value-type="string">
            <text:p>05 77 37 39 7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73 Place Henri-Bergson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6277" calcext:value-type="float">
            <text:p>26277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23];&quot;', '&quot;;[.B223];&quot;', '&quot;;[.C223];&quot;', '&quot;;[.D223];&quot;', '&quot;;[.E223];&quot;', &quot;;[.G223];&quot;, '&quot;;[.H223];&quot;', '&quot;;[.I223];&quot;', '&quot;;[.J223];&quot;', '&quot;;[.K223];&quot;', '&quot;;[.L223];&quot;', '&quot;;[.M223];&quot;', &quot;;[.N223];&quot;, &quot;;[.O223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Leclerc ', 'Martin ', '1972-07-07', 'martinleclerc@orange.fr ', '06 47 85 54 57 ', null, '173 Place Henri-Bergson ', 'null', 'null', 'null', 'null', 'null', 1, 26277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Leclerc ', 'Martin ', '1972-07-07', 'martinleclerc@orange.fr ', '06 47 85 54 57 ', null, '173 Place Henri-Bergson ', 'null', 'null', 'null', 'null', 'null', 1, 26277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ousset </text:p>
          </table:table-cell>
          <table:table-cell office:value-type="string" calcext:value-type="string">
            <text:p>Cédric </text:p>
          </table:table-cell>
          <table:table-cell table:style-name="ce2" office:value-type="string" calcext:value-type="string">
            <text:p>1959-07-10</text:p>
          </table:table-cell>
          <table:table-cell office:value-type="string" calcext:value-type="string">
            <text:p>cedricrousset@orange.fr </text:p>
          </table:table-cell>
          <table:table-cell office:value-type="string" calcext:value-type="string">
            <text:p>06 06 96 37 71 </text:p>
          </table:table-cell>
          <table:table-cell office:value-type="string" calcext:value-type="string">
            <text:p>05 92 60 09 7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5 Rue Caillié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8702" calcext:value-type="float">
            <text:p>8702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24];&quot;', '&quot;;[.B224];&quot;', '&quot;;[.C224];&quot;', '&quot;;[.D224];&quot;', '&quot;;[.E224];&quot;', &quot;;[.G224];&quot;, '&quot;;[.H224];&quot;', '&quot;;[.I224];&quot;', '&quot;;[.J224];&quot;', '&quot;;[.K224];&quot;', '&quot;;[.L224];&quot;', '&quot;;[.M224];&quot;', &quot;;[.N224];&quot;, &quot;;[.O224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Rousset ', 'Cédric ', '1959-07-10', 'cedricrousset@orange.fr ', '06 06 96 37 71 ', null, '75 Rue Caillié ', 'null', 'null', 'null', 'null', 'null', 2, 8702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Rousset ', 'Cédric ', '1959-07-10', 'cedricrousset@orange.fr ', '06 06 96 37 71 ', null, '75 Rue Caillié ', 'null', 'null', 'null', 'null', 'null', 2, 8702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leury </text:p>
          </table:table-cell>
          <table:table-cell office:value-type="string" calcext:value-type="string">
            <text:p>Léane </text:p>
          </table:table-cell>
          <table:table-cell table:style-name="ce2" office:value-type="string" calcext:value-type="string">
            <text:p>1979-09-13</text:p>
          </table:table-cell>
          <table:table-cell office:value-type="string" calcext:value-type="string">
            <text:p>leanefleury@orange.fr </text:p>
          </table:table-cell>
          <table:table-cell office:value-type="string" calcext:value-type="string">
            <text:p>06 96 05 99 08 </text:p>
          </table:table-cell>
          <table:table-cell office:value-type="string" calcext:value-type="string">
            <text:p>04 82 00 51 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3 Place Camille-Claudel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9225" calcext:value-type="float">
            <text:p>19225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25];&quot;', '&quot;;[.B225];&quot;', '&quot;;[.C225];&quot;', '&quot;;[.D225];&quot;', '&quot;;[.E225];&quot;', &quot;;[.G225];&quot;, '&quot;;[.H225];&quot;', '&quot;;[.I225];&quot;', '&quot;;[.J225];&quot;', '&quot;;[.K225];&quot;', '&quot;;[.L225];&quot;', '&quot;;[.M225];&quot;', &quot;;[.N225];&quot;, &quot;;[.O225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Fleury ', 'Léane ', '1979-09-13', 'leanefleury@orange.fr ', '06 96 05 99 08 ', null, '243 Place Camille-Claudel ', 'null', 'null', 'null', 'null', 'null', 2, 19225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Fleury ', 'Léane ', '1979-09-13', 'leanefleury@orange.fr ', '06 96 05 99 08 ', null, '243 Place Camille-Claudel ', 'null', 'null', 'null', 'null', 'null', 2, 19225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yer </text:p>
          </table:table-cell>
          <table:table-cell office:value-type="string" calcext:value-type="string">
            <text:p>Adrien </text:p>
          </table:table-cell>
          <table:table-cell table:style-name="ce2" office:value-type="string" calcext:value-type="string">
            <text:p>1966-02-12</text:p>
          </table:table-cell>
          <table:table-cell office:value-type="string" calcext:value-type="string">
            <text:p>adrienboyer@orange.fr </text:p>
          </table:table-cell>
          <table:table-cell office:value-type="string" calcext:value-type="string">
            <text:p>06 98 71 67 77 </text:p>
          </table:table-cell>
          <table:table-cell office:value-type="string" calcext:value-type="string">
            <text:p>04 18 43 95 3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36 Cité Industrielle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27685" calcext:value-type="float">
            <text:p>27685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26];&quot;', '&quot;;[.B226];&quot;', '&quot;;[.C226];&quot;', '&quot;;[.D226];&quot;', '&quot;;[.E226];&quot;', &quot;;[.G226];&quot;, '&quot;;[.H226];&quot;', '&quot;;[.I226];&quot;', '&quot;;[.J226];&quot;', '&quot;;[.K226];&quot;', '&quot;;[.L226];&quot;', '&quot;;[.M226];&quot;', &quot;;[.N226];&quot;, &quot;;[.O226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Boyer ', 'Adrien ', '1966-02-12', 'adrienboyer@orange.fr ', '06 98 71 67 77 ', null, '136 Cité Industrielle ', 'null', 'null', 'null', 'null', 'null', 2, 27685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Boyer ', 'Adrien ', '1966-02-12', 'adrienboyer@orange.fr ', '06 98 71 67 77 ', null, '136 Cité Industrielle ', 'null', 'null', 'null', 'null', 'null', 2, 27685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llier </text:p>
          </table:table-cell>
          <table:table-cell office:value-type="string" calcext:value-type="string">
            <text:p>Célia </text:p>
          </table:table-cell>
          <table:table-cell table:style-name="ce2" office:value-type="string" calcext:value-type="string">
            <text:p>1977-05-22</text:p>
          </table:table-cell>
          <table:table-cell office:value-type="string" calcext:value-type="string">
            <text:p>celiasellier@orange.fr </text:p>
          </table:table-cell>
          <table:table-cell office:value-type="string" calcext:value-type="string">
            <text:p>06 22 31 39 02 </text:p>
          </table:table-cell>
          <table:table-cell office:value-type="string" calcext:value-type="string">
            <text:p>02 54 93 56 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Square Adanson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9836" calcext:value-type="float">
            <text:p>9836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27];&quot;', '&quot;;[.B227];&quot;', '&quot;;[.C227];&quot;', '&quot;;[.D227];&quot;', '&quot;;[.E227];&quot;', &quot;;[.G227];&quot;, '&quot;;[.H227];&quot;', '&quot;;[.I227];&quot;', '&quot;;[.J227];&quot;', '&quot;;[.K227];&quot;', '&quot;;[.L227];&quot;', '&quot;;[.M227];&quot;', &quot;;[.N227];&quot;, &quot;;[.O227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Sellier ', 'Célia ', '1977-05-22', 'celiasellier@orange.fr ', '06 22 31 39 02 ', null, '8 Square Adanson ', 'null', 'null', 'null', 'null', 'null', 3, 9836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Sellier ', 'Célia ', '1977-05-22', 'celiasellier@orange.fr ', '06 22 31 39 02 ', null, '8 Square Adanson ', 'null', 'null', 'null', 'null', 'null', 3, 9836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laun </text:p>
          </table:table-cell>
          <table:table-cell office:value-type="string" calcext:value-type="string">
            <text:p>Léa </text:p>
          </table:table-cell>
          <table:table-cell table:style-name="ce2" office:value-type="string" calcext:value-type="string">
            <text:p>1960-05-21</text:p>
          </table:table-cell>
          <table:table-cell office:value-type="string" calcext:value-type="string">
            <text:p>leasalaun@orange.fr </text:p>
          </table:table-cell>
          <table:table-cell office:value-type="string" calcext:value-type="string">
            <text:p>06 40 50 50 39 </text:p>
          </table:table-cell>
          <table:table-cell office:value-type="string" calcext:value-type="string">
            <text:p>05 55 59 02 7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5 Rue Bénard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5101" calcext:value-type="float">
            <text:p>5101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28];&quot;', '&quot;;[.B228];&quot;', '&quot;;[.C228];&quot;', '&quot;;[.D228];&quot;', '&quot;;[.E228];&quot;', &quot;;[.G228];&quot;, '&quot;;[.H228];&quot;', '&quot;;[.I228];&quot;', '&quot;;[.J228];&quot;', '&quot;;[.K228];&quot;', '&quot;;[.L228];&quot;', '&quot;;[.M228];&quot;', &quot;;[.N228];&quot;, &quot;;[.O228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Salaun ', 'Léa ', '1960-05-21', 'leasalaun@orange.fr ', '06 40 50 50 39 ', null, '165 Rue Bénard ', 'null', 'null', 'null', 'null', 'null', 2, 5101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Salaun ', 'Léa ', '1960-05-21', 'leasalaun@orange.fr ', '06 40 50 50 39 ', null, '165 Rue Bénard ', 'null', 'null', 'null', 'null', 'null', 2, 5101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ossi </text:p>
          </table:table-cell>
          <table:table-cell office:value-type="string" calcext:value-type="string">
            <text:p>Élise </text:p>
          </table:table-cell>
          <table:table-cell table:style-name="ce2" office:value-type="string" calcext:value-type="string">
            <text:p>1976-01-25</text:p>
          </table:table-cell>
          <table:table-cell office:value-type="string" calcext:value-type="string">
            <text:p>eliserossi@live.fr </text:p>
          </table:table-cell>
          <table:table-cell office:value-type="string" calcext:value-type="string">
            <text:p>06 10 05 89 38 </text:p>
          </table:table-cell>
          <table:table-cell office:value-type="string" calcext:value-type="string">
            <text:p>01 21 59 40 3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6 Rue Alfred-Stevens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669" calcext:value-type="float">
            <text:p>8669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29];&quot;', '&quot;;[.B229];&quot;', '&quot;;[.C229];&quot;', '&quot;;[.D229];&quot;', '&quot;;[.E229];&quot;', &quot;;[.G229];&quot;, '&quot;;[.H229];&quot;', '&quot;;[.I229];&quot;', '&quot;;[.J229];&quot;', '&quot;;[.K229];&quot;', '&quot;;[.L229];&quot;', '&quot;;[.M229];&quot;', &quot;;[.N229];&quot;, &quot;;[.O229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Rossi ', 'Élise ', '1976-01-25', 'eliserossi@live.fr ', '06 10 05 89 38 ', null, '226 Rue Alfred-Stevens ', 'null', 'null', 'null', 'null', 'null', 1, 8669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Rossi ', 'Élise ', '1976-01-25', 'eliserossi@live.fr ', '06 10 05 89 38 ', null, '226 Rue Alfred-Stevens ', 'null', 'null', 'null', 'null', 'null', 1, 8669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rnandez </text:p>
          </table:table-cell>
          <table:table-cell office:value-type="string" calcext:value-type="string">
            <text:p>Angelina </text:p>
          </table:table-cell>
          <table:table-cell table:style-name="ce2" office:value-type="string" calcext:value-type="string">
            <text:p>1953-05-02</text:p>
          </table:table-cell>
          <table:table-cell office:value-type="string" calcext:value-type="string">
            <text:p>angelinahernandez@live.fr </text:p>
          </table:table-cell>
          <table:table-cell office:value-type="string" calcext:value-type="string">
            <text:p>06 41 07 41 17 </text:p>
          </table:table-cell>
          <table:table-cell office:value-type="string" calcext:value-type="string">
            <text:p>05 01 72 42 5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5 Rue du Foin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621" calcext:value-type="float">
            <text:p>2621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30];&quot;', '&quot;;[.B230];&quot;', '&quot;;[.C230];&quot;', '&quot;;[.D230];&quot;', '&quot;;[.E230];&quot;', &quot;;[.G230];&quot;, '&quot;;[.H230];&quot;', '&quot;;[.I230];&quot;', '&quot;;[.J230];&quot;', '&quot;;[.K230];&quot;', '&quot;;[.L230];&quot;', '&quot;;[.M230];&quot;', &quot;;[.N230];&quot;, &quot;;[.O230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Hernandez ', 'Angelina ', '1953-05-02', 'angelinahernandez@live.fr ', '06 41 07 41 17 ', null, '75 Rue du Foin ', 'null', 'null', 'null', 'null', 'null', 1, 2621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Hernandez ', 'Angelina ', '1953-05-02', 'angelinahernandez@live.fr ', '06 41 07 41 17 ', null, '75 Rue du Foin ', 'null', 'null', 'null', 'null', 'null', 1, 2621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ecocq </text:p>
          </table:table-cell>
          <table:table-cell office:value-type="string" calcext:value-type="string">
            <text:p>Sarah </text:p>
          </table:table-cell>
          <table:table-cell table:style-name="ce2" office:value-type="string" calcext:value-type="string">
            <text:p>1953-09-02</text:p>
          </table:table-cell>
          <table:table-cell office:value-type="string" calcext:value-type="string">
            <text:p>sarahlecocq@live.fr </text:p>
          </table:table-cell>
          <table:table-cell office:value-type="string" calcext:value-type="string">
            <text:p>06 71 24 68 34 </text:p>
          </table:table-cell>
          <table:table-cell office:value-type="string" calcext:value-type="string">
            <text:p>02 08 25 41 9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40 Boulevard de la Bastille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4783" calcext:value-type="float">
            <text:p>14783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31];&quot;', '&quot;;[.B231];&quot;', '&quot;;[.C231];&quot;', '&quot;;[.D231];&quot;', '&quot;;[.E231];&quot;', &quot;;[.G231];&quot;, '&quot;;[.H231];&quot;', '&quot;;[.I231];&quot;', '&quot;;[.J231];&quot;', '&quot;;[.K231];&quot;', '&quot;;[.L231];&quot;', '&quot;;[.M231];&quot;', &quot;;[.N231];&quot;, &quot;;[.O231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Lecocq ', 'Sarah ', '1953-09-02', 'sarahlecocq@live.fr ', '06 71 24 68 34 ', null, '140 Boulevard de la Bastille ', 'null', 'null', 'null', 'null', 'null', 3, 14783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Lecocq ', 'Sarah ', '1953-09-02', 'sarahlecocq@live.fr ', '06 71 24 68 34 ', null, '140 Boulevard de la Bastille ', 'null', 'null', 'null', 'null', 'null', 3, 14783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ecoq </text:p>
          </table:table-cell>
          <table:table-cell office:value-type="string" calcext:value-type="string">
            <text:p>Killian </text:p>
          </table:table-cell>
          <table:table-cell table:style-name="ce2" office:value-type="string" calcext:value-type="string">
            <text:p>1950-11-20</text:p>
          </table:table-cell>
          <table:table-cell office:value-type="string" calcext:value-type="string">
            <text:p>killianlecoq@live.fr </text:p>
          </table:table-cell>
          <table:table-cell office:value-type="string" calcext:value-type="string">
            <text:p>06 35 89 08 78 </text:p>
          </table:table-cell>
          <table:table-cell office:value-type="string" calcext:value-type="string">
            <text:p>01 41 57 54 7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10 Rue de Capri 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rowsetype</text:p>
          </table:table-cell>
          <table:table-cell office:value-type="string" calcext:value-type="string">
            <text:p>074 157 646 5918</text:p>
          </table:table-cell>
          <table:table-cell office:value-type="string" calcext:value-type="string">
            <text:p>Barreau Maxime ‘</text:p>
          </table:table-cell>
          <table:table-cell office:value-type="float" office:value="2" calcext:value-type="float">
            <text:p>2</text:p>
          </table:table-cell>
          <table:table-cell office:value-type="float" office:value="27437" calcext:value-type="float">
            <text:p>27437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32];&quot;', '&quot;;[.B232];&quot;', '&quot;;[.C232];&quot;', '&quot;;[.D232];&quot;', '&quot;;[.E232];&quot;', &quot;;[.G232];&quot;, '&quot;;[.H232];&quot;', '&quot;;[.I232];&quot;', '&quot;;[.J232];&quot;', '&quot;;[.K232];&quot;', '&quot;;[.L232];&quot;', '&quot;;[.M232];&quot;', &quot;;[.N232];&quot;, &quot;;[.O232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Lecoq ', 'Killian ', '1950-11-20', 'killianlecoq@live.fr ', '06 35 89 08 78 ', null, '210 Rue de Capri ', 'null', 'null', 'Browsetype', '074 157 646 5918', 'Barreau Maxime ‘', 2, 27437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Lecoq ', 'Killian ', '1950-11-20', 'killianlecoq@live.fr ', '06 35 89 08 78 ', null, '210 Rue de Capri ', 'null', 'null', 'Browsetype', '074 157 646 5918', 'Barreau Maxime ‘', 2, 27437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ufour </text:p>
          </table:table-cell>
          <table:table-cell office:value-type="string" calcext:value-type="string">
            <text:p>Éloïse </text:p>
          </table:table-cell>
          <table:table-cell table:style-name="ce2" office:value-type="string" calcext:value-type="string">
            <text:p>1960-08-28</text:p>
          </table:table-cell>
          <table:table-cell office:value-type="string" calcext:value-type="string">
            <text:p>eloisedufour@live.fr </text:p>
          </table:table-cell>
          <table:table-cell office:value-type="string" calcext:value-type="string">
            <text:p>06 88 97 78 18 </text:p>
          </table:table-cell>
          <table:table-cell office:value-type="string" calcext:value-type="string">
            <text:p>04 40 47 28 5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89 Rue Danton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9841" calcext:value-type="float">
            <text:p>9841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33];&quot;', '&quot;;[.B233];&quot;', '&quot;;[.C233];&quot;', '&quot;;[.D233];&quot;', '&quot;;[.E233];&quot;', &quot;;[.G233];&quot;, '&quot;;[.H233];&quot;', '&quot;;[.I233];&quot;', '&quot;;[.J233];&quot;', '&quot;;[.K233];&quot;', '&quot;;[.L233];&quot;', '&quot;;[.M233];&quot;', &quot;;[.N233];&quot;, &quot;;[.O233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Dufour ', 'Éloïse ', '1960-08-28', 'eloisedufour@live.fr ', '06 88 97 78 18 ', null, '289 Rue Danton ', 'null', 'null', 'null', 'null', 'null', 3, 9841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Dufour ', 'Éloïse ', '1960-08-28', 'eloisedufour@live.fr ', '06 88 97 78 18 ', null, '289 Rue Danton ', 'null', 'null', 'null', 'null', 'null', 3, 9841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e </text:p>
          </table:table-cell>
          <table:table-cell office:value-type="string" calcext:value-type="string">
            <text:p>Evan </text:p>
          </table:table-cell>
          <table:table-cell table:style-name="ce2" office:value-type="string" calcext:value-type="string">
            <text:p>1952-09-25</text:p>
          </table:table-cell>
          <table:table-cell office:value-type="string" calcext:value-type="string">
            <text:p>evanle@live.fr </text:p>
          </table:table-cell>
          <table:table-cell office:value-type="string" calcext:value-type="string">
            <text:p>06 48 40 64 71 </text:p>
          </table:table-cell>
          <table:table-cell office:value-type="string" calcext:value-type="string">
            <text:p>01 26 21 90 6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3 Rue Decrès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30259" calcext:value-type="float">
            <text:p>30259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34];&quot;', '&quot;;[.B234];&quot;', '&quot;;[.C234];&quot;', '&quot;;[.D234];&quot;', '&quot;;[.E234];&quot;', &quot;;[.G234];&quot;, '&quot;;[.H234];&quot;', '&quot;;[.I234];&quot;', '&quot;;[.J234];&quot;', '&quot;;[.K234];&quot;', '&quot;;[.L234];&quot;', '&quot;;[.M234];&quot;', &quot;;[.N234];&quot;, &quot;;[.O234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Le ', 'Evan ', '1952-09-25', 'evanle@live.fr ', '06 48 40 64 71 ', null, '13 Rue Decrès ', 'null', 'null', 'null', 'null', 'null', 3, 30259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Le ', 'Evan ', '1952-09-25', 'evanle@live.fr ', '06 48 40 64 71 ', null, '13 Rue Decrès ', 'null', 'null', 'null', 'null', 'null', 3, 30259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ulet </text:p>
          </table:table-cell>
          <table:table-cell office:value-type="string" calcext:value-type="string">
            <text:p>Luna </text:p>
          </table:table-cell>
          <table:table-cell table:style-name="ce2" office:value-type="string" calcext:value-type="string">
            <text:p>1951-12-29</text:p>
          </table:table-cell>
          <table:table-cell office:value-type="string" calcext:value-type="string">
            <text:p>lunaboulet@live.fr </text:p>
          </table:table-cell>
          <table:table-cell office:value-type="string" calcext:value-type="string">
            <text:p>06 21 62 10 25 </text:p>
          </table:table-cell>
          <table:table-cell office:value-type="string" calcext:value-type="string">
            <text:p>02 52 20 58 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80 Rue de Bellevue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9561" calcext:value-type="float">
            <text:p>9561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35];&quot;', '&quot;;[.B235];&quot;', '&quot;;[.C235];&quot;', '&quot;;[.D235];&quot;', '&quot;;[.E235];&quot;', &quot;;[.G235];&quot;, '&quot;;[.H235];&quot;', '&quot;;[.I235];&quot;', '&quot;;[.J235];&quot;', '&quot;;[.K235];&quot;', '&quot;;[.L235];&quot;', '&quot;;[.M235];&quot;', &quot;;[.N235];&quot;, &quot;;[.O235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Boulet ', 'Luna ', '1951-12-29', 'lunaboulet@live.fr ', '06 21 62 10 25 ', null, '180 Rue de Bellevue ', 'null', 'null', 'null', 'null', 'null', 2, 9561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Boulet ', 'Luna ', '1951-12-29', 'lunaboulet@live.fr ', '06 21 62 10 25 ', null, '180 Rue de Bellevue ', 'null', 'null', 'null', 'null', 'null', 2, 9561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ernier </text:p>
          </table:table-cell>
          <table:table-cell office:value-type="string" calcext:value-type="string">
            <text:p>Jasmine </text:p>
          </table:table-cell>
          <table:table-cell table:style-name="ce2" office:value-type="string" calcext:value-type="string">
            <text:p>1950-08-12</text:p>
          </table:table-cell>
          <table:table-cell office:value-type="string" calcext:value-type="string">
            <text:p>jasminebernier@live.fr </text:p>
          </table:table-cell>
          <table:table-cell office:value-type="string" calcext:value-type="string">
            <text:p>06 62 22 63 79 </text:p>
          </table:table-cell>
          <table:table-cell office:value-type="string" calcext:value-type="string">
            <text:p>01 83 67 88 2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1 Impasse de la Défense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7911" calcext:value-type="float">
            <text:p>17911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36];&quot;', '&quot;;[.B236];&quot;', '&quot;;[.C236];&quot;', '&quot;;[.D236];&quot;', '&quot;;[.E236];&quot;', &quot;;[.G236];&quot;, '&quot;;[.H236];&quot;', '&quot;;[.I236];&quot;', '&quot;;[.J236];&quot;', '&quot;;[.K236];&quot;', '&quot;;[.L236];&quot;', '&quot;;[.M236];&quot;', &quot;;[.N236];&quot;, &quot;;[.O236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Bernier ', 'Jasmine ', '1950-08-12', 'jasminebernier@live.fr ', '06 62 22 63 79 ', null, '161 Impasse de la Défense ', 'null', 'null', 'null', 'null', 'null', 3, 17911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Bernier ', 'Jasmine ', '1950-08-12', 'jasminebernier@live.fr ', '06 62 22 63 79 ', null, '161 Impasse de la Défense ', 'null', 'null', 'null', 'null', 'null', 3, 17911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launay </text:p>
          </table:table-cell>
          <table:table-cell office:value-type="string" calcext:value-type="string">
            <text:p>Clotilde </text:p>
          </table:table-cell>
          <table:table-cell table:style-name="ce2" office:value-type="string" calcext:value-type="string">
            <text:p>1970-09-09</text:p>
          </table:table-cell>
          <table:table-cell office:value-type="string" calcext:value-type="string">
            <text:p>clotildedelaunay@live.fr </text:p>
          </table:table-cell>
          <table:table-cell office:value-type="string" calcext:value-type="string">
            <text:p>06 20 54 63 41 </text:p>
          </table:table-cell>
          <table:table-cell office:value-type="string" calcext:value-type="string">
            <text:p>04 54 30 72 2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3 Rue Baudricourt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954" calcext:value-type="float">
            <text:p>1954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37];&quot;', '&quot;;[.B237];&quot;', '&quot;;[.C237];&quot;', '&quot;;[.D237];&quot;', '&quot;;[.E237];&quot;', &quot;;[.G237];&quot;, '&quot;;[.H237];&quot;', '&quot;;[.I237];&quot;', '&quot;;[.J237];&quot;', '&quot;;[.K237];&quot;', '&quot;;[.L237];&quot;', '&quot;;[.M237];&quot;', &quot;;[.N237];&quot;, &quot;;[.O237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Delaunay ', 'Clotilde ', '1970-09-09', 'clotildedelaunay@live.fr ', '06 20 54 63 41 ', null, '203 Rue Baudricourt ', 'null', 'null', 'null', 'null', 'null', 3, 1954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Delaunay ', 'Clotilde ', '1970-09-09', 'clotildedelaunay@live.fr ', '06 20 54 63 41 ', null, '203 Rue Baudricourt ', 'null', 'null', 'null', 'null', 'null', 3, 1954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urant </text:p>
          </table:table-cell>
          <table:table-cell office:value-type="string" calcext:value-type="string">
            <text:p>Anaïs </text:p>
          </table:table-cell>
          <table:table-cell table:style-name="ce2" office:value-type="string" calcext:value-type="string">
            <text:p>1968-03-13</text:p>
          </table:table-cell>
          <table:table-cell office:value-type="string" calcext:value-type="string">
            <text:p>anaisdurant@live.fr </text:p>
          </table:table-cell>
          <table:table-cell office:value-type="string" calcext:value-type="string">
            <text:p>06 55 65 88 90 </text:p>
          </table:table-cell>
          <table:table-cell office:value-type="string" calcext:value-type="string">
            <text:p>04 14 12 25 6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1 Boulevard Adolphe-Pinard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27423" calcext:value-type="float">
            <text:p>27423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38];&quot;', '&quot;;[.B238];&quot;', '&quot;;[.C238];&quot;', '&quot;;[.D238];&quot;', '&quot;;[.E238];&quot;', &quot;;[.G238];&quot;, '&quot;;[.H238];&quot;', '&quot;;[.I238];&quot;', '&quot;;[.J238];&quot;', '&quot;;[.K238];&quot;', '&quot;;[.L238];&quot;', '&quot;;[.M238];&quot;', &quot;;[.N238];&quot;, &quot;;[.O238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Durant ', 'Anaïs ', '1968-03-13', 'anaisdurant@live.fr ', '06 55 65 88 90 ', null, '61 Boulevard Adolphe-Pinard ', 'null', 'null', 'null', 'null', 'null', 2, 27423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Durant ', 'Anaïs ', '1968-03-13', 'anaisdurant@live.fr ', '06 55 65 88 90 ', null, '61 Boulevard Adolphe-Pinard ', 'null', 'null', 'null', 'null', 'null', 2, 27423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illard </text:p>
          </table:table-cell>
          <table:table-cell office:value-type="string" calcext:value-type="string">
            <text:p>Zoé </text:p>
          </table:table-cell>
          <table:table-cell table:style-name="ce2" office:value-type="string" calcext:value-type="string">
            <text:p>1994-08-15</text:p>
          </table:table-cell>
          <table:table-cell office:value-type="string" calcext:value-type="string">
            <text:p>zoebillard@live.fr </text:p>
          </table:table-cell>
          <table:table-cell office:value-type="string" calcext:value-type="string">
            <text:p>06 93 59 17 09 </text:p>
          </table:table-cell>
          <table:table-cell office:value-type="string" calcext:value-type="string">
            <text:p>02 10 37 29 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 Rue de la Ferme-de-Savy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35869" calcext:value-type="float">
            <text:p>35869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39];&quot;', '&quot;;[.B239];&quot;', '&quot;;[.C239];&quot;', '&quot;;[.D239];&quot;', '&quot;;[.E239];&quot;', &quot;;[.G239];&quot;, '&quot;;[.H239];&quot;', '&quot;;[.I239];&quot;', '&quot;;[.J239];&quot;', '&quot;;[.K239];&quot;', '&quot;;[.L239];&quot;', '&quot;;[.M239];&quot;', &quot;;[.N239];&quot;, &quot;;[.O239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Billard ', 'Zoé ', '1994-08-15', 'zoebillard@live.fr ', '06 93 59 17 09 ', null, '16 Rue de la Ferme-de-Savy ', 'null', 'null', 'null', 'null', 'null', 2, 35869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Billard ', 'Zoé ', '1994-08-15', 'zoebillard@live.fr ', '06 93 59 17 09 ', null, '16 Rue de la Ferme-de-Savy ', 'null', 'null', 'null', 'null', 'null', 2, 35869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rthelemy </text:p>
          </table:table-cell>
          <table:table-cell office:value-type="string" calcext:value-type="string">
            <text:p>Kylian </text:p>
          </table:table-cell>
          <table:table-cell table:style-name="ce2" office:value-type="string" calcext:value-type="string">
            <text:p>1984-01-09</text:p>
          </table:table-cell>
          <table:table-cell office:value-type="string" calcext:value-type="string">
            <text:p>kylianbarthelemy@live.fr </text:p>
          </table:table-cell>
          <table:table-cell office:value-type="string" calcext:value-type="string">
            <text:p>06 35 84 23 01 </text:p>
          </table:table-cell>
          <table:table-cell office:value-type="string" calcext:value-type="string">
            <text:p>03 03 61 13 8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9 Rue Falconet 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ydeo</text:p>
          </table:table-cell>
          <table:table-cell office:value-type="string" calcext:value-type="string">
            <text:p>167 519 297 4868</text:p>
          </table:table-cell>
          <table:table-cell office:value-type="string" calcext:value-type="string">
            <text:p>Forestier Zacharis</text:p>
          </table:table-cell>
          <table:table-cell office:value-type="float" office:value="1" calcext:value-type="float">
            <text:p>1</text:p>
          </table:table-cell>
          <table:table-cell office:value-type="float" office:value="8350" calcext:value-type="float">
            <text:p>8350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40];&quot;', '&quot;;[.B240];&quot;', '&quot;;[.C240];&quot;', '&quot;;[.D240];&quot;', '&quot;;[.E240];&quot;', &quot;;[.G240];&quot;, '&quot;;[.H240];&quot;', '&quot;;[.I240];&quot;', '&quot;;[.J240];&quot;', '&quot;;[.K240];&quot;', '&quot;;[.L240];&quot;', '&quot;;[.M240];&quot;', &quot;;[.N240];&quot;, &quot;;[.O240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Barthelemy ', 'Kylian ', '1984-01-09', 'kylianbarthelemy@live.fr ', '06 35 84 23 01 ', null, '119 Rue Falconet ', 'null', 'null', 'Mydeo', '167 519 297 4868', 'Forestier Zacharis', 1, 8350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Barthelemy ', 'Kylian ', '1984-01-09', 'kylianbarthelemy@live.fr ', '06 35 84 23 01 ', null, '119 Rue Falconet ', 'null', 'null', 'Mydeo', '167 519 297 4868', 'Forestier Zacharis', 1, 8350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ossi </text:p>
          </table:table-cell>
          <table:table-cell office:value-type="string" calcext:value-type="string">
            <text:p>Adrian </text:p>
          </table:table-cell>
          <table:table-cell table:style-name="ce2" office:value-type="string" calcext:value-type="string">
            <text:p>1990-10-20</text:p>
          </table:table-cell>
          <table:table-cell office:value-type="string" calcext:value-type="string">
            <text:p>adrianrossi@live.fr </text:p>
          </table:table-cell>
          <table:table-cell office:value-type="string" calcext:value-type="string">
            <text:p>06 81 16 18 39 </text:p>
          </table:table-cell>
          <table:table-cell office:value-type="string" calcext:value-type="string">
            <text:p>05 15 14 65 3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41 Rue Edmond-Roger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22695" calcext:value-type="float">
            <text:p>22695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41];&quot;', '&quot;;[.B241];&quot;', '&quot;;[.C241];&quot;', '&quot;;[.D241];&quot;', '&quot;;[.E241];&quot;', &quot;;[.G241];&quot;, '&quot;;[.H241];&quot;', '&quot;;[.I241];&quot;', '&quot;;[.J241];&quot;', '&quot;;[.K241];&quot;', '&quot;;[.L241];&quot;', '&quot;;[.M241];&quot;', &quot;;[.N241];&quot;, &quot;;[.O241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Rossi ', 'Adrian ', '1990-10-20', 'adrianrossi@live.fr ', '06 81 16 18 39 ', null, '141 Rue Edmond-Roger ', 'null', 'null', 'null', 'null', 'null', 3, 22695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Rossi ', 'Adrian ', '1990-10-20', 'adrianrossi@live.fr ', '06 81 16 18 39 ', null, '141 Rue Edmond-Roger ', 'null', 'null', 'null', 'null', 'null', 3, 22695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emonnier </text:p>
          </table:table-cell>
          <table:table-cell office:value-type="string" calcext:value-type="string">
            <text:p>Françoise </text:p>
          </table:table-cell>
          <table:table-cell table:style-name="ce2" office:value-type="string" calcext:value-type="string">
            <text:p>1978-04-26</text:p>
          </table:table-cell>
          <table:table-cell office:value-type="string" calcext:value-type="string">
            <text:p>francoiselemonnier@live.fr </text:p>
          </table:table-cell>
          <table:table-cell office:value-type="string" calcext:value-type="string">
            <text:p>06 25 25 44 60 </text:p>
          </table:table-cell>
          <table:table-cell office:value-type="string" calcext:value-type="string">
            <text:p>05 32 18 04 7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2 Rue de Franqueville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7474" calcext:value-type="float">
            <text:p>7474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42];&quot;', '&quot;;[.B242];&quot;', '&quot;;[.C242];&quot;', '&quot;;[.D242];&quot;', '&quot;;[.E242];&quot;', &quot;;[.G242];&quot;, '&quot;;[.H242];&quot;', '&quot;;[.I242];&quot;', '&quot;;[.J242];&quot;', '&quot;;[.K242];&quot;', '&quot;;[.L242];&quot;', '&quot;;[.M242];&quot;', &quot;;[.N242];&quot;, &quot;;[.O242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Lemonnier ', 'Françoise ', '1978-04-26', 'francoiselemonnier@live.fr ', '06 25 25 44 60 ', null, '242 Rue de Franqueville ', 'null', 'null', 'null', 'null', 'null', 3, 7474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Lemonnier ', 'Françoise ', '1978-04-26', 'francoiselemonnier@live.fr ', '06 25 25 44 60 ', null, '242 Rue de Franqueville ', 'null', 'null', 'null', 'null', 'null', 3, 7474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unier </text:p>
          </table:table-cell>
          <table:table-cell office:value-type="string" calcext:value-type="string">
            <text:p>Colin </text:p>
          </table:table-cell>
          <table:table-cell table:style-name="ce2" office:value-type="string" calcext:value-type="string">
            <text:p>1959-10-04</text:p>
          </table:table-cell>
          <table:table-cell office:value-type="string" calcext:value-type="string">
            <text:p>colinmeunier@live.fr </text:p>
          </table:table-cell>
          <table:table-cell office:value-type="string" calcext:value-type="string">
            <text:p>06 46 08 20 08 </text:p>
          </table:table-cell>
          <table:table-cell office:value-type="string" calcext:value-type="string">
            <text:p>01 46 35 86 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7 Rue de la Dhuis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20053" calcext:value-type="float">
            <text:p>20053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43];&quot;', '&quot;;[.B243];&quot;', '&quot;;[.C243];&quot;', '&quot;;[.D243];&quot;', '&quot;;[.E243];&quot;', &quot;;[.G243];&quot;, '&quot;;[.H243];&quot;', '&quot;;[.I243];&quot;', '&quot;;[.J243];&quot;', '&quot;;[.K243];&quot;', '&quot;;[.L243];&quot;', '&quot;;[.M243];&quot;', &quot;;[.N243];&quot;, &quot;;[.O243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Meunier ', 'Colin ', '1959-10-04', 'colinmeunier@live.fr ', '06 46 08 20 08 ', null, '167 Rue de la Dhuis ', 'null', 'null', 'null', 'null', 'null', 2, 20053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Meunier ', 'Colin ', '1959-10-04', 'colinmeunier@live.fr ', '06 46 08 20 08 ', null, '167 Rue de la Dhuis ', 'null', 'null', 'null', 'null', 'null', 2, 20053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sson </text:p>
          </table:table-cell>
          <table:table-cell office:value-type="string" calcext:value-type="string">
            <text:p>Charlotte </text:p>
          </table:table-cell>
          <table:table-cell table:style-name="ce2" office:value-type="string" calcext:value-type="string">
            <text:p>1988-02-08</text:p>
          </table:table-cell>
          <table:table-cell office:value-type="string" calcext:value-type="string">
            <text:p>charlottemasson@live.fr </text:p>
          </table:table-cell>
          <table:table-cell office:value-type="string" calcext:value-type="string">
            <text:p>06 18 89 63 07 </text:p>
          </table:table-cell>
          <table:table-cell office:value-type="string" calcext:value-type="string">
            <text:p>02 67 73 91 3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5 Impasse Barrier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506" calcext:value-type="float">
            <text:p>506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44];&quot;', '&quot;;[.B244];&quot;', '&quot;;[.C244];&quot;', '&quot;;[.D244];&quot;', '&quot;;[.E244];&quot;', &quot;;[.G244];&quot;, '&quot;;[.H244];&quot;', '&quot;;[.I244];&quot;', '&quot;;[.J244];&quot;', '&quot;;[.K244];&quot;', '&quot;;[.L244];&quot;', '&quot;;[.M244];&quot;', &quot;;[.N244];&quot;, &quot;;[.O244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Masson ', 'Charlotte ', '1988-02-08', 'charlottemasson@live.fr ', '06 18 89 63 07 ', null, '115 Impasse Barrier ', 'null', 'null', 'null', 'null', 'null', 3, 506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Masson ', 'Charlotte ', '1988-02-08', 'charlottemasson@live.fr ', '06 18 89 63 07 ', null, '115 Impasse Barrier ', 'null', 'null', 'null', 'null', 'null', 3, 506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yer </text:p>
          </table:table-cell>
          <table:table-cell office:value-type="string" calcext:value-type="string">
            <text:p>Anthony </text:p>
          </table:table-cell>
          <table:table-cell table:style-name="ce2" office:value-type="string" calcext:value-type="string">
            <text:p>1984-03-12</text:p>
          </table:table-cell>
          <table:table-cell office:value-type="string" calcext:value-type="string">
            <text:p>anthonyboyer@live.fr </text:p>
          </table:table-cell>
          <table:table-cell office:value-type="string" calcext:value-type="string">
            <text:p>06 00 54 08 70 </text:p>
          </table:table-cell>
          <table:table-cell office:value-type="string" calcext:value-type="string">
            <text:p>03 55 17 16 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31 Rue des Filles-du-Calvaire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33019" calcext:value-type="float">
            <text:p>33019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45];&quot;', '&quot;;[.B245];&quot;', '&quot;;[.C245];&quot;', '&quot;;[.D245];&quot;', '&quot;;[.E245];&quot;', &quot;;[.G245];&quot;, '&quot;;[.H245];&quot;', '&quot;;[.I245];&quot;', '&quot;;[.J245];&quot;', '&quot;;[.K245];&quot;', '&quot;;[.L245];&quot;', '&quot;;[.M245];&quot;', &quot;;[.N245];&quot;, &quot;;[.O245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Boyer ', 'Anthony ', '1984-03-12', 'anthonyboyer@live.fr ', '06 00 54 08 70 ', null, '231 Rue des Filles-du-Calvaire ', 'null', 'null', 'null', 'null', 'null', 2, 33019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Boyer ', 'Anthony ', '1984-03-12', 'anthonyboyer@live.fr ', '06 00 54 08 70 ', null, '231 Rue des Filles-du-Calvaire ', 'null', 'null', 'null', 'null', 'null', 2, 33019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chet </text:p>
          </table:table-cell>
          <table:table-cell office:value-type="string" calcext:value-type="string">
            <text:p>Kyllian </text:p>
          </table:table-cell>
          <table:table-cell table:style-name="ce2" office:value-type="string" calcext:value-type="string">
            <text:p>1965-11-12</text:p>
          </table:table-cell>
          <table:table-cell office:value-type="string" calcext:value-type="string">
            <text:p>kylliancochet@live.fr </text:p>
          </table:table-cell>
          <table:table-cell office:value-type="string" calcext:value-type="string">
            <text:p>06 29 94 80 93 </text:p>
          </table:table-cell>
          <table:table-cell office:value-type="string" calcext:value-type="string">
            <text:p>01 11 80 20 6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39 Rue Descombes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7238" calcext:value-type="float">
            <text:p>7238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46];&quot;', '&quot;;[.B246];&quot;', '&quot;;[.C246];&quot;', '&quot;;[.D246];&quot;', '&quot;;[.E246];&quot;', &quot;;[.G246];&quot;, '&quot;;[.H246];&quot;', '&quot;;[.I246];&quot;', '&quot;;[.J246];&quot;', '&quot;;[.K246];&quot;', '&quot;;[.L246];&quot;', '&quot;;[.M246];&quot;', &quot;;[.N246];&quot;, &quot;;[.O246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Cochet ', 'Kyllian ', '1965-11-12', 'kylliancochet@live.fr ', '06 29 94 80 93 ', null, '139 Rue Descombes ', 'null', 'null', 'null', 'null', 'null', 2, 7238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Cochet ', 'Kyllian ', '1965-11-12', 'kylliancochet@live.fr ', '06 29 94 80 93 ', null, '139 Rue Descombes ', 'null', 'null', 'null', 'null', 'null', 2, 7238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lorme </text:p>
          </table:table-cell>
          <table:table-cell office:value-type="string" calcext:value-type="string">
            <text:p>Élisa </text:p>
          </table:table-cell>
          <table:table-cell table:style-name="ce2" office:value-type="string" calcext:value-type="string">
            <text:p>1976-11-03</text:p>
          </table:table-cell>
          <table:table-cell office:value-type="string" calcext:value-type="string">
            <text:p>elisadelorme@live.fr </text:p>
          </table:table-cell>
          <table:table-cell office:value-type="string" calcext:value-type="string">
            <text:p>06 04 19 72 53 </text:p>
          </table:table-cell>
          <table:table-cell office:value-type="string" calcext:value-type="string">
            <text:p>03 64 32 57 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5 Quai d''Ivry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2975" calcext:value-type="float">
            <text:p>12975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47];&quot;', '&quot;;[.B247];&quot;', '&quot;;[.C247];&quot;', '&quot;;[.D247];&quot;', '&quot;;[.E247];&quot;', &quot;;[.G247];&quot;, '&quot;;[.H247];&quot;', '&quot;;[.I247];&quot;', '&quot;;[.J247];&quot;', '&quot;;[.K247];&quot;', '&quot;;[.L247];&quot;', '&quot;;[.M247];&quot;', &quot;;[.N247];&quot;, &quot;;[.O247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Delorme ', 'Élisa ', '1976-11-03', 'elisadelorme@live.fr ', '06 04 19 72 53 ', null, '165 Quai d''Ivry ', 'null', 'null', 'null', 'null', 'null', 3, 12975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Delorme ', 'Élisa ', '1976-11-03', 'elisadelorme@live.fr ', '06 04 19 72 53 ', null, '165 Quai d''Ivry ', 'null', 'null', 'null', 'null', 'null', 3, 12975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my </text:p>
          </table:table-cell>
          <table:table-cell office:value-type="string" calcext:value-type="string">
            <text:p>Agathe </text:p>
          </table:table-cell>
          <table:table-cell table:style-name="ce2" office:value-type="string" calcext:value-type="string">
            <text:p>1961-10-21</text:p>
          </table:table-cell>
          <table:table-cell office:value-type="string" calcext:value-type="string">
            <text:p>agatheremy@live.fr </text:p>
          </table:table-cell>
          <table:table-cell office:value-type="string" calcext:value-type="string">
            <text:p>06 59 06 05 31 </text:p>
          </table:table-cell>
          <table:table-cell office:value-type="string" calcext:value-type="string">
            <text:p>04 78 87 40 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4 Rue de l''Indre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4083" calcext:value-type="float">
            <text:p>4083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48];&quot;', '&quot;;[.B248];&quot;', '&quot;;[.C248];&quot;', '&quot;;[.D248];&quot;', '&quot;;[.E248];&quot;', &quot;;[.G248];&quot;, '&quot;;[.H248];&quot;', '&quot;;[.I248];&quot;', '&quot;;[.J248];&quot;', '&quot;;[.K248];&quot;', '&quot;;[.L248];&quot;', '&quot;;[.M248];&quot;', &quot;;[.N248];&quot;, &quot;;[.O248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Remy ', 'Agathe ', '1961-10-21', 'agatheremy@live.fr ', '06 59 06 05 31 ', null, '74 Rue de l''Indre ', 'null', 'null', 'null', 'null', 'null', 1, 4083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Remy ', 'Agathe ', '1961-10-21', 'agatheremy@live.fr ', '06 59 06 05 31 ', null, '74 Rue de l''Indre ', 'null', 'null', 'null', 'null', 'null', 1, 4083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am </text:p>
          </table:table-cell>
          <table:table-cell office:value-type="string" calcext:value-type="string">
            <text:p>Nina </text:p>
          </table:table-cell>
          <table:table-cell table:style-name="ce2" office:value-type="string" calcext:value-type="string">
            <text:p>1956-03-16</text:p>
          </table:table-cell>
          <table:table-cell office:value-type="string" calcext:value-type="string">
            <text:p>ninaadam@live.fr </text:p>
          </table:table-cell>
          <table:table-cell office:value-type="string" calcext:value-type="string">
            <text:p>06 01 42 15 61 </text:p>
          </table:table-cell>
          <table:table-cell office:value-type="string" calcext:value-type="string">
            <text:p>04 67 61 81 6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24 Rue Henri-Robert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955" calcext:value-type="float">
            <text:p>16955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49];&quot;', '&quot;;[.B249];&quot;', '&quot;;[.C249];&quot;', '&quot;;[.D249];&quot;', '&quot;;[.E249];&quot;', &quot;;[.G249];&quot;, '&quot;;[.H249];&quot;', '&quot;;[.I249];&quot;', '&quot;;[.J249];&quot;', '&quot;;[.K249];&quot;', '&quot;;[.L249];&quot;', '&quot;;[.M249];&quot;', &quot;;[.N249];&quot;, &quot;;[.O249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Adam ', 'Nina ', '1956-03-16', 'ninaadam@live.fr ', '06 01 42 15 61 ', null, '124 Rue Henri-Robert ', 'null', 'null', 'null', 'null', 'null', 1, 16955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Adam ', 'Nina ', '1956-03-16', 'ninaadam@live.fr ', '06 01 42 15 61 ', null, '124 Rue Henri-Robert ', 'null', 'null', 'null', 'null', 'null', 1, 16955)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eron </text:p>
          </table:table-cell>
          <table:table-cell office:value-type="string" calcext:value-type="string">
            <text:p>Yohan </text:p>
          </table:table-cell>
          <table:table-cell table:style-name="ce2" office:value-type="string" calcext:value-type="string">
            <text:p>1995-01-17</text:p>
          </table:table-cell>
          <table:table-cell office:value-type="string" calcext:value-type="string">
            <text:p>yohanperon@live.fr </text:p>
          </table:table-cell>
          <table:table-cell office:value-type="string" calcext:value-type="string">
            <text:p>06 49 49 74 38 </text:p>
          </table:table-cell>
          <table:table-cell office:value-type="string" calcext:value-type="string">
            <text:p>03 95 23 84 8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70 Place de Barcelone 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0338" calcext:value-type="float">
            <text:p>20338</text:p>
          </table:table-cell>
          <table:table-cell table:formula="of:=CONCATENATE(&quot;INSERT INTO client (nom_client, prenom_client, dateN_client, email_client, tel_client, taux_remise, add_facturation, add1_client, add2_client, raisonS_societe, siret_societe, nomC_societe, id_client_civ, id_client_villecp) VALUES ('&quot;;[.A250];&quot;', '&quot;;[.B250];&quot;', '&quot;;[.C250];&quot;', '&quot;;[.D250];&quot;', '&quot;;[.E250];&quot;', &quot;;[.G250];&quot;, '&quot;;[.H250];&quot;', '&quot;;[.I250];&quot;', '&quot;;[.J250];&quot;', '&quot;;[.K250];&quot;', '&quot;;[.L250];&quot;', '&quot;;[.M250];&quot;', &quot;;[.N250];&quot;, &quot;;[.O250];&quot;);&quot;)" office:value-type="string" office:string-value="INSERT INTO client (nom_client, prenom_client, dateN_client, email_client, tel_client, taux_remise, add_facturation, add1_client, add2_client, raisonS_societe, siret_societe, nomC_societe, id_client_civ, id_client_villecp) VALUES ('Peron ', 'Yohan ', '1995-01-17', 'yohanperon@live.fr ', '06 49 49 74 38 ', 1.2, '170 Place de Barcelone ', 'null', 'null', 'null', 'null', 'null', 1, 20338);" calcext:value-type="string">
            <text:p>INSERT INTO client (nom_client, prenom_client, dateN_client, email_client, tel_client, taux_remise, add_facturation, add1_client, add2_client, raisonS_societe, siret_societe, nomC_societe, id_client_civ, id_client_villecp) VALUES ('Peron ', 'Yohan ', '1995-01-17', 'yohanperon@live.fr ', '06 49 49 74 38 ', 1.2, '170 Place de Barcelone ', 'null', 'null', 'null', 'null', 'null', 1, 20338);</text:p>
          </table:table-cell>
          <table:table-cell table:number-columns-repeated="1008"/>
        </table:table-row>
        <table:table-row table:style-name="ro1" table:number-rows-repeated="10483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4T14:17:15.874000000</dc:date>
    <meta:editing-duration>PT2M56S</meta:editing-duration>
    <meta:editing-cycles>1</meta:editing-cycles>
    <meta:document-statistic meta:table-count="1" meta:cell-count="3999" meta:object-count="0"/>
    <meta:generator>LibreOffice/5.4.3.2$Windows_x86 LibreOffice_project/92a7159f7e4af62137622921e809f8546db437e5</meta:generator>
  </office:meta>
</office:document-meta>
</file>